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56.23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4.79mm"/>
    </style:style>
    <style:style style:name="co18" style:family="table-column">
      <style:table-column-properties fo:break-before="auto" style:column-width="33.53mm"/>
    </style:style>
    <style:style style:name="co19" style:family="table-column">
      <style:table-column-properties fo:break-before="auto" style:column-width="22.91mm"/>
    </style:style>
    <style:style style:name="co20" style:family="table-column">
      <style:table-column-properties fo:break-before="auto" style:column-width="18.24mm"/>
    </style:style>
    <style:style style:name="co21" style:family="table-column">
      <style:table-column-properties fo:break-before="auto" style:column-width="15.56mm"/>
    </style:style>
    <style:style style:name="co22" style:family="table-column">
      <style:table-column-properties fo:break-before="auto" style:column-width="16.76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19.74mm"/>
    </style:style>
    <style:style style:name="co25" style:family="table-column">
      <style:table-column-properties fo:break-before="auto" style:column-width="11.87mm"/>
    </style:style>
    <style:style style:name="co26" style:family="table-column">
      <style:table-column-properties fo:break-before="auto" style:column-width="12.95mm"/>
    </style:style>
    <style:style style:name="co27" style:family="table-column">
      <style:table-column-properties fo:break-before="auto" style:column-width="54.75mm"/>
    </style:style>
    <style:style style:name="co28" style:family="table-column">
      <style:table-column-properties fo:break-before="auto" style:column-width="19.31mm"/>
    </style:style>
    <style:style style:name="co29" style:family="table-column">
      <style:table-column-properties fo:break-before="auto" style:column-width="15.7mm"/>
    </style:style>
    <style:style style:name="co30" style:family="table-column">
      <style:table-column-properties fo:break-before="auto" style:column-width="7.85mm"/>
    </style:style>
    <style:style style:name="co31" style:family="table-column">
      <style:table-column-properties fo:break-before="auto" style:column-width="8.06mm"/>
    </style:style>
    <style:style style:name="co32" style:family="table-column">
      <style:table-column-properties fo:break-before="auto" style:column-width="21.85mm"/>
    </style:style>
    <style:style style:name="co33" style:family="table-column">
      <style:table-column-properties fo:break-before="auto" style:column-width="7.43mm"/>
    </style:style>
    <style:style style:name="co34" style:family="table-column">
      <style:table-column-properties fo:break-before="auto" style:column-width="7mm"/>
    </style:style>
    <style:style style:name="co35" style:family="table-column">
      <style:table-column-properties fo:break-before="auto" style:column-width="20.58mm"/>
    </style:style>
    <style:style style:name="co36" style:family="table-column">
      <style:table-column-properties fo:break-before="auto" style:column-width="6.14mm"/>
    </style:style>
    <style:style style:name="co37" style:family="table-column">
      <style:table-column-properties fo:break-before="auto" style:column-width="7.64mm"/>
    </style:style>
    <style:style style:name="co38" style:family="table-column">
      <style:table-column-properties fo:break-before="auto" style:column-width="7.21mm"/>
    </style:style>
    <style:style style:name="co39" style:family="table-column">
      <style:table-column-properties fo:break-before="auto" style:column-width="9.97mm"/>
    </style:style>
    <style:style style:name="co40" style:family="table-column">
      <style:table-column-properties fo:break-before="auto" style:column-width="8.27mm"/>
    </style:style>
    <style:style style:name="co41" style:family="table-column">
      <style:table-column-properties fo:break-before="auto" style:column-width="118mm"/>
    </style:style>
    <style:style style:name="co42" style:family="table-column">
      <style:table-column-properties fo:break-before="auto" style:column-width="206.73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20.6mm" fo:break-before="auto" style:use-optimal-row-height="true"/>
    </style:style>
    <style:style style:name="ro9" style:family="table-row">
      <style:table-row-properties style:row-height="28.68mm" fo:break-before="auto" style:use-optimal-row-height="true"/>
    </style:style>
    <style:style style:name="ro10" style:family="table-row">
      <style:table-row-properties style:row-height="24.64mm" fo:break-before="auto" style:use-optimal-row-height="true"/>
    </style:style>
    <style:style style:name="ro11" style:family="table-row">
      <style:table-row-properties style:row-height="16.56mm" fo:break-before="auto" style:use-optimal-row-height="true"/>
    </style:style>
    <style:style style:name="ro12" style:family="table-row">
      <style:table-row-properties style:row-height="28.5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1" fo:font-size="10pt" style:font-size-asian="10pt" style:font-size-complex="10pt"/>
    </style:style>
    <style:style style:name="ce1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03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5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3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19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6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8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86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8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4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2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14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16" style:family="table-cell" style:parent-style-name="Default" style:data-style-name="N129">
      <style:table-cell-properties fo:background-color="transparent" fo:wrap-option="wrap"/>
      <style:text-properties style:font-name="Arial1" fo:font-size="10pt" style:font-size-asian="10pt" style:font-size-complex="10pt"/>
    </style:style>
    <style:style style:name="ce217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none"/>
      <style:text-properties style:font-name="Arial1" fo:font-size="10pt" style:font-size-asian="10pt" style:font-size-complex="10pt"/>
    </style:style>
    <style:style style:name="ce219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220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9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20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89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0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3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0.99pt dotted #0d1f63" fo:border-right="none" fo:border-top="none"/>
      <style:paragraph-properties fo:text-align="start" fo:margin-left="0mm"/>
      <style:text-properties style:font-name="Arial1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8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9" style:family="table-cell" style:parent-style-name="Default" style:data-style-name="N129">
      <style:table-cell-properties fo:border-bottom="0.99pt dotted #0d1f63" fo:background-color="#fcc79b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1" style:family="table-cell" style:parent-style-name="Default" style:data-style-name="N129">
      <style:table-cell-properties fo:border-bottom="0.99pt dotted #0d1f63" fo:background-color="#dfcce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6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7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8" style:family="table-cell" style:parent-style-name="Default" style:data-style-name="N129">
      <style:table-cell-properties fo:border-bottom="0.99pt dotted #0d1f63" fo:background-color="#c2e0ae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10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1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5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6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7" style:family="table-cell" style:parent-style-name="Default" style:data-style-name="N129">
      <style:table-cell-properties fo:border-bottom="0.99pt dotted #0d1f63" fo:background-color="#adc5e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19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26">
      <style:table-cell-properties fo:border-bottom="0.99pt dotted #0d1f63" fo:background-color="#87d1d1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29" style:family="table-cell" style:parent-style-name="Default" style:data-style-name="N126">
      <style:table-cell-properties fo:border-bottom="0.99pt dotted #0d1f63" fo:background-color="#f8aa97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30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6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1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2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4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5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6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7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0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5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5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6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36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127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2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0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04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05" style:family="table-cell" style:parent-style-name="Default" style:data-style-name="N127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normal" style:font-weight-asian="normal" style:font-weight-complex="normal"/>
    </style:style>
    <style:style style:name="ce348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weight="normal" style:font-weight-asian="normal" style:font-weight-complex="normal"/>
    </style:style>
    <style:style style:name="ce174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weight="normal" style:font-weight-asian="normal" style:font-weight-complex="normal"/>
    </style:style>
    <style:style style:name="ce168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weight="normal" style:font-weight-asian="normal" style:font-weight-complex="normal"/>
    </style:style>
    <style:style style:name="ce355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weight="normal" style:font-weight-asian="normal" style:font-weight-complex="normal"/>
    </style:style>
    <style:style style:name="ce285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weight="normal" style:font-weight-asian="normal" style:font-weight-complex="normal"/>
    </style:style>
    <style:style style:name="ce287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286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288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369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1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2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normal" style:font-weight-asian="normal" style:font-weight-complex="normal"/>
    </style:style>
    <style:style style:name="ce294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375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start" fo:margin-left="0mm"/>
      <style:text-properties fo:font-weight="normal" style:font-weight-asian="normal" style:font-weight-complex="normal"/>
    </style:style>
    <style:style style:name="ce376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fo:font-weight="normal" style:font-weight-asian="normal" style:font-weight-complex="normal"/>
    </style:style>
    <style:style style:name="ce37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fo:font-weight="normal" style:font-weight-asian="normal" style:font-weight-complex="normal"/>
    </style:style>
    <style:style style:name="ce378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start" fo:margin-left="0mm"/>
      <style:text-properties fo:font-weight="normal" style:font-weight-asian="normal" style:font-weight-complex="normal"/>
    </style:style>
    <style:style style:name="ce380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2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32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3"/>
        <table:table-column table:style-name="co6" table:default-cell-style-name="ce18"/>
        <table:table-column table:style-name="co7" table:default-cell-style-name="ce19"/>
        <table:table-column table:style-name="co8" table:default-cell-style-name="ce16"/>
        <table:table-column table:style-name="co9" table:default-cell-style-name="ce19"/>
        <table:table-column table:style-name="co10" table:default-cell-style-name="ce21"/>
        <table:table-column table:style-name="co11" table:number-columns-repeated="972" table:default-cell-style-name="ce9"/>
        <table:table-column table:style-name="co12" table:default-cell-style-name="ce9"/>
        <table:table-column table:style-name="co12" table:default-cell-style-name="ce8"/>
        <table:table-column table:style-name="co12" table:number-columns-repeated="27" table:default-cell-style-name="ce9"/>
        <table:table-column table:style-name="co12" table:number-columns-repeated="7" table:default-cell-style-name="ce21"/>
        <table:table-column table:style-name="co12" table:number-columns-repeated="6" table:default-cell-style-name="ce18"/>
        <table:table-row table:style-name="ro1">
          <table:table-cell table:style-name="ce1" office:value-type="string" calcext:value-type="string">
            <office:annotation office:display="true" draw:style-name="gr1" draw:text-style-name="P2" svg:width="28.99mm" svg:height="9.91mm" svg:x="33.81mm" svg:y="0mm" draw:caption-point-x="-6.1mm" draw:caption-point-y="0.1mm">
              <dc:creator>AR</dc:creator>
              <dc:date>2020-03-02T00:00:00</dc:date>
              <text:p text:style-name="P1">hierarchy order</text:p>
              <text:p text:style-name="P1"/>
            </office:annotation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Appearance sliders affect this bone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65" table:number-columns-spanned="3" table:number-rows-spanned="1"/>
          <table:covered-table-cell table:style-name="ce22"/>
          <table:covered-table-cell table:style-name="ce65"/>
          <table:table-cell table:style-name="ce23"/>
          <table:table-cell table:style-name="ce25" table:number-columns-repeated="974"/>
          <table:table-cell table:style-name="ce15" table:number-columns-repeated="27"/>
          <table:table-cell table:style-name="ce2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7"/>
          <table:table-cell table:style-name="ce11"/>
          <table:table-cell table:style-name="ce7" office:value-type="string" calcext:value-type="string">
            <text:p>Body Thickness, Torso Length, Hip Width, Hip Length, </text:p>
          </table:table-cell>
          <table:table-cell table:style-name="ce7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PELVIS</text:p>
          </table:table-cell>
          <table:table-cell table:style-name="ce11"/>
          <table:table-cell table:style-name="ce7" office:value-type="string" calcext:value-type="string">
            <text:p>Body Fat, Belly Size, Butt Size, Saddle Bag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UTT</text:p>
          </table:table-cell>
          <table:table-cell table:style-name="ce11"/>
          <table:table-cell table:style-name="ce7" office:value-type="string" calcext:value-type="string">
            <text:p>But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1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2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</text:p>
          </table:table-cell>
          <table:table-cell table:style-name="ce7" office:value-type="string" calcext:value-type="string">
            <text:p>aSpin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BELLY</text:p>
          </table:table-cell>
          <table:table-cell table:style-name="ce11"/>
          <table:table-cell table:style-name="ce7" office:value-type="string" calcext:value-type="string">
            <text:p>Male, Body Fat, Torso Muscles, Love Handles, Belly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EF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IGH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OWER_BACK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3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4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 Pec, aLeft Pec, aChes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CHEST</text:p>
          </table:table-cell>
          <table:table-cell table:style-name="ce11"/>
          <table:table-cell table:style-name="ce7" office:value-type="string" calcext:value-type="string">
            <text:p>Male, Body Fat, Torso Muscle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LEF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RIGH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UPPER_BACK</text:p>
          </table:table-cell>
          <table:table-cell table:style-name="ce11"/>
          <table:table-cell table:style-name="ce7" office:value-type="string" calcext:value-type="string">
            <text:p>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Neck Thickness, Neck Length, Shoulders </text:p>
          </table:table-cell>
          <table:table-cell table:style-name="ce7" office:value-type="string" calcext:value-type="string">
            <text:p>aNeck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NECK</text:p>
          </table:table-cell>
          <table:table-cell table:style-name="ce11"/>
          <table:table-cell table:style-name="ce7" office:value-type="string" calcext:value-type="string">
            <text:p>Male, Body Fa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7"/>
          <table:table-cell table:style-name="ce11"/>
          <table:table-cell table:style-name="ce7" office:value-type="string" calcext:value-type="string">
            <text:p>Head Size </text:p>
          </table:table-cell>
          <table:table-cell table:style-name="ce7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HEAD</text:p>
          </table:table-cell>
          <table:table-cell table:style-name="ce11"/>
          <table:table-cell table:style-name="ce7" office:value-type="string" calcext:value-type="string">
            <text:p>Male, Body Fat, Head Stretch/Squash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kull</text:p>
          </table:table-cell>
          <table:table-cell table:style-name="ce7" office:value-type="string" calcext:value-type="string">
            <text:p>Hea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Root</text:p>
          </table:table-cell>
          <table:table-cell table:style-name="ce7" office:value-type="string" calcext:value-type="string">
            <text:p>Head Size, Head Stretch, <text:span text:style-name="T1">Head Shape</text:span>, Egg Head, Head Length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AltLeft</text:p>
          </table:table-cell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yeAlt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Left 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Right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Lef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CenterLeft</text:p>
          </table:table-cell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Lef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Righ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8"/>
          <table:table-cell office:value-type="string" calcext:value-type="string">
            <text:p>mFaceEyebrowCenterRight</text:p>
          </table:table-cell>
          <table:table-cell table:style-name="ce11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"/>
          <table:table-cell table:number-columns-repeated="2"/>
          <table:table-cell table:style-name="ce19"/>
          <table:table-cell table:number-columns-repeated="975"/>
          <table:table-cell table:style-name="ce9"/>
          <table:table-cell table:number-columns-repeated="40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Righ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Lef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Center</text:p>
          </table:table-cell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Righ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Lef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Lef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Righ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Righ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 office:value-type="string" calcext:value-type="string">
            <text:p>Jaw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Chin</text:p>
          </table:table-cell>
          <table:table-cell table:style-name="ce7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Lower</text:p>
          </table:table-cell>
          <table:table-cell table:style-name="ce7" office:value-type="string" calcext:value-type="string">
            <text:p>Head Size, Head Stretch, Egg Head, Head Length, Mouth Position, Shift Mouth, Jaw Jut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LowerLeft</text:p>
          </table:table-cell>
          <table:table-cell table:style-name="ce7" office:value-type="string" calcext:value-type="string">
            <text:p>Head Size, Egg Head, Head Length, Face Shear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LipLower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Center</text:p>
          </table:table-cell>
          <table:table-cell table:style-name="ce7" office:value-type="string" calcext:value-type="string">
            <text:p>Head Size, Egg Head, Head Length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Base</text:p>
          </table:table-cell>
          <table:table-cell table:style-name="ce7" office:value-type="string" calcext:value-type="string">
            <text:p>Head Size, Egg Head, Head Length,</text:p>
          </table:table-cell>
          <table:table-cell table:style-name="ce7" office:value-type="string" calcext:value-type="string">
            <text:p>Tongu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Tip</text:p>
          </table:table-cell>
          <table:table-cell table:style-name="ce7" office:value-type="string" calcext:value-type="string">
            <text:p>Head Size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Shaper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Center</text:p>
          </table:table-cell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Base</text:p>
          </table:table-cell>
          <table:table-cell table:style-name="ce7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TeethUpper</text:p>
          </table:table-cell>
          <table:table-cell table:style-name="ce7" office:value-type="string" calcext:value-type="string">
            <text:p>Head Size, Head Stretch, Egg Head, Head Length, Crooked Nose, Mouth Position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UpperCenter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Lef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Righ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NoseBridge</text:p>
          </table:table-cell>
          <table:table-cell table:style-name="ce7" office:value-type="string" calcext:value-type="string">
            <text:p>Head Size, Head Stretch, Nose Size, Upper Bridge, Lower Bridge, Crooked Nose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Left 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Lef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andRing1Left</text:p>
          </table:table-cell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Righ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Ring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Pinky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Thumb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s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Wing1Left</text:p>
          </table:table-cell>
          <table:table-cell table:style-name="ce7" office:value-type="string" calcext:value-type="string">
            <text:p>Male, Height, Body Thickness, Shoulders, </text:p>
          </table:table-cell>
          <table:table-cell table:style-name="ce7" office:value-type="string" calcext:value-type="string">
            <text:p>Left Wing</text:p>
            <text:p/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Fan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1Right</text:p>
          </table:table-cell>
          <table:table-cell table:style-name="ce7"/>
          <table:table-cell table:style-name="ce7" office:value-type="string" calcext:value-type="string">
            <text:p>Right Win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Wing4FanRigh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L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L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Lef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Lef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R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R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Righ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Righ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Righ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1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 office:value-type="string" calcext:value-type="string">
            <text:p>Tail Bas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2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3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4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5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6</text:p>
          </table:table-cell>
          <table:table-cell table:style-name="ce7" office:value-type="string" calcext:value-type="string">
            <text:p>Height, Body Thickness</text:p>
          </table:table-cell>
          <table:table-cell table:style-name="ce7" office:value-type="string" calcext:value-type="string">
            <text:p>Tail T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Groin</text:p>
          </table:table-cell>
          <table:table-cell table:style-name="ce7" office:value-type="string" calcext:value-type="string">
            <text:p>Package (male)</text:p>
          </table:table-cell>
          <table:table-cell table:style-name="ce7" office:value-type="string" calcext:value-type="string">
            <text:p>Gro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1Left</text:p>
          </table:table-cell>
          <table:table-cell table:style-name="ce7" office:value-type="string" calcext:value-type="string">
            <text:p>Male, Height, Body Thickness, Torso Length, Leg Length, Hip Width</text:p>
          </table:table-cell>
          <table:table-cell table:style-name="ce7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2Left</text:p>
          </table:table-cell>
          <table:table-cell table:style-name="ce7" office:value-type="string" calcext:value-type="string">
            <text:p>Male, Height, Body Thickness, Torso Length, Leg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Right</text:p>
          </table:table-cell>
          <table:table-cell table:style-name="ce7" office:value-type="string" calcext:value-type="string">
            <text:p>Platform Height, Heel 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/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table:number-columns-repeated="2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5" office:value-type="string" calcext:value-type="string">
            <text:p>last updated 2020-03-02 Ada Radius</text:p>
          </table:table-cell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 table:number-rows-repeated="761">
          <table:table-cell table:style-name="ce5"/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 table:number-rows-repeated="10476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office:forms form:automatic-focus="false" form:apply-design-mode="false"/>
        <table:table-column table:style-name="co13" table:default-cell-style-name="ce31"/>
        <table:table-column table:style-name="co14" table:default-cell-style-name="ce36"/>
        <table:table-column table:style-name="co15" table:default-cell-style-name="ce40"/>
        <table:table-column table:style-name="co16" table:default-cell-style-name="ce44"/>
        <table:table-column table:style-name="co12" table:number-columns-repeated="1019" table:default-cell-style-name="ce31"/>
        <table:table-column table:style-name="co12" table:default-cell-style-name="Default"/>
        <table:table-row table:style-name="ro6">
          <table:table-cell table:style-name="ce27" office:value-type="string" calcext:value-type="string">
            <text:p>Shape slider </text:p>
          </table:table-cell>
          <table:table-cell table:style-name="ce34" office:value-type="string" calcext:value-type="string">
            <text:p>ID</text:p>
          </table:table-cell>
          <table:table-cell table:style-name="ce38" office:value-type="string" calcext:value-type="string">
            <text:p>Neutral value</text:p>
          </table:table-cell>
          <table:table-cell table:style-name="ce27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7">
          <table:table-cell table:style-name="ce28" office:value-type="string" calcext:value-type="string">
            <text:p>Male</text:p>
          </table:table-cell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.0000</text:p>
          </table:table-cell>
          <table:table-cell table:style-name="ce35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103"/>
          <table:covered-table-cell table:style-name="ce108"/>
          <table:covered-table-cell table:style-name="ce112"/>
          <table:table-cell table:style-name="ce112" table:number-columns-repeated="1018"/>
          <table:table-cell/>
        </table:table-row>
        <table:table-row table:style-name="ro7">
          <table:table-cell table:style-name="ce30" office:value-type="string" calcext:value-type="string">
            <text:p>Height</text:p>
          </table:table-cell>
          <table:table-cell table:style-name="ce35" office:value-type="float" office:value="33" calcext:value-type="float">
            <text:p>33</text:p>
          </table:table-cell>
          <table:table-cell table:style-name="ce39" office:value-type="float" office:value="0.5349" calcext:value-type="float">
            <text:p>0.5349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7">
          <table:table-cell table:style-name="ce30" office:value-type="string" calcext:value-type="string">
            <text:p>Body Thickness</text:p>
          </table:table-cell>
          <table:table-cell table:style-name="ce35" office:value-type="float" office:value="34" calcext:value-type="float">
            <text:p>34</text:p>
          </table:table-cell>
          <table:table-cell table:style-name="ce39" office:value-type="float" office:value="0.3182" calcext:value-type="float">
            <text:p>0.3182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Body Fat</text:p>
          </table:table-cell>
          <table:table-cell table:style-name="ce35" office:value-type="float" office:value="637" calcext:value-type="float">
            <text:p>63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over</text:p>
          </table:table-cell>
          <table:table-cell table:style-name="ce35" office:value-type="float" office:value="11001" calcext:value-type="float">
            <text:p>1100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1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3">
          <table:table-cell table:style-name="ce30" office:value-type="string" calcext:value-type="string">
            <text:p>Torso Muscles</text:p>
          </table:table-cell>
          <table:table-cell table:style-name="ce35" office:value-type="string" calcext:value-type="string">
            <text:p>649/67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eck Thickness</text:p>
          </table:table-cell>
          <table:table-cell table:style-name="ce35" office:value-type="float" office:value="683" calcext:value-type="float">
            <text:p>683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eck Length</text:p>
          </table:table-cell>
          <table:table-cell table:style-name="ce35" office:value-type="float" office:value="756" calcext:value-type="float">
            <text:p>7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Shoulders</text:p>
          </table:table-cell>
          <table:table-cell table:style-name="ce35" office:value-type="float" office:value="36" calcext:value-type="float">
            <text:p>36</text:p>
          </table:table-cell>
          <table:table-cell table:style-name="ce39" office:value-type="float" office:value="0.5625" calcext:value-type="float">
            <text:p>0.5625</text:p>
          </table:table-cell>
          <table:table-cell table:style-name="ce30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east Size (female)</text:p>
          </table:table-cell>
          <table:table-cell table:style-name="ce35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east Buoyancy (female)</text:p>
          </table:table-cell>
          <table:table-cell table:style-name="ce35" office:value-type="float" office:value="507" calcext:value-type="float">
            <text:p>507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east Cleavage (female)</text:p>
          </table:table-cell>
          <table:table-cell table:style-name="ce35" office:value-type="float" office:value="684" calcext:value-type="float">
            <text:p>684</text:p>
          </table:table-cell>
          <table:table-cell table:style-name="ce39" office:value-type="float" office:value="0.1875" calcext:value-type="float">
            <text:p>0.187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ectorals (male)</text:p>
          </table:table-cell>
          <table:table-cell table:style-name="ce35" office:value-type="float" office:value="685" calcext:value-type="float">
            <text:p>685</text:p>
          </table:table-cell>
          <table:table-cell table:style-name="ce39" office:value-type="float" office:value="0.3125" calcext:value-type="float">
            <text:p>0.312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Arm Length</text:p>
          </table:table-cell>
          <table:table-cell table:style-name="ce35" office:value-type="float" office:value="693" calcext:value-type="float">
            <text:p>69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8">
          <table:table-cell table:style-name="ce30" office:value-type="string" calcext:value-type="string">
            <text:p>Hand Size</text:p>
          </table:table-cell>
          <table:table-cell table:style-name="ce35" office:value-type="float" office:value="675" calcext:value-type="float">
            <text:p>67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Torso Length</text:p>
          </table:table-cell>
          <table:table-cell table:style-name="ce35" office:value-type="float" office:value="38" calcext:value-type="float">
            <text:p>3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ove Handles</text:p>
          </table:table-cell>
          <table:table-cell table:style-name="ce35" office:value-type="float" office:value="676" calcext:value-type="float">
            <text:p>676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elly Size</text:p>
          </table:table-cell>
          <table:table-cell table:style-name="ce35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3">
          <table:table-cell table:style-name="ce30" office:value-type="string" calcext:value-type="string">
            <text:p>Leg Muscles</text:p>
          </table:table-cell>
          <table:table-cell table:style-name="ce35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eg Length</text:p>
          </table:table-cell>
          <table:table-cell table:style-name="ce35" office:value-type="float" office:value="692" calcext:value-type="float">
            <text:p>69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ip Width</text:p>
          </table:table-cell>
          <table:table-cell table:style-name="ce35" office:value-type="float" office:value="37" calcext:value-type="float">
            <text:p>37</text:p>
          </table:table-cell>
          <table:table-cell table:style-name="ce39" office:value-type="float" office:value="0.5333" calcext:value-type="float">
            <text:p>0.5333</text:p>
          </table:table-cell>
          <table:table-cell table:style-name="ce3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ip Length</text:p>
          </table:table-cell>
          <table:table-cell table:style-name="ce35" office:value-type="float" office:value="842" calcext:value-type="float">
            <text:p>84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utt Size</text:p>
          </table:table-cell>
          <table:table-cell table:style-name="ce35"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ackage (male)</text:p>
          </table:table-cell>
          <table:table-cell table:style-name="ce35" office:value-type="float" office:value="879" calcext:value-type="float">
            <text:p>879</text:p>
          </table:table-cell>
          <table:table-cell table:style-name="ce39" office:value-type="float" office:value="0.2" calcext:value-type="float">
            <text:p>0.2000</text:p>
          </table:table-cell>
          <table:table-cell table:style-name="ce30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Saddle Bags</text:p>
          </table:table-cell>
          <table:table-cell table:style-name="ce35" office:value-type="float" office:value="753" calcext:value-type="float">
            <text:p>753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Knee Angle</text:p>
          </table:table-cell>
          <table:table-cell table:style-name="ce35" office:value-type="float" office:value="841" calcext:value-type="float">
            <text:p>84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Foot Size</text:p>
          </table:table-cell>
          <table:table-cell table:style-name="ce35" office:value-type="float" office:value="515" calcext:value-type="float">
            <text:p>5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9">
          <table:table-cell table:style-name="ce30" office:value-type="string" calcext:value-type="string">
            <text:p>Head Size</text:p>
          </table:table-cell>
          <table:table-cell table:style-name="ce35" office:value-type="float" office:value="682" calcext:value-type="float">
            <text:p>68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8">
          <table:table-cell table:style-name="ce30" office:value-type="string" calcext:value-type="string">
            <text:p>Head Stretch</text:p>
          </table:table-cell>
          <table:table-cell table:style-name="ce35" office:value-type="float" office:value="647" calcext:value-type="float">
            <text:p>64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ead Shape</text:p>
          </table:table-cell>
          <table:table-cell table:style-name="ce35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0.0000</text:p>
          </table:table-cell>
          <table:table-cell table:style-name="ce45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0">
          <table:table-cell table:style-name="ce30" office:value-type="string" calcext:value-type="string">
            <text:p>Egg Head</text:p>
          </table:table-cell>
          <table:table-cell table:style-name="ce35" office:value-type="float" office:value="646" calcext:value-type="float">
            <text:p>646</text:p>
          </table:table-cell>
          <table:table-cell table:style-name="ce39" office:value-type="float" office:value="0.5652" calcext:value-type="float">
            <text:p>0.5652</text:p>
          </table:table-cell>
          <table:table-cell table:style-name="ce3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1">
          <table:table-cell table:style-name="ce30" office:value-type="string" calcext:value-type="string">
            <text:p>Head Length</text:p>
          </table:table-cell>
          <table:table-cell table:style-name="ce35" office:value-type="float" office:value="773" calcext:value-type="float">
            <text:p>77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0">
          <table:table-cell table:style-name="ce30" office:value-type="string" calcext:value-type="string">
            <text:p>Face Shear</text:p>
          </table:table-cell>
          <table:table-cell table:style-name="ce35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Forehead Angle</text:p>
          </table:table-cell>
          <table:table-cell table:style-name="ce35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Brow Size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.1304" calcext:value-type="float">
            <text:p>0.1304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Cheeks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ower Cheeks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eek Bones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6">
          <table:table-cell table:style-name="ce30" office:value-type="string" calcext:value-type="string">
            <text:p>Eye Size</text:p>
          </table:table-cell>
          <table:table-cell table:style-name="ce35" office:value-type="float" office:value="690" calcext:value-type="float">
            <text:p>690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 Opening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7">
          <table:table-cell table:style-name="ce30" office:value-type="string" calcext:value-type="string">
            <text:p>Eye Spacing</text:p>
          </table:table-cell>
          <table:table-cell table:style-name="ce35" office:value-type="float" office:value="196" calcext:value-type="float">
            <text:p>196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Outer Eye Corner</text:p>
          </table:table-cell>
          <table:table-cell table:style-name="ce35" office:value-type="float" office:value="650" calcext:value-type="float">
            <text:p>65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Inner Eye Corner</text:p>
          </table:table-cell>
          <table:table-cell table:style-name="ce35" office:value-type="float" office:value="880" calcext:value-type="float">
            <text:p>88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7">
          <table:table-cell table:style-name="ce30" office:value-type="string" calcext:value-type="string">
            <text:p>Eye Depth</text:p>
          </table:table-cell>
          <table:table-cell table:style-name="ce35" office:value-type="float" office:value="769" calcext:value-type="float">
            <text:p>76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Eyelid Fold</text:p>
          </table:table-cell>
          <table:table-cell table:style-name="ce35" office:value-type="float" office:value="21" calcext:value-type="float">
            <text:p>21</text:p>
          </table:table-cell>
          <table:table-cell table:style-name="ce39" office:value-type="float" office:value="0.1333" calcext:value-type="float">
            <text:p>0.1333</text:p>
          </table:table-cell>
          <table:table-cell table:style-name="ce30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 Bags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uffy Eyelids</text:p>
          </table:table-cell>
          <table:table-cell table:style-name="ce35" office:value-type="float" office:value="765" calcext:value-type="float">
            <text:p>765</text:p>
          </table:table-cell>
          <table:table-cell table:style-name="ce39" office:value-type="float" office:value="0.1071" calcext:value-type="float">
            <text:p>0.1071</text:p>
          </table:table-cell>
          <table:table-cell table:style-name="ce30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lash Length</text:p>
          </table:table-cell>
          <table:table-cell table:style-name="ce35" office:value-type="float" office:value="518" calcext:value-type="float">
            <text:p>518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 Pop</text:p>
          </table:table-cell>
          <table:table-cell table:style-name="ce35" office:value-type="float" office:value="664" calcext:value-type="float">
            <text:p>6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3">
          <table:table-cell table:style-name="ce30" office:value-type="string" calcext:value-type="string">
            <text:p>Ear Size</text:p>
          </table:table-cell>
          <table:table-cell table:style-name="ce35" office:value-type="float" office:value="35" calcext:value-type="float">
            <text:p>35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ar Angle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45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Attached Earlobes</text:p>
          </table:table-cell>
          <table:table-cell table:style-name="ce35" office:value-type="float" office:value="22" calcext:value-type="float">
            <text:p>2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ar Tips</text:p>
          </table:table-cell>
          <table:table-cell table:style-name="ce35" office:value-type="float" office:value="796" calcext:value-type="float">
            <text:p>796</text:p>
          </table:table-cell>
          <table:table-cell table:style-name="ce39" office:value-type="float" office:value="0.1176" calcext:value-type="float">
            <text:p>0.1176</text:p>
          </table:table-cell>
          <table:table-cell table:style-name="ce30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3">
          <table:table-cell table:style-name="ce30" office:value-type="string" calcext:value-type="string">
            <text:p>Nose Size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0.2424" calcext:value-type="float">
            <text:p>0.2424</text:p>
          </table:table-cell>
          <table:table-cell table:style-name="ce30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Width</text:p>
          </table:table-cell>
          <table:table-cell table:style-name="ce35" office:value-type="float" office:value="517" calcext:value-type="float">
            <text:p>5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tril Width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tril Division</text:p>
          </table:table-cell>
          <table:table-cell table:style-name="ce35" office:value-type="float" office:value="759" calcext:value-type="float">
            <text:p>759</text:p>
          </table:table-cell>
          <table:table-cell table:style-name="ce39" office:value-type="float" office:value="0.4" calcext:value-type="float">
            <text:p>0.4000</text:p>
          </table:table-cell>
          <table:table-cell table:style-name="ce30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Thickness</text:p>
          </table:table-cell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Bridge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ower Bridge</text:p>
          </table:table-cell>
          <table:table-cell table:style-name="ce35" office:value-type="float" office:value="758" calcext:value-type="float">
            <text:p>75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idge Width</text:p>
          </table:table-cell>
          <table:table-cell table:style-name="ce35" office:value-type="float" office:value="27" calcext:value-type="float">
            <text:p>27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Tip Angle</text:p>
          </table:table-cell>
          <table:table-cell table:style-name="ce35" office:value-type="float" office:value="19" calcext:value-type="float">
            <text:p>19</text:p>
          </table:table-cell>
          <table:table-cell table:style-name="ce39" office:value-type="float" office:value="0.6" calcext:value-type="float">
            <text:p>0.6000</text:p>
          </table:table-cell>
          <table:table-cell table:style-name="ce30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Tip Shape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0.2308" calcext:value-type="float">
            <text:p>0.2308</text:p>
          </table:table-cell>
          <table:table-cell table:style-name="ce30" office:value-type="string" calcext:value-type="string">
            <text:p>mFaceNoseCenter </text:p>
          </table:table-cell>
          <table:table-cell table:number-columns-repeated="1020"/>
        </table:table-row>
        <table:table-row table:style-name="ro7">
          <table:table-cell table:style-name="ce30" office:value-type="string" calcext:value-type="string">
            <text:p>Crooked Nose</text:p>
          </table:table-cell>
          <table:table-cell table:style-name="ce35" office:value-type="float" office:value="656" calcext:value-type="float">
            <text:p>6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3">
          <table:table-cell table:style-name="ce30" office:value-type="string" calcext:value-type="string">
            <text:p>Lip Width</text:p>
          </table:table-cell>
          <table:table-cell table:style-name="ce35" office:value-type="float" office:value="155" calcext:value-type="float">
            <text:p>155</text:p>
          </table:table-cell>
          <table:table-cell table:style-name="ce39" office:value-type="float" office:value="0.4091" calcext:value-type="float">
            <text:p>0.4091</text:p>
          </table:table-cell>
          <table:table-cell table:style-name="ce3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Lip Fullness</text:p>
          </table:table-cell>
          <table:table-cell table:style-name="ce35" office:value-type="float" office:value="653" calcext:value-type="float">
            <text:p>653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Lip Thickness</text:p>
          </table:table-cell>
          <table:table-cell table:style-name="ce35" office:value-type="float" office:value="505" calcext:value-type="float">
            <text:p>5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Lip Ratio</text:p>
          </table:table-cell>
          <table:table-cell table:style-name="ce35" office:value-type="float" office:value="799" calcext:value-type="float">
            <text:p>79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Mouth Position</text:p>
          </table:table-cell>
          <table:table-cell table:style-name="ce35" office:value-type="float" office:value="506" calcext:value-type="float">
            <text:p>50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Mouth Corner</text:p>
          </table:table-cell>
          <table:table-cell table:style-name="ce35" office:value-type="float" office:value="659" calcext:value-type="float">
            <text:p>65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ip Cleft Depth</text:p>
          </table:table-cell>
          <table:table-cell table:style-name="ce35" office:value-type="float" office:value="764" calcext:value-type="float">
            <text:p>7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ip Cleft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0.3478" calcext:value-type="float">
            <text:p>0.3478</text:p>
          </table:table-cell>
          <table:table-cell table:style-name="ce30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Shift Mouth</text:p>
          </table:table-cell>
          <table:table-cell table:style-name="ce35" office:value-type="float" office:value="663" calcext:value-type="float">
            <text:p>66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3">
          <table:table-cell table:style-name="ce30" office:value-type="string" calcext:value-type="string">
            <text:p>Chin Angle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aw Shape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in Depth</text:p>
          </table:table-cell>
          <table:table-cell table:style-name="ce35" office:value-type="float" office:value="185" calcext:value-type="float">
            <text:p>18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aw Angle</text:p>
          </table:table-cell>
          <table:table-cell table:style-name="ce35" office:value-type="float" office:value="760" calcext:value-type="float">
            <text:p>760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JawShap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aw Jut</text:p>
          </table:table-cell>
          <table:table-cell table:style-name="ce35" office:value-type="float" office:value="665" calcext:value-type="float">
            <text:p>66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owls</text:p>
          </table:table-cell>
          <table:table-cell table:style-name="ce35" office:value-type="float" office:value="12" calcext:value-type="float">
            <text:p>1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in Cleft</text:p>
          </table:table-cell>
          <table:table-cell table:style-name="ce35" office:value-type="float" office:value="5" calcext:value-type="float">
            <text:p>5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Chin Cleft</text:p>
          </table:table-cell>
          <table:table-cell table:style-name="ce35" office:value-type="float" office:value="13" calcext:value-type="float">
            <text:p>13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in-Neck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3" office:value-type="string" calcext:value-type="string">
            <text:p>Hair</text:p>
          </table:table-cell>
          <table:table-cell table:style-name="ce103" table:number-columns-repeated="2"/>
          <table:table-cell table:style-name="ce108"/>
          <table:table-cell table:style-name="ce112" table:number-columns-repeated="1019"/>
          <table:table-cell/>
        </table:table-row>
        <table:table-row table:style-name="ro6">
          <table:table-cell table:style-name="ce30" office:value-type="string" calcext:value-type="string">
            <text:p>Pointy_Eyebrows </text:p>
          </table:table-cell>
          <table:table-cell table:style-name="ce35" office:value-type="float" office:value="16" calcext:value-type="float">
            <text:p>16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Arced_Eyebrows </text:p>
          </table:table-cell>
          <table:table-cell table:style-name="ce35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Eyebrow Size </text:p>
          </table:table-cell>
          <table:table-cell table:style-name="ce35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Lower_Eyebrows </text:p>
          </table:table-cell>
          <table:table-cell table:style-name="ce35" office:value-type="float" office:value="757" calcext:value-type="float">
            <text:p>757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3" office:value-type="string" calcext:value-type="string">
            <text:p>Shoes</text:p>
          </table:table-cell>
          <table:table-cell table:style-name="ce103" table:number-columns-repeated="2"/>
          <table:table-cell table:style-name="ce108"/>
          <table:table-cell table:style-name="ce112" table:number-columns-repeated="1019"/>
          <table:table-cell/>
        </table:table-row>
        <table:table-row table:style-name="ro3">
          <table:table-cell table:style-name="ce30" office:value-type="string" calcext:value-type="string">
            <text:p>Heel Height </text:p>
          </table:table-cell>
          <table:table-cell table:style-name="ce35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latform Height </text:p>
          </table:table-cell>
          <table:table-cell table:style-name="ce35" office:value-type="float" office:value="503" calcext:value-type="float">
            <text:p>50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Head shape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Eyelash length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Eye Pop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Ear Angle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Attached Earlobe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Jowls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/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/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table:number-columns-repeated="2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9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9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3" table:number-columns-repeated="2"/>
          <table:table-cell table:style-name="ce9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9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3" table:number-columns-repeated="2"/>
          <table:table-cell table:style-name="ce9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5" office:value-type="string" calcext:value-type="string">
            <text:p>last updated 2020-03-02 Ada Radius</text:p>
          </table:table-cell>
          <table:table-cell table:style-name="ce10" table:number-columns-repeated="3"/>
          <table:table-cell table:style-name="ce17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973"/>
          <table:table-cell table:style-name="ce8"/>
          <table:table-cell table:style-name="ce9" table:number-columns-repeated="27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office:forms form:automatic-focus="false" form:apply-design-mode="false"/>
        <table:table-column table:style-name="co17" table:default-cell-style-name="ce2"/>
        <table:table-column table:style-name="co18" table:default-cell-style-name="ce199"/>
        <table:table-column table:style-name="co19" table:default-cell-style-name="ce12"/>
        <table:table-column table:style-name="co20" table:default-cell-style-name="ce77"/>
        <table:table-column table:style-name="co20" table:default-cell-style-name="ce85"/>
        <table:table-column table:style-name="co20" table:default-cell-style-name="ce93"/>
        <table:table-column table:style-name="co20" table:default-cell-style-name="ce212"/>
        <table:table-column table:style-name="co20" table:default-cell-style-name="ce216"/>
        <table:table-column table:style-name="co20" table:default-cell-style-name="ce219"/>
        <table:table-column table:style-name="co21" table:default-cell-style-name="ce102"/>
        <table:table-column table:style-name="co21" table:default-cell-style-name="ce158"/>
        <table:table-column table:style-name="co21" table:default-cell-style-name="ce172"/>
        <table:table-column table:style-name="co22" table:default-cell-style-name="ce178"/>
        <table:table-column table:style-name="co22" table:default-cell-style-name="ce186"/>
        <table:table-column table:style-name="co22" table:default-cell-style-name="ce195"/>
        <table:table-column table:style-name="co23" table:default-cell-style-name="ce238"/>
        <table:table-column table:style-name="co23" table:default-cell-style-name="ce247"/>
        <table:table-column table:style-name="co23" table:default-cell-style-name="ce340"/>
        <table:table-column table:style-name="co24" table:default-cell-style-name="ce441"/>
        <table:table-column table:style-name="co24" table:default-cell-style-name="ce451"/>
        <table:table-column table:style-name="co24" table:default-cell-style-name="ce455"/>
        <table:table-column table:style-name="co25" table:default-cell-style-name="ce353"/>
        <table:table-column table:style-name="co25" table:default-cell-style-name="ce359"/>
        <table:table-column table:style-name="co25" table:default-cell-style-name="ce366"/>
        <table:table-column table:style-name="co25" table:default-cell-style-name="ce391"/>
        <table:table-column table:style-name="co25" table:default-cell-style-name="ce247"/>
        <table:table-column table:style-name="co25" table:default-cell-style-name="ce391"/>
        <table:table-column table:style-name="co23" table:default-cell-style-name="ce238"/>
        <table:table-column table:style-name="co23" table:default-cell-style-name="ce247"/>
        <table:table-column table:style-name="co23" table:default-cell-style-name="ce340"/>
        <table:table-column table:style-name="co25" table:default-cell-style-name="ce403"/>
        <table:table-column table:style-name="co25" table:default-cell-style-name="ce405"/>
        <table:table-column table:style-name="co25" table:default-cell-style-name="ce403"/>
        <table:table-column table:style-name="co26" table:number-columns-repeated="2" table:default-cell-style-name="ce519"/>
        <table:table-column table:style-name="co12" table:number-columns-repeated="989" table:default-cell-style-name="ce519"/>
        <table:table-row table:style-name="ro12">
          <table:table-cell table:style-name="ce47" office:value-type="string" calcext:value-type="string">
            <text:p><text:span text:style-name="T3">mBone values from avatar_skeleton.xml</text:span></text:p>
            <text:p><text:span text:style-name="T3">converted to Blender 2.8X bone head and tail values, and collision bone custom properties</text:span></text:p>
            <text:p>Bones</text:p>
          </table:table-cell>
          <table:table-cell table:style-name="ce153" office:value-type="string" calcext:value-type="string">
            <text:p>parent</text:p>
          </table:table-cell>
          <table:table-cell table:style-name="ce47" office:value-type="string" calcext:value-type="string">
            <text:p><text:span text:style-name="T3">Blender connected checkbox</text:span></text:p>
            <text:p>connected</text:p>
          </table:table-cell>
          <table:table-cell table:style-name="ce71" office:value-type="string" calcext:value-type="string" table:number-columns-spanned="3" table:number-rows-spanned="1">
            <text:p>x=bone head parent+pivot y</text:p>
            <text:p>y=bone head parent - pivot x</text:p>
            <text:p>z=bone head parent + 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79"/>
          <table:covered-table-cell table:style-name="ce87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5">end</text:span></text:p>
            <text:p>       x             y             z</text:p>
          </table:table-cell>
          <table:covered-table-cell table:style-name="ce209"/>
          <table:covered-table-cell table:style-name="ce122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5">pivot</text:span></text:p>
            <text:p>x               y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5">pos</text:span></text:p>
            <text:p>     x           y           z</text:p>
          </table:table-cell>
          <table:covered-table-cell table:style-name="ce240"/>
          <table:covered-table-cell table:style-name="ce263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5">difference between pos &amp; pivot</text:span></text:p>
            <text:p>     x           y           z</text:p>
          </table:table-cell>
          <table:covered-table-cell table:style-name="ce447"/>
          <table:covered-table-cell table:style-name="ce452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5">rot</text:span></text:p>
            <text:p> x          y          z</text:p>
          </table:table-cell>
          <table:covered-table-cell table:style-name="ce209"/>
          <table:covered-table-cell table:style-name="ce122"/>
          <table:table-cell table:style-name="ce209" office:value-type="string" calcext:value-type="string" table:number-columns-spanned="3" table:number-rows-spanned="1">
            <text:p><text:span text:style-name="T4">avatar_skeleton.xml</text:span></text:p>
            <text:p><text:span text:style-name="T5">scale</text:span></text:p>
            <text:p> x            y             z</text:p>
          </table:table-cell>
          <table:covered-table-cell table:number-columns-repeated="2" table:style-name="ce209"/>
          <table:table-cell table:style-name="ce95" office:value-type="string" calcext:value-type="string" table:number-columns-spanned="3" table:number-rows-spanned="1">
            <text:p><text:span text:style-name="T4">Skeleton_Female</text:span></text:p>
            <text:p><text:span text:style-name="T4">Y forward</text:span></text:p>
            <text:p>Custom Property</text:p>
            <text:p>(preBento) restpose_rot</text:p>
            <text:p> x          y          z</text:p>
          </table:table-cell>
          <table:covered-table-cell table:style-name="ce209"/>
          <table:covered-table-cell table:style-name="ce122"/>
          <table:table-cell table:style-name="ce332" office:value-type="string" calcext:value-type="string" table:number-columns-spanned="3" table:number-rows-spanned="1">
            <text:p><text:span text:style-name="T4">Skeleton_Female</text:span></text:p>
            <text:p><text:span text:style-name="T4">Y Forward</text:span></text:p>
            <text:p>Custom Property</text:p>
            <text:p>(pre-Bento) restpose_scale</text:p>
            <text:p> x            y             z</text:p>
          </table:table-cell>
          <table:covered-table-cell table:number-columns-repeated="2" table:style-name="ce332"/>
          <table:table-cell table:number-columns-repeated="991"/>
        </table:table-row>
        <table:table-row table:style-name="ro3">
          <table:table-cell table:style-name="ce51" office:value-type="string" calcext:value-type="string">
            <text:p>mPelvis</text:p>
          </table:table-cell>
          <table:table-cell table:style-name="ce153"/>
          <table:table-cell table:style-name="ce68" office:value-type="string" calcext:value-type="string">
            <text:p>"false"</text:p>
          </table:table-cell>
          <table:table-cell table:style-name="ce72" office:value-type="float" office:value="0" calcext:value-type="float">
            <text:p>0.000000</text:p>
          </table:table-cell>
          <table:table-cell table:style-name="ce80" table:formula="of:=-[.M2]" office:value-type="float" office:value="-0" calcext:value-type="float">
            <text:p>0.000000</text:p>
          </table:table-cell>
          <table:table-cell table:style-name="ce88" table:formula="of:=+[.O2]" office:value-type="float" office:value="1.067015" calcext:value-type="float">
            <text:p>1.067015</text:p>
          </table:table-cell>
          <table:table-cell table:style-name="ce72" table:formula="of:=+[.D2]+[.K2]" office:value-type="float" office:value="0" calcext:value-type="float">
            <text:p>0.000000</text:p>
          </table:table-cell>
          <table:table-cell table:style-name="ce80" table:formula="of:=+[.E2]-[.J2]" office:value-type="float" office:value="-0" calcext:value-type="float">
            <text:p>0.000000</text:p>
          </table:table-cell>
          <table:table-cell table:style-name="ce88" table:formula="of:=+[.F2]+[.L2]" office:value-type="float" office:value="1.151015" calcext:value-type="float">
            <text:p>1.15101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1.067015" calcext:value-type="float">
            <text:p>1.067015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1.067" calcext:value-type="float">
            <text:p>1.067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441" table:formula="of:=+[.Q2]-[.N2]" office:value-type="float" office:value="0" calcext:value-type="float">
            <text:p>0.000000</text:p>
          </table:table-cell>
          <table:table-cell table:style-name="ce441" table:formula="of:=+[.R2]-[.O2]" office:value-type="float" office:value="-0.0000150000000000983" calcext:value-type="float">
            <text:p>-0.000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]" office:value-type="float" office:value="0" calcext:value-type="float">
            <text:p>0.000</text:p>
          </table:table-cell>
          <table:table-cell table:style-name="ce246" table:formula="of:=+[.V2]" office:value-type="float" office:value="0" calcext:value-type="float">
            <text:p>0.000</text:p>
          </table:table-cell>
          <table:table-cell table:style-name="ce333" table:formula="of:=+[.X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PELVIS</text:p>
          </table:table-cell>
          <table:table-cell table:style-name="ce154" office:value-type="string" calcext:value-type="string">
            <text:p>mPelvis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2]+[.Q3]" office:value-type="float" office:value="0" calcext:value-type="float">
            <text:p>0.000000</text:p>
          </table:table-cell>
          <table:table-cell table:style-name="ce81" table:formula="of:=+[.E$2]-[.P3]" office:value-type="float" office:value="0.01" calcext:value-type="float">
            <text:p>0.010000</text:p>
          </table:table-cell>
          <table:table-cell table:style-name="ce89" table:formula="of:=+[.F$2]+[.R3]" office:value-type="float" office:value="1.047015" calcext:value-type="float">
            <text:p>1.047015</text:p>
          </table:table-cell>
          <table:table-cell table:style-name="ce73" table:formula="of:=+[.D3]+[.K3]" office:value-type="float" office:value="0" calcext:value-type="float">
            <text:p>0.000000</text:p>
          </table:table-cell>
          <table:table-cell table:style-name="ce81" table:formula="of:=+[.E3]-[.J3]" office:value-type="float" office:value="-0.02" calcext:value-type="float">
            <text:p>-0.020000</text:p>
          </table:table-cell>
          <table:table-cell table:style-name="ce89" table:formula="of:=+[.F3]+[.L3]" office:value-type="float" office:value="1.142015" calcext:value-type="float">
            <text:p>1.142015</text:p>
          </table:table-cell>
          <table:table-cell table:style-name="ce138" office:value-type="float" office:value="0.03" calcext:value-type="float">
            <text:p>0.03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5" calcext:value-type="float">
            <text:p>0.095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2" calcext:value-type="float">
            <text:p>-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42" office:value-type="float" office:value="0.16" calcext:value-type="float">
            <text:p>0.1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22" table:formula="of:=+[.W3]" office:value-type="float" office:value="8" calcext:value-type="float">
            <text:p>8.000</text:p>
          </table:table-cell>
          <table:table-cell table:style-name="ce242" table:formula="of:=+[.V3]" office:value-type="float" office:value="0" calcext:value-type="float">
            <text:p>0.000</text:p>
          </table:table-cell>
          <table:table-cell table:style-name="ce308" table:formula="of:=+[.X3]" office:value-type="float" office:value="0" calcext:value-type="float">
            <text:p>0.000</text:p>
          </table:table-cell>
          <table:table-cell table:style-name="ce400" office:value-type="float" office:value="0.12" calcext:value-type="float">
            <text:p>0.1200</text:p>
          </table:table-cell>
          <table:table-cell table:style-name="ce400" office:value-type="float" office:value="0.16" calcext:value-type="float">
            <text:p>0.16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BUTT</text:p>
          </table:table-cell>
          <table:table-cell table:style-name="ce155" office:value-type="string" calcext:value-type="string">
            <text:p>mPelvis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2]+[.Q4]" office:value-type="float" office:value="0" calcext:value-type="float">
            <text:p>0.000000</text:p>
          </table:table-cell>
          <table:table-cell table:style-name="ce81" table:formula="of:=+[.E$2]-[.P4]" office:value-type="float" office:value="0.06" calcext:value-type="float">
            <text:p>0.060000</text:p>
          </table:table-cell>
          <table:table-cell table:style-name="ce89" table:formula="of:=+[.F$2]+[.R4]" office:value-type="float" office:value="0.967015" calcext:value-type="float">
            <text:p>0.967015</text:p>
          </table:table-cell>
          <table:table-cell table:style-name="ce73" table:formula="of:=+[.D4]+[.K4]" office:value-type="float" office:value="0" calcext:value-type="float">
            <text:p>0.000000</text:p>
          </table:table-cell>
          <table:table-cell table:style-name="ce81" table:formula="of:=+[.E4]-[.J4]" office:value-type="float" office:value="0.16" calcext:value-type="float">
            <text:p>0.160000</text:p>
          </table:table-cell>
          <table:table-cell table:style-name="ce89" table:formula="of:=+[.F4]+[.L4]" office:value-type="float" office:value="0.967015" calcext:value-type="float">
            <text:p>0.967015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6" calcext:value-type="float">
            <text:p>-0.06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1" calcext:value-type="float">
            <text:p>-0.1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1" calcext:value-type="float">
            <text:p>0.100</text:p>
          </table:table-cell>
          <table:table-cell table:style-name="ce222" table:formula="of:=+[.W4]" office:value-type="float" office:value="0" calcext:value-type="float">
            <text:p>0.000</text:p>
          </table:table-cell>
          <table:table-cell table:style-name="ce242" table:formula="of:=+[.V4]" office:value-type="float" office:value="0" calcext:value-type="float">
            <text:p>0.000</text:p>
          </table:table-cell>
          <table:table-cell table:style-name="ce308" table:formula="of:=+[.X4]" office:value-type="float" office:value="0" calcext:value-type="float">
            <text:p>0.000</text:p>
          </table:table-cell>
          <table:table-cell table:number-columns-repeated="3" table:style-name="ce400" office:value-type="float" office:value="0.1" calcext:value-type="float">
            <text:p>0.10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1" office:value-type="string" calcext:value-type="string">
            <text:p>mSpine1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2]+[.N5]" office:value-type="float" office:value="0" calcext:value-type="float">
            <text:p>0.000000</text:p>
          </table:table-cell>
          <table:table-cell table:style-name="ce80" table:formula="of:=+[.E$2]-[.M5]" office:value-type="float" office:value="-0" calcext:value-type="float">
            <text:p>0.000000</text:p>
          </table:table-cell>
          <table:table-cell table:style-name="ce88" table:formula="of:=+[.F$2]+[.O5]" office:value-type="float" office:value="1.151088" calcext:value-type="float">
            <text:p>1.151088</text:p>
          </table:table-cell>
          <table:table-cell table:style-name="ce72" table:formula="of:=+[.D5]+[.K5]" office:value-type="float" office:value="0" calcext:value-type="float">
            <text:p>0.000000</text:p>
          </table:table-cell>
          <table:table-cell table:style-name="ce80" table:formula="of:=+[.E5]-[.J5]" office:value-type="float" office:value="-0" calcext:value-type="float">
            <text:p>0.000000</text:p>
          </table:table-cell>
          <table:table-cell table:style-name="ce88" table:formula="of:=+[.F5]+[.L5]" office:value-type="float" office:value="1.067088" calcext:value-type="float">
            <text:p>1.067088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84" calcext:value-type="float">
            <text:p>-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441" table:formula="of:=+[.Q5]-[.N5]" office:value-type="float" office:value="0" calcext:value-type="float">
            <text:p>0.000000</text:p>
          </table:table-cell>
          <table:table-cell table:style-name="ce441" table:formula="of:=+[.R5]-[.O5]" office:value-type="float" office:value="-0.0000729999999999897" calcext:value-type="float">
            <text:p>-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]" office:value-type="float" office:value="0" calcext:value-type="float">
            <text:p>0.000</text:p>
          </table:table-cell>
          <table:table-cell table:style-name="ce246" table:formula="of:=+[.V5]" office:value-type="float" office:value="0" calcext:value-type="float">
            <text:p>0.000</text:p>
          </table:table-cell>
          <table:table-cell table:style-name="ce333" table:formula="of:=+[.X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Spine2</text:p>
          </table:table-cell>
          <table:table-cell table:style-name="ce153" office:value-type="string" calcext:value-type="string">
            <text:p>mSpine1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]+[.N6]" office:value-type="float" office:value="0" calcext:value-type="float">
            <text:p>0.000000</text:p>
          </table:table-cell>
          <table:table-cell table:style-name="ce80" table:formula="of:=+[.E5]-[.M6]" office:value-type="float" office:value="-0" calcext:value-type="float">
            <text:p>0.000000</text:p>
          </table:table-cell>
          <table:table-cell table:style-name="ce88" table:formula="of:=+[.F5]+[.O6]" office:value-type="float" office:value="1.067015" calcext:value-type="float">
            <text:p>1.067015</text:p>
          </table:table-cell>
          <table:table-cell table:style-name="ce72" table:formula="of:=+[.D6]+[.K6]" office:value-type="float" office:value="0" calcext:value-type="float">
            <text:p>0.000000</text:p>
          </table:table-cell>
          <table:table-cell table:style-name="ce80" table:formula="of:=+[.E6]-[.J6]" office:value-type="float" office:value="-0" calcext:value-type="float">
            <text:p>0.000000</text:p>
          </table:table-cell>
          <table:table-cell table:style-name="ce88" table:formula="of:=+[.F6]+[.L6]" office:value-type="float" office:value="1.151015" calcext:value-type="float">
            <text:p>1.15101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84073" calcext:value-type="float">
            <text:p>-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84" calcext:value-type="float">
            <text:p>-0.084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441" table:formula="of:=+[.Q6]-[.N6]" office:value-type="float" office:value="0" calcext:value-type="float">
            <text:p>0.000000</text:p>
          </table:table-cell>
          <table:table-cell table:style-name="ce441" table:formula="of:=+[.R6]-[.O6]" office:value-type="float" office:value="0.0000729999999999897" calcext:value-type="float">
            <text:p>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]" office:value-type="float" office:value="0" calcext:value-type="float">
            <text:p>0.000</text:p>
          </table:table-cell>
          <table:table-cell table:style-name="ce246" table:formula="of:=+[.V6]" office:value-type="float" office:value="0" calcext:value-type="float">
            <text:p>0.000</text:p>
          </table:table-cell>
          <table:table-cell table:style-name="ce333" table:formula="of:=+[.X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 table:style-name="ce153" office:value-type="string" calcext:value-type="string">
            <text:p>mSpine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6]+[.N7]" office:value-type="float" office:value="0" calcext:value-type="float">
            <text:p>0.000000</text:p>
          </table:table-cell>
          <table:table-cell table:style-name="ce80" table:formula="of:=+[.E6]-[.M7]" office:value-type="float" office:value="-0" calcext:value-type="float">
            <text:p>0.000000</text:p>
          </table:table-cell>
          <table:table-cell table:style-name="ce88" table:formula="of:=+[.F6]+[.O7]" office:value-type="float" office:value="1.151088" calcext:value-type="float">
            <text:p>1.151088</text:p>
          </table:table-cell>
          <table:table-cell table:style-name="ce72" table:formula="of:=+[.D7]+[.K7]" office:value-type="float" office:value="0" calcext:value-type="float">
            <text:p>0.000000</text:p>
          </table:table-cell>
          <table:table-cell table:style-name="ce80" table:formula="of:=+[.E7]-[.J7]" office:value-type="float" office:value="0.015" calcext:value-type="float">
            <text:p>0.015000</text:p>
          </table:table-cell>
          <table:table-cell table:style-name="ce88" table:formula="of:=+[.F7]+[.L7]" office:value-type="float" office:value="1.356088" calcext:value-type="float">
            <text:p>1.356088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441" table:formula="of:=+[.Q7]-[.N7]" office:value-type="float" office:value="0" calcext:value-type="float">
            <text:p>0.000000</text:p>
          </table:table-cell>
          <table:table-cell table:style-name="ce441" table:formula="of:=+[.R7]-[.O7]" office:value-type="float" office:value="-0.0000729999999999897" calcext:value-type="float">
            <text:p>-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]" office:value-type="float" office:value="0" calcext:value-type="float">
            <text:p>0.000</text:p>
          </table:table-cell>
          <table:table-cell table:style-name="ce246" table:formula="of:=+[.V7]" office:value-type="float" office:value="0" calcext:value-type="float">
            <text:p>0.000</text:p>
          </table:table-cell>
          <table:table-cell table:style-name="ce333" table:formula="of:=+[.X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BELLY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8]" office:value-type="float" office:value="0" calcext:value-type="float">
            <text:p>0.000000</text:p>
          </table:table-cell>
          <table:table-cell table:style-name="ce81" table:formula="of:=+[.E$7]-[.P8]" office:value-type="float" office:value="-0.028" calcext:value-type="float">
            <text:p>-0.028000</text:p>
          </table:table-cell>
          <table:table-cell table:style-name="ce89" table:formula="of:=+[.F$7]+[.R8]" office:value-type="float" office:value="1.191088" calcext:value-type="float">
            <text:p>1.191088</text:p>
          </table:table-cell>
          <table:table-cell table:style-name="ce73" table:formula="of:=+[.D8]+[.K8]" office:value-type="float" office:value="0" calcext:value-type="float">
            <text:p>0.000000</text:p>
          </table:table-cell>
          <table:table-cell table:style-name="ce81" table:formula="of:=+[.E8]-[.J8]" office:value-type="float" office:value="-0.056" calcext:value-type="float">
            <text:p>-0.056000</text:p>
          </table:table-cell>
          <table:table-cell table:style-name="ce89" table:formula="of:=+[.F8]+[.L8]" office:value-type="float" office:value="1.285088" calcext:value-type="float">
            <text:p>1.285088</text:p>
          </table:table-cell>
          <table:table-cell table:style-name="ce138" office:value-type="float" office:value="0.028" calcext:value-type="float">
            <text:p>0.028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4" calcext:value-type="float">
            <text:p>0.094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4" calcext:value-type="float">
            <text:p>0.04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8]" office:value-type="float" office:value="8" calcext:value-type="float">
            <text:p>8.000</text:p>
          </table:table-cell>
          <table:table-cell table:style-name="ce242" table:formula="of:=+[.V8]" office:value-type="float" office:value="0" calcext:value-type="float">
            <text:p>0.000</text:p>
          </table:table-cell>
          <table:table-cell table:style-name="ce308" table:formula="of:=+[.X8]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49" office:value-type="string" calcext:value-type="string">
            <text:p>LEFT_HANDLE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9]" office:value-type="float" office:value="0.1" calcext:value-type="float">
            <text:p>0.100000</text:p>
          </table:table-cell>
          <table:table-cell table:style-name="ce81" table:formula="of:=+[.E$7]-[.P9]" office:value-type="float" office:value="-0" calcext:value-type="float">
            <text:p>0.000000</text:p>
          </table:table-cell>
          <table:table-cell table:style-name="ce89" table:formula="of:=+[.F$7]+[.R9]" office:value-type="float" office:value="1.209088" calcext:value-type="float">
            <text:p>1.209088</text:p>
          </table:table-cell>
          <table:table-cell table:style-name="ce73" table:formula="of:=+[.D9]+[.K9]" office:value-type="float" office:value="0.2" calcext:value-type="float">
            <text:p>0.200000</text:p>
          </table:table-cell>
          <table:table-cell table:style-name="ce81" table:formula="of:=+[.E9]-[.J9]" office:value-type="float" office:value="-0" calcext:value-type="float">
            <text:p>0.000000</text:p>
          </table:table-cell>
          <table:table-cell table:style-name="ce89" table:formula="of:=+[.F9]+[.L9]" office:value-type="float" office:value="1.209088" calcext:value-type="float">
            <text:p>1.20908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9]" office:value-type="float" office:value="0" calcext:value-type="float">
            <text:p>0.000</text:p>
          </table:table-cell>
          <table:table-cell table:style-name="ce242" table:formula="of:=+[.V9]" office:value-type="float" office:value="0" calcext:value-type="float">
            <text:p>0.000</text:p>
          </table:table-cell>
          <table:table-cell table:style-name="ce308" table:formula="of:=+[.X9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RIGHT_HANDLE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10]" office:value-type="float" office:value="-0.1" calcext:value-type="float">
            <text:p>-0.100000</text:p>
          </table:table-cell>
          <table:table-cell table:style-name="ce81" table:formula="of:=+[.E$7]-[.P10]" office:value-type="float" office:value="-0" calcext:value-type="float">
            <text:p>0.000000</text:p>
          </table:table-cell>
          <table:table-cell table:style-name="ce89" table:formula="of:=+[.F$7]+[.R10]" office:value-type="float" office:value="1.209088" calcext:value-type="float">
            <text:p>1.209088</text:p>
          </table:table-cell>
          <table:table-cell table:style-name="ce73" table:formula="of:=+[.D10]+[.K10]" office:value-type="float" office:value="-0.2" calcext:value-type="float">
            <text:p>-0.200000</text:p>
          </table:table-cell>
          <table:table-cell table:style-name="ce81" table:formula="of:=+[.E10]-[.J10]" office:value-type="float" office:value="-0" calcext:value-type="float">
            <text:p>0.000000</text:p>
          </table:table-cell>
          <table:table-cell table:style-name="ce89" table:formula="of:=+[.F10]+[.L10]" office:value-type="float" office:value="1.209088" calcext:value-type="float">
            <text:p>1.20908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0]" office:value-type="float" office:value="0" calcext:value-type="float">
            <text:p>0.000</text:p>
          </table:table-cell>
          <table:table-cell table:style-name="ce242" table:formula="of:=+[.V10]" office:value-type="float" office:value="0" calcext:value-type="float">
            <text:p>0.000</text:p>
          </table:table-cell>
          <table:table-cell table:style-name="ce308" table:formula="of:=+[.X10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49" office:value-type="string" calcext:value-type="string">
            <text:p>LOWER_BACK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11]" office:value-type="float" office:value="0" calcext:value-type="float">
            <text:p>0.000000</text:p>
          </table:table-cell>
          <table:table-cell table:style-name="ce81" table:formula="of:=+[.E$7]-[.P11]" office:value-type="float" office:value="-0" calcext:value-type="float">
            <text:p>0.000000</text:p>
          </table:table-cell>
          <table:table-cell table:style-name="ce89" table:formula="of:=+[.F$7]+[.R11]" office:value-type="float" office:value="1.174088" calcext:value-type="float">
            <text:p>1.174088</text:p>
          </table:table-cell>
          <table:table-cell table:style-name="ce73" table:formula="of:=+[.D11]+[.K11]" office:value-type="float" office:value="0" calcext:value-type="float">
            <text:p>0.000000</text:p>
          </table:table-cell>
          <table:table-cell table:style-name="ce81" table:formula="of:=+[.E11]-[.J11]" office:value-type="float" office:value="0.1" calcext:value-type="float">
            <text:p>0.100000</text:p>
          </table:table-cell>
          <table:table-cell table:style-name="ce89" table:formula="of:=+[.F11]+[.L11]" office:value-type="float" office:value="1.174088" calcext:value-type="float">
            <text:p>1.174088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3" calcext:value-type="float">
            <text:p>0.023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11]" office:value-type="float" office:value="0" calcext:value-type="float">
            <text:p>0.000</text:p>
          </table:table-cell>
          <table:table-cell table:style-name="ce242" table:formula="of:=+[.V11]" office:value-type="float" office:value="0" calcext:value-type="float">
            <text:p>0.000</text:p>
          </table:table-cell>
          <table:table-cell table:style-name="ce308" table:formula="of:=+[.X11]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pine3</text:p>
          </table:table-cell>
          <table:table-cell table:style-name="ce156" office:value-type="string" calcext:value-type="string">
            <text:p>mTorso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]+[.N12]" office:value-type="float" office:value="0" calcext:value-type="float">
            <text:p>0.000000</text:p>
          </table:table-cell>
          <table:table-cell table:style-name="ce80" table:formula="of:=+[.E7]-[.M12]" office:value-type="float" office:value="0.015368" calcext:value-type="float">
            <text:p>0.015368</text:p>
          </table:table-cell>
          <table:table-cell table:style-name="ce88" table:formula="of:=+[.F7]+[.O12]" office:value-type="float" office:value="1.355965" calcext:value-type="float">
            <text:p>1.355965</text:p>
          </table:table-cell>
          <table:table-cell table:style-name="ce72" table:formula="of:=+[.D12]+[.K12]" office:value-type="float" office:value="0" calcext:value-type="float">
            <text:p>0.000000</text:p>
          </table:table-cell>
          <table:table-cell table:style-name="ce80" table:formula="of:=+[.E12]-[.J12]" office:value-type="float" office:value="0.000368" calcext:value-type="float">
            <text:p>0.000368</text:p>
          </table:table-cell>
          <table:table-cell table:style-name="ce88" table:formula="of:=+[.F12]+[.L12]" office:value-type="float" office:value="1.150965" calcext:value-type="float">
            <text:p>1.150965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205" calcext:value-type="float">
            <text:p>-0.205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441" table:formula="of:=+[.Q12]-[.N12]" office:value-type="float" office:value="0" calcext:value-type="float">
            <text:p>0.000000</text:p>
          </table:table-cell>
          <table:table-cell table:style-name="ce441" table:formula="of:=+[.R12]-[.O12]" office:value-type="float" office:value="0.000123000000000012" calcext:value-type="float">
            <text:p>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]" office:value-type="float" office:value="0" calcext:value-type="float">
            <text:p>0.000</text:p>
          </table:table-cell>
          <table:table-cell table:style-name="ce246" table:formula="of:=+[.V12]" office:value-type="float" office:value="0" calcext:value-type="float">
            <text:p>0.000</text:p>
          </table:table-cell>
          <table:table-cell table:style-name="ce333" table:formula="of:=+[.X1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Spine4</text:p>
          </table:table-cell>
          <table:table-cell table:style-name="ce153" office:value-type="string" calcext:value-type="string">
            <text:p>mSpine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]+[.N13]" office:value-type="float" office:value="0" calcext:value-type="float">
            <text:p>0.000000</text:p>
          </table:table-cell>
          <table:table-cell table:style-name="ce80" table:formula="of:=+[.E12]-[.M13]" office:value-type="float" office:value="0" calcext:value-type="float">
            <text:p>0.000000</text:p>
          </table:table-cell>
          <table:table-cell table:style-name="ce88" table:formula="of:=+[.F12]+[.O13]" office:value-type="float" office:value="1.151088" calcext:value-type="float">
            <text:p>1.151088</text:p>
          </table:table-cell>
          <table:table-cell table:style-name="ce72" table:formula="of:=+[.D13]+[.K13]" office:value-type="float" office:value="0" calcext:value-type="float">
            <text:p>0.000000</text:p>
          </table:table-cell>
          <table:table-cell table:style-name="ce80" table:formula="of:=+[.E13]-[.J13]" office:value-type="float" office:value="0.015" calcext:value-type="float">
            <text:p>0.015000</text:p>
          </table:table-cell>
          <table:table-cell table:style-name="ce88" table:formula="of:=+[.F13]+[.L13]" office:value-type="float" office:value="1.356088" calcext:value-type="float">
            <text:p>1.356088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.015368" calcext:value-type="float">
            <text:p>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204877" calcext:value-type="float">
            <text:p>-0.204877</text:p>
          </table:table-cell>
          <table:table-cell table:style-name="ce237" office:value-type="float" office:value="0.015" calcext:value-type="float">
            <text:p>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05" calcext:value-type="float">
            <text:p>-0.205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441" table:formula="of:=+[.Q13]-[.N13]" office:value-type="float" office:value="0" calcext:value-type="float">
            <text:p>0.000000</text:p>
          </table:table-cell>
          <table:table-cell table:style-name="ce441" table:formula="of:=+[.R13]-[.O13]" office:value-type="float" office:value="-0.000123000000000012" calcext:value-type="float">
            <text:p>-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]" office:value-type="float" office:value="0" calcext:value-type="float">
            <text:p>0.000</text:p>
          </table:table-cell>
          <table:table-cell table:style-name="ce246" table:formula="of:=+[.V13]" office:value-type="float" office:value="0" calcext:value-type="float">
            <text:p>0.000</text:p>
          </table:table-cell>
          <table:table-cell table:style-name="ce333" table:formula="of:=+[.X1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Chest</text:p>
          </table:table-cell>
          <table:table-cell table:style-name="ce153" office:value-type="string" calcext:value-type="string">
            <text:p>mSpine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]+[.N14]" office:value-type="float" office:value="0" calcext:value-type="float">
            <text:p>0.000000</text:p>
          </table:table-cell>
          <table:table-cell table:style-name="ce80" table:formula="of:=+[.E13]-[.M14]" office:value-type="float" office:value="0.015368" calcext:value-type="float">
            <text:p>0.015368</text:p>
          </table:table-cell>
          <table:table-cell table:style-name="ce88" table:formula="of:=+[.F13]+[.O14]" office:value-type="float" office:value="1.355965" calcext:value-type="float">
            <text:p>1.355965</text:p>
          </table:table-cell>
          <table:table-cell table:style-name="ce72" table:formula="of:=+[.D14]+[.K14]" office:value-type="float" office:value="0" calcext:value-type="float">
            <text:p>0.000000</text:p>
          </table:table-cell>
          <table:table-cell table:style-name="ce80" table:formula="of:=+[.E14]-[.J14]" office:value-type="float" office:value="0.025368" calcext:value-type="float">
            <text:p>0.025368</text:p>
          </table:table-cell>
          <table:table-cell table:style-name="ce88" table:formula="of:=+[.F14]+[.L14]" office:value-type="float" office:value="1.605965" calcext:value-type="float">
            <text:p>1.605965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5" calcext:value-type="float">
            <text:p>0.250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441" table:formula="of:=+[.Q14]-[.N14]" office:value-type="float" office:value="0" calcext:value-type="float">
            <text:p>0.000000</text:p>
          </table:table-cell>
          <table:table-cell table:style-name="ce441" table:formula="of:=+[.R14]-[.O14]" office:value-type="float" office:value="0.000123000000000012" calcext:value-type="float">
            <text:p>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]" office:value-type="float" office:value="0" calcext:value-type="float">
            <text:p>0.000</text:p>
          </table:table-cell>
          <table:table-cell table:style-name="ce246" table:formula="of:=+[.V14]" office:value-type="float" office:value="0" calcext:value-type="float">
            <text:p>0.000</text:p>
          </table:table-cell>
          <table:table-cell table:style-name="ce333" table:formula="of:=+[.X1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CHEST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5]" office:value-type="float" office:value="0" calcext:value-type="float">
            <text:p>0.000000</text:p>
          </table:table-cell>
          <table:table-cell table:style-name="ce81" table:formula="of:=+[.E$14]-[.P15]" office:value-type="float" office:value="-0.012632" calcext:value-type="float">
            <text:p>-0.012632</text:p>
          </table:table-cell>
          <table:table-cell table:style-name="ce89" table:formula="of:=+[.F$14]+[.R15]" office:value-type="float" office:value="1.425965" calcext:value-type="float">
            <text:p>1.425965</text:p>
          </table:table-cell>
          <table:table-cell table:style-name="ce73" table:formula="of:=+[.D15]+[.K15]" office:value-type="float" office:value="0" calcext:value-type="float">
            <text:p>0.000000</text:p>
          </table:table-cell>
          <table:table-cell table:style-name="ce81" table:formula="of:=+[.E15]-[.J15]" office:value-type="float" office:value="0.083368" calcext:value-type="float">
            <text:p>0.083368</text:p>
          </table:table-cell>
          <table:table-cell table:style-name="ce89" table:formula="of:=+[.F15]+[.L15]" office:value-type="float" office:value="1.577965" calcext:value-type="float">
            <text:p>1.577965</text:p>
          </table:table-cell>
          <table:table-cell table:style-name="ce138" office:value-type="float" office:value="-0.096" calcext:value-type="float">
            <text:p>-0.09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52" calcext:value-type="float">
            <text:p>0.152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-10" calcext:value-type="float">
            <text:p>-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2" office:value-type="float" office:value="0.2" calcext:value-type="float">
            <text:p>0.200</text:p>
          </table:table-cell>
          <table:table-cell table:style-name="ce222" table:formula="of:=+[.W15]" office:value-type="float" office:value="-10" calcext:value-type="float">
            <text:p>-10.000</text:p>
          </table:table-cell>
          <table:table-cell table:style-name="ce242" table:formula="of:=+[.V15]" office:value-type="float" office:value="0" calcext:value-type="float">
            <text:p>0.000</text:p>
          </table:table-cell>
          <table:table-cell table:style-name="ce308" table:formula="of:=+[.X15]" office:value-type="float" office:value="0" calcext:value-type="float">
            <text:p>0.000</text:p>
          </table:table-cell>
          <table:table-cell table:style-name="ce400" office:value-type="float" office:value="0.11" calcext:value-type="float">
            <text:p>0.11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400" office:value-type="float" office:value="0.2" calcext:value-type="float">
            <text:p>0.20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LEFT_PEC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6]" office:value-type="float" office:value="0.082" calcext:value-type="float">
            <text:p>0.082000</text:p>
          </table:table-cell>
          <table:table-cell table:style-name="ce81" table:formula="of:=+[.E$14]-[.P16]" office:value-type="float" office:value="-0.103632" calcext:value-type="float">
            <text:p>-0.103632</text:p>
          </table:table-cell>
          <table:table-cell table:style-name="ce89" table:formula="of:=+[.F$14]+[.R16]" office:value-type="float" office:value="1.397965" calcext:value-type="float">
            <text:p>1.397965</text:p>
          </table:table-cell>
          <table:table-cell table:style-name="ce73" table:formula="of:=+[.D16]+[.K16]" office:value-type="float" office:value="0.082" calcext:value-type="float">
            <text:p>0.082000</text:p>
          </table:table-cell>
          <table:table-cell table:style-name="ce81" table:formula="of:=+[.E16]-[.J16]" office:value-type="float" office:value="-0.183632" calcext:value-type="float">
            <text:p>-0.183632</text:p>
          </table:table-cell>
          <table:table-cell table:style-name="ce89" table:formula="of:=+[.F16]+[.L16]" office:value-type="float" office:value="1.391965" calcext:value-type="float">
            <text:p>1.391965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0.082" calcext:value-type="float">
            <text:p>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6]" office:value-type="float" office:value="4.29" calcext:value-type="float">
            <text:p>4.290</text:p>
          </table:table-cell>
          <table:table-cell table:style-name="ce242" table:formula="of:=+[.V16]" office:value-type="float" office:value="0" calcext:value-type="float">
            <text:p>0.000</text:p>
          </table:table-cell>
          <table:table-cell table:style-name="ce308" table:formula="of:=+[.X16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49" office:value-type="string" calcext:value-type="string">
            <text:p>RIGHT_PEC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7]" office:value-type="float" office:value="-0.082" calcext:value-type="float">
            <text:p>-0.082000</text:p>
          </table:table-cell>
          <table:table-cell table:style-name="ce81" table:formula="of:=+[.E$14]-[.P17]" office:value-type="float" office:value="-0.103632" calcext:value-type="float">
            <text:p>-0.103632</text:p>
          </table:table-cell>
          <table:table-cell table:style-name="ce89" table:formula="of:=+[.F$14]+[.R17]" office:value-type="float" office:value="1.397965" calcext:value-type="float">
            <text:p>1.397965</text:p>
          </table:table-cell>
          <table:table-cell table:style-name="ce73" table:formula="of:=+[.D17]+[.K17]" office:value-type="float" office:value="-0.082" calcext:value-type="float">
            <text:p>-0.082000</text:p>
          </table:table-cell>
          <table:table-cell table:style-name="ce81" table:formula="of:=+[.E17]-[.J17]" office:value-type="float" office:value="-0.183632" calcext:value-type="float">
            <text:p>-0.183632</text:p>
          </table:table-cell>
          <table:table-cell table:style-name="ce89" table:formula="of:=+[.F17]+[.L17]" office:value-type="float" office:value="1.391965" calcext:value-type="float">
            <text:p>1.391965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-0.082" calcext:value-type="float">
            <text:p>-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7]" office:value-type="float" office:value="4.29" calcext:value-type="float">
            <text:p>4.290</text:p>
          </table:table-cell>
          <table:table-cell table:style-name="ce242" table:formula="of:=+[.V17]" office:value-type="float" office:value="0" calcext:value-type="float">
            <text:p>0.000</text:p>
          </table:table-cell>
          <table:table-cell table:style-name="ce308" table:formula="of:=+[.X17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UPPER_BACK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8]" office:value-type="float" office:value="0" calcext:value-type="float">
            <text:p>0.000000</text:p>
          </table:table-cell>
          <table:table-cell table:style-name="ce81" table:formula="of:=+[.E$14]-[.P18]" office:value-type="float" office:value="0.015368" calcext:value-type="float">
            <text:p>0.015368</text:p>
          </table:table-cell>
          <table:table-cell table:style-name="ce89" table:formula="of:=+[.F$14]+[.R18]" office:value-type="float" office:value="1.372965" calcext:value-type="float">
            <text:p>1.372965</text:p>
          </table:table-cell>
          <table:table-cell table:style-name="ce73" table:formula="of:=+[.D18]+[.K18]" office:value-type="float" office:value="0" calcext:value-type="float">
            <text:p>0.000000</text:p>
          </table:table-cell>
          <table:table-cell table:style-name="ce81" table:formula="of:=+[.E18]-[.J18]" office:value-type="float" office:value="0.115368" calcext:value-type="float">
            <text:p>0.115368</text:p>
          </table:table-cell>
          <table:table-cell table:style-name="ce89" table:formula="of:=+[.F18]+[.L18]" office:value-type="float" office:value="1.372965" calcext:value-type="float">
            <text:p>1.372965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17" calcext:value-type="float">
            <text:p>0.017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18]" office:value-type="float" office:value="0" calcext:value-type="float">
            <text:p>0.000</text:p>
          </table:table-cell>
          <table:table-cell table:style-name="ce242" table:formula="of:=+[.V18]" office:value-type="float" office:value="0" calcext:value-type="float">
            <text:p>0.000</text:p>
          </table:table-cell>
          <table:table-cell table:style-name="ce308" table:formula="of:=+[.X18]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Neck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4]+[.N19]" office:value-type="float" office:value="0" calcext:value-type="float">
            <text:p>0.000000</text:p>
          </table:table-cell>
          <table:table-cell table:style-name="ce80" table:formula="of:=+[.E$14]-[.M19]" office:value-type="float" office:value="0.024875" calcext:value-type="float">
            <text:p>0.024875</text:p>
          </table:table-cell>
          <table:table-cell table:style-name="ce88" table:formula="of:=+[.F$14]+[.O19]" office:value-type="float" office:value="1.607073" calcext:value-type="float">
            <text:p>1.607073</text:p>
          </table:table-cell>
          <table:table-cell table:style-name="ce72" table:formula="of:=+[.D19]+[.K19]" office:value-type="float" office:value="0" calcext:value-type="float">
            <text:p>0.000000</text:p>
          </table:table-cell>
          <table:table-cell table:style-name="ce80" table:formula="of:=+[.E19]-[.J19]" office:value-type="float" office:value="0.024875" calcext:value-type="float">
            <text:p>0.024875</text:p>
          </table:table-cell>
          <table:table-cell table:style-name="ce88" table:formula="of:=+[.F19]+[.L19]" office:value-type="float" office:value="1.684073" calcext:value-type="float">
            <text:p>1.68407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7" calcext:value-type="float">
            <text:p>0.077</text:p>
          </table:table-cell>
          <table:table-cell table:style-name="ce177" office:value-type="float" office:value="-0.009507" calcext:value-type="float">
            <text:p>-0.009507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51108" calcext:value-type="float">
            <text:p>0.251108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51" calcext:value-type="float">
            <text:p>0.251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441" table:formula="of:=+[.Q19]-[.N19]" office:value-type="float" office:value="0" calcext:value-type="float">
            <text:p>0.000000</text:p>
          </table:table-cell>
          <table:table-cell table:style-name="ce441" table:formula="of:=+[.R19]-[.O19]" office:value-type="float" office:value="-0.000107999999999997" calcext:value-type="float">
            <text:p>-0.0001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9]" office:value-type="float" office:value="0" calcext:value-type="float">
            <text:p>0.000</text:p>
          </table:table-cell>
          <table:table-cell table:style-name="ce246" table:formula="of:=+[.V19]" office:value-type="float" office:value="0" calcext:value-type="float">
            <text:p>0.000</text:p>
          </table:table-cell>
          <table:table-cell table:style-name="ce333" table:formula="of:=+[.X1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NECK</text:p>
          </table:table-cell>
          <table:table-cell table:style-name="ce153" office:value-type="string" calcext:value-type="string">
            <text:p>mNeck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9]+[.Q20]" office:value-type="float" office:value="0" calcext:value-type="float">
            <text:p>0.000000</text:p>
          </table:table-cell>
          <table:table-cell table:style-name="ce81" table:formula="of:=+[.E19]-[.P20]" office:value-type="float" office:value="0.024875" calcext:value-type="float">
            <text:p>0.024875</text:p>
          </table:table-cell>
          <table:table-cell table:style-name="ce89" table:formula="of:=+[.F19]+[.R20]" office:value-type="float" office:value="1.627073" calcext:value-type="float">
            <text:p>1.627073</text:p>
          </table:table-cell>
          <table:table-cell table:style-name="ce73" table:formula="of:=+[.D20]+[.K20]" office:value-type="float" office:value="0" calcext:value-type="float">
            <text:p>0.000000</text:p>
          </table:table-cell>
          <table:table-cell table:style-name="ce81" table:formula="of:=+[.E20]-[.J20]" office:value-type="float" office:value="0.024875" calcext:value-type="float">
            <text:p>0.024875</text:p>
          </table:table-cell>
          <table:table-cell table:style-name="ce89" table:formula="of:=+[.F20]+[.L20]" office:value-type="float" office:value="1.707073" calcext:value-type="float">
            <text:p>1.707073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8" calcext:value-type="float">
            <text:p>0.08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22" table:formula="of:=+[.W20]" office:value-type="float" office:value="0" calcext:value-type="float">
            <text:p>0.000</text:p>
          </table:table-cell>
          <table:table-cell table:style-name="ce242" table:formula="of:=+[.V20]" office:value-type="float" office:value="0" calcext:value-type="float">
            <text:p>0.000</text:p>
          </table:table-cell>
          <table:table-cell table:style-name="ce308" table:formula="of:=+[.X20]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6" calcext:value-type="float">
            <text:p>0.06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Head</text:p>
          </table:table-cell>
          <table:table-cell table:style-name="ce153" office:value-type="string" calcext:value-type="string">
            <text:p>mNeck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9]+[.N21]" office:value-type="float" office:value="0" calcext:value-type="float">
            <text:p>0.000000</text:p>
          </table:table-cell>
          <table:table-cell table:style-name="ce80" table:formula="of:=+[.E19]-[.M21]" office:value-type="float" office:value="0.024875" calcext:value-type="float">
            <text:p>0.024875</text:p>
          </table:table-cell>
          <table:table-cell table:style-name="ce88" table:formula="of:=+[.F19]+[.O21]" office:value-type="float" office:value="1.682703" calcext:value-type="float">
            <text:p>1.682703</text:p>
          </table:table-cell>
          <table:table-cell table:style-name="ce72" table:formula="of:=+[.D21]+[.K21]" office:value-type="float" office:value="0" calcext:value-type="float">
            <text:p>0.000000</text:p>
          </table:table-cell>
          <table:table-cell table:style-name="ce80" table:formula="of:=+[.E21]-[.J21]" office:value-type="float" office:value="0.024875" calcext:value-type="float">
            <text:p>0.024875</text:p>
          </table:table-cell>
          <table:table-cell table:style-name="ce88" table:formula="of:=+[.F21]+[.L21]" office:value-type="float" office:value="1.761703" calcext:value-type="float">
            <text:p>1.761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9" calcext:value-type="float">
            <text:p>0.079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563" calcext:value-type="float">
            <text:p>0.07563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6" calcext:value-type="float">
            <text:p>0.076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441" table:formula="of:=+[.Q21]-[.N21]" office:value-type="float" office:value="0" calcext:value-type="float">
            <text:p>0.000000</text:p>
          </table:table-cell>
          <table:table-cell table:style-name="ce441" table:formula="of:=+[.R21]-[.O21]" office:value-type="float" office:value="0.000369999999999995" calcext:value-type="float">
            <text:p>0.0003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1]" office:value-type="float" office:value="0" calcext:value-type="float">
            <text:p>0.000</text:p>
          </table:table-cell>
          <table:table-cell table:style-name="ce246" table:formula="of:=+[.V21]" office:value-type="float" office:value="0" calcext:value-type="float">
            <text:p>0.000</text:p>
          </table:table-cell>
          <table:table-cell table:style-name="ce333" table:formula="of:=+[.X2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HEAD</text:p>
          </table:table-cell>
          <table:table-cell table:style-name="ce162" office:value-type="string" calcext:value-type="string">
            <text:p>mHead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21]+[.Q22]" office:value-type="float" office:value="0" calcext:value-type="float">
            <text:p>0.000000</text:p>
          </table:table-cell>
          <table:table-cell table:style-name="ce81" table:formula="of:=+[.E21]-[.P22]" office:value-type="float" office:value="0.004875" calcext:value-type="float">
            <text:p>0.004875</text:p>
          </table:table-cell>
          <table:table-cell table:style-name="ce89" table:formula="of:=+[.F21]+[.R22]" office:value-type="float" office:value="1.752703" calcext:value-type="float">
            <text:p>1.752703</text:p>
          </table:table-cell>
          <table:table-cell table:style-name="ce73" table:formula="of:=+[.D22]+[.K22]" office:value-type="float" office:value="0" calcext:value-type="float">
            <text:p>0.000000</text:p>
          </table:table-cell>
          <table:table-cell table:style-name="ce81" table:formula="of:=+[.E22]-[.J22]" office:value-type="float" office:value="0.004875" calcext:value-type="float">
            <text:p>0.004875</text:p>
          </table:table-cell>
          <table:table-cell table:style-name="ce89" table:formula="of:=+[.F22]+[.L22]" office:value-type="float" office:value="1.852703" calcext:value-type="float">
            <text:p>1.852703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" calcext:value-type="float">
            <text:p>0.1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22" table:formula="of:=+[.W22]" office:value-type="float" office:value="0" calcext:value-type="float">
            <text:p>0.000</text:p>
          </table:table-cell>
          <table:table-cell table:style-name="ce242" table:formula="of:=+[.V22]" office:value-type="float" office:value="0" calcext:value-type="float">
            <text:p>0.000</text:p>
          </table:table-cell>
          <table:table-cell table:style-name="ce308" table:formula="of:=+[.X22]" office:value-type="float" office:value="0" calcext:value-type="float">
            <text:p>0.000</text:p>
          </table:table-cell>
          <table:table-cell table:style-name="ce400" office:value-type="float" office:value="0.11" calcext:value-type="float">
            <text:p>0.11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2" calcext:value-type="float">
            <text:p>0.12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kull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3]" office:value-type="float" office:value="0" calcext:value-type="float">
            <text:p>0.000000</text:p>
          </table:table-cell>
          <table:table-cell table:style-name="ce80" table:formula="of:=+[.E$21]-[.M23]" office:value-type="float" office:value="0.024875" calcext:value-type="float">
            <text:p>0.024875</text:p>
          </table:table-cell>
          <table:table-cell table:style-name="ce88" table:formula="of:=+[.F$21]+[.O23]" office:value-type="float" office:value="1.761703" calcext:value-type="float">
            <text:p>1.761703</text:p>
          </table:table-cell>
          <table:table-cell table:style-name="ce72" table:formula="of:=+[.D23]+[.K23]" office:value-type="float" office:value="0" calcext:value-type="float">
            <text:p>0.000000</text:p>
          </table:table-cell>
          <table:table-cell table:style-name="ce80" table:formula="of:=+[.E23]-[.J23]" office:value-type="float" office:value="0.024875" calcext:value-type="float">
            <text:p>0.024875</text:p>
          </table:table-cell>
          <table:table-cell table:style-name="ce88" table:formula="of:=+[.F23]+[.L23]" office:value-type="float" office:value="1.794703" calcext:value-type="float">
            <text:p>1.794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441" table:formula="of:=+[.Q23]-[.N23]" office:value-type="float" office:value="0" calcext:value-type="float">
            <text:p>0.000000</text:p>
          </table:table-cell>
          <table:table-cell table:style-name="ce441" table:formula="of:=+[.R23]-[.O2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3]" office:value-type="float" office:value="0" calcext:value-type="float">
            <text:p>0.000</text:p>
          </table:table-cell>
          <table:table-cell table:style-name="ce246" table:formula="of:=+[.V23]" office:value-type="float" office:value="0" calcext:value-type="float">
            <text:p>0.000</text:p>
          </table:table-cell>
          <table:table-cell table:style-name="ce333" table:formula="of:=+[.X2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EyeRigh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4]" office:value-type="float" office:value="-0.036" calcext:value-type="float">
            <text:p>-0.036000</text:p>
          </table:table-cell>
          <table:table-cell table:style-name="ce80" table:formula="of:=+[.E$21]-[.M24]" office:value-type="float" office:value="-0.073591" calcext:value-type="float">
            <text:p>-0.073591</text:p>
          </table:table-cell>
          <table:table-cell table:style-name="ce88" table:formula="of:=+[.F$21]+[.O24]" office:value-type="float" office:value="1.761703" calcext:value-type="float">
            <text:p>1.761703</text:p>
          </table:table-cell>
          <table:table-cell table:style-name="ce72" table:formula="of:=+[.D24]+[.K24]" office:value-type="float" office:value="-0.036" calcext:value-type="float">
            <text:p>-0.036000</text:p>
          </table:table-cell>
          <table:table-cell table:style-name="ce80" table:formula="of:=+[.E24]-[.J24]" office:value-type="float" office:value="-0.098591" calcext:value-type="float">
            <text:p>-0.098591</text:p>
          </table:table-cell>
          <table:table-cell table:style-name="ce88" table:formula="of:=+[.F24]+[.L24]" office:value-type="float" office:value="1.761703" calcext:value-type="float">
            <text:p>1.76170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441" table:formula="of:=+[.Q24]-[.N24]" office:value-type="float" office:value="0" calcext:value-type="float">
            <text:p>0.000000</text:p>
          </table:table-cell>
          <table:table-cell table:style-name="ce441" table:formula="of:=+[.R24]-[.O2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4]" office:value-type="float" office:value="0" calcext:value-type="float">
            <text:p>0.000</text:p>
          </table:table-cell>
          <table:table-cell table:style-name="ce246" table:formula="of:=+[.V24]" office:value-type="float" office:value="0" calcext:value-type="float">
            <text:p>0.000</text:p>
          </table:table-cell>
          <table:table-cell table:style-name="ce333" table:formula="of:=+[.X2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5]" office:value-type="float" office:value="0.036" calcext:value-type="float">
            <text:p>0.036000</text:p>
          </table:table-cell>
          <table:table-cell table:style-name="ce80" table:formula="of:=+[.E$21]-[.M25]" office:value-type="float" office:value="-0.073591" calcext:value-type="float">
            <text:p>-0.073591</text:p>
          </table:table-cell>
          <table:table-cell table:style-name="ce88" table:formula="of:=+[.F$21]+[.O25]" office:value-type="float" office:value="1.761703" calcext:value-type="float">
            <text:p>1.761703</text:p>
          </table:table-cell>
          <table:table-cell table:style-name="ce72" table:formula="of:=+[.D25]+[.K25]" office:value-type="float" office:value="0.036" calcext:value-type="float">
            <text:p>0.036000</text:p>
          </table:table-cell>
          <table:table-cell table:style-name="ce80" table:formula="of:=+[.E25]-[.J25]" office:value-type="float" office:value="-0.098591" calcext:value-type="float">
            <text:p>-0.098591</text:p>
          </table:table-cell>
          <table:table-cell table:style-name="ce88" table:formula="of:=+[.F25]+[.L25]" office:value-type="float" office:value="1.761703" calcext:value-type="float">
            <text:p>1.76170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441" table:formula="of:=+[.Q25]-[.N25]" office:value-type="float" office:value="0" calcext:value-type="float">
            <text:p>0.000000</text:p>
          </table:table-cell>
          <table:table-cell table:style-name="ce441" table:formula="of:=+[.R25]-[.O2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5]" office:value-type="float" office:value="0" calcext:value-type="float">
            <text:p>0.000</text:p>
          </table:table-cell>
          <table:table-cell table:style-name="ce246" table:formula="of:=+[.V25]" office:value-type="float" office:value="0" calcext:value-type="float">
            <text:p>0.000</text:p>
          </table:table-cell>
          <table:table-cell table:style-name="ce333" table:formula="of:=+[.X2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Roo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6]" office:value-type="float" office:value="0" calcext:value-type="float">
            <text:p>0.000000</text:p>
          </table:table-cell>
          <table:table-cell table:style-name="ce80" table:formula="of:=+[.E$21]-[.M26]" office:value-type="float" office:value="-0.000125" calcext:value-type="float">
            <text:p>-0.000125</text:p>
          </table:table-cell>
          <table:table-cell table:style-name="ce88" table:formula="of:=+[.F$21]+[.O26]" office:value-type="float" office:value="1.727703" calcext:value-type="float">
            <text:p>1.727703</text:p>
          </table:table-cell>
          <table:table-cell table:style-name="ce72" table:formula="of:=+[.D26]+[.K26]" office:value-type="float" office:value="0" calcext:value-type="float">
            <text:p>0.000000</text:p>
          </table:table-cell>
          <table:table-cell table:style-name="ce80" table:formula="of:=+[.E26]-[.J26]" office:value-type="float" office:value="-0.020125" calcext:value-type="float">
            <text:p>-0.020125</text:p>
          </table:table-cell>
          <table:table-cell table:style-name="ce88" table:formula="of:=+[.F26]+[.L26]" office:value-type="float" office:value="1.727703" calcext:value-type="float">
            <text:p>1.727703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5" calcext:value-type="float">
            <text:p>0.02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5" calcext:value-type="float">
            <text:p>0.045000</text:p>
          </table:table-cell>
          <table:table-cell table:style-name="ce237" office:value-type="float" office:value="0.025" calcext:value-type="float">
            <text:p>0.02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5" calcext:value-type="float">
            <text:p>0.045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441" table:formula="of:=+[.Q26]-[.N26]" office:value-type="float" office:value="0" calcext:value-type="float">
            <text:p>0.000000</text:p>
          </table:table-cell>
          <table:table-cell table:style-name="ce441" table:formula="of:=+[.R26]-[.O2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6]" office:value-type="float" office:value="0" calcext:value-type="float">
            <text:p>0.000</text:p>
          </table:table-cell>
          <table:table-cell table:style-name="ce246" table:formula="of:=+[.V26]" office:value-type="float" office:value="0" calcext:value-type="float">
            <text:p>0.000</text:p>
          </table:table-cell>
          <table:table-cell table:style-name="ce333" table:formula="of:=+[.X2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Alt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7]" office:value-type="float" office:value="-0.036" calcext:value-type="float">
            <text:p>-0.036000</text:p>
          </table:table-cell>
          <table:table-cell table:style-name="ce80" table:formula="of:=+[.E$26]-[.M27]" office:value-type="float" office:value="-0.073591" calcext:value-type="float">
            <text:p>-0.073591</text:p>
          </table:table-cell>
          <table:table-cell table:style-name="ce88" table:formula="of:=+[.F$26]+[.O27]" office:value-type="float" office:value="1.761633" calcext:value-type="float">
            <text:p>1.761633</text:p>
          </table:table-cell>
          <table:table-cell table:style-name="ce72" table:formula="of:=+[.D27]+[.K27]" office:value-type="float" office:value="-0.036" calcext:value-type="float">
            <text:p>-0.036000</text:p>
          </table:table-cell>
          <table:table-cell table:style-name="ce80" table:formula="of:=+[.E27]-[.J27]" office:value-type="float" office:value="-0.098591" calcext:value-type="float">
            <text:p>-0.098591</text:p>
          </table:table-cell>
          <table:table-cell table:style-name="ce88" table:formula="of:=+[.F27]+[.L27]" office:value-type="float" office:value="1.761633" calcext:value-type="float">
            <text:p>1.76163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6" calcext:value-type="float">
            <text:p>0.073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27]-[.M27]" office:value-type="float" office:value="-0.000466000000000008" calcext:value-type="float">
            <text:p>-0.000466</text:p>
          </table:table-cell>
          <table:table-cell table:style-name="ce441" table:formula="of:=+[.Q27]-[.N27]" office:value-type="float" office:value="0" calcext:value-type="float">
            <text:p>0.000000</text:p>
          </table:table-cell>
          <table:table-cell table:style-name="ce441" table:formula="of:=+[.R27]-[.O27]" office:value-type="float" office:value="0.0000700000000000006" calcext:value-type="float">
            <text:p>0.0000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7]" office:value-type="float" office:value="0" calcext:value-type="float">
            <text:p>0.000</text:p>
          </table:table-cell>
          <table:table-cell table:style-name="ce246" table:formula="of:=+[.V27]" office:value-type="float" office:value="0" calcext:value-type="float">
            <text:p>0.000</text:p>
          </table:table-cell>
          <table:table-cell table:style-name="ce333" table:formula="of:=+[.X2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Alt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8]" office:value-type="float" office:value="0.036" calcext:value-type="float">
            <text:p>0.036000</text:p>
          </table:table-cell>
          <table:table-cell table:style-name="ce80" table:formula="of:=+[.E$26]-[.M28]" office:value-type="float" office:value="-0.073586" calcext:value-type="float">
            <text:p>-0.073586</text:p>
          </table:table-cell>
          <table:table-cell table:style-name="ce88" table:formula="of:=+[.F$26]+[.O28]" office:value-type="float" office:value="1.761633" calcext:value-type="float">
            <text:p>1.761633</text:p>
          </table:table-cell>
          <table:table-cell table:style-name="ce72" table:formula="of:=+[.D28]+[.K28]" office:value-type="float" office:value="0.036" calcext:value-type="float">
            <text:p>0.036000</text:p>
          </table:table-cell>
          <table:table-cell table:style-name="ce80" table:formula="of:=+[.E28]-[.J28]" office:value-type="float" office:value="-0.098586" calcext:value-type="float">
            <text:p>-0.098586</text:p>
          </table:table-cell>
          <table:table-cell table:style-name="ce88" table:formula="of:=+[.F28]+[.L28]" office:value-type="float" office:value="1.761633" calcext:value-type="float">
            <text:p>1.76163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1" calcext:value-type="float">
            <text:p>0.073461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28]-[.M28]" office:value-type="float" office:value="-0.000461000000000003" calcext:value-type="float">
            <text:p>-0.000461</text:p>
          </table:table-cell>
          <table:table-cell table:style-name="ce441" table:formula="of:=+[.Q28]-[.N28]" office:value-type="float" office:value="0" calcext:value-type="float">
            <text:p>0.000000</text:p>
          </table:table-cell>
          <table:table-cell table:style-name="ce441" table:formula="of:=+[.R28]-[.O28]" office:value-type="float" office:value="0.0000700000000000006" calcext:value-type="float">
            <text:p>0.0000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8]" office:value-type="float" office:value="0" calcext:value-type="float">
            <text:p>0.000</text:p>
          </table:table-cell>
          <table:table-cell table:style-name="ce246" table:formula="of:=+[.V28]" office:value-type="float" office:value="0" calcext:value-type="float">
            <text:p>0.000</text:p>
          </table:table-cell>
          <table:table-cell table:style-name="ce333" table:formula="of:=+[.X2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ForeheadLeft 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9]" office:value-type="float" office:value="0.035" calcext:value-type="float">
            <text:p>0.035000</text:p>
          </table:table-cell>
          <table:table-cell table:style-name="ce80" table:formula="of:=+[.E$26]-[.M29]" office:value-type="float" office:value="-0.061125" calcext:value-type="float">
            <text:p>-0.061125</text:p>
          </table:table-cell>
          <table:table-cell table:style-name="ce88" table:formula="of:=+[.F$26]+[.O29]" office:value-type="float" office:value="1.810703" calcext:value-type="float">
            <text:p>1.810703</text:p>
          </table:table-cell>
          <table:table-cell table:style-name="ce72" table:formula="of:=+[.D29]+[.K29]" office:value-type="float" office:value="0.039" calcext:value-type="float">
            <text:p>0.039000</text:p>
          </table:table-cell>
          <table:table-cell table:style-name="ce80" table:formula="of:=+[.E29]-[.J29]" office:value-type="float" office:value="-0.085125" calcext:value-type="float">
            <text:p>-0.085125</text:p>
          </table:table-cell>
          <table:table-cell table:style-name="ce88" table:formula="of:=+[.F29]+[.L29]" office:value-type="float" office:value="1.828703" calcext:value-type="float">
            <text:p>1.828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0.035" calcext:value-type="float">
            <text:p>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0.035" calcext:value-type="float">
            <text:p>0.035</text:p>
          </table:table-cell>
          <table:table-cell table:style-name="ce333" office:value-type="float" office:value="0.083" calcext:value-type="float">
            <text:p>0.083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441" table:formula="of:=+[.Q29]-[.N29]" office:value-type="float" office:value="0" calcext:value-type="float">
            <text:p>0.000000</text:p>
          </table:table-cell>
          <table:table-cell table:style-name="ce441" table:formula="of:=+[.R29]-[.O2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9]" office:value-type="float" office:value="0" calcext:value-type="float">
            <text:p>0.000</text:p>
          </table:table-cell>
          <table:table-cell table:style-name="ce246" table:formula="of:=+[.V29]" office:value-type="float" office:value="0" calcext:value-type="float">
            <text:p>0.000</text:p>
          </table:table-cell>
          <table:table-cell table:style-name="ce333" table:formula="of:=+[.X2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Forehead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0]" office:value-type="float" office:value="-0.035" calcext:value-type="float">
            <text:p>-0.035000</text:p>
          </table:table-cell>
          <table:table-cell table:style-name="ce80" table:formula="of:=+[.E$26]-[.M30]" office:value-type="float" office:value="-0.061125" calcext:value-type="float">
            <text:p>-0.061125</text:p>
          </table:table-cell>
          <table:table-cell table:style-name="ce88" table:formula="of:=+[.F$26]+[.O30]" office:value-type="float" office:value="1.810703" calcext:value-type="float">
            <text:p>1.810703</text:p>
          </table:table-cell>
          <table:table-cell table:style-name="ce72" table:formula="of:=+[.D30]+[.K30]" office:value-type="float" office:value="-0.039" calcext:value-type="float">
            <text:p>-0.039000</text:p>
          </table:table-cell>
          <table:table-cell table:style-name="ce80" table:formula="of:=+[.E30]-[.J30]" office:value-type="float" office:value="-0.085125" calcext:value-type="float">
            <text:p>-0.085125</text:p>
          </table:table-cell>
          <table:table-cell table:style-name="ce88" table:formula="of:=+[.F30]+[.L30]" office:value-type="float" office:value="1.828703" calcext:value-type="float">
            <text:p>1.828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-0.035" calcext:value-type="float">
            <text:p>-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-0.035" calcext:value-type="float">
            <text:p>-0.035</text:p>
          </table:table-cell>
          <table:table-cell table:style-name="ce333" office:value-type="float" office:value="0.083" calcext:value-type="float">
            <text:p>0.083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441" table:formula="of:=+[.Q30]-[.N30]" office:value-type="float" office:value="0" calcext:value-type="float">
            <text:p>0.000000</text:p>
          </table:table-cell>
          <table:table-cell table:style-name="ce441" table:formula="of:=+[.R30]-[.O3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0]" office:value-type="float" office:value="0" calcext:value-type="float">
            <text:p>0.000</text:p>
          </table:table-cell>
          <table:table-cell table:style-name="ce246" table:formula="of:=+[.V30]" office:value-type="float" office:value="0" calcext:value-type="float">
            <text:p>0.000</text:p>
          </table:table-cell>
          <table:table-cell table:style-name="ce333" table:formula="of:=+[.X3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Out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1]" office:value-type="float" office:value="0.051" calcext:value-type="float">
            <text:p>0.051000</text:p>
          </table:table-cell>
          <table:table-cell table:style-name="ce80" table:formula="of:=+[.E$26]-[.M31]" office:value-type="float" office:value="-0.064125" calcext:value-type="float">
            <text:p>-0.064125</text:p>
          </table:table-cell>
          <table:table-cell table:style-name="ce88" table:formula="of:=+[.F$26]+[.O31]" office:value-type="float" office:value="1.775703" calcext:value-type="float">
            <text:p>1.775703</text:p>
          </table:table-cell>
          <table:table-cell table:style-name="ce72" table:formula="of:=+[.D31]+[.K31]" office:value-type="float" office:value="0.064" calcext:value-type="float">
            <text:p>0.064000</text:p>
          </table:table-cell>
          <table:table-cell table:style-name="ce80" table:formula="of:=+[.E31]-[.J31]" office:value-type="float" office:value="-0.087125" calcext:value-type="float">
            <text:p>-0.087125</text:p>
          </table:table-cell>
          <table:table-cell table:style-name="ce88" table:formula="of:=+[.F31]+[.L31]" office:value-type="float" office:value="1.775703" calcext:value-type="float">
            <text:p>1.775703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13" calcext:value-type="float">
            <text:p>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.051" calcext:value-type="float">
            <text:p>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.051" calcext:value-type="float">
            <text:p>0.051</text:p>
          </table:table-cell>
          <table:table-cell table:style-name="ce333" office:value-type="float" office:value="0.048" calcext:value-type="float">
            <text:p>0.048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441" table:formula="of:=+[.Q31]-[.N31]" office:value-type="float" office:value="0" calcext:value-type="float">
            <text:p>0.000000</text:p>
          </table:table-cell>
          <table:table-cell table:style-name="ce441" table:formula="of:=+[.R31]-[.O3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1]" office:value-type="float" office:value="0" calcext:value-type="float">
            <text:p>0.000</text:p>
          </table:table-cell>
          <table:table-cell table:style-name="ce246" table:formula="of:=+[.V31]" office:value-type="float" office:value="0" calcext:value-type="float">
            <text:p>0.000</text:p>
          </table:table-cell>
          <table:table-cell table:style-name="ce333" table:formula="of:=+[.X3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Cent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2]" office:value-type="float" office:value="0.043" calcext:value-type="float">
            <text:p>0.043000</text:p>
          </table:table-cell>
          <table:table-cell table:style-name="ce80" table:formula="of:=+[.E$26]-[.M32]" office:value-type="float" office:value="-0.070125" calcext:value-type="float">
            <text:p>-0.070125</text:p>
          </table:table-cell>
          <table:table-cell table:style-name="ce88" table:formula="of:=+[.F$26]+[.O32]" office:value-type="float" office:value="1.783703" calcext:value-type="float">
            <text:p>1.783703</text:p>
          </table:table-cell>
          <table:table-cell table:style-name="ce72" table:formula="of:=+[.D32]+[.K32]" office:value-type="float" office:value="0.043" calcext:value-type="float">
            <text:p>0.043000</text:p>
          </table:table-cell>
          <table:table-cell table:style-name="ce80" table:formula="of:=+[.E32]-[.J32]" office:value-type="float" office:value="-0.097125" calcext:value-type="float">
            <text:p>-0.097125</text:p>
          </table:table-cell>
          <table:table-cell table:style-name="ce88" table:formula="of:=+[.F32]+[.L32]" office:value-type="float" office:value="1.783703" calcext:value-type="float">
            <text:p>1.783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43" calcext:value-type="float">
            <text:p>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43" calcext:value-type="float">
            <text:p>0.043</text:p>
          </table:table-cell>
          <table:table-cell table:style-name="ce333" office:value-type="float" office:value="0.056" calcext:value-type="float">
            <text:p>0.056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441" table:formula="of:=+[.Q32]-[.N32]" office:value-type="float" office:value="0" calcext:value-type="float">
            <text:p>0.000000</text:p>
          </table:table-cell>
          <table:table-cell table:style-name="ce441" table:formula="of:=+[.R32]-[.O3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2]" office:value-type="float" office:value="0" calcext:value-type="float">
            <text:p>0.000</text:p>
          </table:table-cell>
          <table:table-cell table:style-name="ce246" table:formula="of:=+[.V32]" office:value-type="float" office:value="0" calcext:value-type="float">
            <text:p>0.000</text:p>
          </table:table-cell>
          <table:table-cell table:style-name="ce333" table:formula="of:=+[.X3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Inn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3]" office:value-type="float" office:value="0.022" calcext:value-type="float">
            <text:p>0.022000</text:p>
          </table:table-cell>
          <table:table-cell table:style-name="ce80" table:formula="of:=+[.E$26]-[.M33]" office:value-type="float" office:value="-0.075125" calcext:value-type="float">
            <text:p>-0.075125</text:p>
          </table:table-cell>
          <table:table-cell table:style-name="ce88" table:formula="of:=+[.F$26]+[.O33]" office:value-type="float" office:value="1.778703" calcext:value-type="float">
            <text:p>1.778703</text:p>
          </table:table-cell>
          <table:table-cell table:style-name="ce72" table:formula="of:=+[.D33]+[.K33]" office:value-type="float" office:value="0.022" calcext:value-type="float">
            <text:p>0.022000</text:p>
          </table:table-cell>
          <table:table-cell table:style-name="ce80" table:formula="of:=+[.E33]-[.J33]" office:value-type="float" office:value="-0.101125" calcext:value-type="float">
            <text:p>-0.101125</text:p>
          </table:table-cell>
          <table:table-cell table:style-name="ce88" table:formula="of:=+[.F33]+[.L33]" office:value-type="float" office:value="1.778703" calcext:value-type="float">
            <text:p>1.778703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22" calcext:value-type="float">
            <text:p>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22" calcext:value-type="float">
            <text:p>0.022</text:p>
          </table:table-cell>
          <table:table-cell table:style-name="ce333" office:value-type="float" office:value="0.051" calcext:value-type="float">
            <text:p>0.051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441" table:formula="of:=+[.Q33]-[.N33]" office:value-type="float" office:value="0" calcext:value-type="float">
            <text:p>0.000000</text:p>
          </table:table-cell>
          <table:table-cell table:style-name="ce441" table:formula="of:=+[.R33]-[.O3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3]" office:value-type="float" office:value="0" calcext:value-type="float">
            <text:p>0.000</text:p>
          </table:table-cell>
          <table:table-cell table:style-name="ce246" table:formula="of:=+[.V33]" office:value-type="float" office:value="0" calcext:value-type="float">
            <text:p>0.000</text:p>
          </table:table-cell>
          <table:table-cell table:style-name="ce333" table:formula="of:=+[.X3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Out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4]" office:value-type="float" office:value="-0.051" calcext:value-type="float">
            <text:p>-0.051000</text:p>
          </table:table-cell>
          <table:table-cell table:style-name="ce80" table:formula="of:=+[.E$26]-[.M34]" office:value-type="float" office:value="-0.064125" calcext:value-type="float">
            <text:p>-0.064125</text:p>
          </table:table-cell>
          <table:table-cell table:style-name="ce88" table:formula="of:=+[.F$26]+[.O34]" office:value-type="float" office:value="1.775703" calcext:value-type="float">
            <text:p>1.775703</text:p>
          </table:table-cell>
          <table:table-cell table:style-name="ce72" table:formula="of:=+[.D34]+[.K34]" office:value-type="float" office:value="-0.064" calcext:value-type="float">
            <text:p>-0.064000</text:p>
          </table:table-cell>
          <table:table-cell table:style-name="ce80" table:formula="of:=+[.E34]-[.J34]" office:value-type="float" office:value="-0.087125" calcext:value-type="float">
            <text:p>-0.087125</text:p>
          </table:table-cell>
          <table:table-cell table:style-name="ce88" table:formula="of:=+[.F34]+[.L34]" office:value-type="float" office:value="1.775703" calcext:value-type="float">
            <text:p>1.775703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13" calcext:value-type="float">
            <text:p>-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-0.051" calcext:value-type="float">
            <text:p>-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-0.051" calcext:value-type="float">
            <text:p>-0.051</text:p>
          </table:table-cell>
          <table:table-cell table:style-name="ce333" office:value-type="float" office:value="0.048" calcext:value-type="float">
            <text:p>0.048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441" table:formula="of:=+[.Q34]-[.N34]" office:value-type="float" office:value="0" calcext:value-type="float">
            <text:p>0.000000</text:p>
          </table:table-cell>
          <table:table-cell table:style-name="ce441" table:formula="of:=+[.R34]-[.O3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4]" office:value-type="float" office:value="0" calcext:value-type="float">
            <text:p>0.000</text:p>
          </table:table-cell>
          <table:table-cell table:style-name="ce246" table:formula="of:=+[.V34]" office:value-type="float" office:value="0" calcext:value-type="float">
            <text:p>0.000</text:p>
          </table:table-cell>
          <table:table-cell table:style-name="ce333" table:formula="of:=+[.X3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Cent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5]" office:value-type="float" office:value="-0.043" calcext:value-type="float">
            <text:p>-0.043000</text:p>
          </table:table-cell>
          <table:table-cell table:style-name="ce80" table:formula="of:=+[.E$26]-[.M35]" office:value-type="float" office:value="-0.070125" calcext:value-type="float">
            <text:p>-0.070125</text:p>
          </table:table-cell>
          <table:table-cell table:style-name="ce88" table:formula="of:=+[.F$26]+[.O35]" office:value-type="float" office:value="1.783703" calcext:value-type="float">
            <text:p>1.783703</text:p>
          </table:table-cell>
          <table:table-cell table:style-name="ce72" table:formula="of:=+[.D35]+[.K35]" office:value-type="float" office:value="-0.043" calcext:value-type="float">
            <text:p>-0.043000</text:p>
          </table:table-cell>
          <table:table-cell table:style-name="ce80" table:formula="of:=+[.E35]-[.J35]" office:value-type="float" office:value="-0.097125" calcext:value-type="float">
            <text:p>-0.097125</text:p>
          </table:table-cell>
          <table:table-cell table:style-name="ce88" table:formula="of:=+[.F35]+[.L35]" office:value-type="float" office:value="1.783703" calcext:value-type="float">
            <text:p>1.783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43" calcext:value-type="float">
            <text:p>-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43" calcext:value-type="float">
            <text:p>-0.043</text:p>
          </table:table-cell>
          <table:table-cell table:style-name="ce333" office:value-type="float" office:value="0.056" calcext:value-type="float">
            <text:p>0.056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441" table:formula="of:=+[.Q35]-[.N35]" office:value-type="float" office:value="0" calcext:value-type="float">
            <text:p>0.000000</text:p>
          </table:table-cell>
          <table:table-cell table:style-name="ce441" table:formula="of:=+[.R35]-[.O3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5]" office:value-type="float" office:value="0" calcext:value-type="float">
            <text:p>0.000</text:p>
          </table:table-cell>
          <table:table-cell table:style-name="ce246" table:formula="of:=+[.V35]" office:value-type="float" office:value="0" calcext:value-type="float">
            <text:p>0.000</text:p>
          </table:table-cell>
          <table:table-cell table:style-name="ce333" table:formula="of:=+[.X3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Inn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6]" office:value-type="float" office:value="-0.022" calcext:value-type="float">
            <text:p>-0.022000</text:p>
          </table:table-cell>
          <table:table-cell table:style-name="ce80" table:formula="of:=+[.E$26]-[.M36]" office:value-type="float" office:value="-0.075125" calcext:value-type="float">
            <text:p>-0.075125</text:p>
          </table:table-cell>
          <table:table-cell table:style-name="ce88" table:formula="of:=+[.F$26]+[.O36]" office:value-type="float" office:value="1.778703" calcext:value-type="float">
            <text:p>1.778703</text:p>
          </table:table-cell>
          <table:table-cell table:style-name="ce72" table:formula="of:=+[.D36]+[.K36]" office:value-type="float" office:value="-0.022" calcext:value-type="float">
            <text:p>-0.022000</text:p>
          </table:table-cell>
          <table:table-cell table:style-name="ce80" table:formula="of:=+[.E36]-[.J36]" office:value-type="float" office:value="-0.101125" calcext:value-type="float">
            <text:p>-0.101125</text:p>
          </table:table-cell>
          <table:table-cell table:style-name="ce88" table:formula="of:=+[.F36]+[.L36]" office:value-type="float" office:value="1.778703" calcext:value-type="float">
            <text:p>1.778703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22" calcext:value-type="float">
            <text:p>-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22" calcext:value-type="float">
            <text:p>-0.022</text:p>
          </table:table-cell>
          <table:table-cell table:style-name="ce333" office:value-type="float" office:value="0.051" calcext:value-type="float">
            <text:p>0.051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441" table:formula="of:=+[.Q36]-[.N36]" office:value-type="float" office:value="0" calcext:value-type="float">
            <text:p>0.000000</text:p>
          </table:table-cell>
          <table:table-cell table:style-name="ce441" table:formula="of:=+[.R36]-[.O3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6]" office:value-type="float" office:value="0" calcext:value-type="float">
            <text:p>0.000</text:p>
          </table:table-cell>
          <table:table-cell table:style-name="ce246" table:formula="of:=+[.V36]" office:value-type="float" office:value="0" calcext:value-type="float">
            <text:p>0.000</text:p>
          </table:table-cell>
          <table:table-cell table:style-name="ce333" table:formula="of:=+[.X3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Upp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7]" office:value-type="float" office:value="0.036" calcext:value-type="float">
            <text:p>0.036000</text:p>
          </table:table-cell>
          <table:table-cell table:style-name="ce80" table:formula="of:=+[.E$26]-[.M37]" office:value-type="float" office:value="-0.073125" calcext:value-type="float">
            <text:p>-0.073125</text:p>
          </table:table-cell>
          <table:table-cell table:style-name="ce88" table:formula="of:=+[.F$26]+[.O37]" office:value-type="float" office:value="1.761703" calcext:value-type="float">
            <text:p>1.761703</text:p>
          </table:table-cell>
          <table:table-cell table:style-name="ce72" table:formula="of:=+[.D37]+[.K37]" office:value-type="float" office:value="0.036" calcext:value-type="float">
            <text:p>0.036000</text:p>
          </table:table-cell>
          <table:table-cell table:style-name="ce80" table:formula="of:=+[.E37]-[.J37]" office:value-type="float" office:value="-0.100125" calcext:value-type="float">
            <text:p>-0.100125</text:p>
          </table:table-cell>
          <table:table-cell table:style-name="ce88" table:formula="of:=+[.F37]+[.L37]" office:value-type="float" office:value="1.766703" calcext:value-type="float">
            <text:p>1.766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441" table:formula="of:=+[.Q37]-[.N37]" office:value-type="float" office:value="0" calcext:value-type="float">
            <text:p>0.000000</text:p>
          </table:table-cell>
          <table:table-cell table:style-name="ce441" table:formula="of:=+[.R37]-[.O3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7]" office:value-type="float" office:value="0" calcext:value-type="float">
            <text:p>0.000</text:p>
          </table:table-cell>
          <table:table-cell table:style-name="ce246" table:formula="of:=+[.V37]" office:value-type="float" office:value="0" calcext:value-type="float">
            <text:p>0.000</text:p>
          </table:table-cell>
          <table:table-cell table:style-name="ce333" table:formula="of:=+[.X3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Low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8]" office:value-type="float" office:value="0.036" calcext:value-type="float">
            <text:p>0.036000</text:p>
          </table:table-cell>
          <table:table-cell table:style-name="ce80" table:formula="of:=+[.E$26]-[.M38]" office:value-type="float" office:value="-0.073125" calcext:value-type="float">
            <text:p>-0.073125</text:p>
          </table:table-cell>
          <table:table-cell table:style-name="ce88" table:formula="of:=+[.F$26]+[.O38]" office:value-type="float" office:value="1.761703" calcext:value-type="float">
            <text:p>1.761703</text:p>
          </table:table-cell>
          <table:table-cell table:style-name="ce72" table:formula="of:=+[.D38]+[.K38]" office:value-type="float" office:value="0.036" calcext:value-type="float">
            <text:p>0.036000</text:p>
          </table:table-cell>
          <table:table-cell table:style-name="ce80" table:formula="of:=+[.E38]-[.J38]" office:value-type="float" office:value="-0.097125" calcext:value-type="float">
            <text:p>-0.097125</text:p>
          </table:table-cell>
          <table:table-cell table:style-name="ce88" table:formula="of:=+[.F38]+[.L38]" office:value-type="float" office:value="1.754703" calcext:value-type="float">
            <text:p>1.754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441" table:formula="of:=+[.Q38]-[.N38]" office:value-type="float" office:value="0" calcext:value-type="float">
            <text:p>0.000000</text:p>
          </table:table-cell>
          <table:table-cell table:style-name="ce441" table:formula="of:=+[.R38]-[.O3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8]" office:value-type="float" office:value="0" calcext:value-type="float">
            <text:p>0.000</text:p>
          </table:table-cell>
          <table:table-cell table:style-name="ce246" table:formula="of:=+[.V38]" office:value-type="float" office:value="0" calcext:value-type="float">
            <text:p>0.000</text:p>
          </table:table-cell>
          <table:table-cell table:style-name="ce333" table:formula="of:=+[.X3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Upp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9]" office:value-type="float" office:value="-0.036" calcext:value-type="float">
            <text:p>-0.036000</text:p>
          </table:table-cell>
          <table:table-cell table:style-name="ce80" table:formula="of:=+[.E$26]-[.M39]" office:value-type="float" office:value="-0.073125" calcext:value-type="float">
            <text:p>-0.073125</text:p>
          </table:table-cell>
          <table:table-cell table:style-name="ce88" table:formula="of:=+[.F$26]+[.O39]" office:value-type="float" office:value="1.761703" calcext:value-type="float">
            <text:p>1.761703</text:p>
          </table:table-cell>
          <table:table-cell table:style-name="ce72" table:formula="of:=+[.D39]+[.K39]" office:value-type="float" office:value="-0.036" calcext:value-type="float">
            <text:p>-0.036000</text:p>
          </table:table-cell>
          <table:table-cell table:style-name="ce80" table:formula="of:=+[.E39]-[.J39]" office:value-type="float" office:value="-0.100125" calcext:value-type="float">
            <text:p>-0.100125</text:p>
          </table:table-cell>
          <table:table-cell table:style-name="ce88" table:formula="of:=+[.F39]+[.L39]" office:value-type="float" office:value="1.766703" calcext:value-type="float">
            <text:p>1.766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441" table:formula="of:=+[.Q39]-[.N39]" office:value-type="float" office:value="0" calcext:value-type="float">
            <text:p>0.000000</text:p>
          </table:table-cell>
          <table:table-cell table:style-name="ce441" table:formula="of:=+[.R39]-[.O3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9]" office:value-type="float" office:value="0" calcext:value-type="float">
            <text:p>0.000</text:p>
          </table:table-cell>
          <table:table-cell table:style-name="ce246" table:formula="of:=+[.V39]" office:value-type="float" office:value="0" calcext:value-type="float">
            <text:p>0.000</text:p>
          </table:table-cell>
          <table:table-cell table:style-name="ce333" table:formula="of:=+[.X3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Low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0]" office:value-type="float" office:value="-0.036" calcext:value-type="float">
            <text:p>-0.036000</text:p>
          </table:table-cell>
          <table:table-cell table:style-name="ce80" table:formula="of:=+[.E$26]-[.M40]" office:value-type="float" office:value="-0.073125" calcext:value-type="float">
            <text:p>-0.073125</text:p>
          </table:table-cell>
          <table:table-cell table:style-name="ce88" table:formula="of:=+[.F$26]+[.O40]" office:value-type="float" office:value="1.761703" calcext:value-type="float">
            <text:p>1.761703</text:p>
          </table:table-cell>
          <table:table-cell table:style-name="ce72" table:formula="of:=+[.D40]+[.K40]" office:value-type="float" office:value="-0.036" calcext:value-type="float">
            <text:p>-0.036000</text:p>
          </table:table-cell>
          <table:table-cell table:style-name="ce80" table:formula="of:=+[.E40]-[.J40]" office:value-type="float" office:value="-0.097125" calcext:value-type="float">
            <text:p>-0.097125</text:p>
          </table:table-cell>
          <table:table-cell table:style-name="ce88" table:formula="of:=+[.F40]+[.L40]" office:value-type="float" office:value="1.754703" calcext:value-type="float">
            <text:p>1.754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441" table:formula="of:=+[.Q40]-[.N40]" office:value-type="float" office:value="0" calcext:value-type="float">
            <text:p>0.000000</text:p>
          </table:table-cell>
          <table:table-cell table:style-name="ce441" table:formula="of:=+[.R40]-[.O4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0]" office:value-type="float" office:value="0" calcext:value-type="float">
            <text:p>0.000</text:p>
          </table:table-cell>
          <table:table-cell table:style-name="ce246" table:formula="of:=+[.V40]" office:value-type="float" office:value="0" calcext:value-type="float">
            <text:p>0.000</text:p>
          </table:table-cell>
          <table:table-cell table:style-name="ce333" table:formula="of:=+[.X4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1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1]" office:value-type="float" office:value="0.08" calcext:value-type="float">
            <text:p>0.080000</text:p>
          </table:table-cell>
          <table:table-cell table:style-name="ce80" table:formula="of:=+[.E$26]-[.M41]" office:value-type="float" office:value="-0.000125" calcext:value-type="float">
            <text:p>-0.000125</text:p>
          </table:table-cell>
          <table:table-cell table:style-name="ce88" table:formula="of:=+[.F$26]+[.O41]" office:value-type="float" office:value="1.729703" calcext:value-type="float">
            <text:p>1.729703</text:p>
          </table:table-cell>
          <table:table-cell table:style-name="ce72" table:formula="of:=+[.D41]+[.K41]" office:value-type="float" office:value="0.098" calcext:value-type="float">
            <text:p>0.098000</text:p>
          </table:table-cell>
          <table:table-cell table:style-name="ce80" table:formula="of:=+[.E41]-[.J41]" office:value-type="float" office:value="0.018875" calcext:value-type="float">
            <text:p>0.018875</text:p>
          </table:table-cell>
          <table:table-cell table:style-name="ce88" table:formula="of:=+[.F41]+[.L41]" office:value-type="float" office:value="1.754703" calcext:value-type="float">
            <text:p>1.754703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08" calcext:value-type="float">
            <text:p>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8" calcext:value-type="float">
            <text:p>0.080</text:p>
          </table:table-cell>
          <table:table-cell table:style-name="ce333" office:value-type="float" office:value="0.002" calcext:value-type="float">
            <text:p>0.002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441" table:formula="of:=+[.Q41]-[.N41]" office:value-type="float" office:value="0" calcext:value-type="float">
            <text:p>0.000000</text:p>
          </table:table-cell>
          <table:table-cell table:style-name="ce441" table:formula="of:=+[.R41]-[.O4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1]" office:value-type="float" office:value="0" calcext:value-type="float">
            <text:p>0.000</text:p>
          </table:table-cell>
          <table:table-cell table:style-name="ce246" table:formula="of:=+[.V41]" office:value-type="float" office:value="0" calcext:value-type="float">
            <text:p>0.000</text:p>
          </table:table-cell>
          <table:table-cell table:style-name="ce333" table:formula="of:=+[.X4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2Left</text:p>
          </table:table-cell>
          <table:table-cell table:style-name="ce153" office:value-type="string" calcext:value-type="string">
            <text:p>mFaceEar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41]+[.N42]" office:value-type="float" office:value="0.098" calcext:value-type="float">
            <text:p>0.098000</text:p>
          </table:table-cell>
          <table:table-cell table:style-name="ce80" table:formula="of:=+[.E41]-[.M42]" office:value-type="float" office:value="0.018875" calcext:value-type="float">
            <text:p>0.018875</text:p>
          </table:table-cell>
          <table:table-cell table:style-name="ce88" table:formula="of:=+[.F41]+[.O42]" office:value-type="float" office:value="1.754703" calcext:value-type="float">
            <text:p>1.754703</text:p>
          </table:table-cell>
          <table:table-cell table:style-name="ce72" table:formula="of:=+[.D42]+[.K42]" office:value-type="float" office:value="0.098" calcext:value-type="float">
            <text:p>0.098000</text:p>
          </table:table-cell>
          <table:table-cell table:style-name="ce80" table:formula="of:=+[.E42]-[.J42]" office:value-type="float" office:value="0.018875" calcext:value-type="float">
            <text:p>0.018875</text:p>
          </table:table-cell>
          <table:table-cell table:style-name="ce88" table:formula="of:=+[.F42]+[.L42]" office:value-type="float" office:value="1.787703" calcext:value-type="float">
            <text:p>1.787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0.025" calcext:value-type="float">
            <text:p>0.025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441" table:formula="of:=+[.Q42]-[.N42]" office:value-type="float" office:value="0" calcext:value-type="float">
            <text:p>0.000000</text:p>
          </table:table-cell>
          <table:table-cell table:style-name="ce441" table:formula="of:=+[.R42]-[.O4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2]" office:value-type="float" office:value="0" calcext:value-type="float">
            <text:p>0.000</text:p>
          </table:table-cell>
          <table:table-cell table:style-name="ce246" table:formula="of:=+[.V42]" office:value-type="float" office:value="0" calcext:value-type="float">
            <text:p>0.000</text:p>
          </table:table-cell>
          <table:table-cell table:style-name="ce333" table:formula="of:=+[.X4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1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3]" office:value-type="float" office:value="-0.08" calcext:value-type="float">
            <text:p>-0.080000</text:p>
          </table:table-cell>
          <table:table-cell table:style-name="ce80" table:formula="of:=+[.E$26]-[.M43]" office:value-type="float" office:value="-0.000125" calcext:value-type="float">
            <text:p>-0.000125</text:p>
          </table:table-cell>
          <table:table-cell table:style-name="ce88" table:formula="of:=+[.F$26]+[.O43]" office:value-type="float" office:value="1.729703" calcext:value-type="float">
            <text:p>1.729703</text:p>
          </table:table-cell>
          <table:table-cell table:style-name="ce72" table:formula="of:=+[.D43]+[.K43]" office:value-type="float" office:value="-0.098" calcext:value-type="float">
            <text:p>-0.098000</text:p>
          </table:table-cell>
          <table:table-cell table:style-name="ce80" table:formula="of:=+[.E43]-[.J43]" office:value-type="float" office:value="0.018875" calcext:value-type="float">
            <text:p>0.018875</text:p>
          </table:table-cell>
          <table:table-cell table:style-name="ce88" table:formula="of:=+[.F43]+[.L43]" office:value-type="float" office:value="1.754703" calcext:value-type="float">
            <text:p>1.754703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8" calcext:value-type="float">
            <text:p>-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8" calcext:value-type="float">
            <text:p>-0.080</text:p>
          </table:table-cell>
          <table:table-cell table:style-name="ce333" office:value-type="float" office:value="0.002" calcext:value-type="float">
            <text:p>0.002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441" table:formula="of:=+[.Q43]-[.N43]" office:value-type="float" office:value="0" calcext:value-type="float">
            <text:p>0.000000</text:p>
          </table:table-cell>
          <table:table-cell table:style-name="ce441" table:formula="of:=+[.R43]-[.O4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3]" office:value-type="float" office:value="0" calcext:value-type="float">
            <text:p>0.000</text:p>
          </table:table-cell>
          <table:table-cell table:style-name="ce246" table:formula="of:=+[.V43]" office:value-type="float" office:value="0" calcext:value-type="float">
            <text:p>0.000</text:p>
          </table:table-cell>
          <table:table-cell table:style-name="ce333" table:formula="of:=+[.X4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2Right</text:p>
          </table:table-cell>
          <table:table-cell table:style-name="ce153" office:value-type="string" calcext:value-type="string">
            <text:p>mFaceEar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43]+[.N44]" office:value-type="float" office:value="-0.098" calcext:value-type="float">
            <text:p>-0.098000</text:p>
          </table:table-cell>
          <table:table-cell table:style-name="ce80" table:formula="of:=+[.E43]-[.M44]" office:value-type="float" office:value="0.018875" calcext:value-type="float">
            <text:p>0.018875</text:p>
          </table:table-cell>
          <table:table-cell table:style-name="ce88" table:formula="of:=+[.F43]+[.O44]" office:value-type="float" office:value="1.754703" calcext:value-type="float">
            <text:p>1.754703</text:p>
          </table:table-cell>
          <table:table-cell table:style-name="ce72" table:formula="of:=+[.D44]+[.K44]" office:value-type="float" office:value="-0.098" calcext:value-type="float">
            <text:p>-0.098000</text:p>
          </table:table-cell>
          <table:table-cell table:style-name="ce80" table:formula="of:=+[.E44]-[.J44]" office:value-type="float" office:value="0.018875" calcext:value-type="float">
            <text:p>0.018875</text:p>
          </table:table-cell>
          <table:table-cell table:style-name="ce88" table:formula="of:=+[.F44]+[.L44]" office:value-type="float" office:value="1.787703" calcext:value-type="float">
            <text:p>1.787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0.025" calcext:value-type="float">
            <text:p>0.025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441" table:formula="of:=+[.Q44]-[.N44]" office:value-type="float" office:value="0" calcext:value-type="float">
            <text:p>0.000000</text:p>
          </table:table-cell>
          <table:table-cell table:style-name="ce441" table:formula="of:=+[.R44]-[.O4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4]" office:value-type="float" office:value="0" calcext:value-type="float">
            <text:p>0.000</text:p>
          </table:table-cell>
          <table:table-cell table:style-name="ce246" table:formula="of:=+[.V44]" office:value-type="float" office:value="0" calcext:value-type="float">
            <text:p>0.000</text:p>
          </table:table-cell>
          <table:table-cell table:style-name="ce333" table:formula="of:=+[.X4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5]" office:value-type="float" office:value="0.015" calcext:value-type="float">
            <text:p>0.015000</text:p>
          </table:table-cell>
          <table:table-cell table:style-name="ce80" table:formula="of:=+[.E$26]-[.M45]" office:value-type="float" office:value="-0.086125" calcext:value-type="float">
            <text:p>-0.086125</text:p>
          </table:table-cell>
          <table:table-cell table:style-name="ce88" table:formula="of:=+[.F$26]+[.O45]" office:value-type="float" office:value="1.723703" calcext:value-type="float">
            <text:p>1.723703</text:p>
          </table:table-cell>
          <table:table-cell table:style-name="ce72" table:formula="of:=+[.D45]+[.K45]" office:value-type="float" office:value="0.019" calcext:value-type="float">
            <text:p>0.019000</text:p>
          </table:table-cell>
          <table:table-cell table:style-name="ce80" table:formula="of:=+[.E45]-[.J45]" office:value-type="float" office:value="-0.101125" calcext:value-type="float">
            <text:p>-0.101125</text:p>
          </table:table-cell>
          <table:table-cell table:style-name="ce88" table:formula="of:=+[.F45]+[.L45]" office:value-type="float" office:value="1.723703" calcext:value-type="float">
            <text:p>1.72370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0.015" calcext:value-type="float">
            <text:p>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0.015" calcext:value-type="float">
            <text:p>0.015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441" table:formula="of:=+[.Q45]-[.N45]" office:value-type="float" office:value="0" calcext:value-type="float">
            <text:p>0.000000</text:p>
          </table:table-cell>
          <table:table-cell table:style-name="ce441" table:formula="of:=+[.R45]-[.O4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5]" office:value-type="float" office:value="0" calcext:value-type="float">
            <text:p>0.000</text:p>
          </table:table-cell>
          <table:table-cell table:style-name="ce246" table:formula="of:=+[.V45]" office:value-type="float" office:value="0" calcext:value-type="float">
            <text:p>0.000</text:p>
          </table:table-cell>
          <table:table-cell table:style-name="ce333" table:formula="of:=+[.X4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Cent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6]" office:value-type="float" office:value="0" calcext:value-type="float">
            <text:p>0.000000</text:p>
          </table:table-cell>
          <table:table-cell table:style-name="ce80" table:formula="of:=+[.E$26]-[.M46]" office:value-type="float" office:value="-0.102125" calcext:value-type="float">
            <text:p>-0.102125</text:p>
          </table:table-cell>
          <table:table-cell table:style-name="ce88" table:formula="of:=+[.F$26]+[.O46]" office:value-type="float" office:value="1.727703" calcext:value-type="float">
            <text:p>1.727703</text:p>
          </table:table-cell>
          <table:table-cell table:style-name="ce72" table:formula="of:=+[.D46]+[.K46]" office:value-type="float" office:value="0" calcext:value-type="float">
            <text:p>0.000000</text:p>
          </table:table-cell>
          <table:table-cell table:style-name="ce80" table:formula="of:=+[.E46]-[.J46]" office:value-type="float" office:value="-0.127125" calcext:value-type="float">
            <text:p>-0.127125</text:p>
          </table:table-cell>
          <table:table-cell table:style-name="ce88" table:formula="of:=+[.F46]+[.L46]" office:value-type="float" office:value="1.727703" calcext:value-type="float">
            <text:p>1.72770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2" calcext:value-type="float">
            <text:p>0.10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102" calcext:value-type="float">
            <text:p>0.10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441" table:formula="of:=+[.Q46]-[.N46]" office:value-type="float" office:value="0" calcext:value-type="float">
            <text:p>0.000000</text:p>
          </table:table-cell>
          <table:table-cell table:style-name="ce441" table:formula="of:=+[.R46]-[.O4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6]" office:value-type="float" office:value="0" calcext:value-type="float">
            <text:p>0.000</text:p>
          </table:table-cell>
          <table:table-cell table:style-name="ce246" table:formula="of:=+[.V46]" office:value-type="float" office:value="0" calcext:value-type="float">
            <text:p>0.000</text:p>
          </table:table-cell>
          <table:table-cell table:style-name="ce333" table:formula="of:=+[.X4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7]" office:value-type="float" office:value="-0.015" calcext:value-type="float">
            <text:p>-0.015000</text:p>
          </table:table-cell>
          <table:table-cell table:style-name="ce80" table:formula="of:=+[.E$26]-[.M47]" office:value-type="float" office:value="-0.086125" calcext:value-type="float">
            <text:p>-0.086125</text:p>
          </table:table-cell>
          <table:table-cell table:style-name="ce88" table:formula="of:=+[.F$26]+[.O47]" office:value-type="float" office:value="1.723703" calcext:value-type="float">
            <text:p>1.723703</text:p>
          </table:table-cell>
          <table:table-cell table:style-name="ce72" table:formula="of:=+[.D47]+[.K47]" office:value-type="float" office:value="-0.019" calcext:value-type="float">
            <text:p>-0.019000</text:p>
          </table:table-cell>
          <table:table-cell table:style-name="ce80" table:formula="of:=+[.E47]-[.J47]" office:value-type="float" office:value="-0.101125" calcext:value-type="float">
            <text:p>-0.101125</text:p>
          </table:table-cell>
          <table:table-cell table:style-name="ce88" table:formula="of:=+[.F47]+[.L47]" office:value-type="float" office:value="1.723703" calcext:value-type="float">
            <text:p>1.72370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-0.015" calcext:value-type="float">
            <text:p>-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-0.015" calcext:value-type="float">
            <text:p>-0.015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441" table:formula="of:=+[.Q47]-[.N47]" office:value-type="float" office:value="0" calcext:value-type="float">
            <text:p>0.000000</text:p>
          </table:table-cell>
          <table:table-cell table:style-name="ce441" table:formula="of:=+[.R47]-[.O4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7]" office:value-type="float" office:value="0" calcext:value-type="float">
            <text:p>0.000</text:p>
          </table:table-cell>
          <table:table-cell table:style-name="ce246" table:formula="of:=+[.V47]" office:value-type="float" office:value="0" calcext:value-type="float">
            <text:p>0.000</text:p>
          </table:table-cell>
          <table:table-cell table:style-name="ce333" table:formula="of:=+[.X4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Low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8]" office:value-type="float" office:value="0.034" calcext:value-type="float">
            <text:p>0.034000</text:p>
          </table:table-cell>
          <table:table-cell table:style-name="ce80" table:formula="of:=+[.E$26]-[.M48]" office:value-type="float" office:value="-0.050125" calcext:value-type="float">
            <text:p>-0.050125</text:p>
          </table:table-cell>
          <table:table-cell table:style-name="ce88" table:formula="of:=+[.F$26]+[.O48]" office:value-type="float" office:value="1.696703" calcext:value-type="float">
            <text:p>1.696703</text:p>
          </table:table-cell>
          <table:table-cell table:style-name="ce72" table:formula="of:=+[.D48]+[.K48]" office:value-type="float" office:value="0.064" calcext:value-type="float">
            <text:p>0.064000</text:p>
          </table:table-cell>
          <table:table-cell table:style-name="ce80" table:formula="of:=+[.E48]-[.J48]" office:value-type="float" office:value="-0.063125" calcext:value-type="float">
            <text:p>-0.063125</text:p>
          </table:table-cell>
          <table:table-cell table:style-name="ce88" table:formula="of:=+[.F48]+[.L48]" office:value-type="float" office:value="1.696703" calcext:value-type="float">
            <text:p>1.696703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0.03" calcext:value-type="float">
            <text:p>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31" calcext:value-type="float">
            <text:p>-0.031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441" table:formula="of:=+[.Q48]-[.N48]" office:value-type="float" office:value="0" calcext:value-type="float">
            <text:p>0.000000</text:p>
          </table:table-cell>
          <table:table-cell table:style-name="ce441" table:formula="of:=+[.R48]-[.O4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8]" office:value-type="float" office:value="0" calcext:value-type="float">
            <text:p>0.000</text:p>
          </table:table-cell>
          <table:table-cell table:style-name="ce246" table:formula="of:=+[.V48]" office:value-type="float" office:value="0" calcext:value-type="float">
            <text:p>0.000</text:p>
          </table:table-cell>
          <table:table-cell table:style-name="ce333" table:formula="of:=+[.X4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Upp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9]" office:value-type="float" office:value="0.034" calcext:value-type="float">
            <text:p>0.034000</text:p>
          </table:table-cell>
          <table:table-cell table:style-name="ce80" table:formula="of:=+[.E$26]-[.M49]" office:value-type="float" office:value="-0.070125" calcext:value-type="float">
            <text:p>-0.070125</text:p>
          </table:table-cell>
          <table:table-cell table:style-name="ce88" table:formula="of:=+[.F$26]+[.O49]" office:value-type="float" office:value="1.722703" calcext:value-type="float">
            <text:p>1.722703</text:p>
          </table:table-cell>
          <table:table-cell table:style-name="ce72" table:formula="of:=+[.D49]+[.K49]" office:value-type="float" office:value="0.049" calcext:value-type="float">
            <text:p>0.049000</text:p>
          </table:table-cell>
          <table:table-cell table:style-name="ce80" table:formula="of:=+[.E49]-[.J49]" office:value-type="float" office:value="-0.092125" calcext:value-type="float">
            <text:p>-0.092125</text:p>
          </table:table-cell>
          <table:table-cell table:style-name="ce88" table:formula="of:=+[.F49]+[.L49]" office:value-type="float" office:value="1.722703" calcext:value-type="float">
            <text:p>1.72270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05" calcext:value-type="float">
            <text:p>-0.005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441" table:formula="of:=+[.Q49]-[.N49]" office:value-type="float" office:value="0" calcext:value-type="float">
            <text:p>0.000000</text:p>
          </table:table-cell>
          <table:table-cell table:style-name="ce441" table:formula="of:=+[.R49]-[.O4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9]" office:value-type="float" office:value="0" calcext:value-type="float">
            <text:p>0.000</text:p>
          </table:table-cell>
          <table:table-cell table:style-name="ce246" table:formula="of:=+[.V49]" office:value-type="float" office:value="0" calcext:value-type="float">
            <text:p>0.000</text:p>
          </table:table-cell>
          <table:table-cell table:style-name="ce333" table:formula="of:=+[.X4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Low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0]" office:value-type="float" office:value="-0.034" calcext:value-type="float">
            <text:p>-0.034000</text:p>
          </table:table-cell>
          <table:table-cell table:style-name="ce80" table:formula="of:=+[.E$26]-[.M50]" office:value-type="float" office:value="-0.050125" calcext:value-type="float">
            <text:p>-0.050125</text:p>
          </table:table-cell>
          <table:table-cell table:style-name="ce88" table:formula="of:=+[.F$26]+[.O50]" office:value-type="float" office:value="1.696703" calcext:value-type="float">
            <text:p>1.696703</text:p>
          </table:table-cell>
          <table:table-cell table:style-name="ce72" table:formula="of:=+[.D50]+[.K50]" office:value-type="float" office:value="-0.064" calcext:value-type="float">
            <text:p>-0.064000</text:p>
          </table:table-cell>
          <table:table-cell table:style-name="ce80" table:formula="of:=+[.E50]-[.J50]" office:value-type="float" office:value="-0.063125" calcext:value-type="float">
            <text:p>-0.063125</text:p>
          </table:table-cell>
          <table:table-cell table:style-name="ce88" table:formula="of:=+[.F50]+[.L50]" office:value-type="float" office:value="1.696703" calcext:value-type="float">
            <text:p>1.696703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-0.03" calcext:value-type="float">
            <text:p>-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31" calcext:value-type="float">
            <text:p>-0.031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441" table:formula="of:=+[.Q50]-[.N50]" office:value-type="float" office:value="0" calcext:value-type="float">
            <text:p>0.000000</text:p>
          </table:table-cell>
          <table:table-cell table:style-name="ce441" table:formula="of:=+[.R50]-[.O5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0]" office:value-type="float" office:value="0" calcext:value-type="float">
            <text:p>0.000</text:p>
          </table:table-cell>
          <table:table-cell table:style-name="ce246" table:formula="of:=+[.V50]" office:value-type="float" office:value="0" calcext:value-type="float">
            <text:p>0.000</text:p>
          </table:table-cell>
          <table:table-cell table:style-name="ce333" table:formula="of:=+[.X5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Upp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1]" office:value-type="float" office:value="-0.034" calcext:value-type="float">
            <text:p>-0.034000</text:p>
          </table:table-cell>
          <table:table-cell table:style-name="ce80" table:formula="of:=+[.E$26]-[.M51]" office:value-type="float" office:value="-0.070125" calcext:value-type="float">
            <text:p>-0.070125</text:p>
          </table:table-cell>
          <table:table-cell table:style-name="ce88" table:formula="of:=+[.F$26]+[.O51]" office:value-type="float" office:value="1.722703" calcext:value-type="float">
            <text:p>1.722703</text:p>
          </table:table-cell>
          <table:table-cell table:style-name="ce72" table:formula="of:=+[.D51]+[.K51]" office:value-type="float" office:value="-0.049" calcext:value-type="float">
            <text:p>-0.049000</text:p>
          </table:table-cell>
          <table:table-cell table:style-name="ce80" table:formula="of:=+[.E51]-[.J51]" office:value-type="float" office:value="-0.092125" calcext:value-type="float">
            <text:p>-0.092125</text:p>
          </table:table-cell>
          <table:table-cell table:style-name="ce88" table:formula="of:=+[.F51]+[.L51]" office:value-type="float" office:value="1.722703" calcext:value-type="float">
            <text:p>1.72270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05" calcext:value-type="float">
            <text:p>-0.005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441" table:formula="of:=+[.Q51]-[.N51]" office:value-type="float" office:value="0" calcext:value-type="float">
            <text:p>0.000000</text:p>
          </table:table-cell>
          <table:table-cell table:style-name="ce441" table:formula="of:=+[.R51]-[.O5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1]" office:value-type="float" office:value="0" calcext:value-type="float">
            <text:p>0.000</text:p>
          </table:table-cell>
          <table:table-cell table:style-name="ce246" table:formula="of:=+[.V51]" office:value-type="float" office:value="0" calcext:value-type="float">
            <text:p>0.000</text:p>
          </table:table-cell>
          <table:table-cell table:style-name="ce333" table:formula="of:=+[.X5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Jaw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2]" office:value-type="float" office:value="0" calcext:value-type="float">
            <text:p>0.000000</text:p>
          </table:table-cell>
          <table:table-cell table:style-name="ce80" table:formula="of:=+[.E$26]-[.M52]" office:value-type="float" office:value="0.000875" calcext:value-type="float">
            <text:p>0.000875</text:p>
          </table:table-cell>
          <table:table-cell table:style-name="ce88" table:formula="of:=+[.F$26]+[.O52]" office:value-type="float" office:value="1.712703" calcext:value-type="float">
            <text:p>1.712703</text:p>
          </table:table-cell>
          <table:table-cell table:style-name="ce72" table:formula="of:=+[.D52]+[.K52]" office:value-type="float" office:value="0" calcext:value-type="float">
            <text:p>0.000000</text:p>
          </table:table-cell>
          <table:table-cell table:style-name="ce80" table:formula="of:=+[.E52]-[.J52]" office:value-type="float" office:value="-0.058125" calcext:value-type="float">
            <text:p>-0.058125</text:p>
          </table:table-cell>
          <table:table-cell table:style-name="ce88" table:formula="of:=+[.F52]+[.L52]" office:value-type="float" office:value="1.673703" calcext:value-type="float">
            <text:p>1.673703</text:p>
          </table:table-cell>
          <table:table-cell table:style-name="ce146" office:value-type="float" office:value="0.059" calcext:value-type="float">
            <text:p>0.05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39" calcext:value-type="float">
            <text:p>-0.039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5" calcext:value-type="float">
            <text:p>-0.015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5" calcext:value-type="float">
            <text:p>-0.015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441" table:formula="of:=+[.Q52]-[.N52]" office:value-type="float" office:value="0" calcext:value-type="float">
            <text:p>0.000000</text:p>
          </table:table-cell>
          <table:table-cell table:style-name="ce441" table:formula="of:=+[.R52]-[.O5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2]" office:value-type="float" office:value="0" calcext:value-type="float">
            <text:p>0.000</text:p>
          </table:table-cell>
          <table:table-cell table:style-name="ce246" table:formula="of:=+[.V52]" office:value-type="float" office:value="0" calcext:value-type="float">
            <text:p>0.000</text:p>
          </table:table-cell>
          <table:table-cell table:style-name="ce333" table:formula="of:=+[.X5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in</text:p>
          </table:table-cell>
          <table:table-cell table:style-name="ce153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3]" office:value-type="float" office:value="0" calcext:value-type="float">
            <text:p>0.000000</text:p>
          </table:table-cell>
          <table:table-cell table:style-name="ce80" table:formula="of:=+[.E$52]-[.M53]" office:value-type="float" office:value="-0.073125" calcext:value-type="float">
            <text:p>-0.073125</text:p>
          </table:table-cell>
          <table:table-cell table:style-name="ce88" table:formula="of:=+[.F$52]+[.O53]" office:value-type="float" office:value="1.658703" calcext:value-type="float">
            <text:p>1.658703</text:p>
          </table:table-cell>
          <table:table-cell table:style-name="ce72" table:formula="of:=+[.D53]+[.K53]" office:value-type="float" office:value="0" calcext:value-type="float">
            <text:p>0.000000</text:p>
          </table:table-cell>
          <table:table-cell table:style-name="ce80" table:formula="of:=+[.E53]-[.J53]" office:value-type="float" office:value="-0.094125" calcext:value-type="float">
            <text:p>-0.094125</text:p>
          </table:table-cell>
          <table:table-cell table:style-name="ce88" table:formula="of:=+[.F53]+[.L53]" office:value-type="float" office:value="1.640703" calcext:value-type="float">
            <text:p>1.640703</text:p>
          </table:table-cell>
          <table:table-cell table:style-name="ce146" office:value-type="float" office:value="0.021" calcext:value-type="float">
            <text:p>0.02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18" calcext:value-type="float">
            <text:p>-0.018</text:p>
          </table:table-cell>
          <table:table-cell table:style-name="ce177" office:value-type="float" office:value="0.074" calcext:value-type="float">
            <text:p>0.07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54" calcext:value-type="float">
            <text:p>-0.054000</text:p>
          </table:table-cell>
          <table:table-cell table:style-name="ce237" office:value-type="float" office:value="0.074" calcext:value-type="float">
            <text:p>0.07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54" calcext:value-type="float">
            <text:p>-0.054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441" table:formula="of:=+[.Q53]-[.N53]" office:value-type="float" office:value="0" calcext:value-type="float">
            <text:p>0.000000</text:p>
          </table:table-cell>
          <table:table-cell table:style-name="ce441" table:formula="of:=+[.R53]-[.O5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3]" office:value-type="float" office:value="0" calcext:value-type="float">
            <text:p>0.000</text:p>
          </table:table-cell>
          <table:table-cell table:style-name="ce246" table:formula="of:=+[.V53]" office:value-type="float" office:value="0" calcext:value-type="float">
            <text:p>0.000</text:p>
          </table:table-cell>
          <table:table-cell table:style-name="ce333" table:formula="of:=+[.X5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eethLower</text:p>
          </table:table-cell>
          <table:table-cell table:style-name="ce153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4]" office:value-type="float" office:value="0" calcext:value-type="float">
            <text:p>0.000000</text:p>
          </table:table-cell>
          <table:table-cell table:style-name="ce80" table:formula="of:=+[.E$52]-[.M54]" office:value-type="float" office:value="-0.020125" calcext:value-type="float">
            <text:p>-0.020125</text:p>
          </table:table-cell>
          <table:table-cell table:style-name="ce88" table:formula="of:=+[.F$52]+[.O54]" office:value-type="float" office:value="1.673703" calcext:value-type="float">
            <text:p>1.673703</text:p>
          </table:table-cell>
          <table:table-cell table:style-name="ce72" table:formula="of:=+[.D54]+[.K54]" office:value-type="float" office:value="0" calcext:value-type="float">
            <text:p>0.000000</text:p>
          </table:table-cell>
          <table:table-cell table:style-name="ce80" table:formula="of:=+[.E54]-[.J54]" office:value-type="float" office:value="-0.055125" calcext:value-type="float">
            <text:p>-0.055125</text:p>
          </table:table-cell>
          <table:table-cell table:style-name="ce88" table:formula="of:=+[.F54]+[.L54]" office:value-type="float" office:value="1.673703" calcext:value-type="float">
            <text:p>1.673703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1" calcext:value-type="float">
            <text:p>0.02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9" calcext:value-type="float">
            <text:p>-0.039000</text:p>
          </table:table-cell>
          <table:table-cell table:style-name="ce237" office:value-type="float" office:value="0.021" calcext:value-type="float">
            <text:p>0.02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9" calcext:value-type="float">
            <text:p>-0.039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441" table:formula="of:=+[.Q54]-[.N54]" office:value-type="float" office:value="0" calcext:value-type="float">
            <text:p>0.000000</text:p>
          </table:table-cell>
          <table:table-cell table:style-name="ce441" table:formula="of:=+[.R54]-[.O5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4]" office:value-type="float" office:value="0" calcext:value-type="float">
            <text:p>0.000</text:p>
          </table:table-cell>
          <table:table-cell table:style-name="ce246" table:formula="of:=+[.V54]" office:value-type="float" office:value="0" calcext:value-type="float">
            <text:p>0.000</text:p>
          </table:table-cell>
          <table:table-cell table:style-name="ce333" table:formula="of:=+[.X5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LowerLeft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5]" office:value-type="float" office:value="0" calcext:value-type="float">
            <text:p>0.000000</text:p>
          </table:table-cell>
          <table:table-cell table:style-name="ce80" table:formula="of:=+[.E$54]-[.M55]" office:value-type="float" office:value="-0.065125" calcext:value-type="float">
            <text:p>-0.065125</text:p>
          </table:table-cell>
          <table:table-cell table:style-name="ce88" table:formula="of:=+[.F$54]+[.O55]" office:value-type="float" office:value="1.673703" calcext:value-type="float">
            <text:p>1.673703</text:p>
          </table:table-cell>
          <table:table-cell table:style-name="ce72" table:formula="of:=+[.D55]+[.K55]" office:value-type="float" office:value="0.017" calcext:value-type="float">
            <text:p>0.017000</text:p>
          </table:table-cell>
          <table:table-cell table:style-name="ce80" table:formula="of:=+[.E55]-[.J55]" office:value-type="float" office:value="-0.099125" calcext:value-type="float">
            <text:p>-0.099125</text:p>
          </table:table-cell>
          <table:table-cell table:style-name="ce88" table:formula="of:=+[.F55]+[.L55]" office:value-type="float" office:value="1.678703" calcext:value-type="float">
            <text:p>1.678703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0.017" calcext:value-type="float">
            <text:p>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441" table:formula="of:=+[.Q55]-[.N55]" office:value-type="float" office:value="0" calcext:value-type="float">
            <text:p>0.000000</text:p>
          </table:table-cell>
          <table:table-cell table:style-name="ce441" table:formula="of:=+[.R55]-[.O5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5]" office:value-type="float" office:value="0" calcext:value-type="float">
            <text:p>0.000</text:p>
          </table:table-cell>
          <table:table-cell table:style-name="ce246" table:formula="of:=+[.V55]" office:value-type="float" office:value="0" calcext:value-type="float">
            <text:p>0.000</text:p>
          </table:table-cell>
          <table:table-cell table:style-name="ce333" table:formula="of:=+[.X5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LowerRight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6]" office:value-type="float" office:value="0" calcext:value-type="float">
            <text:p>0.000000</text:p>
          </table:table-cell>
          <table:table-cell table:style-name="ce80" table:formula="of:=+[.E$54]-[.M56]" office:value-type="float" office:value="-0.065125" calcext:value-type="float">
            <text:p>-0.065125</text:p>
          </table:table-cell>
          <table:table-cell table:style-name="ce88" table:formula="of:=+[.F$54]+[.O56]" office:value-type="float" office:value="1.673703" calcext:value-type="float">
            <text:p>1.673703</text:p>
          </table:table-cell>
          <table:table-cell table:style-name="ce72" table:formula="of:=+[.D56]+[.K56]" office:value-type="float" office:value="-0.017" calcext:value-type="float">
            <text:p>-0.017000</text:p>
          </table:table-cell>
          <table:table-cell table:style-name="ce80" table:formula="of:=+[.E56]-[.J56]" office:value-type="float" office:value="-0.099125" calcext:value-type="float">
            <text:p>-0.099125</text:p>
          </table:table-cell>
          <table:table-cell table:style-name="ce88" table:formula="of:=+[.F56]+[.L56]" office:value-type="float" office:value="1.678703" calcext:value-type="float">
            <text:p>1.678703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-0.017" calcext:value-type="float">
            <text:p>-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441" table:formula="of:=+[.Q56]-[.N56]" office:value-type="float" office:value="0" calcext:value-type="float">
            <text:p>0.000000</text:p>
          </table:table-cell>
          <table:table-cell table:style-name="ce441" table:formula="of:=+[.R56]-[.O5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6]" office:value-type="float" office:value="0" calcext:value-type="float">
            <text:p>0.000</text:p>
          </table:table-cell>
          <table:table-cell table:style-name="ce246" table:formula="of:=+[.V56]" office:value-type="float" office:value="0" calcext:value-type="float">
            <text:p>0.000</text:p>
          </table:table-cell>
          <table:table-cell table:style-name="ce333" table:formula="of:=+[.X5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LowerCenter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7]" office:value-type="float" office:value="0" calcext:value-type="float">
            <text:p>0.000000</text:p>
          </table:table-cell>
          <table:table-cell table:style-name="ce80" table:formula="of:=+[.E$54]-[.M57]" office:value-type="float" office:value="-0.065125" calcext:value-type="float">
            <text:p>-0.065125</text:p>
          </table:table-cell>
          <table:table-cell table:style-name="ce88" table:formula="of:=+[.F$54]+[.O57]" office:value-type="float" office:value="1.673703" calcext:value-type="float">
            <text:p>1.673703</text:p>
          </table:table-cell>
          <table:table-cell table:style-name="ce72" table:formula="of:=+[.D57]+[.K57]" office:value-type="float" office:value="0" calcext:value-type="float">
            <text:p>0.000000</text:p>
          </table:table-cell>
          <table:table-cell table:style-name="ce80" table:formula="of:=+[.E57]-[.J57]" office:value-type="float" office:value="-0.105125" calcext:value-type="float">
            <text:p>-0.105125</text:p>
          </table:table-cell>
          <table:table-cell table:style-name="ce88" table:formula="of:=+[.F57]+[.L57]" office:value-type="float" office:value="1.675703" calcext:value-type="float">
            <text:p>1.675703</text:p>
          </table:table-cell>
          <table:table-cell table:style-name="ce146" office:value-type="float" office:value="0.04" calcext:value-type="float">
            <text:p>0.04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441" table:formula="of:=+[.Q57]-[.N57]" office:value-type="float" office:value="0" calcext:value-type="float">
            <text:p>0.000000</text:p>
          </table:table-cell>
          <table:table-cell table:style-name="ce441" table:formula="of:=+[.R57]-[.O5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7]" office:value-type="float" office:value="0" calcext:value-type="float">
            <text:p>0.000</text:p>
          </table:table-cell>
          <table:table-cell table:style-name="ce246" table:formula="of:=+[.V57]" office:value-type="float" office:value="0" calcext:value-type="float">
            <text:p>0.000</text:p>
          </table:table-cell>
          <table:table-cell table:style-name="ce333" table:formula="of:=+[.X5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ongueBase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8]" office:value-type="float" office:value="0" calcext:value-type="float">
            <text:p>0.000000</text:p>
          </table:table-cell>
          <table:table-cell table:style-name="ce80" table:formula="of:=+[.E$54]-[.M58]" office:value-type="float" office:value="-0.059125" calcext:value-type="float">
            <text:p>-0.059125</text:p>
          </table:table-cell>
          <table:table-cell table:style-name="ce88" table:formula="of:=+[.F$54]+[.O58]" office:value-type="float" office:value="1.678703" calcext:value-type="float">
            <text:p>1.678703</text:p>
          </table:table-cell>
          <table:table-cell table:style-name="ce72" table:formula="of:=+[.D58]+[.K58]" office:value-type="float" office:value="0" calcext:value-type="float">
            <text:p>0.000000</text:p>
          </table:table-cell>
          <table:table-cell table:style-name="ce80" table:formula="of:=+[.E58]-[.J58]" office:value-type="float" office:value="-0.081125" calcext:value-type="float">
            <text:p>-0.081125</text:p>
          </table:table-cell>
          <table:table-cell table:style-name="ce88" table:formula="of:=+[.F58]+[.L58]" office:value-type="float" office:value="1.685703" calcext:value-type="float">
            <text:p>1.68570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7" calcext:value-type="float">
            <text:p>0.007</text:p>
          </table:table-cell>
          <table:table-cell table:style-name="ce177" office:value-type="float" office:value="0.039" calcext:value-type="float">
            <text:p>0.03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5" calcext:value-type="float">
            <text:p>0.005000</text:p>
          </table:table-cell>
          <table:table-cell table:style-name="ce237" office:value-type="float" office:value="0.039" calcext:value-type="float">
            <text:p>0.03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5" calcext:value-type="float">
            <text:p>0.005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441" table:formula="of:=+[.Q58]-[.N58]" office:value-type="float" office:value="0" calcext:value-type="float">
            <text:p>0.000000</text:p>
          </table:table-cell>
          <table:table-cell table:style-name="ce441" table:formula="of:=+[.R58]-[.O5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8]" office:value-type="float" office:value="0" calcext:value-type="float">
            <text:p>0.000</text:p>
          </table:table-cell>
          <table:table-cell table:style-name="ce246" table:formula="of:=+[.V58]" office:value-type="float" office:value="0" calcext:value-type="float">
            <text:p>0.000</text:p>
          </table:table-cell>
          <table:table-cell table:style-name="ce333" table:formula="of:=+[.X5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ongueTip</text:p>
          </table:table-cell>
          <table:table-cell table:style-name="ce153" office:value-type="string" calcext:value-type="string">
            <text:p>mFaceTongueBase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8]+[.N59]" office:value-type="float" office:value="0" calcext:value-type="float">
            <text:p>0.000000</text:p>
          </table:table-cell>
          <table:table-cell table:style-name="ce80" table:formula="of:=+[.E58]-[.M59]" office:value-type="float" office:value="-0.081125" calcext:value-type="float">
            <text:p>-0.081125</text:p>
          </table:table-cell>
          <table:table-cell table:style-name="ce88" table:formula="of:=+[.F58]+[.O59]" office:value-type="float" office:value="1.685703" calcext:value-type="float">
            <text:p>1.685703</text:p>
          </table:table-cell>
          <table:table-cell table:style-name="ce72" table:formula="of:=+[.D59]+[.K59]" office:value-type="float" office:value="0" calcext:value-type="float">
            <text:p>0.000000</text:p>
          </table:table-cell>
          <table:table-cell table:style-name="ce80" table:formula="of:=+[.E59]-[.J59]" office:value-type="float" office:value="-0.091125" calcext:value-type="float">
            <text:p>-0.091125</text:p>
          </table:table-cell>
          <table:table-cell table:style-name="ce88" table:formula="of:=+[.F59]+[.L59]" office:value-type="float" office:value="1.685703" calcext:value-type="float">
            <text:p>1.685703</text:p>
          </table:table-cell>
          <table:table-cell table:style-name="ce146" office:value-type="float" office:value="0.01" calcext:value-type="float">
            <text:p>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2" calcext:value-type="float">
            <text:p>0.02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7" calcext:value-type="float">
            <text:p>0.007000</text:p>
          </table:table-cell>
          <table:table-cell table:style-name="ce237" office:value-type="float" office:value="0.022" calcext:value-type="float">
            <text:p>0.02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7" calcext:value-type="float">
            <text:p>0.007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441" table:formula="of:=+[.Q59]-[.N59]" office:value-type="float" office:value="0" calcext:value-type="float">
            <text:p>0.000000</text:p>
          </table:table-cell>
          <table:table-cell table:style-name="ce441" table:formula="of:=+[.R59]-[.O5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9]" office:value-type="float" office:value="0" calcext:value-type="float">
            <text:p>0.000</text:p>
          </table:table-cell>
          <table:table-cell table:style-name="ce246" table:formula="of:=+[.V59]" office:value-type="float" office:value="0" calcext:value-type="float">
            <text:p>0.000</text:p>
          </table:table-cell>
          <table:table-cell table:style-name="ce333" table:formula="of:=+[.X5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JawShap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0]" office:value-type="float" office:value="0" calcext:value-type="float">
            <text:p>0.000000</text:p>
          </table:table-cell>
          <table:table-cell table:style-name="ce80" table:formula="of:=+[.E$26]-[.M60]" office:value-type="float" office:value="-0.000125" calcext:value-type="float">
            <text:p>-0.000125</text:p>
          </table:table-cell>
          <table:table-cell table:style-name="ce88" table:formula="of:=+[.F$26]+[.O60]" office:value-type="float" office:value="1.727703" calcext:value-type="float">
            <text:p>1.727703</text:p>
          </table:table-cell>
          <table:table-cell table:style-name="ce72" table:formula="of:=+[.D60]+[.K60]" office:value-type="float" office:value="0" calcext:value-type="float">
            <text:p>0.000000</text:p>
          </table:table-cell>
          <table:table-cell table:style-name="ce80" table:formula="of:=+[.E60]-[.J60]" office:value-type="float" office:value="0.016875" calcext:value-type="float">
            <text:p>0.016875</text:p>
          </table:table-cell>
          <table:table-cell table:style-name="ce88" table:formula="of:=+[.F60]+[.L60]" office:value-type="float" office:value="1.727703" calcext:value-type="float">
            <text:p>1.727703</text:p>
          </table:table-cell>
          <table:table-cell table:style-name="ce146" office:value-type="float" office:value="-0.017" calcext:value-type="float">
            <text:p>-0.01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441" table:formula="of:=+[.Q60]-[.N60]" office:value-type="float" office:value="0" calcext:value-type="float">
            <text:p>0.000000</text:p>
          </table:table-cell>
          <table:table-cell table:style-name="ce441" table:formula="of:=+[.R60]-[.O6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0]" office:value-type="float" office:value="0" calcext:value-type="float">
            <text:p>0.000</text:p>
          </table:table-cell>
          <table:table-cell table:style-name="ce246" table:formula="of:=+[.V60]" office:value-type="float" office:value="0" calcext:value-type="float">
            <text:p>0.000</text:p>
          </table:table-cell>
          <table:table-cell table:style-name="ce333" table:formula="of:=+[.X6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ForeheadCent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1]" office:value-type="float" office:value="0" calcext:value-type="float">
            <text:p>0.000000</text:p>
          </table:table-cell>
          <table:table-cell table:style-name="ce80" table:formula="of:=+[.E$26]-[.M61]" office:value-type="float" office:value="-0.069125" calcext:value-type="float">
            <text:p>-0.069125</text:p>
          </table:table-cell>
          <table:table-cell table:style-name="ce88" table:formula="of:=+[.F$26]+[.O61]" office:value-type="float" office:value="1.792703" calcext:value-type="float">
            <text:p>1.792703</text:p>
          </table:table-cell>
          <table:table-cell table:style-name="ce72" table:formula="of:=+[.D61]+[.K61]" office:value-type="float" office:value="0" calcext:value-type="float">
            <text:p>0.000000</text:p>
          </table:table-cell>
          <table:table-cell table:style-name="ce80" table:formula="of:=+[.E61]-[.J61]" office:value-type="float" office:value="-0.105125" calcext:value-type="float">
            <text:p>-0.105125</text:p>
          </table:table-cell>
          <table:table-cell table:style-name="ce88" table:formula="of:=+[.F61]+[.L61]" office:value-type="float" office:value="1.792703" calcext:value-type="float">
            <text:p>1.792703</text:p>
          </table:table-cell>
          <table:table-cell table:style-name="ce146" office:value-type="float" office:value="0.036" calcext:value-type="float">
            <text:p>0.03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9" calcext:value-type="float">
            <text:p>0.06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65" calcext:value-type="float">
            <text:p>0.065000</text:p>
          </table:table-cell>
          <table:table-cell table:style-name="ce237" office:value-type="float" office:value="0.069" calcext:value-type="float">
            <text:p>0.06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65" calcext:value-type="float">
            <text:p>0.065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441" table:formula="of:=+[.Q61]-[.N61]" office:value-type="float" office:value="0" calcext:value-type="float">
            <text:p>0.000000</text:p>
          </table:table-cell>
          <table:table-cell table:style-name="ce441" table:formula="of:=+[.R61]-[.O6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1]" office:value-type="float" office:value="0" calcext:value-type="float">
            <text:p>0.000</text:p>
          </table:table-cell>
          <table:table-cell table:style-name="ce246" table:formula="of:=+[.V61]" office:value-type="float" office:value="0" calcext:value-type="float">
            <text:p>0.000</text:p>
          </table:table-cell>
          <table:table-cell table:style-name="ce333" table:formula="of:=+[.X6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Base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2]" office:value-type="float" office:value="0" calcext:value-type="float">
            <text:p>0.000000</text:p>
          </table:table-cell>
          <table:table-cell table:style-name="ce80" table:formula="of:=+[.E$26]-[.M62]" office:value-type="float" office:value="-0.094125" calcext:value-type="float">
            <text:p>-0.094125</text:p>
          </table:table-cell>
          <table:table-cell table:style-name="ce88" table:formula="of:=+[.F$26]+[.O62]" office:value-type="float" office:value="1.711703" calcext:value-type="float">
            <text:p>1.711703</text:p>
          </table:table-cell>
          <table:table-cell table:style-name="ce72" table:formula="of:=+[.D62]+[.K62]" office:value-type="float" office:value="0" calcext:value-type="float">
            <text:p>0.000000</text:p>
          </table:table-cell>
          <table:table-cell table:style-name="ce80" table:formula="of:=+[.E62]-[.J62]" office:value-type="float" office:value="-0.108125" calcext:value-type="float">
            <text:p>-0.108125</text:p>
          </table:table-cell>
          <table:table-cell table:style-name="ce88" table:formula="of:=+[.F62]+[.L62]" office:value-type="float" office:value="1.711703" calcext:value-type="float">
            <text:p>1.711703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4" calcext:value-type="float">
            <text:p>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6" calcext:value-type="float">
            <text:p>-0.016000</text:p>
          </table:table-cell>
          <table:table-cell table:style-name="ce237" office:value-type="float" office:value="0.094" calcext:value-type="float">
            <text:p>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6" calcext:value-type="float">
            <text:p>-0.016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441" table:formula="of:=+[.Q62]-[.N62]" office:value-type="float" office:value="0" calcext:value-type="float">
            <text:p>0.000000</text:p>
          </table:table-cell>
          <table:table-cell table:style-name="ce441" table:formula="of:=+[.R62]-[.O6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2]" office:value-type="float" office:value="0" calcext:value-type="float">
            <text:p>0.000</text:p>
          </table:table-cell>
          <table:table-cell table:style-name="ce246" table:formula="of:=+[.V62]" office:value-type="float" office:value="0" calcext:value-type="float">
            <text:p>0.000</text:p>
          </table:table-cell>
          <table:table-cell table:style-name="ce333" table:formula="of:=+[.X6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eethUpp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3]" office:value-type="float" office:value="0" calcext:value-type="float">
            <text:p>0.000000</text:p>
          </table:table-cell>
          <table:table-cell table:style-name="ce80" table:formula="of:=+[.E$26]-[.M63]" office:value-type="float" office:value="-0.020125" calcext:value-type="float">
            <text:p>-0.020125</text:p>
          </table:table-cell>
          <table:table-cell table:style-name="ce88" table:formula="of:=+[.F$26]+[.O63]" office:value-type="float" office:value="1.697703" calcext:value-type="float">
            <text:p>1.697703</text:p>
          </table:table-cell>
          <table:table-cell table:style-name="ce72" table:formula="of:=+[.D63]+[.K63]" office:value-type="float" office:value="0" calcext:value-type="float">
            <text:p>0.000000</text:p>
          </table:table-cell>
          <table:table-cell table:style-name="ce80" table:formula="of:=+[.E63]-[.J63]" office:value-type="float" office:value="-0.055125" calcext:value-type="float">
            <text:p>-0.055125</text:p>
          </table:table-cell>
          <table:table-cell table:style-name="ce88" table:formula="of:=+[.F63]+[.L63]" office:value-type="float" office:value="1.697703" calcext:value-type="float">
            <text:p>1.697703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" calcext:value-type="float">
            <text:p>0.02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" calcext:value-type="float">
            <text:p>-0.030000</text:p>
          </table:table-cell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" calcext:value-type="float">
            <text:p>-0.03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441" table:formula="of:=+[.Q63]-[.N63]" office:value-type="float" office:value="0" calcext:value-type="float">
            <text:p>0.000000</text:p>
          </table:table-cell>
          <table:table-cell table:style-name="ce441" table:formula="of:=+[.R63]-[.O6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3]" office:value-type="float" office:value="0" calcext:value-type="float">
            <text:p>0.000</text:p>
          </table:table-cell>
          <table:table-cell table:style-name="ce246" table:formula="of:=+[.V63]" office:value-type="float" office:value="0" calcext:value-type="float">
            <text:p>0.000</text:p>
          </table:table-cell>
          <table:table-cell table:style-name="ce333" table:formula="of:=+[.X6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UpperLef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4]" office:value-type="float" office:value="0" calcext:value-type="float">
            <text:p>0.000000</text:p>
          </table:table-cell>
          <table:table-cell table:style-name="ce80" table:formula="of:=+[.E$63]-[.M64]" office:value-type="float" office:value="-0.065125" calcext:value-type="float">
            <text:p>-0.065125</text:p>
          </table:table-cell>
          <table:table-cell table:style-name="ce88" table:formula="of:=+[.F$63]+[.O64]" office:value-type="float" office:value="1.694703" calcext:value-type="float">
            <text:p>1.694703</text:p>
          </table:table-cell>
          <table:table-cell table:style-name="ce72" table:formula="of:=+[.D64]+[.K64]" office:value-type="float" office:value="0.015" calcext:value-type="float">
            <text:p>0.015000</text:p>
          </table:table-cell>
          <table:table-cell table:style-name="ce80" table:formula="of:=+[.E64]-[.J64]" office:value-type="float" office:value="-0.106125" calcext:value-type="float">
            <text:p>-0.106125</text:p>
          </table:table-cell>
          <table:table-cell table:style-name="ce88" table:formula="of:=+[.F64]+[.L64]" office:value-type="float" office:value="1.694703" calcext:value-type="float">
            <text:p>1.694703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441" table:formula="of:=+[.Q64]-[.N64]" office:value-type="float" office:value="0" calcext:value-type="float">
            <text:p>0.000000</text:p>
          </table:table-cell>
          <table:table-cell table:style-name="ce441" table:formula="of:=+[.R64]-[.O6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4]" office:value-type="float" office:value="0" calcext:value-type="float">
            <text:p>0.000</text:p>
          </table:table-cell>
          <table:table-cell table:style-name="ce246" table:formula="of:=+[.V64]" office:value-type="float" office:value="0" calcext:value-type="float">
            <text:p>0.000</text:p>
          </table:table-cell>
          <table:table-cell table:style-name="ce333" table:formula="of:=+[.X6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UpperRigh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5]" office:value-type="float" office:value="0" calcext:value-type="float">
            <text:p>0.000000</text:p>
          </table:table-cell>
          <table:table-cell table:style-name="ce80" table:formula="of:=+[.E$63]-[.M65]" office:value-type="float" office:value="-0.065125" calcext:value-type="float">
            <text:p>-0.065125</text:p>
          </table:table-cell>
          <table:table-cell table:style-name="ce88" table:formula="of:=+[.F$63]+[.O65]" office:value-type="float" office:value="1.694703" calcext:value-type="float">
            <text:p>1.694703</text:p>
          </table:table-cell>
          <table:table-cell table:style-name="ce72" table:formula="of:=+[.D65]+[.K65]" office:value-type="float" office:value="-0.015" calcext:value-type="float">
            <text:p>-0.015000</text:p>
          </table:table-cell>
          <table:table-cell table:style-name="ce80" table:formula="of:=+[.E65]-[.J65]" office:value-type="float" office:value="-0.106125" calcext:value-type="float">
            <text:p>-0.106125</text:p>
          </table:table-cell>
          <table:table-cell table:style-name="ce88" table:formula="of:=+[.F65]+[.L65]" office:value-type="float" office:value="1.694703" calcext:value-type="float">
            <text:p>1.694703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441" table:formula="of:=+[.Q65]-[.N65]" office:value-type="float" office:value="0" calcext:value-type="float">
            <text:p>0.000000</text:p>
          </table:table-cell>
          <table:table-cell table:style-name="ce441" table:formula="of:=+[.R65]-[.O6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5]" office:value-type="float" office:value="0" calcext:value-type="float">
            <text:p>0.000</text:p>
          </table:table-cell>
          <table:table-cell table:style-name="ce246" table:formula="of:=+[.V65]" office:value-type="float" office:value="0" calcext:value-type="float">
            <text:p>0.000</text:p>
          </table:table-cell>
          <table:table-cell table:style-name="ce333" table:formula="of:=+[.X6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CornerLef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6]" office:value-type="float" office:value="-0.019" calcext:value-type="float">
            <text:p>-0.019000</text:p>
          </table:table-cell>
          <table:table-cell table:style-name="ce80" table:formula="of:=+[.E$63]-[.M66]" office:value-type="float" office:value="-0.048125" calcext:value-type="float">
            <text:p>-0.048125</text:p>
          </table:table-cell>
          <table:table-cell table:style-name="ce88" table:formula="of:=+[.F$63]+[.O66]" office:value-type="float" office:value="1.687703" calcext:value-type="float">
            <text:p>1.687703</text:p>
          </table:table-cell>
          <table:table-cell table:style-name="ce72" table:formula="of:=+[.D66]+[.K66]" office:value-type="float" office:value="0.032" calcext:value-type="float">
            <text:p>0.032000</text:p>
          </table:table-cell>
          <table:table-cell table:style-name="ce80" table:formula="of:=+[.E66]-[.J66]" office:value-type="float" office:value="-0.093125" calcext:value-type="float">
            <text:p>-0.093125</text:p>
          </table:table-cell>
          <table:table-cell table:style-name="ce88" table:formula="of:=+[.F66]+[.L66]" office:value-type="float" office:value="1.687703" calcext:value-type="float">
            <text:p>1.687703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0.051" calcext:value-type="float">
            <text:p>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19" calcext:value-type="float">
            <text:p>-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19" calcext:value-type="float">
            <text:p>-0.019</text:p>
          </table:table-cell>
          <table:table-cell table:style-name="ce333" office:value-type="float" office:value="-0.01" calcext:value-type="float">
            <text:p>-0.01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441" table:formula="of:=+[.Q66]-[.N66]" office:value-type="float" office:value="0" calcext:value-type="float">
            <text:p>0.000000</text:p>
          </table:table-cell>
          <table:table-cell table:style-name="ce441" table:formula="of:=+[.R66]-[.O6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6]" office:value-type="float" office:value="0" calcext:value-type="float">
            <text:p>0.000</text:p>
          </table:table-cell>
          <table:table-cell table:style-name="ce246" table:formula="of:=+[.V66]" office:value-type="float" office:value="0" calcext:value-type="float">
            <text:p>0.000</text:p>
          </table:table-cell>
          <table:table-cell table:style-name="ce333" table:formula="of:=+[.X6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CornerRigh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7]" office:value-type="float" office:value="0.019" calcext:value-type="float">
            <text:p>0.019000</text:p>
          </table:table-cell>
          <table:table-cell table:style-name="ce80" table:formula="of:=+[.E$63]-[.M67]" office:value-type="float" office:value="-0.048125" calcext:value-type="float">
            <text:p>-0.048125</text:p>
          </table:table-cell>
          <table:table-cell table:style-name="ce88" table:formula="of:=+[.F$63]+[.O67]" office:value-type="float" office:value="1.687703" calcext:value-type="float">
            <text:p>1.687703</text:p>
          </table:table-cell>
          <table:table-cell table:style-name="ce72" table:formula="of:=+[.D67]+[.K67]" office:value-type="float" office:value="-0.032" calcext:value-type="float">
            <text:p>-0.032000</text:p>
          </table:table-cell>
          <table:table-cell table:style-name="ce80" table:formula="of:=+[.E67]-[.J67]" office:value-type="float" office:value="-0.093125" calcext:value-type="float">
            <text:p>-0.093125</text:p>
          </table:table-cell>
          <table:table-cell table:style-name="ce88" table:formula="of:=+[.F67]+[.L67]" office:value-type="float" office:value="1.687703" calcext:value-type="float">
            <text:p>1.687703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-0.051" calcext:value-type="float">
            <text:p>-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19" calcext:value-type="float">
            <text:p>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19" calcext:value-type="float">
            <text:p>0.019</text:p>
          </table:table-cell>
          <table:table-cell table:style-name="ce333" office:value-type="float" office:value="-0.01" calcext:value-type="float">
            <text:p>-0.01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441" table:formula="of:=+[.Q67]-[.N67]" office:value-type="float" office:value="0" calcext:value-type="float">
            <text:p>0.000000</text:p>
          </table:table-cell>
          <table:table-cell table:style-name="ce441" table:formula="of:=+[.R67]-[.O6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7]" office:value-type="float" office:value="0" calcext:value-type="float">
            <text:p>0.000</text:p>
          </table:table-cell>
          <table:table-cell table:style-name="ce246" table:formula="of:=+[.V67]" office:value-type="float" office:value="0" calcext:value-type="float">
            <text:p>0.000</text:p>
          </table:table-cell>
          <table:table-cell table:style-name="ce333" table:formula="of:=+[.X6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UpperCenter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8]" office:value-type="float" office:value="0" calcext:value-type="float">
            <text:p>0.000000</text:p>
          </table:table-cell>
          <table:table-cell table:style-name="ce80" table:formula="of:=+[.E$63]-[.M68]" office:value-type="float" office:value="-0.065125" calcext:value-type="float">
            <text:p>-0.065125</text:p>
          </table:table-cell>
          <table:table-cell table:style-name="ce88" table:formula="of:=+[.F$63]+[.O68]" office:value-type="float" office:value="1.694703" calcext:value-type="float">
            <text:p>1.694703</text:p>
          </table:table-cell>
          <table:table-cell table:style-name="ce72" table:formula="of:=+[.D68]+[.K68]" office:value-type="float" office:value="0" calcext:value-type="float">
            <text:p>0.000000</text:p>
          </table:table-cell>
          <table:table-cell table:style-name="ce80" table:formula="of:=+[.E68]-[.J68]" office:value-type="float" office:value="-0.108125" calcext:value-type="float">
            <text:p>-0.108125</text:p>
          </table:table-cell>
          <table:table-cell table:style-name="ce88" table:formula="of:=+[.F68]+[.L68]" office:value-type="float" office:value="1.696703" calcext:value-type="float">
            <text:p>1.696703</text:p>
          </table:table-cell>
          <table:table-cell table:style-name="ce146" office:value-type="float" office:value="0.043" calcext:value-type="float">
            <text:p>0.043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441" table:formula="of:=+[.Q68]-[.N68]" office:value-type="float" office:value="0" calcext:value-type="float">
            <text:p>0.000000</text:p>
          </table:table-cell>
          <table:table-cell table:style-name="ce441" table:formula="of:=+[.R68]-[.O6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8]" office:value-type="float" office:value="0" calcext:value-type="float">
            <text:p>0.000</text:p>
          </table:table-cell>
          <table:table-cell table:style-name="ce246" table:formula="of:=+[.V68]" office:value-type="float" office:value="0" calcext:value-type="float">
            <text:p>0.000</text:p>
          </table:table-cell>
          <table:table-cell table:style-name="ce333" table:formula="of:=+[.X6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cornerInn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9]" office:value-type="float" office:value="0.017" calcext:value-type="float">
            <text:p>0.017000</text:p>
          </table:table-cell>
          <table:table-cell table:style-name="ce80" table:formula="of:=+[.E$26]-[.M69]" office:value-type="float" office:value="-0.075125" calcext:value-type="float">
            <text:p>-0.075125</text:p>
          </table:table-cell>
          <table:table-cell table:style-name="ce88" table:formula="of:=+[.F$26]+[.O69]" office:value-type="float" office:value="1.759703" calcext:value-type="float">
            <text:p>1.759703</text:p>
          </table:table-cell>
          <table:table-cell table:style-name="ce72" table:formula="of:=+[.D69]+[.K69]" office:value-type="float" office:value="0.017" calcext:value-type="float">
            <text:p>0.017000</text:p>
          </table:table-cell>
          <table:table-cell table:style-name="ce80" table:formula="of:=+[.E69]-[.J69]" office:value-type="float" office:value="-0.091125" calcext:value-type="float">
            <text:p>-0.091125</text:p>
          </table:table-cell>
          <table:table-cell table:style-name="ce88" table:formula="of:=+[.F69]+[.L69]" office:value-type="float" office:value="1.759703" calcext:value-type="float">
            <text:p>1.759703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17" calcext:value-type="float">
            <text:p>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17" calcext:value-type="float">
            <text:p>0.017</text:p>
          </table:table-cell>
          <table:table-cell table:style-name="ce333" office:value-type="float" office:value="0.032" calcext:value-type="float">
            <text:p>0.032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441" table:formula="of:=+[.Q69]-[.N69]" office:value-type="float" office:value="0" calcext:value-type="float">
            <text:p>0.000000</text:p>
          </table:table-cell>
          <table:table-cell table:style-name="ce441" table:formula="of:=+[.R69]-[.O6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9]" office:value-type="float" office:value="0" calcext:value-type="float">
            <text:p>0.000</text:p>
          </table:table-cell>
          <table:table-cell table:style-name="ce246" table:formula="of:=+[.V69]" office:value-type="float" office:value="0" calcext:value-type="float">
            <text:p>0.000</text:p>
          </table:table-cell>
          <table:table-cell table:style-name="ce333" table:formula="of:=+[.X6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cornerInn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70]" office:value-type="float" office:value="-0.017" calcext:value-type="float">
            <text:p>-0.017000</text:p>
          </table:table-cell>
          <table:table-cell table:style-name="ce80" table:formula="of:=+[.E$26]-[.M70]" office:value-type="float" office:value="-0.075125" calcext:value-type="float">
            <text:p>-0.075125</text:p>
          </table:table-cell>
          <table:table-cell table:style-name="ce88" table:formula="of:=+[.F$26]+[.O70]" office:value-type="float" office:value="1.759703" calcext:value-type="float">
            <text:p>1.759703</text:p>
          </table:table-cell>
          <table:table-cell table:style-name="ce72" table:formula="of:=+[.D70]+[.K70]" office:value-type="float" office:value="-0.017" calcext:value-type="float">
            <text:p>-0.017000</text:p>
          </table:table-cell>
          <table:table-cell table:style-name="ce80" table:formula="of:=+[.E70]-[.J70]" office:value-type="float" office:value="-0.091125" calcext:value-type="float">
            <text:p>-0.091125</text:p>
          </table:table-cell>
          <table:table-cell table:style-name="ce88" table:formula="of:=+[.F70]+[.L70]" office:value-type="float" office:value="1.759703" calcext:value-type="float">
            <text:p>1.759703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17" calcext:value-type="float">
            <text:p>-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17" calcext:value-type="float">
            <text:p>-0.017</text:p>
          </table:table-cell>
          <table:table-cell table:style-name="ce333" office:value-type="float" office:value="0.032" calcext:value-type="float">
            <text:p>0.032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441" table:formula="of:=+[.Q70]-[.N70]" office:value-type="float" office:value="0" calcext:value-type="float">
            <text:p>0.000000</text:p>
          </table:table-cell>
          <table:table-cell table:style-name="ce441" table:formula="of:=+[.R70]-[.O7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0]" office:value-type="float" office:value="0" calcext:value-type="float">
            <text:p>0.000</text:p>
          </table:table-cell>
          <table:table-cell table:style-name="ce246" table:formula="of:=+[.V70]" office:value-type="float" office:value="0" calcext:value-type="float">
            <text:p>0.000</text:p>
          </table:table-cell>
          <table:table-cell table:style-name="ce333" table:formula="of:=+[.X7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Bridge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71]" office:value-type="float" office:value="0" calcext:value-type="float">
            <text:p>0.000000</text:p>
          </table:table-cell>
          <table:table-cell table:style-name="ce80" table:formula="of:=+[.E$26]-[.M71]" office:value-type="float" office:value="-0.091125" calcext:value-type="float">
            <text:p>-0.091125</text:p>
          </table:table-cell>
          <table:table-cell table:style-name="ce88" table:formula="of:=+[.F$26]+[.O71]" office:value-type="float" office:value="1.747703" calcext:value-type="float">
            <text:p>1.747703</text:p>
          </table:table-cell>
          <table:table-cell table:style-name="ce72" table:formula="of:=+[.D71]+[.K71]" office:value-type="float" office:value="0" calcext:value-type="float">
            <text:p>0.000000</text:p>
          </table:table-cell>
          <table:table-cell table:style-name="ce80" table:formula="of:=+[.E71]-[.J71]" office:value-type="float" office:value="-0.106125" calcext:value-type="float">
            <text:p>-0.106125</text:p>
          </table:table-cell>
          <table:table-cell table:style-name="ce88" table:formula="of:=+[.F71]+[.L71]" office:value-type="float" office:value="1.755703" calcext:value-type="float">
            <text:p>1.75570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8" calcext:value-type="float">
            <text:p>0.008</text:p>
          </table:table-cell>
          <table:table-cell table:style-name="ce177" office:value-type="float" office:value="0.091" calcext:value-type="float">
            <text:p>0.09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2" calcext:value-type="float">
            <text:p>0.020000</text:p>
          </table:table-cell>
          <table:table-cell table:style-name="ce237" office:value-type="float" office:value="0.091" calcext:value-type="float">
            <text:p>0.09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441" table:formula="of:=+[.Q71]-[.N71]" office:value-type="float" office:value="0" calcext:value-type="float">
            <text:p>0.000000</text:p>
          </table:table-cell>
          <table:table-cell table:style-name="ce441" table:formula="of:=+[.R71]-[.O7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1]" office:value-type="float" office:value="0" calcext:value-type="float">
            <text:p>0.000</text:p>
          </table:table-cell>
          <table:table-cell table:style-name="ce246" table:formula="of:=+[.V71]" office:value-type="float" office:value="0" calcext:value-type="float">
            <text:p>0.000</text:p>
          </table:table-cell>
          <table:table-cell table:style-name="ce333" table:formula="of:=+[.X7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CollarLef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72]" office:value-type="float" office:value="0.084665" calcext:value-type="float">
            <text:p>0.084665</text:p>
          </table:table-cell>
          <table:table-cell table:style-name="ce80" table:formula="of:=+[.E$14]-[.M72]" office:value-type="float" office:value="0.036295" calcext:value-type="float">
            <text:p>0.036295</text:p>
          </table:table-cell>
          <table:table-cell table:style-name="ce88" table:formula="of:=+[.F$14]+[.O72]" office:value-type="float" office:value="1.521361" calcext:value-type="float">
            <text:p>1.521361</text:p>
          </table:table-cell>
          <table:table-cell table:style-name="ce72" table:formula="of:=+[.D72]+[.K72]" office:value-type="float" office:value="0.163665" calcext:value-type="float">
            <text:p>0.163665</text:p>
          </table:table-cell>
          <table:table-cell table:style-name="ce80" table:formula="of:=+[.E72]-[.J72]" office:value-type="float" office:value="0.036295" calcext:value-type="float">
            <text:p>0.036295</text:p>
          </table:table-cell>
          <table:table-cell table:style-name="ce88" table:formula="of:=+[.F72]+[.L72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79" calcext:value-type="float">
            <text:p>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398" office:value-type="float" office:value="0.084665" calcext:value-type="float">
            <text:p>0.084665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0.085" calcext:value-type="float">
            <text:p>0.085</text:p>
          </table:table-cell>
          <table:table-cell table:style-name="ce333" office:value-type="float" office:value="0.165" calcext:value-type="float">
            <text:p>0.165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445" table:formula="of:=+[.Q72]-[.N72]" office:value-type="float" office:value="0.000335000000000016" calcext:value-type="float">
            <text:p>0.000335</text:p>
          </table:table-cell>
          <table:table-cell table:style-name="ce441" table:formula="of:=+[.R72]-[.O72]" office:value-type="float" office:value="-0.00039599999999998" calcext:value-type="float">
            <text:p>-0.00039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2]" office:value-type="float" office:value="0" calcext:value-type="float">
            <text:p>0.000</text:p>
          </table:table-cell>
          <table:table-cell table:style-name="ce246" table:formula="of:=+[.V72]" office:value-type="float" office:value="0" calcext:value-type="float">
            <text:p>0.000</text:p>
          </table:table-cell>
          <table:table-cell table:style-name="ce333" table:formula="of:=+[.X7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CLAVICLE</text:p>
          </table:table-cell>
          <table:table-cell table:style-name="ce153" office:value-type="string" calcext:value-type="string">
            <text:p>mCollar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2]+[.Q73]" office:value-type="float" office:value="0.084665" calcext:value-type="float">
            <text:p>0.084665</text:p>
          </table:table-cell>
          <table:table-cell table:style-name="ce81" table:formula="of:=+[.E72]-[.P73]" office:value-type="float" office:value="0.016295" calcext:value-type="float">
            <text:p>0.016295</text:p>
          </table:table-cell>
          <table:table-cell table:style-name="ce89" table:formula="of:=+[.F72]+[.R73]" office:value-type="float" office:value="1.541361" calcext:value-type="float">
            <text:p>1.541361</text:p>
          </table:table-cell>
          <table:table-cell table:style-name="ce73" table:formula="of:=+[.D73]+[.K73]" office:value-type="float" office:value="0.184665" calcext:value-type="float">
            <text:p>0.184665</text:p>
          </table:table-cell>
          <table:table-cell table:style-name="ce81" table:formula="of:=+[.E73]-[.J73]" office:value-type="float" office:value="0.016295" calcext:value-type="float">
            <text:p>0.016295</text:p>
          </table:table-cell>
          <table:table-cell table:style-name="ce89" table:formula="of:=+[.F73]+[.L73]" office:value-type="float" office:value="1.541361" calcext:value-type="float">
            <text:p>1.541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73]" office:value-type="float" office:value="0" calcext:value-type="float">
            <text:p>0.000</text:p>
          </table:table-cell>
          <table:table-cell table:style-name="ce242" table:formula="of:=+[.V73]" office:value-type="float" office:value="0" calcext:value-type="float">
            <text:p>0.000</text:p>
          </table:table-cell>
          <table:table-cell table:style-name="ce308" table:formula="of:=+[.X73]" office:value-type="float" office:value="0" calcext:value-type="float">
            <text:p>0.000</text:p>
          </table:table-cell>
          <table:table-cell table:style-name="ce400" office:value-type="float" office:value="0.07" calcext:value-type="float">
            <text:p>0.07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houlderLeft</text:p>
          </table:table-cell>
          <table:table-cell table:style-name="ce153" office:value-type="string" calcext:value-type="string">
            <text:p>mCollar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2]+[.N74]" office:value-type="float" office:value="0.163665" calcext:value-type="float">
            <text:p>0.163665</text:p>
          </table:table-cell>
          <table:table-cell table:style-name="ce80" table:formula="of:=+[.E72]-[.M74]" office:value-type="float" office:value="0.036295" calcext:value-type="float">
            <text:p>0.036295</text:p>
          </table:table-cell>
          <table:table-cell table:style-name="ce88" table:formula="of:=+[.F72]+[.O74]" office:value-type="float" office:value="1.521361" calcext:value-type="float">
            <text:p>1.521361</text:p>
          </table:table-cell>
          <table:table-cell table:style-name="ce72" table:formula="of:=+[.D74]+[.K74]" office:value-type="float" office:value="0.410665" calcext:value-type="float">
            <text:p>0.410665</text:p>
          </table:table-cell>
          <table:table-cell table:style-name="ce80" table:formula="of:=+[.E74]-[.J74]" office:value-type="float" office:value="0.036295" calcext:value-type="float">
            <text:p>0.036295</text:p>
          </table:table-cell>
          <table:table-cell table:style-name="ce88" table:formula="of:=+[.F74]+[.L74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47" calcext:value-type="float">
            <text:p>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399" office:value-type="float" office:value="0.079" calcext:value-type="float">
            <text:p>0.079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79" calcext:value-type="float">
            <text:p>0.079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449" table:formula="of:=+[.Q74]-[.N74]" office:value-type="float" office:value="0" calcext:value-type="float">
            <text:p>0.000000</text:p>
          </table:table-cell>
          <table:table-cell table:style-name="ce441" table:formula="of:=+[.R74]-[.O7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4]" office:value-type="float" office:value="0" calcext:value-type="float">
            <text:p>0.000</text:p>
          </table:table-cell>
          <table:table-cell table:style-name="ce246" table:formula="of:=+[.V74]" office:value-type="float" office:value="0" calcext:value-type="float">
            <text:p>0.000</text:p>
          </table:table-cell>
          <table:table-cell table:style-name="ce333" table:formula="of:=+[.X7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UPPER_ARM</text:p>
          </table:table-cell>
          <table:table-cell table:style-name="ce153" office:value-type="string" calcext:value-type="string">
            <text:p>mShoulder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4]+[.Q75]" office:value-type="float" office:value="0.283665" calcext:value-type="float">
            <text:p>0.283665</text:p>
          </table:table-cell>
          <table:table-cell table:style-name="ce81" table:formula="of:=+[.E74]-[.P75]" office:value-type="float" office:value="0.036295" calcext:value-type="float">
            <text:p>0.036295</text:p>
          </table:table-cell>
          <table:table-cell table:style-name="ce89" table:formula="of:=+[.F74]+[.R75]" office:value-type="float" office:value="1.531361" calcext:value-type="float">
            <text:p>1.531361</text:p>
          </table:table-cell>
          <table:table-cell table:style-name="ce73" table:formula="of:=+[.D75]+[.K75]" office:value-type="float" office:value="0.413665" calcext:value-type="float">
            <text:p>0.413665</text:p>
          </table:table-cell>
          <table:table-cell table:style-name="ce81" table:formula="of:=+[.E75]-[.J75]" office:value-type="float" office:value="0.036295" calcext:value-type="float">
            <text:p>0.036295</text:p>
          </table:table-cell>
          <table:table-cell table:style-name="ce89" table:formula="of:=+[.F75]+[.L75]" office:value-type="float" office:value="1.528361" calcext:value-type="float">
            <text:p>1.528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3" calcext:value-type="float">
            <text:p>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5" calcext:value-type="float">
            <text:p>-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75]" office:value-type="float" office:value="0" calcext:value-type="float">
            <text:p>0.000</text:p>
          </table:table-cell>
          <table:table-cell table:style-name="ce242" table:formula="of:=+[.V75]" office:value-type="float" office:value="-5" calcext:value-type="float">
            <text:p>-5.000</text:p>
          </table:table-cell>
          <table:table-cell table:style-name="ce308" table:formula="of:=+[.X75]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ElbowLeft</text:p>
          </table:table-cell>
          <table:table-cell table:style-name="ce153" office:value-type="string" calcext:value-type="string">
            <text:p>mShoulder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4]+[.N76]" office:value-type="float" office:value="0.411665" calcext:value-type="float">
            <text:p>0.411665</text:p>
          </table:table-cell>
          <table:table-cell table:style-name="ce80" table:formula="of:=+[.E74]-[.M76]" office:value-type="float" office:value="0.036295" calcext:value-type="float">
            <text:p>0.036295</text:p>
          </table:table-cell>
          <table:table-cell table:style-name="ce88" table:formula="of:=+[.F74]+[.O76]" office:value-type="float" office:value="1.521361" calcext:value-type="float">
            <text:p>1.521361</text:p>
          </table:table-cell>
          <table:table-cell table:style-name="ce72" table:formula="of:=+[.D76]+[.K76]" office:value-type="float" office:value="0.616665" calcext:value-type="float">
            <text:p>0.616665</text:p>
          </table:table-cell>
          <table:table-cell table:style-name="ce80" table:formula="of:=+[.E76]-[.J76]" office:value-type="float" office:value="0.036295" calcext:value-type="float">
            <text:p>0.036295</text:p>
          </table:table-cell>
          <table:table-cell table:style-name="ce88" table:formula="of:=+[.F76]+[.L76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05" calcext:value-type="float">
            <text:p>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248" calcext:value-type="float">
            <text:p>0.248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248" calcext:value-type="float">
            <text:p>0.248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441" table:formula="of:=+[.Q76]-[.N76]" office:value-type="float" office:value="0" calcext:value-type="float">
            <text:p>0.000000</text:p>
          </table:table-cell>
          <table:table-cell table:style-name="ce441" table:formula="of:=+[.R76]-[.O7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6]" office:value-type="float" office:value="0" calcext:value-type="float">
            <text:p>0.000</text:p>
          </table:table-cell>
          <table:table-cell table:style-name="ce246" table:formula="of:=+[.V76]" office:value-type="float" office:value="0" calcext:value-type="float">
            <text:p>0.000</text:p>
          </table:table-cell>
          <table:table-cell table:style-name="ce333" table:formula="of:=+[.X7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LOWER_ARM</text:p>
          </table:table-cell>
          <table:table-cell table:style-name="ce153" office:value-type="string" calcext:value-type="string">
            <text:p>mElbow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6]+[.Q77]" office:value-type="float" office:value="0.511665" calcext:value-type="float">
            <text:p>0.511665</text:p>
          </table:table-cell>
          <table:table-cell table:style-name="ce81" table:formula="of:=+[.E76]-[.P77]" office:value-type="float" office:value="0.036295" calcext:value-type="float">
            <text:p>0.036295</text:p>
          </table:table-cell>
          <table:table-cell table:style-name="ce89" table:formula="of:=+[.F76]+[.R77]" office:value-type="float" office:value="1.521361" calcext:value-type="float">
            <text:p>1.521361</text:p>
          </table:table-cell>
          <table:table-cell table:style-name="ce73" table:formula="of:=+[.D77]+[.K77]" office:value-type="float" office:value="0.611665" calcext:value-type="float">
            <text:p>0.611665</text:p>
          </table:table-cell>
          <table:table-cell table:style-name="ce81" table:formula="of:=+[.E77]-[.J77]" office:value-type="float" office:value="0.036295" calcext:value-type="float">
            <text:p>0.036295</text:p>
          </table:table-cell>
          <table:table-cell table:style-name="ce89" table:formula="of:=+[.F77]+[.L77]" office:value-type="float" office:value="1.520361" calcext:value-type="float">
            <text:p>1.520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22" table:formula="of:=+[.W77]" office:value-type="float" office:value="0" calcext:value-type="float">
            <text:p>0.000</text:p>
          </table:table-cell>
          <table:table-cell table:style-name="ce242" table:formula="of:=+[.V77]" office:value-type="float" office:value="-3" calcext:value-type="float">
            <text:p>-3.000</text:p>
          </table:table-cell>
          <table:table-cell table:style-name="ce308" table:formula="of:=+[.X77]" office:value-type="float" office:value="0" calcext:value-type="float">
            <text:p>0.0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WristLeft</text:p>
          </table:table-cell>
          <table:table-cell table:style-name="ce153" office:value-type="string" calcext:value-type="string">
            <text:p>mElbow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6]+[.N78]" office:value-type="float" office:value="0.616511" calcext:value-type="float">
            <text:p>0.616511</text:p>
          </table:table-cell>
          <table:table-cell table:style-name="ce80" table:formula="of:=+[.E76]-[.M78]" office:value-type="float" office:value="0.036295" calcext:value-type="float">
            <text:p>0.036295</text:p>
          </table:table-cell>
          <table:table-cell table:style-name="ce88" table:formula="of:=+[.F76]+[.O78]" office:value-type="float" office:value="1.521361" calcext:value-type="float">
            <text:p>1.521361</text:p>
          </table:table-cell>
          <table:table-cell table:style-name="ce72" table:formula="of:=+[.D78]+[.K78]" office:value-type="float" office:value="0.676511" calcext:value-type="float">
            <text:p>0.676511</text:p>
          </table:table-cell>
          <table:table-cell table:style-name="ce80" table:formula="of:=+[.E78]-[.J78]" office:value-type="float" office:value="0.036295" calcext:value-type="float">
            <text:p>0.036295</text:p>
          </table:table-cell>
          <table:table-cell table:style-name="ce88" table:formula="of:=+[.F78]+[.L78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6" calcext:value-type="float">
            <text:p>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401" office:value-type="float" office:value="0.204846" calcext:value-type="float">
            <text:p>0.204846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" calcext:value-type="float">
            <text:p>0.000</text:p>
          </table:table-cell>
          <table:table-cell table:style-name="ce246" office:value-type="float" office:value="0.205" calcext:value-type="float">
            <text:p>0.205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450" table:formula="of:=+[.Q78]-[.N78]" office:value-type="float" office:value="0.000154000000000015" calcext:value-type="float">
            <text:p>0.000154</text:p>
          </table:table-cell>
          <table:table-cell table:style-name="ce441" table:formula="of:=+[.R78]-[.O7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8]" office:value-type="float" office:value="0" calcext:value-type="float">
            <text:p>0.000</text:p>
          </table:table-cell>
          <table:table-cell table:style-name="ce246" table:formula="of:=+[.V78]" office:value-type="float" office:value="0" calcext:value-type="float">
            <text:p>0.000</text:p>
          </table:table-cell>
          <table:table-cell table:style-name="ce333" table:formula="of:=+[.X7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HAND</text:p>
          </table:table-cell>
          <table:table-cell table:style-name="ce148" office:value-type="string" calcext:value-type="string">
            <text:p>mWrist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8]+[.Q79]" office:value-type="float" office:value="0.666511" calcext:value-type="float">
            <text:p>0.666511</text:p>
          </table:table-cell>
          <table:table-cell table:style-name="ce81" table:formula="of:=+[.E78]-[.P79]" office:value-type="float" office:value="0.026295" calcext:value-type="float">
            <text:p>0.026295</text:p>
          </table:table-cell>
          <table:table-cell table:style-name="ce89" table:formula="of:=+[.F78]+[.R79]" office:value-type="float" office:value="1.521361" calcext:value-type="float">
            <text:p>1.521361</text:p>
          </table:table-cell>
          <table:table-cell table:style-name="ce73" table:formula="of:=+[.D79]+[.K79]" office:value-type="float" office:value="0.715511" calcext:value-type="float">
            <text:p>0.715511</text:p>
          </table:table-cell>
          <table:table-cell table:style-name="ce81" table:formula="of:=+[.E79]-[.J79]" office:value-type="float" office:value="0.021295" calcext:value-type="float">
            <text:p>0.021295</text:p>
          </table:table-cell>
          <table:table-cell table:style-name="ce89" table:formula="of:=+[.F79]+[.L79]" office:value-type="float" office:value="1.520361" calcext:value-type="float">
            <text:p>1.520361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0.049" calcext:value-type="float">
            <text:p>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-10" calcext:value-type="float">
            <text:p>-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W79]" office:value-type="float" office:value="0" calcext:value-type="float">
            <text:p>0.000</text:p>
          </table:table-cell>
          <table:table-cell table:style-name="ce242" table:formula="of:=+[.V79]" office:value-type="float" office:value="-3" calcext:value-type="float">
            <text:p>-3.000</text:p>
          </table:table-cell>
          <table:table-cell table:style-name="ce308" table:formula="of:=+[.X79]" office:value-type="float" office:value="-10" calcext:value-type="float">
            <text:p>-1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400" office:value-type="float" office:value="0.03" calcext:value-type="float">
            <text:p>0.03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HandMiddle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0]" office:value-type="float" office:value="0.717511" calcext:value-type="float">
            <text:p>0.717511</text:p>
          </table:table-cell>
          <table:table-cell table:style-name="ce80" table:formula="of:=+[.E$78]-[.M80]" office:value-type="float" office:value="0.023295" calcext:value-type="float">
            <text:p>0.023295</text:p>
          </table:table-cell>
          <table:table-cell table:style-name="ce88" table:formula="of:=+[.F$78]+[.O80]" office:value-type="float" office:value="1.536361" calcext:value-type="float">
            <text:p>1.536361</text:p>
          </table:table-cell>
          <table:table-cell table:style-name="ce72" table:formula="of:=+[.D80]+[.K80]" office:value-type="float" office:value="0.757511" calcext:value-type="float">
            <text:p>0.757511</text:p>
          </table:table-cell>
          <table:table-cell table:style-name="ce80" table:formula="of:=+[.E80]-[.J80]" office:value-type="float" office:value="0.024295" calcext:value-type="float">
            <text:p>0.024295</text:p>
          </table:table-cell>
          <table:table-cell table:style-name="ce88" table:formula="of:=+[.F80]+[.L80]" office:value-type="float" office:value="1.530361" calcext:value-type="float">
            <text:p>1.530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0.101" calcext:value-type="float">
            <text:p>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0.101" calcext:value-type="float">
            <text:p>0.101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441" table:formula="of:=+[.Q80]-[.N80]" office:value-type="float" office:value="0" calcext:value-type="float">
            <text:p>0.000000</text:p>
          </table:table-cell>
          <table:table-cell table:style-name="ce441" table:formula="of:=+[.R80]-[.O8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0]" office:value-type="float" office:value="0" calcext:value-type="float">
            <text:p>0.000</text:p>
          </table:table-cell>
          <table:table-cell table:style-name="ce246" table:formula="of:=+[.V80]" office:value-type="float" office:value="0" calcext:value-type="float">
            <text:p>0.000</text:p>
          </table:table-cell>
          <table:table-cell table:style-name="ce333" table:formula="of:=+[.X8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2Left</text:p>
          </table:table-cell>
          <table:table-cell table:style-name="ce153" office:value-type="string" calcext:value-type="string">
            <text:p>mHandMiddle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0]+[.N81]" office:value-type="float" office:value="0.757511" calcext:value-type="float">
            <text:p>0.757511</text:p>
          </table:table-cell>
          <table:table-cell table:style-name="ce80" table:formula="of:=+[.E80]-[.M81]" office:value-type="float" office:value="0.024295" calcext:value-type="float">
            <text:p>0.024295</text:p>
          </table:table-cell>
          <table:table-cell table:style-name="ce88" table:formula="of:=+[.F80]+[.O81]" office:value-type="float" office:value="1.530361" calcext:value-type="float">
            <text:p>1.530361</text:p>
          </table:table-cell>
          <table:table-cell table:style-name="ce72" table:formula="of:=+[.D81]+[.K81]" office:value-type="float" office:value="0.806511" calcext:value-type="float">
            <text:p>0.806511</text:p>
          </table:table-cell>
          <table:table-cell table:style-name="ce80" table:formula="of:=+[.E81]-[.J81]" office:value-type="float" office:value="0.025295" calcext:value-type="float">
            <text:p>0.025295</text:p>
          </table:table-cell>
          <table:table-cell table:style-name="ce88" table:formula="of:=+[.F81]+[.L81]" office:value-type="float" office:value="1.522361" calcext:value-type="float">
            <text:p>1.522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441" table:formula="of:=+[.Q81]-[.N81]" office:value-type="float" office:value="0" calcext:value-type="float">
            <text:p>0.000000</text:p>
          </table:table-cell>
          <table:table-cell table:style-name="ce441" table:formula="of:=+[.R81]-[.O8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1]" office:value-type="float" office:value="0" calcext:value-type="float">
            <text:p>0.000</text:p>
          </table:table-cell>
          <table:table-cell table:style-name="ce246" table:formula="of:=+[.V81]" office:value-type="float" office:value="0" calcext:value-type="float">
            <text:p>0.000</text:p>
          </table:table-cell>
          <table:table-cell table:style-name="ce333" table:formula="of:=+[.X8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3Left</text:p>
          </table:table-cell>
          <table:table-cell table:style-name="ce153" office:value-type="string" calcext:value-type="string">
            <text:p>mHandMiddle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1]+[.N82]" office:value-type="float" office:value="0.806511" calcext:value-type="float">
            <text:p>0.806511</text:p>
          </table:table-cell>
          <table:table-cell table:style-name="ce80" table:formula="of:=+[.E81]-[.M82]" office:value-type="float" office:value="0.025295" calcext:value-type="float">
            <text:p>0.025295</text:p>
          </table:table-cell>
          <table:table-cell table:style-name="ce88" table:formula="of:=+[.F81]+[.O82]" office:value-type="float" office:value="1.522361" calcext:value-type="float">
            <text:p>1.522361</text:p>
          </table:table-cell>
          <table:table-cell table:style-name="ce72" table:formula="of:=+[.D82]+[.K82]" office:value-type="float" office:value="0.839511" calcext:value-type="float">
            <text:p>0.839511</text:p>
          </table:table-cell>
          <table:table-cell table:style-name="ce80" table:formula="of:=+[.E82]-[.J82]" office:value-type="float" office:value="0.027295" calcext:value-type="float">
            <text:p>0.027295</text:p>
          </table:table-cell>
          <table:table-cell table:style-name="ce88" table:formula="of:=+[.F82]+[.L82]" office:value-type="float" office:value="1.516361" calcext:value-type="float">
            <text:p>1.516361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0.033" calcext:value-type="float">
            <text:p>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9" calcext:value-type="float">
            <text:p>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9" calcext:value-type="float">
            <text:p>0.049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441" table:formula="of:=+[.Q82]-[.N82]" office:value-type="float" office:value="0" calcext:value-type="float">
            <text:p>0.000000</text:p>
          </table:table-cell>
          <table:table-cell table:style-name="ce441" table:formula="of:=+[.R82]-[.O8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2]" office:value-type="float" office:value="0" calcext:value-type="float">
            <text:p>0.000</text:p>
          </table:table-cell>
          <table:table-cell table:style-name="ce246" table:formula="of:=+[.V82]" office:value-type="float" office:value="0" calcext:value-type="float">
            <text:p>0.000</text:p>
          </table:table-cell>
          <table:table-cell table:style-name="ce333" table:formula="of:=+[.X8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3]" office:value-type="float" office:value="0.713511" calcext:value-type="float">
            <text:p>0.713511</text:p>
          </table:table-cell>
          <table:table-cell table:style-name="ce80" table:formula="of:=+[.E$78]-[.M83]" office:value-type="float" office:value="-0.00170500000000001" calcext:value-type="float">
            <text:p>-0.001705</text:p>
          </table:table-cell>
          <table:table-cell table:style-name="ce88" table:formula="of:=+[.F$78]+[.O83]" office:value-type="float" office:value="1.536361" calcext:value-type="float">
            <text:p>1.536361</text:p>
          </table:table-cell>
          <table:table-cell table:style-name="ce72" table:formula="of:=+[.D83]+[.K83]" office:value-type="float" office:value="0.749511" calcext:value-type="float">
            <text:p>0.749511</text:p>
          </table:table-cell>
          <table:table-cell table:style-name="ce80" table:formula="of:=+[.E83]-[.J83]" office:value-type="float" office:value="-0.018705" calcext:value-type="float">
            <text:p>-0.018705</text:p>
          </table:table-cell>
          <table:table-cell table:style-name="ce88" table:formula="of:=+[.F83]+[.L83]" office:value-type="float" office:value="1.530361" calcext:value-type="float">
            <text:p>1.530361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0.036" calcext:value-type="float">
            <text:p>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0.097" calcext:value-type="float">
            <text:p>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0.097" calcext:value-type="float">
            <text:p>0.097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441" table:formula="of:=+[.Q83]-[.N83]" office:value-type="float" office:value="0" calcext:value-type="float">
            <text:p>0.000000</text:p>
          </table:table-cell>
          <table:table-cell table:style-name="ce441" table:formula="of:=+[.R83]-[.O8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3]" office:value-type="float" office:value="0" calcext:value-type="float">
            <text:p>0.000</text:p>
          </table:table-cell>
          <table:table-cell table:style-name="ce246" table:formula="of:=+[.V83]" office:value-type="float" office:value="0" calcext:value-type="float">
            <text:p>0.000</text:p>
          </table:table-cell>
          <table:table-cell table:style-name="ce333" table:formula="of:=+[.X8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2Left</text:p>
          </table:table-cell>
          <table:table-cell table:style-name="ce153" office:value-type="string" calcext:value-type="string">
            <text:p>mHandIndex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3]+[.N84]" office:value-type="float" office:value="0.749511" calcext:value-type="float">
            <text:p>0.749511</text:p>
          </table:table-cell>
          <table:table-cell table:style-name="ce80" table:formula="of:=+[.E83]-[.M84]" office:value-type="float" office:value="-0.018705" calcext:value-type="float">
            <text:p>-0.018705</text:p>
          </table:table-cell>
          <table:table-cell table:style-name="ce88" table:formula="of:=+[.F83]+[.O84]" office:value-type="float" office:value="1.530361" calcext:value-type="float">
            <text:p>1.530361</text:p>
          </table:table-cell>
          <table:table-cell table:style-name="ce72" table:formula="of:=+[.D84]+[.K84]" office:value-type="float" office:value="0.781511" calcext:value-type="float">
            <text:p>0.781511</text:p>
          </table:table-cell>
          <table:table-cell table:style-name="ce80" table:formula="of:=+[.E84]-[.J84]" office:value-type="float" office:value="-0.032705" calcext:value-type="float">
            <text:p>-0.032705</text:p>
          </table:table-cell>
          <table:table-cell table:style-name="ce88" table:formula="of:=+[.F84]+[.L84]" office:value-type="float" office:value="1.524361" calcext:value-type="float">
            <text:p>1.524361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441" table:formula="of:=+[.Q84]-[.N84]" office:value-type="float" office:value="0" calcext:value-type="float">
            <text:p>0.000000</text:p>
          </table:table-cell>
          <table:table-cell table:style-name="ce441" table:formula="of:=+[.R84]-[.O8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4]" office:value-type="float" office:value="0" calcext:value-type="float">
            <text:p>0.000</text:p>
          </table:table-cell>
          <table:table-cell table:style-name="ce246" table:formula="of:=+[.V84]" office:value-type="float" office:value="0" calcext:value-type="float">
            <text:p>0.000</text:p>
          </table:table-cell>
          <table:table-cell table:style-name="ce333" table:formula="of:=+[.X8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3Left</text:p>
          </table:table-cell>
          <table:table-cell table:style-name="ce153" office:value-type="string" calcext:value-type="string">
            <text:p>mHandIndex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4]+[.N85]" office:value-type="float" office:value="0.781511" calcext:value-type="float">
            <text:p>0.781511</text:p>
          </table:table-cell>
          <table:table-cell table:style-name="ce80" table:formula="of:=+[.E84]-[.M85]" office:value-type="float" office:value="-0.032705" calcext:value-type="float">
            <text:p>-0.032705</text:p>
          </table:table-cell>
          <table:table-cell table:style-name="ce88" table:formula="of:=+[.F84]+[.O85]" office:value-type="float" office:value="1.524361" calcext:value-type="float">
            <text:p>1.524361</text:p>
          </table:table-cell>
          <table:table-cell table:style-name="ce72" table:formula="of:=+[.D85]+[.K85]" office:value-type="float" office:value="0.806511" calcext:value-type="float">
            <text:p>0.806511</text:p>
          </table:table-cell>
          <table:table-cell table:style-name="ce80" table:formula="of:=+[.E85]-[.J85]" office:value-type="float" office:value="-0.043705" calcext:value-type="float">
            <text:p>-0.043705</text:p>
          </table:table-cell>
          <table:table-cell table:style-name="ce88" table:formula="of:=+[.F85]+[.L85]" office:value-type="float" office:value="1.520361" calcext:value-type="float">
            <text:p>1.520361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441" table:formula="of:=+[.Q85]-[.N85]" office:value-type="float" office:value="0" calcext:value-type="float">
            <text:p>0.000000</text:p>
          </table:table-cell>
          <table:table-cell table:style-name="ce441" table:formula="of:=+[.R85]-[.O8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5]" office:value-type="float" office:value="0" calcext:value-type="float">
            <text:p>0.000</text:p>
          </table:table-cell>
          <table:table-cell table:style-name="ce246" table:formula="of:=+[.V85]" office:value-type="float" office:value="0" calcext:value-type="float">
            <text:p>0.000</text:p>
          </table:table-cell>
          <table:table-cell table:style-name="ce333" table:formula="of:=+[.X8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6]" office:value-type="float" office:value="0.715511" calcext:value-type="float">
            <text:p>0.715511</text:p>
          </table:table-cell>
          <table:table-cell table:style-name="ce80" table:formula="of:=+[.E$78]-[.M86]" office:value-type="float" office:value="0.046295" calcext:value-type="float">
            <text:p>0.046295</text:p>
          </table:table-cell>
          <table:table-cell table:style-name="ce88" table:formula="of:=+[.F$78]+[.O86]" office:value-type="float" office:value="1.530361" calcext:value-type="float">
            <text:p>1.530361</text:p>
          </table:table-cell>
          <table:table-cell table:style-name="ce72" table:formula="of:=+[.D86]+[.K86]" office:value-type="float" office:value="0.753511" calcext:value-type="float">
            <text:p>0.753511</text:p>
          </table:table-cell>
          <table:table-cell table:style-name="ce80" table:formula="of:=+[.E86]-[.J86]" office:value-type="float" office:value="0.059295" calcext:value-type="float">
            <text:p>0.059295</text:p>
          </table:table-cell>
          <table:table-cell table:style-name="ce88" table:formula="of:=+[.F86]+[.L86]" office:value-type="float" office:value="1.522361" calcext:value-type="float">
            <text:p>1.522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38" calcext:value-type="float">
            <text:p>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0.099" calcext:value-type="float">
            <text:p>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.099" calcext:value-type="float">
            <text:p>0.099</text:p>
          </table:table-cell>
          <table:table-cell table:style-name="ce333" office:value-type="float" office:value="0.009" calcext:value-type="float">
            <text:p>0.009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441" table:formula="of:=+[.Q86]-[.N86]" office:value-type="float" office:value="0" calcext:value-type="float">
            <text:p>0.000000</text:p>
          </table:table-cell>
          <table:table-cell table:style-name="ce441" table:formula="of:=+[.R86]-[.O8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6]" office:value-type="float" office:value="0" calcext:value-type="float">
            <text:p>0.000</text:p>
          </table:table-cell>
          <table:table-cell table:style-name="ce246" table:formula="of:=+[.V86]" office:value-type="float" office:value="0" calcext:value-type="float">
            <text:p>0.000</text:p>
          </table:table-cell>
          <table:table-cell table:style-name="ce333" table:formula="of:=+[.X8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2Left</text:p>
          </table:table-cell>
          <table:table-cell table:style-name="ce153" office:value-type="string" calcext:value-type="string">
            <text:p>mHandR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6]+[.N87]" office:value-type="float" office:value="0.753511" calcext:value-type="float">
            <text:p>0.753511</text:p>
          </table:table-cell>
          <table:table-cell table:style-name="ce80" table:formula="of:=+[.E86]-[.M87]" office:value-type="float" office:value="0.059295" calcext:value-type="float">
            <text:p>0.059295</text:p>
          </table:table-cell>
          <table:table-cell table:style-name="ce88" table:formula="of:=+[.F86]+[.O87]" office:value-type="float" office:value="1.522361" calcext:value-type="float">
            <text:p>1.522361</text:p>
          </table:table-cell>
          <table:table-cell table:style-name="ce72" table:formula="of:=+[.D87]+[.K87]" office:value-type="float" office:value="0.793511" calcext:value-type="float">
            <text:p>0.793511</text:p>
          </table:table-cell>
          <table:table-cell table:style-name="ce80" table:formula="of:=+[.E87]-[.J87]" office:value-type="float" office:value="0.072295" calcext:value-type="float">
            <text:p>0.072295</text:p>
          </table:table-cell>
          <table:table-cell table:style-name="ce88" table:formula="of:=+[.F87]+[.L87]" office:value-type="float" office:value="1.513361" calcext:value-type="float">
            <text:p>1.513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38" calcext:value-type="float">
            <text:p>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38" calcext:value-type="float">
            <text:p>0.038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441" table:formula="of:=+[.Q87]-[.N87]" office:value-type="float" office:value="0" calcext:value-type="float">
            <text:p>0.000000</text:p>
          </table:table-cell>
          <table:table-cell table:style-name="ce441" table:formula="of:=+[.R87]-[.O8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7]" office:value-type="float" office:value="0" calcext:value-type="float">
            <text:p>0.000</text:p>
          </table:table-cell>
          <table:table-cell table:style-name="ce246" table:formula="of:=+[.V87]" office:value-type="float" office:value="0" calcext:value-type="float">
            <text:p>0.000</text:p>
          </table:table-cell>
          <table:table-cell table:style-name="ce333" table:formula="of:=+[.X8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3Left</text:p>
          </table:table-cell>
          <table:table-cell table:style-name="ce153" office:value-type="string" calcext:value-type="string">
            <text:p>mHandR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7]+[.N88]" office:value-type="float" office:value="0.793511" calcext:value-type="float">
            <text:p>0.793511</text:p>
          </table:table-cell>
          <table:table-cell table:style-name="ce80" table:formula="of:=+[.E87]-[.M88]" office:value-type="float" office:value="0.072295" calcext:value-type="float">
            <text:p>0.072295</text:p>
          </table:table-cell>
          <table:table-cell table:style-name="ce88" table:formula="of:=+[.F87]+[.O88]" office:value-type="float" office:value="1.513361" calcext:value-type="float">
            <text:p>1.513361</text:p>
          </table:table-cell>
          <table:table-cell table:style-name="ce72" table:formula="of:=+[.D88]+[.K88]" office:value-type="float" office:value="0.821511" calcext:value-type="float">
            <text:p>0.821511</text:p>
          </table:table-cell>
          <table:table-cell table:style-name="ce80" table:formula="of:=+[.E88]-[.J88]" office:value-type="float" office:value="0.082295" calcext:value-type="float">
            <text:p>0.082295</text:p>
          </table:table-cell>
          <table:table-cell table:style-name="ce88" table:formula="of:=+[.F88]+[.L88]" office:value-type="float" office:value="1.507361" calcext:value-type="float">
            <text:p>1.507361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.028" calcext:value-type="float">
            <text:p>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9" calcext:value-type="float">
            <text:p>-0.009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441" table:formula="of:=+[.Q88]-[.N88]" office:value-type="float" office:value="0" calcext:value-type="float">
            <text:p>0.000000</text:p>
          </table:table-cell>
          <table:table-cell table:style-name="ce441" table:formula="of:=+[.R88]-[.O8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8]" office:value-type="float" office:value="0" calcext:value-type="float">
            <text:p>0.000</text:p>
          </table:table-cell>
          <table:table-cell table:style-name="ce246" table:formula="of:=+[.V88]" office:value-type="float" office:value="0" calcext:value-type="float">
            <text:p>0.000</text:p>
          </table:table-cell>
          <table:table-cell table:style-name="ce333" table:formula="of:=+[.X8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9]" office:value-type="float" office:value="0.711511" calcext:value-type="float">
            <text:p>0.711511</text:p>
          </table:table-cell>
          <table:table-cell table:style-name="ce80" table:formula="of:=+[.E$78]-[.M89]" office:value-type="float" office:value="0.067295" calcext:value-type="float">
            <text:p>0.067295</text:p>
          </table:table-cell>
          <table:table-cell table:style-name="ce88" table:formula="of:=+[.F$78]+[.O89]" office:value-type="float" office:value="1.524361" calcext:value-type="float">
            <text:p>1.524361</text:p>
          </table:table-cell>
          <table:table-cell table:style-name="ce72" table:formula="of:=+[.D89]+[.K89]" office:value-type="float" office:value="0.736511" calcext:value-type="float">
            <text:p>0.736511</text:p>
          </table:table-cell>
          <table:table-cell table:style-name="ce80" table:formula="of:=+[.E89]-[.J89]" office:value-type="float" office:value="0.091295" calcext:value-type="float">
            <text:p>0.091295</text:p>
          </table:table-cell>
          <table:table-cell table:style-name="ce88" table:formula="of:=+[.F89]+[.L89]" office:value-type="float" office:value="1.518361" calcext:value-type="float">
            <text:p>1.518361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0.095" calcext:value-type="float">
            <text:p>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0.095" calcext:value-type="float">
            <text:p>0.095</text:p>
          </table:table-cell>
          <table:table-cell table:style-name="ce333" office:value-type="float" office:value="0.003" calcext:value-type="float">
            <text:p>0.003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441" table:formula="of:=+[.Q89]-[.N89]" office:value-type="float" office:value="0" calcext:value-type="float">
            <text:p>0.000000</text:p>
          </table:table-cell>
          <table:table-cell table:style-name="ce441" table:formula="of:=+[.R89]-[.O8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9]" office:value-type="float" office:value="0" calcext:value-type="float">
            <text:p>0.000</text:p>
          </table:table-cell>
          <table:table-cell table:style-name="ce246" table:formula="of:=+[.V89]" office:value-type="float" office:value="0" calcext:value-type="float">
            <text:p>0.000</text:p>
          </table:table-cell>
          <table:table-cell table:style-name="ce333" table:formula="of:=+[.X8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2Left</text:p>
          </table:table-cell>
          <table:table-cell table:style-name="ce153" office:value-type="string" calcext:value-type="string">
            <text:p>mHandPinky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9]+[.N90]" office:value-type="float" office:value="0.736511" calcext:value-type="float">
            <text:p>0.736511</text:p>
          </table:table-cell>
          <table:table-cell table:style-name="ce80" table:formula="of:=+[.E89]-[.M90]" office:value-type="float" office:value="0.091295" calcext:value-type="float">
            <text:p>0.091295</text:p>
          </table:table-cell>
          <table:table-cell table:style-name="ce88" table:formula="of:=+[.F89]+[.O90]" office:value-type="float" office:value="1.518361" calcext:value-type="float">
            <text:p>1.518361</text:p>
          </table:table-cell>
          <table:table-cell table:style-name="ce72" table:formula="of:=+[.D90]+[.K90]" office:value-type="float" office:value="0.754511" calcext:value-type="float">
            <text:p>0.754511</text:p>
          </table:table-cell>
          <table:table-cell table:style-name="ce80" table:formula="of:=+[.E90]-[.J90]" office:value-type="float" office:value="0.106295" calcext:value-type="float">
            <text:p>0.106295</text:p>
          </table:table-cell>
          <table:table-cell table:style-name="ce88" table:formula="of:=+[.F90]+[.L90]" office:value-type="float" office:value="1.514361" calcext:value-type="float">
            <text:p>1.514361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0.025" calcext:value-type="float">
            <text:p>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0.025" calcext:value-type="float">
            <text:p>0.025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441" table:formula="of:=+[.Q90]-[.N90]" office:value-type="float" office:value="0" calcext:value-type="float">
            <text:p>0.000000</text:p>
          </table:table-cell>
          <table:table-cell table:style-name="ce441" table:formula="of:=+[.R90]-[.O9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0]" office:value-type="float" office:value="0" calcext:value-type="float">
            <text:p>0.000</text:p>
          </table:table-cell>
          <table:table-cell table:style-name="ce246" table:formula="of:=+[.V90]" office:value-type="float" office:value="0" calcext:value-type="float">
            <text:p>0.000</text:p>
          </table:table-cell>
          <table:table-cell table:style-name="ce333" table:formula="of:=+[.X9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3Left</text:p>
          </table:table-cell>
          <table:table-cell table:style-name="ce153" office:value-type="string" calcext:value-type="string">
            <text:p>mHandPinky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0]+[.N91]" office:value-type="float" office:value="0.754511" calcext:value-type="float">
            <text:p>0.754511</text:p>
          </table:table-cell>
          <table:table-cell table:style-name="ce80" table:formula="of:=+[.E90]-[.M91]" office:value-type="float" office:value="0.106295" calcext:value-type="float">
            <text:p>0.106295</text:p>
          </table:table-cell>
          <table:table-cell table:style-name="ce88" table:formula="of:=+[.F90]+[.O91]" office:value-type="float" office:value="1.514361" calcext:value-type="float">
            <text:p>1.514361</text:p>
          </table:table-cell>
          <table:table-cell table:style-name="ce72" table:formula="of:=+[.D91]+[.K91]" office:value-type="float" office:value="0.770511" calcext:value-type="float">
            <text:p>0.770511</text:p>
          </table:table-cell>
          <table:table-cell table:style-name="ce80" table:formula="of:=+[.E91]-[.J91]" office:value-type="float" office:value="0.119295" calcext:value-type="float">
            <text:p>0.119295</text:p>
          </table:table-cell>
          <table:table-cell table:style-name="ce88" table:formula="of:=+[.F91]+[.L91]" office:value-type="float" office:value="1.510361" calcext:value-type="float">
            <text:p>1.510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16" calcext:value-type="float">
            <text:p>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441" table:formula="of:=+[.Q91]-[.N91]" office:value-type="float" office:value="0" calcext:value-type="float">
            <text:p>0.000000</text:p>
          </table:table-cell>
          <table:table-cell table:style-name="ce441" table:formula="of:=+[.R91]-[.O9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1]" office:value-type="float" office:value="0" calcext:value-type="float">
            <text:p>0.000</text:p>
          </table:table-cell>
          <table:table-cell table:style-name="ce246" table:formula="of:=+[.V91]" office:value-type="float" office:value="0" calcext:value-type="float">
            <text:p>0.000</text:p>
          </table:table-cell>
          <table:table-cell table:style-name="ce333" table:formula="of:=+[.X9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92]" office:value-type="float" office:value="0.642511" calcext:value-type="float">
            <text:p>0.642511</text:p>
          </table:table-cell>
          <table:table-cell table:style-name="ce80" table:formula="of:=+[.E$78]-[.M92]" office:value-type="float" office:value="0.00529499999999999" calcext:value-type="float">
            <text:p>0.005295</text:p>
          </table:table-cell>
          <table:table-cell table:style-name="ce88" table:formula="of:=+[.F$78]+[.O92]" office:value-type="float" office:value="1.525361" calcext:value-type="float">
            <text:p>1.525361</text:p>
          </table:table-cell>
          <table:table-cell table:style-name="ce72" table:formula="of:=+[.D92]+[.K92]" office:value-type="float" office:value="0.674511" calcext:value-type="float">
            <text:p>0.674511</text:p>
          </table:table-cell>
          <table:table-cell table:style-name="ce80" table:formula="of:=+[.E92]-[.J92]" office:value-type="float" office:value="-0.022705" calcext:value-type="float">
            <text:p>-0.022705</text:p>
          </table:table-cell>
          <table:table-cell table:style-name="ce88" table:formula="of:=+[.F92]+[.L92]" office:value-type="float" office:value="1.525361" calcext:value-type="float">
            <text:p>1.525361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0.026" calcext:value-type="float">
            <text:p>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0.026" calcext:value-type="float">
            <text:p>0.026</text:p>
          </table:table-cell>
          <table:table-cell table:style-name="ce333" office:value-type="float" office:value="0.004" calcext:value-type="float">
            <text:p>0.004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441" table:formula="of:=+[.Q92]-[.N92]" office:value-type="float" office:value="0" calcext:value-type="float">
            <text:p>0.000000</text:p>
          </table:table-cell>
          <table:table-cell table:style-name="ce441" table:formula="of:=+[.R92]-[.O9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2]" office:value-type="float" office:value="0" calcext:value-type="float">
            <text:p>0.000</text:p>
          </table:table-cell>
          <table:table-cell table:style-name="ce246" table:formula="of:=+[.V92]" office:value-type="float" office:value="0" calcext:value-type="float">
            <text:p>0.000</text:p>
          </table:table-cell>
          <table:table-cell table:style-name="ce333" table:formula="of:=+[.X9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2Left</text:p>
          </table:table-cell>
          <table:table-cell table:style-name="ce153" office:value-type="string" calcext:value-type="string">
            <text:p>mHandThu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2]+[.N93]" office:value-type="float" office:value="0.674511" calcext:value-type="float">
            <text:p>0.674511</text:p>
          </table:table-cell>
          <table:table-cell table:style-name="ce80" table:formula="of:=+[.E92]-[.M93]" office:value-type="float" office:value="-0.022705" calcext:value-type="float">
            <text:p>-0.022705</text:p>
          </table:table-cell>
          <table:table-cell table:style-name="ce88" table:formula="of:=+[.F92]+[.O93]" office:value-type="float" office:value="1.524361" calcext:value-type="float">
            <text:p>1.524361</text:p>
          </table:table-cell>
          <table:table-cell table:style-name="ce72" table:formula="of:=+[.D93]+[.K93]" office:value-type="float" office:value="0.705511" calcext:value-type="float">
            <text:p>0.705511</text:p>
          </table:table-cell>
          <table:table-cell table:style-name="ce80" table:formula="of:=+[.E93]-[.J93]" office:value-type="float" office:value="-0.045705" calcext:value-type="float">
            <text:p>-0.045705</text:p>
          </table:table-cell>
          <table:table-cell table:style-name="ce88" table:formula="of:=+[.F93]+[.L93]" office:value-type="float" office:value="1.524361" calcext:value-type="float">
            <text:p>1.524361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31" calcext:value-type="float">
            <text:p>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441" table:formula="of:=+[.Q93]-[.N93]" office:value-type="float" office:value="0" calcext:value-type="float">
            <text:p>0.000000</text:p>
          </table:table-cell>
          <table:table-cell table:style-name="ce441" table:formula="of:=+[.R93]-[.O9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3]" office:value-type="float" office:value="0" calcext:value-type="float">
            <text:p>0.000</text:p>
          </table:table-cell>
          <table:table-cell table:style-name="ce246" table:formula="of:=+[.V93]" office:value-type="float" office:value="0" calcext:value-type="float">
            <text:p>0.000</text:p>
          </table:table-cell>
          <table:table-cell table:style-name="ce333" table:formula="of:=+[.X9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3Left</text:p>
          </table:table-cell>
          <table:table-cell table:style-name="ce153" office:value-type="string" calcext:value-type="string">
            <text:p>mHandThu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3]+[.N94]" office:value-type="float" office:value="0.705511" calcext:value-type="float">
            <text:p>0.705511</text:p>
          </table:table-cell>
          <table:table-cell table:style-name="ce80" table:formula="of:=+[.E93]-[.M94]" office:value-type="float" office:value="-0.045705" calcext:value-type="float">
            <text:p>-0.045705</text:p>
          </table:table-cell>
          <table:table-cell table:style-name="ce88" table:formula="of:=+[.F93]+[.O94]" office:value-type="float" office:value="1.523361" calcext:value-type="float">
            <text:p>1.523361</text:p>
          </table:table-cell>
          <table:table-cell table:style-name="ce72" table:formula="of:=+[.D94]+[.K94]" office:value-type="float" office:value="0.730511" calcext:value-type="float">
            <text:p>0.730511</text:p>
          </table:table-cell>
          <table:table-cell table:style-name="ce80" table:formula="of:=+[.E94]-[.J94]" office:value-type="float" office:value="-0.060705" calcext:value-type="float">
            <text:p>-0.060705</text:p>
          </table:table-cell>
          <table:table-cell table:style-name="ce88" table:formula="of:=+[.F94]+[.L94]" office:value-type="float" office:value="1.523361" calcext:value-type="float">
            <text:p>1.523361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0.031" calcext:value-type="float">
            <text:p>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0.031" calcext:value-type="float">
            <text:p>0.031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441" table:formula="of:=+[.Q94]-[.N94]" office:value-type="float" office:value="0" calcext:value-type="float">
            <text:p>0.000000</text:p>
          </table:table-cell>
          <table:table-cell table:style-name="ce441" table:formula="of:=+[.R94]-[.O9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4]" office:value-type="float" office:value="0" calcext:value-type="float">
            <text:p>0.000</text:p>
          </table:table-cell>
          <table:table-cell table:style-name="ce246" table:formula="of:=+[.V94]" office:value-type="float" office:value="0" calcext:value-type="float">
            <text:p>0.000</text:p>
          </table:table-cell>
          <table:table-cell table:style-name="ce333" table:formula="of:=+[.X9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CollarRigh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95]" office:value-type="float" office:value="-0.085" calcext:value-type="float">
            <text:p>-0.085000</text:p>
          </table:table-cell>
          <table:table-cell table:style-name="ce80" table:formula="of:=+[.E$14]-[.M95]" office:value-type="float" office:value="0.036295" calcext:value-type="float">
            <text:p>0.036295</text:p>
          </table:table-cell>
          <table:table-cell table:style-name="ce88" table:formula="of:=+[.F$14]+[.O95]" office:value-type="float" office:value="1.521361" calcext:value-type="float">
            <text:p>1.521361</text:p>
          </table:table-cell>
          <table:table-cell table:style-name="ce72" table:formula="of:=+[.D95]+[.K95]" office:value-type="float" office:value="-0.164" calcext:value-type="float">
            <text:p>-0.164000</text:p>
          </table:table-cell>
          <table:table-cell table:style-name="ce80" table:formula="of:=+[.E95]-[.J95]" office:value-type="float" office:value="0.036295" calcext:value-type="float">
            <text:p>0.036295</text:p>
          </table:table-cell>
          <table:table-cell table:style-name="ce88" table:formula="of:=+[.F95]+[.L95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79" calcext:value-type="float">
            <text:p>-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398" office:value-type="float" office:value="-0.085" calcext:value-type="float">
            <text:p>-0.085000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-0.085" calcext:value-type="float">
            <text:p>-0.085</text:p>
          </table:table-cell>
          <table:table-cell table:style-name="ce333" office:value-type="float" office:value="0.165" calcext:value-type="float">
            <text:p>0.165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445" table:formula="of:=+[.Q95]-[.N95]" office:value-type="float" office:value="0" calcext:value-type="float">
            <text:p>0.000000</text:p>
          </table:table-cell>
          <table:table-cell table:style-name="ce441" table:formula="of:=+[.R95]-[.O95]" office:value-type="float" office:value="-0.00039599999999998" calcext:value-type="float">
            <text:p>-0.00039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5]" office:value-type="float" office:value="0" calcext:value-type="float">
            <text:p>0.000</text:p>
          </table:table-cell>
          <table:table-cell table:style-name="ce246" table:formula="of:=+[.V95]" office:value-type="float" office:value="0" calcext:value-type="float">
            <text:p>0.000</text:p>
          </table:table-cell>
          <table:table-cell table:style-name="ce333" table:formula="of:=+[.X9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CLAVICLE</text:p>
          </table:table-cell>
          <table:table-cell table:style-name="ce153" office:value-type="string" calcext:value-type="string">
            <text:p>mCollar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5]+[.Q96]" office:value-type="float" office:value="-0.085" calcext:value-type="float">
            <text:p>-0.085000</text:p>
          </table:table-cell>
          <table:table-cell table:style-name="ce81" table:formula="of:=+[.E95]-[.P96]" office:value-type="float" office:value="0.016295" calcext:value-type="float">
            <text:p>0.016295</text:p>
          </table:table-cell>
          <table:table-cell table:style-name="ce89" table:formula="of:=+[.F95]+[.R96]" office:value-type="float" office:value="1.541361" calcext:value-type="float">
            <text:p>1.541361</text:p>
          </table:table-cell>
          <table:table-cell table:style-name="ce73" table:formula="of:=+[.D96]+[.K96]" office:value-type="float" office:value="-0.185" calcext:value-type="float">
            <text:p>-0.185000</text:p>
          </table:table-cell>
          <table:table-cell table:style-name="ce81" table:formula="of:=+[.E96]-[.J96]" office:value-type="float" office:value="0.016295" calcext:value-type="float">
            <text:p>0.016295</text:p>
          </table:table-cell>
          <table:table-cell table:style-name="ce89" table:formula="of:=+[.F96]+[.L96]" office:value-type="float" office:value="1.541361" calcext:value-type="float">
            <text:p>1.541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96]" office:value-type="float" office:value="0" calcext:value-type="float">
            <text:p>0.000</text:p>
          </table:table-cell>
          <table:table-cell table:style-name="ce242" table:formula="of:=+[.V96]" office:value-type="float" office:value="0" calcext:value-type="float">
            <text:p>0.000</text:p>
          </table:table-cell>
          <table:table-cell table:style-name="ce308" table:formula="of:=+[.X96]" office:value-type="float" office:value="0" calcext:value-type="float">
            <text:p>0.000</text:p>
          </table:table-cell>
          <table:table-cell table:style-name="ce400" office:value-type="float" office:value="0.07" calcext:value-type="float">
            <text:p>0.07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houlderRight</text:p>
          </table:table-cell>
          <table:table-cell table:style-name="ce153" office:value-type="string" calcext:value-type="string">
            <text:p>mColla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5]+[.N97]" office:value-type="float" office:value="-0.164418" calcext:value-type="float">
            <text:p>-0.164418</text:p>
          </table:table-cell>
          <table:table-cell table:style-name="ce80" table:formula="of:=+[.E95]-[.M97]" office:value-type="float" office:value="0.036295" calcext:value-type="float">
            <text:p>0.036295</text:p>
          </table:table-cell>
          <table:table-cell table:style-name="ce88" table:formula="of:=+[.F95]+[.O97]" office:value-type="float" office:value="1.521361" calcext:value-type="float">
            <text:p>1.521361</text:p>
          </table:table-cell>
          <table:table-cell table:style-name="ce72" table:formula="of:=+[.D97]+[.K97]" office:value-type="float" office:value="-0.411418" calcext:value-type="float">
            <text:p>-0.411418</text:p>
          </table:table-cell>
          <table:table-cell table:style-name="ce80" table:formula="of:=+[.E97]-[.J97]" office:value-type="float" office:value="0.036295" calcext:value-type="float">
            <text:p>0.036295</text:p>
          </table:table-cell>
          <table:table-cell table:style-name="ce88" table:formula="of:=+[.F97]+[.L97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47" calcext:value-type="float">
            <text:p>-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399" office:value-type="float" office:value="-0.079418" calcext:value-type="float">
            <text:p>-0.079418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79" calcext:value-type="float">
            <text:p>-0.079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449" table:formula="of:=+[.Q97]-[.N97]" office:value-type="float" office:value="0.000418000000000002" calcext:value-type="float">
            <text:p>0.000418</text:p>
          </table:table-cell>
          <table:table-cell table:style-name="ce441" table:formula="of:=+[.R97]-[.O9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7]" office:value-type="float" office:value="0" calcext:value-type="float">
            <text:p>0.000</text:p>
          </table:table-cell>
          <table:table-cell table:style-name="ce246" table:formula="of:=+[.V97]" office:value-type="float" office:value="0" calcext:value-type="float">
            <text:p>0.000</text:p>
          </table:table-cell>
          <table:table-cell table:style-name="ce333" table:formula="of:=+[.X9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UPPER_ARM</text:p>
          </table:table-cell>
          <table:table-cell table:style-name="ce153" office:value-type="string" calcext:value-type="string">
            <text:p>mShoulder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7]+[.Q98]" office:value-type="float" office:value="-0.284418" calcext:value-type="float">
            <text:p>-0.284418</text:p>
          </table:table-cell>
          <table:table-cell table:style-name="ce81" table:formula="of:=+[.E97]-[.P98]" office:value-type="float" office:value="0.036295" calcext:value-type="float">
            <text:p>0.036295</text:p>
          </table:table-cell>
          <table:table-cell table:style-name="ce89" table:formula="of:=+[.F97]+[.R98]" office:value-type="float" office:value="1.531361" calcext:value-type="float">
            <text:p>1.531361</text:p>
          </table:table-cell>
          <table:table-cell table:style-name="ce73" table:formula="of:=+[.D98]+[.K98]" office:value-type="float" office:value="-0.414418" calcext:value-type="float">
            <text:p>-0.414418</text:p>
          </table:table-cell>
          <table:table-cell table:style-name="ce81" table:formula="of:=+[.E98]-[.J98]" office:value-type="float" office:value="0.036295" calcext:value-type="float">
            <text:p>0.036295</text:p>
          </table:table-cell>
          <table:table-cell table:style-name="ce89" table:formula="of:=+[.F98]+[.L98]" office:value-type="float" office:value="1.528361" calcext:value-type="float">
            <text:p>1.528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3" calcext:value-type="float">
            <text:p>-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2" calcext:value-type="float">
            <text:p>-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5" calcext:value-type="float">
            <text:p>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98]" office:value-type="float" office:value="0" calcext:value-type="float">
            <text:p>0.000</text:p>
          </table:table-cell>
          <table:table-cell table:style-name="ce242" table:formula="of:=+[.V98]" office:value-type="float" office:value="5" calcext:value-type="float">
            <text:p>5.000</text:p>
          </table:table-cell>
          <table:table-cell table:style-name="ce308" table:formula="of:=+[.X98]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ElbowRight</text:p>
          </table:table-cell>
          <table:table-cell table:style-name="ce153" office:value-type="string" calcext:value-type="string">
            <text:p>mShoulde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7]+[.N99]" office:value-type="float" office:value="-0.412418" calcext:value-type="float">
            <text:p>-0.412418</text:p>
          </table:table-cell>
          <table:table-cell table:style-name="ce80" table:formula="of:=+[.E97]-[.M99]" office:value-type="float" office:value="0.036295" calcext:value-type="float">
            <text:p>0.036295</text:p>
          </table:table-cell>
          <table:table-cell table:style-name="ce88" table:formula="of:=+[.F97]+[.O99]" office:value-type="float" office:value="1.521361" calcext:value-type="float">
            <text:p>1.521361</text:p>
          </table:table-cell>
          <table:table-cell table:style-name="ce72" table:formula="of:=+[.D99]+[.K99]" office:value-type="float" office:value="-0.617418" calcext:value-type="float">
            <text:p>-0.617418</text:p>
          </table:table-cell>
          <table:table-cell table:style-name="ce80" table:formula="of:=+[.E99]-[.J99]" office:value-type="float" office:value="0.036295" calcext:value-type="float">
            <text:p>0.036295</text:p>
          </table:table-cell>
          <table:table-cell table:style-name="ce88" table:formula="of:=+[.F99]+[.L99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05" calcext:value-type="float">
            <text:p>-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248" calcext:value-type="float">
            <text:p>-0.248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48" calcext:value-type="float">
            <text:p>-0.248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441" table:formula="of:=+[.Q99]-[.N99]" office:value-type="float" office:value="0" calcext:value-type="float">
            <text:p>0.000000</text:p>
          </table:table-cell>
          <table:table-cell table:style-name="ce441" table:formula="of:=+[.R99]-[.O9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9]" office:value-type="float" office:value="0" calcext:value-type="float">
            <text:p>0.000</text:p>
          </table:table-cell>
          <table:table-cell table:style-name="ce246" table:formula="of:=+[.V99]" office:value-type="float" office:value="0" calcext:value-type="float">
            <text:p>0.000</text:p>
          </table:table-cell>
          <table:table-cell table:style-name="ce333" table:formula="of:=+[.X9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LOWER_ARM</text:p>
          </table:table-cell>
          <table:table-cell table:style-name="ce153" office:value-type="string" calcext:value-type="string">
            <text:p>mElbow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9]+[.Q100]" office:value-type="float" office:value="-0.512418" calcext:value-type="float">
            <text:p>-0.512418</text:p>
          </table:table-cell>
          <table:table-cell table:style-name="ce81" table:formula="of:=+[.E99]-[.P100]" office:value-type="float" office:value="0.036295" calcext:value-type="float">
            <text:p>0.036295</text:p>
          </table:table-cell>
          <table:table-cell table:style-name="ce89" table:formula="of:=+[.F99]+[.R100]" office:value-type="float" office:value="1.521361" calcext:value-type="float">
            <text:p>1.521361</text:p>
          </table:table-cell>
          <table:table-cell table:style-name="ce73" table:formula="of:=+[.D100]+[.K100]" office:value-type="float" office:value="-0.612418" calcext:value-type="float">
            <text:p>-0.612418</text:p>
          </table:table-cell>
          <table:table-cell table:style-name="ce81" table:formula="of:=+[.E100]-[.J100]" office:value-type="float" office:value="0.036295" calcext:value-type="float">
            <text:p>0.036295</text:p>
          </table:table-cell>
          <table:table-cell table:style-name="ce89" table:formula="of:=+[.F100]+[.L100]" office:value-type="float" office:value="1.520361" calcext:value-type="float">
            <text:p>1.520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22" table:formula="of:=+[.W100]" office:value-type="float" office:value="0" calcext:value-type="float">
            <text:p>0.000</text:p>
          </table:table-cell>
          <table:table-cell table:style-name="ce242" table:formula="of:=+[.V100]" office:value-type="float" office:value="3" calcext:value-type="float">
            <text:p>3.000</text:p>
          </table:table-cell>
          <table:table-cell table:style-name="ce308" table:formula="of:=+[.X100]" office:value-type="float" office:value="0" calcext:value-type="float">
            <text:p>0.0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WristRight</text:p>
          </table:table-cell>
          <table:table-cell table:style-name="ce153" office:value-type="string" calcext:value-type="string">
            <text:p>mElbow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9]+[.N101]" office:value-type="float" office:value="-0.617418" calcext:value-type="float">
            <text:p>-0.617418</text:p>
          </table:table-cell>
          <table:table-cell table:style-name="ce80" table:formula="of:=+[.E99]-[.M101]" office:value-type="float" office:value="0.036295" calcext:value-type="float">
            <text:p>0.036295</text:p>
          </table:table-cell>
          <table:table-cell table:style-name="ce88" table:formula="of:=+[.F99]+[.O101]" office:value-type="float" office:value="1.521361" calcext:value-type="float">
            <text:p>1.521361</text:p>
          </table:table-cell>
          <table:table-cell table:style-name="ce72" table:formula="of:=+[.D101]+[.K101]" office:value-type="float" office:value="-0.677418" calcext:value-type="float">
            <text:p>-0.677418</text:p>
          </table:table-cell>
          <table:table-cell table:style-name="ce80" table:formula="of:=+[.E101]-[.J101]" office:value-type="float" office:value="0.036295" calcext:value-type="float">
            <text:p>0.036295</text:p>
          </table:table-cell>
          <table:table-cell table:style-name="ce88" table:formula="of:=+[.F101]+[.L101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6" calcext:value-type="float">
            <text:p>-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401" office:value-type="float" office:value="-0.205" calcext:value-type="float">
            <text:p>-0.205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05" calcext:value-type="float">
            <text:p>-0.205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450" table:formula="of:=+[.Q101]-[.N101]" office:value-type="float" office:value="0" calcext:value-type="float">
            <text:p>0.000000</text:p>
          </table:table-cell>
          <table:table-cell table:style-name="ce441" table:formula="of:=+[.R101]-[.O10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1]" office:value-type="float" office:value="0" calcext:value-type="float">
            <text:p>0.000</text:p>
          </table:table-cell>
          <table:table-cell table:style-name="ce246" table:formula="of:=+[.V101]" office:value-type="float" office:value="0" calcext:value-type="float">
            <text:p>0.000</text:p>
          </table:table-cell>
          <table:table-cell table:style-name="ce333" table:formula="of:=+[.X10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HAND</text:p>
          </table:table-cell>
          <table:table-cell table:style-name="ce148" office:value-type="string" calcext:value-type="string">
            <text:p>mWrist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01]+[.Q102]" office:value-type="float" office:value="-0.667418" calcext:value-type="float">
            <text:p>-0.667418</text:p>
          </table:table-cell>
          <table:table-cell table:style-name="ce81" table:formula="of:=+[.E101]-[.P102]" office:value-type="float" office:value="0.026295" calcext:value-type="float">
            <text:p>0.026295</text:p>
          </table:table-cell>
          <table:table-cell table:style-name="ce89" table:formula="of:=+[.F101]+[.R102]" office:value-type="float" office:value="1.521361" calcext:value-type="float">
            <text:p>1.521361</text:p>
          </table:table-cell>
          <table:table-cell table:style-name="ce73" table:formula="of:=+[.D102]+[.K102]" office:value-type="float" office:value="-0.716418" calcext:value-type="float">
            <text:p>-0.716418</text:p>
          </table:table-cell>
          <table:table-cell table:style-name="ce81" table:formula="of:=+[.E102]-[.J102]" office:value-type="float" office:value="0.021295" calcext:value-type="float">
            <text:p>0.021295</text:p>
          </table:table-cell>
          <table:table-cell table:style-name="ce89" table:formula="of:=+[.F102]+[.L102]" office:value-type="float" office:value="1.520361" calcext:value-type="float">
            <text:p>1.520361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-0.049" calcext:value-type="float">
            <text:p>-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10" calcext:value-type="float">
            <text:p>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W102]" office:value-type="float" office:value="0" calcext:value-type="float">
            <text:p>0.000</text:p>
          </table:table-cell>
          <table:table-cell table:style-name="ce242" table:formula="of:=+[.V102]" office:value-type="float" office:value="3" calcext:value-type="float">
            <text:p>3.000</text:p>
          </table:table-cell>
          <table:table-cell table:style-name="ce308" table:formula="of:=+[.X102]" office:value-type="float" office:value="10" calcext:value-type="float">
            <text:p>1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400" office:value-type="float" office:value="0.03" calcext:value-type="float">
            <text:p>0.03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HandMiddle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3]" office:value-type="float" office:value="-0.718418" calcext:value-type="float">
            <text:p>-0.718418</text:p>
          </table:table-cell>
          <table:table-cell table:style-name="ce80" table:formula="of:=+[.E$101]-[.M103]" office:value-type="float" office:value="0.023295" calcext:value-type="float">
            <text:p>0.023295</text:p>
          </table:table-cell>
          <table:table-cell table:style-name="ce88" table:formula="of:=+[.F$101]+[.O103]" office:value-type="float" office:value="1.536361" calcext:value-type="float">
            <text:p>1.536361</text:p>
          </table:table-cell>
          <table:table-cell table:style-name="ce72" table:formula="of:=+[.D103]+[.K103]" office:value-type="float" office:value="-0.758418" calcext:value-type="float">
            <text:p>-0.758418</text:p>
          </table:table-cell>
          <table:table-cell table:style-name="ce80" table:formula="of:=+[.E103]-[.J103]" office:value-type="float" office:value="0.024295" calcext:value-type="float">
            <text:p>0.024295</text:p>
          </table:table-cell>
          <table:table-cell table:style-name="ce88" table:formula="of:=+[.F103]+[.L103]" office:value-type="float" office:value="1.530361" calcext:value-type="float">
            <text:p>1.530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-0.101" calcext:value-type="float">
            <text:p>-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-0.101" calcext:value-type="float">
            <text:p>-0.101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441" table:formula="of:=+[.Q103]-[.N103]" office:value-type="float" office:value="0" calcext:value-type="float">
            <text:p>0.000000</text:p>
          </table:table-cell>
          <table:table-cell table:style-name="ce441" table:formula="of:=+[.R103]-[.O10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3]" office:value-type="float" office:value="0" calcext:value-type="float">
            <text:p>0.000</text:p>
          </table:table-cell>
          <table:table-cell table:style-name="ce246" table:formula="of:=+[.V103]" office:value-type="float" office:value="0" calcext:value-type="float">
            <text:p>0.000</text:p>
          </table:table-cell>
          <table:table-cell table:style-name="ce333" table:formula="of:=+[.X10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2Right</text:p>
          </table:table-cell>
          <table:table-cell table:style-name="ce153" office:value-type="string" calcext:value-type="string">
            <text:p>mHandMiddle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3]+[.N104]" office:value-type="float" office:value="-0.758418" calcext:value-type="float">
            <text:p>-0.758418</text:p>
          </table:table-cell>
          <table:table-cell table:style-name="ce80" table:formula="of:=+[.E103]-[.M104]" office:value-type="float" office:value="0.024295" calcext:value-type="float">
            <text:p>0.024295</text:p>
          </table:table-cell>
          <table:table-cell table:style-name="ce88" table:formula="of:=+[.F103]+[.O104]" office:value-type="float" office:value="1.530361" calcext:value-type="float">
            <text:p>1.530361</text:p>
          </table:table-cell>
          <table:table-cell table:style-name="ce72" table:formula="of:=+[.D104]+[.K104]" office:value-type="float" office:value="-0.807418" calcext:value-type="float">
            <text:p>-0.807418</text:p>
          </table:table-cell>
          <table:table-cell table:style-name="ce80" table:formula="of:=+[.E104]-[.J104]" office:value-type="float" office:value="0.025295" calcext:value-type="float">
            <text:p>0.025295</text:p>
          </table:table-cell>
          <table:table-cell table:style-name="ce88" table:formula="of:=+[.F104]+[.L104]" office:value-type="float" office:value="1.522361" calcext:value-type="float">
            <text:p>1.522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9" calcext:value-type="float">
            <text:p>-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441" table:formula="of:=+[.Q104]-[.N104]" office:value-type="float" office:value="0" calcext:value-type="float">
            <text:p>0.000000</text:p>
          </table:table-cell>
          <table:table-cell table:style-name="ce441" table:formula="of:=+[.R104]-[.O10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4]" office:value-type="float" office:value="0" calcext:value-type="float">
            <text:p>0.000</text:p>
          </table:table-cell>
          <table:table-cell table:style-name="ce246" table:formula="of:=+[.V104]" office:value-type="float" office:value="0" calcext:value-type="float">
            <text:p>0.000</text:p>
          </table:table-cell>
          <table:table-cell table:style-name="ce333" table:formula="of:=+[.X10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3Right</text:p>
          </table:table-cell>
          <table:table-cell table:style-name="ce153" office:value-type="string" calcext:value-type="string">
            <text:p>mHandMiddle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4]+[.N105]" office:value-type="float" office:value="-0.807418" calcext:value-type="float">
            <text:p>-0.807418</text:p>
          </table:table-cell>
          <table:table-cell table:style-name="ce80" table:formula="of:=+[.E104]-[.M105]" office:value-type="float" office:value="0.025295" calcext:value-type="float">
            <text:p>0.025295</text:p>
          </table:table-cell>
          <table:table-cell table:style-name="ce88" table:formula="of:=+[.F104]+[.O105]" office:value-type="float" office:value="1.522361" calcext:value-type="float">
            <text:p>1.522361</text:p>
          </table:table-cell>
          <table:table-cell table:style-name="ce72" table:formula="of:=+[.D105]+[.K105]" office:value-type="float" office:value="-0.840418" calcext:value-type="float">
            <text:p>-0.840418</text:p>
          </table:table-cell>
          <table:table-cell table:style-name="ce80" table:formula="of:=+[.E105]-[.J105]" office:value-type="float" office:value="0.027295" calcext:value-type="float">
            <text:p>0.027295</text:p>
          </table:table-cell>
          <table:table-cell table:style-name="ce88" table:formula="of:=+[.F105]+[.L105]" office:value-type="float" office:value="1.516361" calcext:value-type="float">
            <text:p>1.516361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-0.033" calcext:value-type="float">
            <text:p>-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9" calcext:value-type="float">
            <text:p>-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9" calcext:value-type="float">
            <text:p>-0.049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441" table:formula="of:=+[.Q105]-[.N105]" office:value-type="float" office:value="0" calcext:value-type="float">
            <text:p>0.000000</text:p>
          </table:table-cell>
          <table:table-cell table:style-name="ce441" table:formula="of:=+[.R105]-[.O10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5]" office:value-type="float" office:value="0" calcext:value-type="float">
            <text:p>0.000</text:p>
          </table:table-cell>
          <table:table-cell table:style-name="ce246" table:formula="of:=+[.V105]" office:value-type="float" office:value="0" calcext:value-type="float">
            <text:p>0.000</text:p>
          </table:table-cell>
          <table:table-cell table:style-name="ce333" table:formula="of:=+[.X10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6]" office:value-type="float" office:value="-0.714418" calcext:value-type="float">
            <text:p>-0.714418</text:p>
          </table:table-cell>
          <table:table-cell table:style-name="ce80" table:formula="of:=+[.E$101]-[.M106]" office:value-type="float" office:value="-0.00170500000000001" calcext:value-type="float">
            <text:p>-0.001705</text:p>
          </table:table-cell>
          <table:table-cell table:style-name="ce88" table:formula="of:=+[.F$101]+[.O106]" office:value-type="float" office:value="1.536361" calcext:value-type="float">
            <text:p>1.536361</text:p>
          </table:table-cell>
          <table:table-cell table:style-name="ce72" table:formula="of:=+[.D106]+[.K106]" office:value-type="float" office:value="-0.750418" calcext:value-type="float">
            <text:p>-0.750418</text:p>
          </table:table-cell>
          <table:table-cell table:style-name="ce80" table:formula="of:=+[.E106]-[.J106]" office:value-type="float" office:value="-0.018705" calcext:value-type="float">
            <text:p>-0.018705</text:p>
          </table:table-cell>
          <table:table-cell table:style-name="ce88" table:formula="of:=+[.F106]+[.L106]" office:value-type="float" office:value="1.530361" calcext:value-type="float">
            <text:p>1.530361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-0.036" calcext:value-type="float">
            <text:p>-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-0.097" calcext:value-type="float">
            <text:p>-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-0.097" calcext:value-type="float">
            <text:p>-0.097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441" table:formula="of:=+[.Q106]-[.N106]" office:value-type="float" office:value="0" calcext:value-type="float">
            <text:p>0.000000</text:p>
          </table:table-cell>
          <table:table-cell table:style-name="ce441" table:formula="of:=+[.R106]-[.O10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6]" office:value-type="float" office:value="0" calcext:value-type="float">
            <text:p>0.000</text:p>
          </table:table-cell>
          <table:table-cell table:style-name="ce246" table:formula="of:=+[.V106]" office:value-type="float" office:value="0" calcext:value-type="float">
            <text:p>0.000</text:p>
          </table:table-cell>
          <table:table-cell table:style-name="ce333" table:formula="of:=+[.X10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2Right</text:p>
          </table:table-cell>
          <table:table-cell table:style-name="ce153" office:value-type="string" calcext:value-type="string">
            <text:p>mHandIndex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6]+[.N107]" office:value-type="float" office:value="-0.750418" calcext:value-type="float">
            <text:p>-0.750418</text:p>
          </table:table-cell>
          <table:table-cell table:style-name="ce80" table:formula="of:=+[.E106]-[.M107]" office:value-type="float" office:value="-0.018705" calcext:value-type="float">
            <text:p>-0.018705</text:p>
          </table:table-cell>
          <table:table-cell table:style-name="ce88" table:formula="of:=+[.F106]+[.O107]" office:value-type="float" office:value="1.530361" calcext:value-type="float">
            <text:p>1.530361</text:p>
          </table:table-cell>
          <table:table-cell table:style-name="ce72" table:formula="of:=+[.D107]+[.K107]" office:value-type="float" office:value="-0.782418" calcext:value-type="float">
            <text:p>-0.782418</text:p>
          </table:table-cell>
          <table:table-cell table:style-name="ce80" table:formula="of:=+[.E107]-[.J107]" office:value-type="float" office:value="-0.032705" calcext:value-type="float">
            <text:p>-0.032705</text:p>
          </table:table-cell>
          <table:table-cell table:style-name="ce88" table:formula="of:=+[.F107]+[.L107]" office:value-type="float" office:value="1.524361" calcext:value-type="float">
            <text:p>1.524361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441" table:formula="of:=+[.Q107]-[.N107]" office:value-type="float" office:value="0" calcext:value-type="float">
            <text:p>0.000000</text:p>
          </table:table-cell>
          <table:table-cell table:style-name="ce441" table:formula="of:=+[.R107]-[.O10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7]" office:value-type="float" office:value="0" calcext:value-type="float">
            <text:p>0.000</text:p>
          </table:table-cell>
          <table:table-cell table:style-name="ce246" table:formula="of:=+[.V107]" office:value-type="float" office:value="0" calcext:value-type="float">
            <text:p>0.000</text:p>
          </table:table-cell>
          <table:table-cell table:style-name="ce333" table:formula="of:=+[.X10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3Right</text:p>
          </table:table-cell>
          <table:table-cell table:style-name="ce153" office:value-type="string" calcext:value-type="string">
            <text:p>mHandIndex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7]+[.N108]" office:value-type="float" office:value="-0.782418" calcext:value-type="float">
            <text:p>-0.782418</text:p>
          </table:table-cell>
          <table:table-cell table:style-name="ce80" table:formula="of:=+[.E107]-[.M108]" office:value-type="float" office:value="-0.032705" calcext:value-type="float">
            <text:p>-0.032705</text:p>
          </table:table-cell>
          <table:table-cell table:style-name="ce88" table:formula="of:=+[.F107]+[.O108]" office:value-type="float" office:value="1.524361" calcext:value-type="float">
            <text:p>1.524361</text:p>
          </table:table-cell>
          <table:table-cell table:style-name="ce72" table:formula="of:=+[.D108]+[.K108]" office:value-type="float" office:value="-0.807418" calcext:value-type="float">
            <text:p>-0.807418</text:p>
          </table:table-cell>
          <table:table-cell table:style-name="ce80" table:formula="of:=+[.E108]-[.J108]" office:value-type="float" office:value="-0.043705" calcext:value-type="float">
            <text:p>-0.043705</text:p>
          </table:table-cell>
          <table:table-cell table:style-name="ce88" table:formula="of:=+[.F108]+[.L108]" office:value-type="float" office:value="1.520361" calcext:value-type="float">
            <text:p>1.520361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441" table:formula="of:=+[.Q108]-[.N108]" office:value-type="float" office:value="0" calcext:value-type="float">
            <text:p>0.000000</text:p>
          </table:table-cell>
          <table:table-cell table:style-name="ce441" table:formula="of:=+[.R108]-[.O10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8]" office:value-type="float" office:value="0" calcext:value-type="float">
            <text:p>0.000</text:p>
          </table:table-cell>
          <table:table-cell table:style-name="ce246" table:formula="of:=+[.V108]" office:value-type="float" office:value="0" calcext:value-type="float">
            <text:p>0.000</text:p>
          </table:table-cell>
          <table:table-cell table:style-name="ce333" table:formula="of:=+[.X10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9]" office:value-type="float" office:value="-0.716418" calcext:value-type="float">
            <text:p>-0.716418</text:p>
          </table:table-cell>
          <table:table-cell table:style-name="ce80" table:formula="of:=+[.E$101]-[.M109]" office:value-type="float" office:value="0.046295" calcext:value-type="float">
            <text:p>0.046295</text:p>
          </table:table-cell>
          <table:table-cell table:style-name="ce88" table:formula="of:=+[.F$101]+[.O109]" office:value-type="float" office:value="1.530361" calcext:value-type="float">
            <text:p>1.530361</text:p>
          </table:table-cell>
          <table:table-cell table:style-name="ce72" table:formula="of:=+[.D109]+[.K109]" office:value-type="float" office:value="-0.754418" calcext:value-type="float">
            <text:p>-0.754418</text:p>
          </table:table-cell>
          <table:table-cell table:style-name="ce80" table:formula="of:=+[.E109]-[.J109]" office:value-type="float" office:value="0.059295" calcext:value-type="float">
            <text:p>0.059295</text:p>
          </table:table-cell>
          <table:table-cell table:style-name="ce88" table:formula="of:=+[.F109]+[.L109]" office:value-type="float" office:value="1.522361" calcext:value-type="float">
            <text:p>1.522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38" calcext:value-type="float">
            <text:p>-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-0.099" calcext:value-type="float">
            <text:p>-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-0.099" calcext:value-type="float">
            <text:p>-0.099</text:p>
          </table:table-cell>
          <table:table-cell table:style-name="ce333" office:value-type="float" office:value="0.009" calcext:value-type="float">
            <text:p>0.009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441" table:formula="of:=+[.Q109]-[.N109]" office:value-type="float" office:value="0" calcext:value-type="float">
            <text:p>0.000000</text:p>
          </table:table-cell>
          <table:table-cell table:style-name="ce441" table:formula="of:=+[.R109]-[.O10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9]" office:value-type="float" office:value="0" calcext:value-type="float">
            <text:p>0.000</text:p>
          </table:table-cell>
          <table:table-cell table:style-name="ce246" table:formula="of:=+[.V109]" office:value-type="float" office:value="0" calcext:value-type="float">
            <text:p>0.000</text:p>
          </table:table-cell>
          <table:table-cell table:style-name="ce333" table:formula="of:=+[.X10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2Right</text:p>
          </table:table-cell>
          <table:table-cell table:style-name="ce153" office:value-type="string" calcext:value-type="string">
            <text:p>mHandR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9]+[.N110]" office:value-type="float" office:value="-0.754418" calcext:value-type="float">
            <text:p>-0.754418</text:p>
          </table:table-cell>
          <table:table-cell table:style-name="ce80" table:formula="of:=+[.E109]-[.M110]" office:value-type="float" office:value="0.059295" calcext:value-type="float">
            <text:p>0.059295</text:p>
          </table:table-cell>
          <table:table-cell table:style-name="ce88" table:formula="of:=+[.F109]+[.O110]" office:value-type="float" office:value="1.522361" calcext:value-type="float">
            <text:p>1.522361</text:p>
          </table:table-cell>
          <table:table-cell table:style-name="ce72" table:formula="of:=+[.D110]+[.K110]" office:value-type="float" office:value="-0.794418" calcext:value-type="float">
            <text:p>-0.794418</text:p>
          </table:table-cell>
          <table:table-cell table:style-name="ce80" table:formula="of:=+[.E110]-[.J110]" office:value-type="float" office:value="0.072295" calcext:value-type="float">
            <text:p>0.072295</text:p>
          </table:table-cell>
          <table:table-cell table:style-name="ce88" table:formula="of:=+[.F110]+[.L110]" office:value-type="float" office:value="1.513361" calcext:value-type="float">
            <text:p>1.513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38" calcext:value-type="float">
            <text:p>-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38" calcext:value-type="float">
            <text:p>-0.038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441" table:formula="of:=+[.Q110]-[.N110]" office:value-type="float" office:value="0" calcext:value-type="float">
            <text:p>0.000000</text:p>
          </table:table-cell>
          <table:table-cell table:style-name="ce441" table:formula="of:=+[.R110]-[.O11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0]" office:value-type="float" office:value="0" calcext:value-type="float">
            <text:p>0.000</text:p>
          </table:table-cell>
          <table:table-cell table:style-name="ce246" table:formula="of:=+[.V110]" office:value-type="float" office:value="0" calcext:value-type="float">
            <text:p>0.000</text:p>
          </table:table-cell>
          <table:table-cell table:style-name="ce333" table:formula="of:=+[.X11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3Right</text:p>
          </table:table-cell>
          <table:table-cell table:style-name="ce153" office:value-type="string" calcext:value-type="string">
            <text:p>mHandR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0]+[.N111]" office:value-type="float" office:value="-0.794418" calcext:value-type="float">
            <text:p>-0.794418</text:p>
          </table:table-cell>
          <table:table-cell table:style-name="ce80" table:formula="of:=+[.E110]-[.M111]" office:value-type="float" office:value="0.072295" calcext:value-type="float">
            <text:p>0.072295</text:p>
          </table:table-cell>
          <table:table-cell table:style-name="ce88" table:formula="of:=+[.F110]+[.O111]" office:value-type="float" office:value="1.513361" calcext:value-type="float">
            <text:p>1.513361</text:p>
          </table:table-cell>
          <table:table-cell table:style-name="ce72" table:formula="of:=+[.D111]+[.K111]" office:value-type="float" office:value="-0.822418" calcext:value-type="float">
            <text:p>-0.822418</text:p>
          </table:table-cell>
          <table:table-cell table:style-name="ce80" table:formula="of:=+[.E111]-[.J111]" office:value-type="float" office:value="0.082295" calcext:value-type="float">
            <text:p>0.082295</text:p>
          </table:table-cell>
          <table:table-cell table:style-name="ce88" table:formula="of:=+[.F111]+[.L111]" office:value-type="float" office:value="1.507361" calcext:value-type="float">
            <text:p>1.507361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-0.028" calcext:value-type="float">
            <text:p>-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9" calcext:value-type="float">
            <text:p>-0.009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441" table:formula="of:=+[.Q111]-[.N111]" office:value-type="float" office:value="0" calcext:value-type="float">
            <text:p>0.000000</text:p>
          </table:table-cell>
          <table:table-cell table:style-name="ce441" table:formula="of:=+[.R111]-[.O11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1]" office:value-type="float" office:value="0" calcext:value-type="float">
            <text:p>0.000</text:p>
          </table:table-cell>
          <table:table-cell table:style-name="ce246" table:formula="of:=+[.V111]" office:value-type="float" office:value="0" calcext:value-type="float">
            <text:p>0.000</text:p>
          </table:table-cell>
          <table:table-cell table:style-name="ce333" table:formula="of:=+[.X11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2]" office:value-type="float" office:value="-0.712418" calcext:value-type="float">
            <text:p>-0.712418</text:p>
          </table:table-cell>
          <table:table-cell table:style-name="ce80" table:formula="of:=+[.E$101]-[.M112]" office:value-type="float" office:value="0.067295" calcext:value-type="float">
            <text:p>0.067295</text:p>
          </table:table-cell>
          <table:table-cell table:style-name="ce88" table:formula="of:=+[.F$101]+[.O112]" office:value-type="float" office:value="1.524361" calcext:value-type="float">
            <text:p>1.524361</text:p>
          </table:table-cell>
          <table:table-cell table:style-name="ce72" table:formula="of:=+[.D112]+[.K112]" office:value-type="float" office:value="-0.737418" calcext:value-type="float">
            <text:p>-0.737418</text:p>
          </table:table-cell>
          <table:table-cell table:style-name="ce80" table:formula="of:=+[.E112]-[.J112]" office:value-type="float" office:value="0.091295" calcext:value-type="float">
            <text:p>0.091295</text:p>
          </table:table-cell>
          <table:table-cell table:style-name="ce88" table:formula="of:=+[.F112]+[.L112]" office:value-type="float" office:value="1.518361" calcext:value-type="float">
            <text:p>1.518361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-0.095" calcext:value-type="float">
            <text:p>-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-0.095" calcext:value-type="float">
            <text:p>-0.095</text:p>
          </table:table-cell>
          <table:table-cell table:style-name="ce333" office:value-type="float" office:value="0.003" calcext:value-type="float">
            <text:p>0.003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441" table:formula="of:=+[.Q112]-[.N112]" office:value-type="float" office:value="0" calcext:value-type="float">
            <text:p>0.000000</text:p>
          </table:table-cell>
          <table:table-cell table:style-name="ce441" table:formula="of:=+[.R112]-[.O11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2]" office:value-type="float" office:value="0" calcext:value-type="float">
            <text:p>0.000</text:p>
          </table:table-cell>
          <table:table-cell table:style-name="ce246" table:formula="of:=+[.V112]" office:value-type="float" office:value="0" calcext:value-type="float">
            <text:p>0.000</text:p>
          </table:table-cell>
          <table:table-cell table:style-name="ce333" table:formula="of:=+[.X11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2Right</text:p>
          </table:table-cell>
          <table:table-cell table:style-name="ce153" office:value-type="string" calcext:value-type="string">
            <text:p>mHandPinky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2]+[.N113]" office:value-type="float" office:value="-0.737418" calcext:value-type="float">
            <text:p>-0.737418</text:p>
          </table:table-cell>
          <table:table-cell table:style-name="ce80" table:formula="of:=+[.E112]-[.M113]" office:value-type="float" office:value="0.091295" calcext:value-type="float">
            <text:p>0.091295</text:p>
          </table:table-cell>
          <table:table-cell table:style-name="ce88" table:formula="of:=+[.F112]+[.O113]" office:value-type="float" office:value="1.518361" calcext:value-type="float">
            <text:p>1.518361</text:p>
          </table:table-cell>
          <table:table-cell table:style-name="ce72" table:formula="of:=+[.D113]+[.K113]" office:value-type="float" office:value="-0.755418" calcext:value-type="float">
            <text:p>-0.755418</text:p>
          </table:table-cell>
          <table:table-cell table:style-name="ce80" table:formula="of:=+[.E113]-[.J113]" office:value-type="float" office:value="0.106295" calcext:value-type="float">
            <text:p>0.106295</text:p>
          </table:table-cell>
          <table:table-cell table:style-name="ce88" table:formula="of:=+[.F113]+[.L113]" office:value-type="float" office:value="1.514361" calcext:value-type="float">
            <text:p>1.514361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-0.025" calcext:value-type="float">
            <text:p>-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-0.025" calcext:value-type="float">
            <text:p>-0.025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441" table:formula="of:=+[.Q113]-[.N113]" office:value-type="float" office:value="0" calcext:value-type="float">
            <text:p>0.000000</text:p>
          </table:table-cell>
          <table:table-cell table:style-name="ce441" table:formula="of:=+[.R113]-[.O11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3]" office:value-type="float" office:value="0" calcext:value-type="float">
            <text:p>0.000</text:p>
          </table:table-cell>
          <table:table-cell table:style-name="ce246" table:formula="of:=+[.V113]" office:value-type="float" office:value="0" calcext:value-type="float">
            <text:p>0.000</text:p>
          </table:table-cell>
          <table:table-cell table:style-name="ce333" table:formula="of:=+[.X11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3Right</text:p>
          </table:table-cell>
          <table:table-cell table:style-name="ce153" office:value-type="string" calcext:value-type="string">
            <text:p>mHandPinky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3]+[.N114]" office:value-type="float" office:value="-0.755418" calcext:value-type="float">
            <text:p>-0.755418</text:p>
          </table:table-cell>
          <table:table-cell table:style-name="ce80" table:formula="of:=+[.E113]-[.M114]" office:value-type="float" office:value="0.106295" calcext:value-type="float">
            <text:p>0.106295</text:p>
          </table:table-cell>
          <table:table-cell table:style-name="ce88" table:formula="of:=+[.F113]+[.O114]" office:value-type="float" office:value="1.514361" calcext:value-type="float">
            <text:p>1.514361</text:p>
          </table:table-cell>
          <table:table-cell table:style-name="ce72" table:formula="of:=+[.D114]+[.K114]" office:value-type="float" office:value="-0.771418" calcext:value-type="float">
            <text:p>-0.771418</text:p>
          </table:table-cell>
          <table:table-cell table:style-name="ce80" table:formula="of:=+[.E114]-[.J114]" office:value-type="float" office:value="0.119295" calcext:value-type="float">
            <text:p>0.119295</text:p>
          </table:table-cell>
          <table:table-cell table:style-name="ce88" table:formula="of:=+[.F114]+[.L114]" office:value-type="float" office:value="1.510361" calcext:value-type="float">
            <text:p>1.510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16" calcext:value-type="float">
            <text:p>-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441" table:formula="of:=+[.Q114]-[.N114]" office:value-type="float" office:value="0" calcext:value-type="float">
            <text:p>0.000000</text:p>
          </table:table-cell>
          <table:table-cell table:style-name="ce441" table:formula="of:=+[.R114]-[.O11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4]" office:value-type="float" office:value="0" calcext:value-type="float">
            <text:p>0.000</text:p>
          </table:table-cell>
          <table:table-cell table:style-name="ce246" table:formula="of:=+[.V114]" office:value-type="float" office:value="0" calcext:value-type="float">
            <text:p>0.000</text:p>
          </table:table-cell>
          <table:table-cell table:style-name="ce333" table:formula="of:=+[.X11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5]" office:value-type="float" office:value="-0.643418" calcext:value-type="float">
            <text:p>-0.643418</text:p>
          </table:table-cell>
          <table:table-cell table:style-name="ce80" table:formula="of:=+[.E$101]-[.M115]" office:value-type="float" office:value="0.00529499999999999" calcext:value-type="float">
            <text:p>0.005295</text:p>
          </table:table-cell>
          <table:table-cell table:style-name="ce88" table:formula="of:=+[.F$101]+[.O115]" office:value-type="float" office:value="1.525361" calcext:value-type="float">
            <text:p>1.525361</text:p>
          </table:table-cell>
          <table:table-cell table:style-name="ce72" table:formula="of:=+[.D115]+[.K115]" office:value-type="float" office:value="-0.675418" calcext:value-type="float">
            <text:p>-0.675418</text:p>
          </table:table-cell>
          <table:table-cell table:style-name="ce80" table:formula="of:=+[.E115]-[.J115]" office:value-type="float" office:value="-0.022705" calcext:value-type="float">
            <text:p>-0.022705</text:p>
          </table:table-cell>
          <table:table-cell table:style-name="ce88" table:formula="of:=+[.F115]+[.L115]" office:value-type="float" office:value="1.525361" calcext:value-type="float">
            <text:p>1.525361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-0.026" calcext:value-type="float">
            <text:p>-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-0.026" calcext:value-type="float">
            <text:p>-0.026</text:p>
          </table:table-cell>
          <table:table-cell table:style-name="ce333" office:value-type="float" office:value="0.004" calcext:value-type="float">
            <text:p>0.004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441" table:formula="of:=+[.Q115]-[.N115]" office:value-type="float" office:value="0" calcext:value-type="float">
            <text:p>0.000000</text:p>
          </table:table-cell>
          <table:table-cell table:style-name="ce441" table:formula="of:=+[.R115]-[.O11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5]" office:value-type="float" office:value="0" calcext:value-type="float">
            <text:p>0.000</text:p>
          </table:table-cell>
          <table:table-cell table:style-name="ce246" table:formula="of:=+[.V115]" office:value-type="float" office:value="0" calcext:value-type="float">
            <text:p>0.000</text:p>
          </table:table-cell>
          <table:table-cell table:style-name="ce333" table:formula="of:=+[.X11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2Right</text:p>
          </table:table-cell>
          <table:table-cell table:style-name="ce153" office:value-type="string" calcext:value-type="string">
            <text:p>mHandThumb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5]+[.N116]" office:value-type="float" office:value="-0.675418" calcext:value-type="float">
            <text:p>-0.675418</text:p>
          </table:table-cell>
          <table:table-cell table:style-name="ce80" table:formula="of:=+[.E115]-[.M116]" office:value-type="float" office:value="-0.022705" calcext:value-type="float">
            <text:p>-0.022705</text:p>
          </table:table-cell>
          <table:table-cell table:style-name="ce88" table:formula="of:=+[.F115]+[.O116]" office:value-type="float" office:value="1.524361" calcext:value-type="float">
            <text:p>1.524361</text:p>
          </table:table-cell>
          <table:table-cell table:style-name="ce72" table:formula="of:=+[.D116]+[.K116]" office:value-type="float" office:value="-0.706418" calcext:value-type="float">
            <text:p>-0.706418</text:p>
          </table:table-cell>
          <table:table-cell table:style-name="ce80" table:formula="of:=+[.E116]-[.J116]" office:value-type="float" office:value="-0.045705" calcext:value-type="float">
            <text:p>-0.045705</text:p>
          </table:table-cell>
          <table:table-cell table:style-name="ce88" table:formula="of:=+[.F116]+[.L116]" office:value-type="float" office:value="1.524361" calcext:value-type="float">
            <text:p>1.524361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31" calcext:value-type="float">
            <text:p>-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441" table:formula="of:=+[.Q116]-[.N116]" office:value-type="float" office:value="0" calcext:value-type="float">
            <text:p>0.000000</text:p>
          </table:table-cell>
          <table:table-cell table:style-name="ce441" table:formula="of:=+[.R116]-[.O11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6]" office:value-type="float" office:value="0" calcext:value-type="float">
            <text:p>0.000</text:p>
          </table:table-cell>
          <table:table-cell table:style-name="ce246" table:formula="of:=+[.V116]" office:value-type="float" office:value="0" calcext:value-type="float">
            <text:p>0.000</text:p>
          </table:table-cell>
          <table:table-cell table:style-name="ce333" table:formula="of:=+[.X11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3Right</text:p>
          </table:table-cell>
          <table:table-cell table:style-name="ce153" office:value-type="string" calcext:value-type="string">
            <text:p>mHandThu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6]+[.N117]" office:value-type="float" office:value="-0.706418" calcext:value-type="float">
            <text:p>-0.706418</text:p>
          </table:table-cell>
          <table:table-cell table:style-name="ce80" table:formula="of:=+[.E116]-[.M117]" office:value-type="float" office:value="-0.045705" calcext:value-type="float">
            <text:p>-0.045705</text:p>
          </table:table-cell>
          <table:table-cell table:style-name="ce88" table:formula="of:=+[.F116]+[.O117]" office:value-type="float" office:value="1.523361" calcext:value-type="float">
            <text:p>1.523361</text:p>
          </table:table-cell>
          <table:table-cell table:style-name="ce72" table:formula="of:=+[.D117]+[.K117]" office:value-type="float" office:value="-0.731418" calcext:value-type="float">
            <text:p>-0.731418</text:p>
          </table:table-cell>
          <table:table-cell table:style-name="ce80" table:formula="of:=+[.E117]-[.J117]" office:value-type="float" office:value="-0.060705" calcext:value-type="float">
            <text:p>-0.060705</text:p>
          </table:table-cell>
          <table:table-cell table:style-name="ce88" table:formula="of:=+[.F117]+[.L117]" office:value-type="float" office:value="1.523361" calcext:value-type="float">
            <text:p>1.523361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-0.031" calcext:value-type="float">
            <text:p>-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-0.031" calcext:value-type="float">
            <text:p>-0.031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441" table:formula="of:=+[.Q117]-[.N117]" office:value-type="float" office:value="0" calcext:value-type="float">
            <text:p>0.000000</text:p>
          </table:table-cell>
          <table:table-cell table:style-name="ce441" table:formula="of:=+[.R117]-[.O11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7]" office:value-type="float" office:value="0" calcext:value-type="float">
            <text:p>0.000</text:p>
          </table:table-cell>
          <table:table-cell table:style-name="ce246" table:formula="of:=+[.V117]" office:value-type="float" office:value="0" calcext:value-type="float">
            <text:p>0.000</text:p>
          </table:table-cell>
          <table:table-cell table:style-name="ce333" table:formula="of:=+[.X11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sRoo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118]" office:value-type="float" office:value="0" calcext:value-type="float">
            <text:p>0.000000</text:p>
          </table:table-cell>
          <table:table-cell table:style-name="ce80" table:formula="of:=+[.E$14]-[.M118]" office:value-type="float" office:value="0.029368" calcext:value-type="float">
            <text:p>0.029368</text:p>
          </table:table-cell>
          <table:table-cell table:style-name="ce88" table:formula="of:=+[.F$14]+[.O118]" office:value-type="float" office:value="1.355965" calcext:value-type="float">
            <text:p>1.355965</text:p>
          </table:table-cell>
          <table:table-cell table:style-name="ce72" table:formula="of:=+[.D118]+[.K118]" office:value-type="float" office:value="0" calcext:value-type="float">
            <text:p>0.000000</text:p>
          </table:table-cell>
          <table:table-cell table:style-name="ce80" table:formula="of:=+[.E118]-[.J118]" office:value-type="float" office:value="0.090368" calcext:value-type="float">
            <text:p>0.090368</text:p>
          </table:table-cell>
          <table:table-cell table:style-name="ce88" table:formula="of:=+[.F118]+[.L118]" office:value-type="float" office:value="1.355965" calcext:value-type="float">
            <text:p>1.355965</text:p>
          </table:table-cell>
          <table:table-cell table:style-name="ce146" office:value-type="float" office:value="-0.061" calcext:value-type="float">
            <text:p>-0.06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14" calcext:value-type="float">
            <text:p>-0.01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14" calcext:value-type="float">
            <text:p>-0.01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441" table:formula="of:=+[.Q118]-[.N118]" office:value-type="float" office:value="0" calcext:value-type="float">
            <text:p>0.000000</text:p>
          </table:table-cell>
          <table:table-cell table:style-name="ce441" table:formula="of:=+[.R118]-[.O11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8]" office:value-type="float" office:value="0" calcext:value-type="float">
            <text:p>0.000</text:p>
          </table:table-cell>
          <table:table-cell table:style-name="ce246" table:formula="of:=+[.V118]" office:value-type="float" office:value="0" calcext:value-type="float">
            <text:p>0.000</text:p>
          </table:table-cell>
          <table:table-cell table:style-name="ce333" table:formula="of:=+[.X11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1Left</text:p>
          </table:table-cell>
          <table:table-cell table:style-name="ce162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19]" office:value-type="float" office:value="0.105" calcext:value-type="float">
            <text:p>0.105000</text:p>
          </table:table-cell>
          <table:table-cell table:style-name="ce80" table:formula="of:=+[.E$118]-[.M119]" office:value-type="float" office:value="0.128368" calcext:value-type="float">
            <text:p>0.128368</text:p>
          </table:table-cell>
          <table:table-cell table:style-name="ce88" table:formula="of:=+[.F$118]+[.O119]" office:value-type="float" office:value="1.536965" calcext:value-type="float">
            <text:p>1.536965</text:p>
          </table:table-cell>
          <table:table-cell table:style-name="ce72" table:formula="of:=+[.D119]+[.K119]" office:value-type="float" office:value="0.274" calcext:value-type="float">
            <text:p>0.274000</text:p>
          </table:table-cell>
          <table:table-cell table:style-name="ce80" table:formula="of:=+[.E119]-[.J119]" office:value-type="float" office:value="0.296368" calcext:value-type="float">
            <text:p>0.296368</text:p>
          </table:table-cell>
          <table:table-cell table:style-name="ce88" table:formula="of:=+[.F119]+[.L119]" office:value-type="float" office:value="1.603965" calcext:value-type="float">
            <text:p>1.603965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.169" calcext:value-type="float">
            <text:p>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0.105" calcext:value-type="float">
            <text:p>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0.105" calcext:value-type="float">
            <text:p>0.105</text:p>
          </table:table-cell>
          <table:table-cell table:style-name="ce333" office:value-type="float" office:value="0.181" calcext:value-type="float">
            <text:p>0.181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441" table:formula="of:=+[.Q119]-[.N119]" office:value-type="float" office:value="0" calcext:value-type="float">
            <text:p>0.000000</text:p>
          </table:table-cell>
          <table:table-cell table:style-name="ce441" table:formula="of:=+[.R119]-[.O11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9]" office:value-type="float" office:value="0" calcext:value-type="float">
            <text:p>0.000</text:p>
          </table:table-cell>
          <table:table-cell table:style-name="ce246" table:formula="of:=+[.V119]" office:value-type="float" office:value="0" calcext:value-type="float">
            <text:p>0.000</text:p>
          </table:table-cell>
          <table:table-cell table:style-name="ce333" table:formula="of:=+[.X11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2Left</text:p>
          </table:table-cell>
          <table:table-cell table:style-name="ce153" office:value-type="string" calcext:value-type="string">
            <text:p>mW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9]+[.N120]" office:value-type="float" office:value="0.274" calcext:value-type="float">
            <text:p>0.274000</text:p>
          </table:table-cell>
          <table:table-cell table:style-name="ce80" table:formula="of:=+[.E119]-[.M120]" office:value-type="float" office:value="0.296368" calcext:value-type="float">
            <text:p>0.296368</text:p>
          </table:table-cell>
          <table:table-cell table:style-name="ce88" table:formula="of:=+[.F119]+[.O120]" office:value-type="float" office:value="1.603965" calcext:value-type="float">
            <text:p>1.603965</text:p>
          </table:table-cell>
          <table:table-cell table:style-name="ce72" table:formula="of:=+[.D120]+[.K120]" office:value-type="float" office:value="0.457" calcext:value-type="float">
            <text:p>0.457000</text:p>
          </table:table-cell>
          <table:table-cell table:style-name="ce80" table:formula="of:=+[.E120]-[.J120]" office:value-type="float" office:value="0.477368" calcext:value-type="float">
            <text:p>0.477368</text:p>
          </table:table-cell>
          <table:table-cell table:style-name="ce88" table:formula="of:=+[.F120]+[.L120]" office:value-type="float" office:value="1.603965" calcext:value-type="float">
            <text:p>1.603965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0.183" calcext:value-type="float">
            <text:p>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.169" calcext:value-type="float">
            <text:p>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.169" calcext:value-type="float">
            <text:p>0.169</text:p>
          </table:table-cell>
          <table:table-cell table:style-name="ce333" office:value-type="float" office:value="0.067" calcext:value-type="float">
            <text:p>0.067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441" table:formula="of:=+[.Q120]-[.N120]" office:value-type="float" office:value="0" calcext:value-type="float">
            <text:p>0.000000</text:p>
          </table:table-cell>
          <table:table-cell table:style-name="ce441" table:formula="of:=+[.R120]-[.O12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0]" office:value-type="float" office:value="0" calcext:value-type="float">
            <text:p>0.000</text:p>
          </table:table-cell>
          <table:table-cell table:style-name="ce246" table:formula="of:=+[.V120]" office:value-type="float" office:value="0" calcext:value-type="float">
            <text:p>0.000</text:p>
          </table:table-cell>
          <table:table-cell table:style-name="ce333" table:formula="of:=+[.X12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3Left</text:p>
          </table:table-cell>
          <table:table-cell table:style-name="ce153" office:value-type="string" calcext:value-type="string">
            <text:p>mW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0]+[.N121]" office:value-type="float" office:value="0.457" calcext:value-type="float">
            <text:p>0.457000</text:p>
          </table:table-cell>
          <table:table-cell table:style-name="ce80" table:formula="of:=+[.E120]-[.M121]" office:value-type="float" office:value="0.477368" calcext:value-type="float">
            <text:p>0.477368</text:p>
          </table:table-cell>
          <table:table-cell table:style-name="ce88" table:formula="of:=+[.F120]+[.O121]" office:value-type="float" office:value="1.603965" calcext:value-type="float">
            <text:p>1.603965</text:p>
          </table:table-cell>
          <table:table-cell table:style-name="ce72" table:formula="of:=+[.D121]+[.K121]" office:value-type="float" office:value="0.63" calcext:value-type="float">
            <text:p>0.630000</text:p>
          </table:table-cell>
          <table:table-cell table:style-name="ce80" table:formula="of:=+[.E121]-[.J121]" office:value-type="float" office:value="0.648368" calcext:value-type="float">
            <text:p>0.648368</text:p>
          </table:table-cell>
          <table:table-cell table:style-name="ce88" table:formula="of:=+[.F121]+[.L121]" office:value-type="float" office:value="1.603965" calcext:value-type="float">
            <text:p>1.603965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0.173" calcext:value-type="float">
            <text:p>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0.183" calcext:value-type="float">
            <text:p>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0.183" calcext:value-type="float">
            <text:p>0.18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441" table:formula="of:=+[.Q121]-[.N121]" office:value-type="float" office:value="0" calcext:value-type="float">
            <text:p>0.000000</text:p>
          </table:table-cell>
          <table:table-cell table:style-name="ce441" table:formula="of:=+[.R121]-[.O12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1]" office:value-type="float" office:value="0" calcext:value-type="float">
            <text:p>0.000</text:p>
          </table:table-cell>
          <table:table-cell table:style-name="ce246" table:formula="of:=+[.V121]" office:value-type="float" office:value="0" calcext:value-type="float">
            <text:p>0.000</text:p>
          </table:table-cell>
          <table:table-cell table:style-name="ce333" table:formula="of:=+[.X12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Left</text:p>
          </table:table-cell>
          <table:table-cell table:style-name="ce153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2]" office:value-type="float" office:value="0.63" calcext:value-type="float">
            <text:p>0.630000</text:p>
          </table:table-cell>
          <table:table-cell table:style-name="ce80" table:formula="of:=+[.E$121]-[.M122]" office:value-type="float" office:value="0.648368" calcext:value-type="float">
            <text:p>0.648368</text:p>
          </table:table-cell>
          <table:table-cell table:style-name="ce88" table:formula="of:=+[.F$121]+[.O122]" office:value-type="float" office:value="1.603965" calcext:value-type="float">
            <text:p>1.603965</text:p>
          </table:table-cell>
          <table:table-cell table:style-name="ce72" table:formula="of:=+[.D122]+[.K122]" office:value-type="float" office:value="0.762" calcext:value-type="float">
            <text:p>0.762000</text:p>
          </table:table-cell>
          <table:table-cell table:style-name="ce80" table:formula="of:=+[.E122]-[.J122]" office:value-type="float" office:value="0.794368" calcext:value-type="float">
            <text:p>0.794368</text:p>
          </table:table-cell>
          <table:table-cell table:style-name="ce88" table:formula="of:=+[.F122]+[.L122]" office:value-type="float" office:value="1.603965" calcext:value-type="float">
            <text:p>1.603965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0.132" calcext:value-type="float">
            <text:p>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441" table:formula="of:=+[.Q122]-[.N122]" office:value-type="float" office:value="0" calcext:value-type="float">
            <text:p>0.000000</text:p>
          </table:table-cell>
          <table:table-cell table:style-name="ce441" table:formula="of:=+[.R122]-[.O12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2]" office:value-type="float" office:value="0" calcext:value-type="float">
            <text:p>0.000</text:p>
          </table:table-cell>
          <table:table-cell table:style-name="ce246" table:formula="of:=+[.V122]" office:value-type="float" office:value="0" calcext:value-type="float">
            <text:p>0.000</text:p>
          </table:table-cell>
          <table:table-cell table:style-name="ce333" table:formula="of:=+[.X12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FanLeft</text:p>
          </table:table-cell>
          <table:table-cell table:style-name="ce153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3]" office:value-type="float" office:value="0.63" calcext:value-type="float">
            <text:p>0.630000</text:p>
          </table:table-cell>
          <table:table-cell table:style-name="ce80" table:formula="of:=+[.E$121]-[.M123]" office:value-type="float" office:value="0.648368" calcext:value-type="float">
            <text:p>0.648368</text:p>
          </table:table-cell>
          <table:table-cell table:style-name="ce88" table:formula="of:=+[.F$121]+[.O123]" office:value-type="float" office:value="1.603965" calcext:value-type="float">
            <text:p>1.603965</text:p>
          </table:table-cell>
          <table:table-cell table:style-name="ce72" table:formula="of:=+[.D123]+[.K123]" office:value-type="float" office:value="0.692" calcext:value-type="float">
            <text:p>0.692000</text:p>
          </table:table-cell>
          <table:table-cell table:style-name="ce80" table:formula="of:=+[.E123]-[.J123]" office:value-type="float" office:value="0.716368" calcext:value-type="float">
            <text:p>0.716368</text:p>
          </table:table-cell>
          <table:table-cell table:style-name="ce88" table:formula="of:=+[.F123]+[.L123]" office:value-type="float" office:value="1.444965" calcext:value-type="float">
            <text:p>1.44496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0.062" calcext:value-type="float">
            <text:p>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441" table:formula="of:=+[.Q123]-[.N123]" office:value-type="float" office:value="0" calcext:value-type="float">
            <text:p>0.000000</text:p>
          </table:table-cell>
          <table:table-cell table:style-name="ce441" table:formula="of:=+[.R123]-[.O12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3]" office:value-type="float" office:value="0" calcext:value-type="float">
            <text:p>0.000</text:p>
          </table:table-cell>
          <table:table-cell table:style-name="ce246" table:formula="of:=+[.V123]" office:value-type="float" office:value="0" calcext:value-type="float">
            <text:p>0.000</text:p>
          </table:table-cell>
          <table:table-cell table:style-name="ce333" table:formula="of:=+[.X12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1Right</text:p>
          </table:table-cell>
          <table:table-cell table:style-name="ce162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24]" office:value-type="float" office:value="-0.105" calcext:value-type="float">
            <text:p>-0.105000</text:p>
          </table:table-cell>
          <table:table-cell table:style-name="ce80" table:formula="of:=+[.E$118]-[.M124]" office:value-type="float" office:value="0.128368" calcext:value-type="float">
            <text:p>0.128368</text:p>
          </table:table-cell>
          <table:table-cell table:style-name="ce88" table:formula="of:=+[.F$118]+[.O124]" office:value-type="float" office:value="1.536965" calcext:value-type="float">
            <text:p>1.536965</text:p>
          </table:table-cell>
          <table:table-cell table:style-name="ce72" table:formula="of:=+[.D124]+[.K124]" office:value-type="float" office:value="-0.274" calcext:value-type="float">
            <text:p>-0.274000</text:p>
          </table:table-cell>
          <table:table-cell table:style-name="ce80" table:formula="of:=+[.E124]-[.J124]" office:value-type="float" office:value="0.296368" calcext:value-type="float">
            <text:p>0.296368</text:p>
          </table:table-cell>
          <table:table-cell table:style-name="ce88" table:formula="of:=+[.F124]+[.L124]" office:value-type="float" office:value="1.603965" calcext:value-type="float">
            <text:p>1.603965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-0.169" calcext:value-type="float">
            <text:p>-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-0.105" calcext:value-type="float">
            <text:p>-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-0.105" calcext:value-type="float">
            <text:p>-0.105</text:p>
          </table:table-cell>
          <table:table-cell table:style-name="ce333" office:value-type="float" office:value="0.181" calcext:value-type="float">
            <text:p>0.181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441" table:formula="of:=+[.Q124]-[.N124]" office:value-type="float" office:value="0" calcext:value-type="float">
            <text:p>0.000000</text:p>
          </table:table-cell>
          <table:table-cell table:style-name="ce441" table:formula="of:=+[.R124]-[.O12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4]" office:value-type="float" office:value="0" calcext:value-type="float">
            <text:p>0.000</text:p>
          </table:table-cell>
          <table:table-cell table:style-name="ce246" table:formula="of:=+[.V124]" office:value-type="float" office:value="0" calcext:value-type="float">
            <text:p>0.000</text:p>
          </table:table-cell>
          <table:table-cell table:style-name="ce333" table:formula="of:=+[.X12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2Right</text:p>
          </table:table-cell>
          <table:table-cell table:style-name="ce153" office:value-type="string" calcext:value-type="string">
            <text:p>mW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4]+[.N125]" office:value-type="float" office:value="-0.274" calcext:value-type="float">
            <text:p>-0.274000</text:p>
          </table:table-cell>
          <table:table-cell table:style-name="ce80" table:formula="of:=+[.E124]-[.M125]" office:value-type="float" office:value="0.296368" calcext:value-type="float">
            <text:p>0.296368</text:p>
          </table:table-cell>
          <table:table-cell table:style-name="ce88" table:formula="of:=+[.F124]+[.O125]" office:value-type="float" office:value="1.603965" calcext:value-type="float">
            <text:p>1.603965</text:p>
          </table:table-cell>
          <table:table-cell table:style-name="ce72" table:formula="of:=+[.D125]+[.K125]" office:value-type="float" office:value="-0.457" calcext:value-type="float">
            <text:p>-0.457000</text:p>
          </table:table-cell>
          <table:table-cell table:style-name="ce80" table:formula="of:=+[.E125]-[.J125]" office:value-type="float" office:value="0.477368" calcext:value-type="float">
            <text:p>0.477368</text:p>
          </table:table-cell>
          <table:table-cell table:style-name="ce88" table:formula="of:=+[.F125]+[.L125]" office:value-type="float" office:value="1.603965" calcext:value-type="float">
            <text:p>1.603965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-0.183" calcext:value-type="float">
            <text:p>-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-0.169" calcext:value-type="float">
            <text:p>-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-0.169" calcext:value-type="float">
            <text:p>-0.169</text:p>
          </table:table-cell>
          <table:table-cell table:style-name="ce333" office:value-type="float" office:value="0.067" calcext:value-type="float">
            <text:p>0.067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441" table:formula="of:=+[.Q125]-[.N125]" office:value-type="float" office:value="0" calcext:value-type="float">
            <text:p>0.000000</text:p>
          </table:table-cell>
          <table:table-cell table:style-name="ce441" table:formula="of:=+[.R125]-[.O12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5]" office:value-type="float" office:value="0" calcext:value-type="float">
            <text:p>0.000</text:p>
          </table:table-cell>
          <table:table-cell table:style-name="ce246" table:formula="of:=+[.V125]" office:value-type="float" office:value="0" calcext:value-type="float">
            <text:p>0.000</text:p>
          </table:table-cell>
          <table:table-cell table:style-name="ce333" table:formula="of:=+[.X12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3Right</text:p>
          </table:table-cell>
          <table:table-cell table:style-name="ce153" office:value-type="string" calcext:value-type="string">
            <text:p>mW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5]+[.N126]" office:value-type="float" office:value="-0.457" calcext:value-type="float">
            <text:p>-0.457000</text:p>
          </table:table-cell>
          <table:table-cell table:style-name="ce80" table:formula="of:=+[.E125]-[.M126]" office:value-type="float" office:value="0.477368" calcext:value-type="float">
            <text:p>0.477368</text:p>
          </table:table-cell>
          <table:table-cell table:style-name="ce88" table:formula="of:=+[.F125]+[.O126]" office:value-type="float" office:value="1.603965" calcext:value-type="float">
            <text:p>1.603965</text:p>
          </table:table-cell>
          <table:table-cell table:style-name="ce72" table:formula="of:=+[.D126]+[.K126]" office:value-type="float" office:value="-0.63" calcext:value-type="float">
            <text:p>-0.630000</text:p>
          </table:table-cell>
          <table:table-cell table:style-name="ce80" table:formula="of:=+[.E126]-[.J126]" office:value-type="float" office:value="0.648368" calcext:value-type="float">
            <text:p>0.648368</text:p>
          </table:table-cell>
          <table:table-cell table:style-name="ce88" table:formula="of:=+[.F126]+[.L126]" office:value-type="float" office:value="1.603965" calcext:value-type="float">
            <text:p>1.603965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-0.173" calcext:value-type="float">
            <text:p>-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-0.183" calcext:value-type="float">
            <text:p>-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-0.183" calcext:value-type="float">
            <text:p>-0.18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441" table:formula="of:=+[.Q126]-[.N126]" office:value-type="float" office:value="0" calcext:value-type="float">
            <text:p>0.000000</text:p>
          </table:table-cell>
          <table:table-cell table:style-name="ce441" table:formula="of:=+[.R126]-[.O12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6]" office:value-type="float" office:value="0" calcext:value-type="float">
            <text:p>0.000</text:p>
          </table:table-cell>
          <table:table-cell table:style-name="ce246" table:formula="of:=+[.V126]" office:value-type="float" office:value="0" calcext:value-type="float">
            <text:p>0.000</text:p>
          </table:table-cell>
          <table:table-cell table:style-name="ce333" table:formula="of:=+[.X12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Right</text:p>
          </table:table-cell>
          <table:table-cell table:style-name="ce153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7]" office:value-type="float" office:value="-0.63" calcext:value-type="float">
            <text:p>-0.630000</text:p>
          </table:table-cell>
          <table:table-cell table:style-name="ce80" table:formula="of:=+[.E$126]-[.M127]" office:value-type="float" office:value="0.648368" calcext:value-type="float">
            <text:p>0.648368</text:p>
          </table:table-cell>
          <table:table-cell table:style-name="ce88" table:formula="of:=+[.F$126]+[.O127]" office:value-type="float" office:value="1.603965" calcext:value-type="float">
            <text:p>1.603965</text:p>
          </table:table-cell>
          <table:table-cell table:style-name="ce72" table:formula="of:=+[.D127]+[.K127]" office:value-type="float" office:value="-0.762" calcext:value-type="float">
            <text:p>-0.762000</text:p>
          </table:table-cell>
          <table:table-cell table:style-name="ce80" table:formula="of:=+[.E127]-[.J127]" office:value-type="float" office:value="0.794368" calcext:value-type="float">
            <text:p>0.794368</text:p>
          </table:table-cell>
          <table:table-cell table:style-name="ce88" table:formula="of:=+[.F127]+[.L127]" office:value-type="float" office:value="1.603965" calcext:value-type="float">
            <text:p>1.603965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-0.132" calcext:value-type="float">
            <text:p>-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441" table:formula="of:=+[.Q127]-[.N127]" office:value-type="float" office:value="0" calcext:value-type="float">
            <text:p>0.000000</text:p>
          </table:table-cell>
          <table:table-cell table:style-name="ce441" table:formula="of:=+[.R127]-[.O12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7]" office:value-type="float" office:value="0" calcext:value-type="float">
            <text:p>0.000</text:p>
          </table:table-cell>
          <table:table-cell table:style-name="ce246" table:formula="of:=+[.V127]" office:value-type="float" office:value="0" calcext:value-type="float">
            <text:p>0.000</text:p>
          </table:table-cell>
          <table:table-cell table:style-name="ce333" table:formula="of:=+[.X12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FanRight</text:p>
          </table:table-cell>
          <table:table-cell table:style-name="ce153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8]" office:value-type="float" office:value="-0.63" calcext:value-type="float">
            <text:p>-0.630000</text:p>
          </table:table-cell>
          <table:table-cell table:style-name="ce80" table:formula="of:=+[.E$126]-[.M128]" office:value-type="float" office:value="0.648368" calcext:value-type="float">
            <text:p>0.648368</text:p>
          </table:table-cell>
          <table:table-cell table:style-name="ce88" table:formula="of:=+[.F$126]+[.O128]" office:value-type="float" office:value="1.603965" calcext:value-type="float">
            <text:p>1.603965</text:p>
          </table:table-cell>
          <table:table-cell table:style-name="ce72" table:formula="of:=+[.D128]+[.K128]" office:value-type="float" office:value="-0.692" calcext:value-type="float">
            <text:p>-0.692000</text:p>
          </table:table-cell>
          <table:table-cell table:style-name="ce80" table:formula="of:=+[.E128]-[.J128]" office:value-type="float" office:value="0.716368" calcext:value-type="float">
            <text:p>0.716368</text:p>
          </table:table-cell>
          <table:table-cell table:style-name="ce88" table:formula="of:=+[.F128]+[.L128]" office:value-type="float" office:value="1.444965" calcext:value-type="float">
            <text:p>1.44496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-0.062" calcext:value-type="float">
            <text:p>-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441" table:formula="of:=+[.Q128]-[.N128]" office:value-type="float" office:value="0" calcext:value-type="float">
            <text:p>0.000000</text:p>
          </table:table-cell>
          <table:table-cell table:style-name="ce441" table:formula="of:=+[.R128]-[.O12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8]" office:value-type="float" office:value="0" calcext:value-type="float">
            <text:p>0.000</text:p>
          </table:table-cell>
          <table:table-cell table:style-name="ce246" table:formula="of:=+[.V128]" office:value-type="float" office:value="0" calcext:value-type="float">
            <text:p>0.000</text:p>
          </table:table-cell>
          <table:table-cell table:style-name="ce333" table:formula="of:=+[.X12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pRigh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29]" office:value-type="float" office:value="-0.128806" calcext:value-type="float">
            <text:p>-0.128806</text:p>
          </table:table-cell>
          <table:table-cell table:style-name="ce80" table:formula="of:=+[.E$2]-[.M129]" office:value-type="float" office:value="-0.03362" calcext:value-type="float">
            <text:p>-0.033620</text:p>
          </table:table-cell>
          <table:table-cell table:style-name="ce88" table:formula="of:=+[.F$2]+[.O129]" office:value-type="float" office:value="1.025929" calcext:value-type="float">
            <text:p>1.025929</text:p>
          </table:table-cell>
          <table:table-cell table:style-name="ce72" table:formula="of:=+[.D129]+[.K129]" office:value-type="float" office:value="-0.079806" calcext:value-type="float">
            <text:p>-0.079806</text:p>
          </table:table-cell>
          <table:table-cell table:style-name="ce80" table:formula="of:=+[.E129]-[.J129]" office:value-type="float" office:value="-0.03262" calcext:value-type="float">
            <text:p>-0.032620</text:p>
          </table:table-cell>
          <table:table-cell table:style-name="ce88" table:formula="of:=+[.F129]+[.L129]" office:value-type="float" office:value="0.534929" calcext:value-type="float">
            <text:p>0.534929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388" office:value-type="float" office:value="0.03362" calcext:value-type="float">
            <text:p>0.033620</text:p>
          </table:table-cell>
          <table:table-cell table:style-name="ce406" office:value-type="float" office:value="-0.128806" calcext:value-type="float">
            <text:p>-0.128806</text:p>
          </table:table-cell>
          <table:table-cell table:style-name="ce414" office:value-type="float" office:value="-0.041086" calcext:value-type="float">
            <text:p>-0.041086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428" office:value-type="float" office:value="-0.129" calcext:value-type="float">
            <text:p>-0.129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443" table:formula="of:=+[.P129]-[.M129]" office:value-type="float" office:value="0.000379999999999998" calcext:value-type="float">
            <text:p>0.000380</text:p>
          </table:table-cell>
          <table:table-cell table:style-name="ce443" table:formula="of:=+[.Q129]-[.N129]" office:value-type="float" office:value="-0.000194" calcext:value-type="float">
            <text:p>-0.000194</text:p>
          </table:table-cell>
          <table:table-cell table:style-name="ce443" table:formula="of:=+[.R129]-[.O129]" office:value-type="float" office:value="0.0000859999999999958" calcext:value-type="float">
            <text:p>0.00008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9]" office:value-type="float" office:value="0" calcext:value-type="float">
            <text:p>0.000</text:p>
          </table:table-cell>
          <table:table-cell table:style-name="ce246" table:formula="of:=+[.V129]" office:value-type="float" office:value="0" calcext:value-type="float">
            <text:p>0.000</text:p>
          </table:table-cell>
          <table:table-cell table:style-name="ce333" table:formula="of:=+[.X12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UPPER_LEG</text:p>
          </table:table-cell>
          <table:table-cell table:style-name="ce153" office:value-type="string" calcext:value-type="string">
            <text:p>mHip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29]+[.Q130]" office:value-type="float" office:value="-0.078806" calcext:value-type="float">
            <text:p>-0.078806</text:p>
          </table:table-cell>
          <table:table-cell table:style-name="ce81" table:formula="of:=+[.E129]-[.P130]" office:value-type="float" office:value="-0.01362" calcext:value-type="float">
            <text:p>-0.013620</text:p>
          </table:table-cell>
          <table:table-cell table:style-name="ce89" table:formula="of:=+[.F129]+[.R130]" office:value-type="float" office:value="0.805929" calcext:value-type="float">
            <text:p>0.805929</text:p>
          </table:table-cell>
          <table:table-cell table:style-name="ce73" table:formula="of:=+[.D130]+[.K130]" office:value-type="float" office:value="-0.078806" calcext:value-type="float">
            <text:p>-0.078806</text:p>
          </table:table-cell>
          <table:table-cell table:style-name="ce81" table:formula="of:=+[.E130]-[.J130]" office:value-type="float" office:value="-0.01362" calcext:value-type="float">
            <text:p>-0.013620</text:p>
          </table:table-cell>
          <table:table-cell table:style-name="ce89" table:formula="of:=+[.F130]+[.L130]" office:value-type="float" office:value="0.605929" calcext:value-type="float">
            <text:p>0.60592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W130]" office:value-type="float" office:value="0" calcext:value-type="float">
            <text:p>0.000</text:p>
          </table:table-cell>
          <table:table-cell table:style-name="ce242" table:formula="of:=+[.V130]" office:value-type="float" office:value="0" calcext:value-type="float">
            <text:p>0.000</text:p>
          </table:table-cell>
          <table:table-cell table:style-name="ce308" table:formula="of:=+[.X130]" office:value-type="float" office:value="0" calcext:value-type="float">
            <text:p>0.000</text:p>
          </table:table-cell>
          <table:table-cell table:number-columns-repeated="2" table:style-name="ce400" office:value-type="float" office:value="0.09" calcext:value-type="float">
            <text:p>0.0900</text:p>
          </table:table-cell>
          <table:table-cell table:style-name="ce400" office:value-type="float" office:value="0.32" calcext:value-type="float">
            <text:p>0.32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KneeRight</text:p>
          </table:table-cell>
          <table:table-cell table:style-name="ce153" office:value-type="string" calcext:value-type="string">
            <text:p>mHip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9]+[.N131]" office:value-type="float" office:value="-0.080171" calcext:value-type="float">
            <text:p>-0.080171</text:p>
          </table:table-cell>
          <table:table-cell table:style-name="ce80" table:formula="of:=+[.E129]-[.M131]" office:value-type="float" office:value="-0.03284" calcext:value-type="float">
            <text:p>-0.032840</text:p>
          </table:table-cell>
          <table:table-cell table:style-name="ce88" table:formula="of:=+[.F129]+[.O131]" office:value-type="float" office:value="0.535007" calcext:value-type="float">
            <text:p>0.535007</text:p>
          </table:table-cell>
          <table:table-cell table:style-name="ce72" table:formula="of:=+[.D131]+[.K131]" office:value-type="float" office:value="-0.080171" calcext:value-type="float">
            <text:p>-0.080171</text:p>
          </table:table-cell>
          <table:table-cell table:style-name="ce80" table:formula="of:=+[.E131]-[.J131]" office:value-type="float" office:value="-0.00384" calcext:value-type="float">
            <text:p>-0.003840</text:p>
          </table:table-cell>
          <table:table-cell table:style-name="ce88" table:formula="of:=+[.F131]+[.L131]" office:value-type="float" office:value="0.0660070000000001" calcext:value-type="float">
            <text:p>0.066007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389" office:value-type="float" office:value="-0.00078" calcext:value-type="float">
            <text:p>-0.000780</text:p>
          </table:table-cell>
          <table:table-cell table:style-name="ce407" office:value-type="float" office:value="0.048635" calcext:value-type="float">
            <text:p>0.048635</text:p>
          </table:table-cell>
          <table:table-cell table:style-name="ce415" office:value-type="float" office:value="-0.490922" calcext:value-type="float">
            <text:p>-0.490922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429" office:value-type="float" office:value="0.049" calcext:value-type="float">
            <text:p>0.049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444" table:formula="of:=+[.P131]-[.M131]" office:value-type="float" office:value="-0.00022" calcext:value-type="float">
            <text:p>-0.000220</text:p>
          </table:table-cell>
          <table:table-cell table:style-name="ce444" table:formula="of:=+[.Q131]-[.N131]" office:value-type="float" office:value="0.000365000000000004" calcext:value-type="float">
            <text:p>0.000365</text:p>
          </table:table-cell>
          <table:table-cell table:style-name="ce444" table:formula="of:=+[.R131]-[.O131]" office:value-type="float" office:value="-0.0000780000000000225" calcext:value-type="float">
            <text:p>-0.00007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1]" office:value-type="float" office:value="0" calcext:value-type="float">
            <text:p>0.000</text:p>
          </table:table-cell>
          <table:table-cell table:style-name="ce246" table:formula="of:=+[.V131]" office:value-type="float" office:value="0" calcext:value-type="float">
            <text:p>0.000</text:p>
          </table:table-cell>
          <table:table-cell table:style-name="ce333" table:formula="of:=+[.X13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LOWER_LEG</text:p>
          </table:table-cell>
          <table:table-cell table:style-name="ce153" office:value-type="string" calcext:value-type="string">
            <text:p>mKnee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1]+[.Q132]" office:value-type="float" office:value="-0.080171" calcext:value-type="float">
            <text:p>-0.080171</text:p>
          </table:table-cell>
          <table:table-cell table:style-name="ce81" table:formula="of:=+[.E131]-[.P132]" office:value-type="float" office:value="-0.01284" calcext:value-type="float">
            <text:p>-0.012840</text:p>
          </table:table-cell>
          <table:table-cell table:style-name="ce89" table:formula="of:=+[.F131]+[.R132]" office:value-type="float" office:value="0.335007" calcext:value-type="float">
            <text:p>0.335007</text:p>
          </table:table-cell>
          <table:table-cell table:style-name="ce73" table:formula="of:=+[.D132]+[.K132]" office:value-type="float" office:value="-0.080171" calcext:value-type="float">
            <text:p>-0.080171</text:p>
          </table:table-cell>
          <table:table-cell table:style-name="ce81" table:formula="of:=+[.E132]-[.J132]" office:value-type="float" office:value="-0.00284" calcext:value-type="float">
            <text:p>-0.002840</text:p>
          </table:table-cell>
          <table:table-cell table:style-name="ce89" table:formula="of:=+[.F132]+[.L132]" office:value-type="float" office:value="0.185007" calcext:value-type="float">
            <text:p>0.185007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W132]" office:value-type="float" office:value="0" calcext:value-type="float">
            <text:p>0.000</text:p>
          </table:table-cell>
          <table:table-cell table:style-name="ce242" table:formula="of:=+[.V132]" office:value-type="float" office:value="0" calcext:value-type="float">
            <text:p>0.000</text:p>
          </table:table-cell>
          <table:table-cell table:style-name="ce308" table:formula="of:=+[.X132]" office:value-type="float" office:value="0" calcext:value-type="float">
            <text:p>0.000</text:p>
          </table:table-cell>
          <table:table-cell table:number-columns-repeated="2" table:style-name="ce400" office:value-type="float" office:value="0.06" calcext:value-type="float">
            <text:p>0.0600</text:p>
          </table:table-cell>
          <table:table-cell table:style-name="ce400" office:value-type="float" office:value="0.25" calcext:value-type="float">
            <text:p>0.2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AnkleRight</text:p>
          </table:table-cell>
          <table:table-cell table:style-name="ce153" office:value-type="string" calcext:value-type="string">
            <text:p>mKne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1]+[.N133]" office:value-type="float" office:value="-0.080171" calcext:value-type="float">
            <text:p>-0.080171</text:p>
          </table:table-cell>
          <table:table-cell table:style-name="ce80" table:formula="of:=+[.E131]-[.M133]" office:value-type="float" office:value="-0.003971" calcext:value-type="float">
            <text:p>-0.003971</text:p>
          </table:table-cell>
          <table:table-cell table:style-name="ce88" table:formula="of:=+[.F131]+[.O133]" office:value-type="float" office:value="0.0665130000000002" calcext:value-type="float">
            <text:p>0.066513</text:p>
          </table:table-cell>
          <table:table-cell table:style-name="ce72" table:formula="of:=+[.D133]+[.K133]" office:value-type="float" office:value="-0.080171" calcext:value-type="float">
            <text:p>-0.080171</text:p>
          </table:table-cell>
          <table:table-cell table:style-name="ce80" table:formula="of:=+[.E133]-[.J133]" office:value-type="float" office:value="-0.115971" calcext:value-type="float">
            <text:p>-0.115971</text:p>
          </table:table-cell>
          <table:table-cell table:style-name="ce88" table:formula="of:=+[.F133]+[.L133]" office:value-type="float" office:value="0.00551300000000016" calcext:value-type="float">
            <text:p>0.005513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390" office:value-type="float" office:value="-0.028869" calcext:value-type="float">
            <text:p>-0.028869</text:p>
          </table:table-cell>
          <table:table-cell table:style-name="ce398" office:value-type="float" office:value="0" calcext:value-type="float">
            <text:p>0.000000</text:p>
          </table:table-cell>
          <table:table-cell table:style-name="ce416" office:value-type="float" office:value="-0.468494" calcext:value-type="float">
            <text:p>-0.468494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430" office:value-type="float" office:value="0" calcext:value-type="float">
            <text:p>0.000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445" table:formula="of:=+[.P133]-[.M133]" office:value-type="float" office:value="-0.000131000000000003" calcext:value-type="float">
            <text:p>-0.000131</text:p>
          </table:table-cell>
          <table:table-cell table:style-name="ce445" table:formula="of:=+[.Q133]-[.N133]" office:value-type="float" office:value="0" calcext:value-type="float">
            <text:p>0.000000</text:p>
          </table:table-cell>
          <table:table-cell table:style-name="ce445" table:formula="of:=+[.R133]-[.O133]" office:value-type="float" office:value="0.000493999999999939" calcext:value-type="float">
            <text:p>0.00049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3]" office:value-type="float" office:value="0" calcext:value-type="float">
            <text:p>0.000</text:p>
          </table:table-cell>
          <table:table-cell table:style-name="ce246" table:formula="of:=+[.V133]" office:value-type="float" office:value="0" calcext:value-type="float">
            <text:p>0.000</text:p>
          </table:table-cell>
          <table:table-cell table:style-name="ce333" table:formula="of:=+[.X13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FOOT</text:p>
          </table:table-cell>
          <table:table-cell table:style-name="ce153" office:value-type="string" calcext:value-type="string">
            <text:p>mAnkle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3]+[.Q134]" office:value-type="float" office:value="-0.080171" calcext:value-type="float">
            <text:p>-0.080171</text:p>
          </table:table-cell>
          <table:table-cell table:style-name="ce81" table:formula="of:=+[.E133]-[.P134]" office:value-type="float" office:value="-0.080971" calcext:value-type="float">
            <text:p>-0.080971</text:p>
          </table:table-cell>
          <table:table-cell table:style-name="ce89" table:formula="of:=+[.F133]+[.R134]" office:value-type="float" office:value="0.0255130000000002" calcext:value-type="float">
            <text:p>0.025513</text:p>
          </table:table-cell>
          <table:table-cell table:style-name="ce73" table:formula="of:=+[.D134]+[.K134]" office:value-type="float" office:value="-0.080171" calcext:value-type="float">
            <text:p>-0.080171</text:p>
          </table:table-cell>
          <table:table-cell table:style-name="ce81" table:formula="of:=+[.E134]-[.J134]" office:value-type="float" office:value="-0.169971" calcext:value-type="float">
            <text:p>-0.169971</text:p>
          </table:table-cell>
          <table:table-cell table:style-name="ce89" table:formula="of:=+[.F134]+[.L134]" office:value-type="float" office:value="-0.000486999999999849" calcext:value-type="float">
            <text:p>-0.000487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W134]" office:value-type="float" office:value="10" calcext:value-type="float">
            <text:p>10.000</text:p>
          </table:table-cell>
          <table:table-cell table:style-name="ce242" table:formula="of:=+[.V134]" office:value-type="float" office:value="0" calcext:value-type="float">
            <text:p>0.000</text:p>
          </table:table-cell>
          <table:table-cell table:style-name="ce308" table:formula="of:=+[.X134]" office:value-type="float" office:value="0" calcext:value-type="float">
            <text:p>0.000</text:p>
          </table:table-cell>
          <table:table-cell table:style-name="ce400" office:value-type="float" office:value="0.13" calcext:value-type="float">
            <text:p>0.1300</text:p>
          </table:table-cell>
          <table:table-cell table:number-columns-repeated="2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FootRight</text:p>
          </table:table-cell>
          <table:table-cell table:style-name="ce153" office:value-type="string" calcext:value-type="string">
            <text:p>mAnkl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3]+[.N135]" office:value-type="float" office:value="-0.080171" calcext:value-type="float">
            <text:p>-0.080171</text:p>
          </table:table-cell>
          <table:table-cell table:style-name="ce80" table:formula="of:=+[.E133]-[.M135]" office:value-type="float" office:value="-0.115927" calcext:value-type="float">
            <text:p>-0.115927</text:p>
          </table:table-cell>
          <table:table-cell table:style-name="ce88" table:formula="of:=+[.F133]+[.O135]" office:value-type="float" office:value="0.00587600000000016" calcext:value-type="float">
            <text:p>0.005876</text:p>
          </table:table-cell>
          <table:table-cell table:style-name="ce72" table:formula="of:=+[.D135]+[.K135]" office:value-type="float" office:value="-0.090171" calcext:value-type="float">
            <text:p>-0.090171</text:p>
          </table:table-cell>
          <table:table-cell table:style-name="ce80" table:formula="of:=+[.E135]-[.J135]" office:value-type="float" office:value="-0.220927" calcext:value-type="float">
            <text:p>-0.220927</text:p>
          </table:table-cell>
          <table:table-cell table:style-name="ce88" table:formula="of:=+[.F135]+[.L135]" office:value-type="float" office:value="0.00587600000000016" calcext:value-type="float">
            <text:p>0.00587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1" calcext:value-type="float">
            <text:p>-0.01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417" office:value-type="float" office:value="-0.060637" calcext:value-type="float">
            <text:p>-0.060637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441" table:formula="of:=+[.Q135]-[.N135]" office:value-type="float" office:value="0" calcext:value-type="float">
            <text:p>0.000000</text:p>
          </table:table-cell>
          <table:table-cell table:style-name="ce454" table:formula="of:=+[.R135]-[.O135]" office:value-type="float" office:value="-0.000363000000000002" calcext:value-type="float">
            <text:p>-0.00036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5]" office:value-type="float" office:value="0" calcext:value-type="float">
            <text:p>0.000</text:p>
          </table:table-cell>
          <table:table-cell table:style-name="ce246" table:formula="of:=+[.V135]" office:value-type="float" office:value="0" calcext:value-type="float">
            <text:p>0.000</text:p>
          </table:table-cell>
          <table:table-cell table:style-name="ce333" table:formula="of:=+[.X13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oeRight</text:p>
          </table:table-cell>
          <table:table-cell table:style-name="ce153" office:value-type="string" calcext:value-type="string">
            <text:p>mFoo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135]+[.N136]" office:value-type="float" office:value="-0.090579" calcext:value-type="float">
            <text:p>-0.090579</text:p>
          </table:table-cell>
          <table:table-cell table:style-name="ce80" table:formula="of:=+[.E135]-[.M136]" office:value-type="float" office:value="-0.221326" calcext:value-type="float">
            <text:p>-0.221326</text:p>
          </table:table-cell>
          <table:table-cell table:style-name="ce88" table:formula="of:=+[.F135]+[.O136]" office:value-type="float" office:value="0.00577200000000016" calcext:value-type="float">
            <text:p>0.005772</text:p>
          </table:table-cell>
          <table:table-cell table:style-name="ce72" table:formula="of:=+[.D136]+[.K136]" office:value-type="float" office:value="-0.090579" calcext:value-type="float">
            <text:p>-0.090579</text:p>
          </table:table-cell>
          <table:table-cell table:style-name="ce80" table:formula="of:=+[.E136]-[.J136]" office:value-type="float" office:value="-0.241326" calcext:value-type="float">
            <text:p>-0.241326</text:p>
          </table:table-cell>
          <table:table-cell table:style-name="ce88" table:formula="of:=+[.F136]+[.L136]" office:value-type="float" office:value="0.00577200000000016" calcext:value-type="float">
            <text:p>0.005772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99" calcext:value-type="float">
            <text:p>0.105399</text:p>
          </table:table-cell>
          <table:table-cell table:style-name="ce408" office:value-type="float" office:value="-0.010408" calcext:value-type="float">
            <text:p>-0.010408</text:p>
          </table:table-cell>
          <table:table-cell table:style-name="ce408" office:value-type="float" office:value="-0.000104" calcext:value-type="float">
            <text:p>-0.000104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446" table:formula="of:=+[.P136]-[.M136]" office:value-type="float" office:value="0.00360100000000001" calcext:value-type="float">
            <text:p>0.003601</text:p>
          </table:table-cell>
          <table:table-cell table:style-name="ce446" table:formula="of:=+[.Q136]-[.N136]" office:value-type="float" office:value="0.010408" calcext:value-type="float">
            <text:p>0.010408</text:p>
          </table:table-cell>
          <table:table-cell table:style-name="ce446" table:formula="of:=+[.R136]-[.O136]" office:value-type="float" office:value="0.000104" calcext:value-type="float">
            <text:p>0.0001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6]" office:value-type="float" office:value="0" calcext:value-type="float">
            <text:p>0.000</text:p>
          </table:table-cell>
          <table:table-cell table:style-name="ce246" table:formula="of:=+[.V136]" office:value-type="float" office:value="0" calcext:value-type="float">
            <text:p>0.000</text:p>
          </table:table-cell>
          <table:table-cell table:style-name="ce333" table:formula="of:=+[.X13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37]" office:value-type="float" office:value="0.126765" calcext:value-type="float">
            <text:p>0.126765</text:p>
          </table:table-cell>
          <table:table-cell table:style-name="ce80" table:formula="of:=+[.E$2]-[.M137]" office:value-type="float" office:value="-0.033757" calcext:value-type="float">
            <text:p>-0.033757</text:p>
          </table:table-cell>
          <table:table-cell table:style-name="ce88" table:formula="of:=+[.F$2]+[.O137]" office:value-type="float" office:value="1.026017" calcext:value-type="float">
            <text:p>1.026017</text:p>
          </table:table-cell>
          <table:table-cell table:style-name="ce72" table:formula="of:=+[.D137]+[.K137]" office:value-type="float" office:value="0.080765" calcext:value-type="float">
            <text:p>0.080765</text:p>
          </table:table-cell>
          <table:table-cell table:style-name="ce80" table:formula="of:=+[.E137]-[.J137]" office:value-type="float" office:value="-0.032757" calcext:value-type="float">
            <text:p>-0.032757</text:p>
          </table:table-cell>
          <table:table-cell table:style-name="ce88" table:formula="of:=+[.F137]+[.L137]" office:value-type="float" office:value="0.535017" calcext:value-type="float">
            <text:p>0.535017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388" office:value-type="float" office:value="0.033757" calcext:value-type="float">
            <text:p>0.033757</text:p>
          </table:table-cell>
          <table:table-cell table:style-name="ce406" office:value-type="float" office:value="0.126765" calcext:value-type="float">
            <text:p>0.126765</text:p>
          </table:table-cell>
          <table:table-cell table:style-name="ce414" office:value-type="float" office:value="-0.040998" calcext:value-type="float">
            <text:p>-0.040998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428" office:value-type="float" office:value="0.127" calcext:value-type="float">
            <text:p>0.127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443" table:formula="of:=+[.P137]-[.M137]" office:value-type="float" office:value="0.000243000000000007" calcext:value-type="float">
            <text:p>0.000243</text:p>
          </table:table-cell>
          <table:table-cell table:style-name="ce443" table:formula="of:=+[.Q137]-[.N137]" office:value-type="float" office:value="0.000235000000000013" calcext:value-type="float">
            <text:p>0.000235</text:p>
          </table:table-cell>
          <table:table-cell table:style-name="ce443" table:formula="of:=+[.R137]-[.O137]" office:value-type="float" office:value="-0.000002000000000002" calcext:value-type="float">
            <text:p>-0.000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7]" office:value-type="float" office:value="0" calcext:value-type="float">
            <text:p>0.000</text:p>
          </table:table-cell>
          <table:table-cell table:style-name="ce246" table:formula="of:=+[.V137]" office:value-type="float" office:value="0" calcext:value-type="float">
            <text:p>0.000</text:p>
          </table:table-cell>
          <table:table-cell table:style-name="ce333" table:formula="of:=+[.X13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L_UPPER_LEG</text:p>
          </table:table-cell>
          <table:table-cell table:style-name="ce153" office:value-type="string" calcext:value-type="string">
            <text:p>mHip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7]+[.Q138]" office:value-type="float" office:value="0.076765" calcext:value-type="float">
            <text:p>0.076765</text:p>
          </table:table-cell>
          <table:table-cell table:style-name="ce81" table:formula="of:=+[.E137]-[.P138]" office:value-type="float" office:value="-0.013757" calcext:value-type="float">
            <text:p>-0.013757</text:p>
          </table:table-cell>
          <table:table-cell table:style-name="ce89" table:formula="of:=+[.F137]+[.R138]" office:value-type="float" office:value="0.806017" calcext:value-type="float">
            <text:p>0.806017</text:p>
          </table:table-cell>
          <table:table-cell table:style-name="ce73" table:formula="of:=+[.D138]+[.K138]" office:value-type="float" office:value="0.076765" calcext:value-type="float">
            <text:p>0.076765</text:p>
          </table:table-cell>
          <table:table-cell table:style-name="ce81" table:formula="of:=+[.E138]-[.J138]" office:value-type="float" office:value="-0.013757" calcext:value-type="float">
            <text:p>-0.013757</text:p>
          </table:table-cell>
          <table:table-cell table:style-name="ce89" table:formula="of:=+[.F138]+[.L138]" office:value-type="float" office:value="0.606017" calcext:value-type="float">
            <text:p>0.606017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W138]" office:value-type="float" office:value="0" calcext:value-type="float">
            <text:p>0.000</text:p>
          </table:table-cell>
          <table:table-cell table:style-name="ce242" table:formula="of:=+[.V138]" office:value-type="float" office:value="0" calcext:value-type="float">
            <text:p>0.000</text:p>
          </table:table-cell>
          <table:table-cell table:style-name="ce308" table:formula="of:=+[.X138]" office:value-type="float" office:value="0" calcext:value-type="float">
            <text:p>0.000</text:p>
          </table:table-cell>
          <table:table-cell table:number-columns-repeated="2" table:style-name="ce400" office:value-type="float" office:value="0.09" calcext:value-type="float">
            <text:p>0.0900</text:p>
          </table:table-cell>
          <table:table-cell table:style-name="ce400" office:value-type="float" office:value="0.32" calcext:value-type="float">
            <text:p>0.32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KneeLeft</text:p>
          </table:table-cell>
          <table:table-cell table:style-name="ce153" office:value-type="string" calcext:value-type="string">
            <text:p>mHip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7]+[.N139]" office:value-type="float" office:value="0.081197" calcext:value-type="float">
            <text:p>0.081197</text:p>
          </table:table-cell>
          <table:table-cell table:style-name="ce80" table:formula="of:=+[.E$137]-[.M139]" office:value-type="float" office:value="-0.03287" calcext:value-type="float">
            <text:p>-0.032870</text:p>
          </table:table-cell>
          <table:table-cell table:style-name="ce88" table:formula="of:=+[.F$137]+[.O139]" office:value-type="float" office:value="0.534964" calcext:value-type="float">
            <text:p>0.534964</text:p>
          </table:table-cell>
          <table:table-cell table:style-name="ce72" table:formula="of:=+[.D139]+[.K139]" office:value-type="float" office:value="0.082197" calcext:value-type="float">
            <text:p>0.082197</text:p>
          </table:table-cell>
          <table:table-cell table:style-name="ce80" table:formula="of:=+[.E139]-[.J139]" office:value-type="float" office:value="-0.00386999999999999" calcext:value-type="float">
            <text:p>-0.003870</text:p>
          </table:table-cell>
          <table:table-cell table:style-name="ce88" table:formula="of:=+[.F139]+[.L139]" office:value-type="float" office:value="0.065964" calcext:value-type="float">
            <text:p>0.065964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.001" calcext:value-type="float">
            <text:p>0.001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389" office:value-type="float" office:value="-0.000887" calcext:value-type="float">
            <text:p>-0.000887</text:p>
          </table:table-cell>
          <table:table-cell table:style-name="ce407" office:value-type="float" office:value="-0.045568" calcext:value-type="float">
            <text:p>-0.045568</text:p>
          </table:table-cell>
          <table:table-cell table:style-name="ce415" office:value-type="float" office:value="-0.491053" calcext:value-type="float">
            <text:p>-0.491053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429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444" table:formula="of:=+[.P139]-[.M139]" office:value-type="float" office:value="-0.000113" calcext:value-type="float">
            <text:p>-0.000113</text:p>
          </table:table-cell>
          <table:table-cell table:style-name="ce444" table:formula="of:=+[.Q139]-[.N139]" office:value-type="float" office:value="-0.000432000000000002" calcext:value-type="float">
            <text:p>-0.000432</text:p>
          </table:table-cell>
          <table:table-cell table:style-name="ce444" table:formula="of:=+[.R139]-[.O139]" office:value-type="float" office:value="0.0000529999999999697" calcext:value-type="float">
            <text:p>0.00005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9]" office:value-type="float" office:value="0" calcext:value-type="float">
            <text:p>0.000</text:p>
          </table:table-cell>
          <table:table-cell table:style-name="ce246" table:formula="of:=+[.V139]" office:value-type="float" office:value="0" calcext:value-type="float">
            <text:p>0.000</text:p>
          </table:table-cell>
          <table:table-cell table:style-name="ce333" table:formula="of:=+[.X13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L_LOWER_LEG</text:p>
          </table:table-cell>
          <table:table-cell table:style-name="ce153" office:value-type="string" calcext:value-type="string">
            <text:p>mKnee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9]+[.Q140]" office:value-type="float" office:value="0.081197" calcext:value-type="float">
            <text:p>0.081197</text:p>
          </table:table-cell>
          <table:table-cell table:style-name="ce81" table:formula="of:=+[.E139]-[.P140]" office:value-type="float" office:value="-0.01287" calcext:value-type="float">
            <text:p>-0.012870</text:p>
          </table:table-cell>
          <table:table-cell table:style-name="ce89" table:formula="of:=+[.F139]+[.R140]" office:value-type="float" office:value="0.334964" calcext:value-type="float">
            <text:p>0.334964</text:p>
          </table:table-cell>
          <table:table-cell table:style-name="ce73" table:formula="of:=+[.D140]+[.K140]" office:value-type="float" office:value="0.081197" calcext:value-type="float">
            <text:p>0.081197</text:p>
          </table:table-cell>
          <table:table-cell table:style-name="ce81" table:formula="of:=+[.E140]-[.J140]" office:value-type="float" office:value="-0.00287" calcext:value-type="float">
            <text:p>-0.002870</text:p>
          </table:table-cell>
          <table:table-cell table:style-name="ce89" table:formula="of:=+[.F140]+[.L140]" office:value-type="float" office:value="0.184964" calcext:value-type="float">
            <text:p>0.184964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W140]" office:value-type="float" office:value="0" calcext:value-type="float">
            <text:p>0.000</text:p>
          </table:table-cell>
          <table:table-cell table:style-name="ce242" table:formula="of:=+[.V140]" office:value-type="float" office:value="0" calcext:value-type="float">
            <text:p>0.000</text:p>
          </table:table-cell>
          <table:table-cell table:style-name="ce308" table:formula="of:=+[.X140]" office:value-type="float" office:value="0" calcext:value-type="float">
            <text:p>0.000</text:p>
          </table:table-cell>
          <table:table-cell table:number-columns-repeated="2" table:style-name="ce400" office:value-type="float" office:value="0.06" calcext:value-type="float">
            <text:p>0.0600</text:p>
          </table:table-cell>
          <table:table-cell table:style-name="ce400" office:value-type="float" office:value="0.25" calcext:value-type="float">
            <text:p>0.2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AnkleLeft</text:p>
          </table:table-cell>
          <table:table-cell table:style-name="ce153" office:value-type="string" calcext:value-type="string">
            <text:p>mKne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9]+[.N141]" office:value-type="float" office:value="0.082575" calcext:value-type="float">
            <text:p>0.082575</text:p>
          </table:table-cell>
          <table:table-cell table:style-name="ce80" table:formula="of:=+[.E$139]-[.M141]" office:value-type="float" office:value="-0.003983" calcext:value-type="float">
            <text:p>-0.003983</text:p>
          </table:table-cell>
          <table:table-cell table:style-name="ce88" table:formula="of:=+[.F$139]+[.O141]" office:value-type="float" office:value="0.066515" calcext:value-type="float">
            <text:p>0.066515</text:p>
          </table:table-cell>
          <table:table-cell table:style-name="ce72" table:formula="of:=+[.D141]+[.K141]" office:value-type="float" office:value="0.082575" calcext:value-type="float">
            <text:p>0.082575</text:p>
          </table:table-cell>
          <table:table-cell table:style-name="ce80" table:formula="of:=+[.E141]-[.J141]" office:value-type="float" office:value="-0.115983" calcext:value-type="float">
            <text:p>-0.115983</text:p>
          </table:table-cell>
          <table:table-cell table:style-name="ce88" table:formula="of:=+[.F141]+[.L141]" office:value-type="float" office:value="0.00551499999999999" calcext:value-type="float">
            <text:p>0.005515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390" office:value-type="float" office:value="-0.028887" calcext:value-type="float">
            <text:p>-0.028887</text:p>
          </table:table-cell>
          <table:table-cell table:style-name="ce398" office:value-type="float" office:value="0.001378" calcext:value-type="float">
            <text:p>0.001378</text:p>
          </table:table-cell>
          <table:table-cell table:style-name="ce416" office:value-type="float" office:value="-0.468449" calcext:value-type="float">
            <text:p>-0.468449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430" office:value-type="float" office:value="0.001" calcext:value-type="float">
            <text:p>0.001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445" table:formula="of:=+[.P141]-[.M141]" office:value-type="float" office:value="-0.000113000000000002" calcext:value-type="float">
            <text:p>-0.000113</text:p>
          </table:table-cell>
          <table:table-cell table:style-name="ce445" table:formula="of:=+[.Q141]-[.N141]" office:value-type="float" office:value="-0.000378" calcext:value-type="float">
            <text:p>-0.000378</text:p>
          </table:table-cell>
          <table:table-cell table:style-name="ce445" table:formula="of:=+[.R141]-[.O141]" office:value-type="float" office:value="0.000448999999999977" calcext:value-type="float">
            <text:p>0.00044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1]" office:value-type="float" office:value="0" calcext:value-type="float">
            <text:p>0.000</text:p>
          </table:table-cell>
          <table:table-cell table:style-name="ce246" table:formula="of:=+[.V141]" office:value-type="float" office:value="0" calcext:value-type="float">
            <text:p>0.000</text:p>
          </table:table-cell>
          <table:table-cell table:style-name="ce333" table:formula="of:=+[.X14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L_FOOT</text:p>
          </table:table-cell>
          <table:table-cell table:style-name="ce153" office:value-type="string" calcext:value-type="string">
            <text:p>mAnkle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41]+[.Q142]" office:value-type="float" office:value="0.082575" calcext:value-type="float">
            <text:p>0.082575</text:p>
          </table:table-cell>
          <table:table-cell table:style-name="ce81" table:formula="of:=+[.E141]-[.P142]" office:value-type="float" office:value="-0.080983" calcext:value-type="float">
            <text:p>-0.080983</text:p>
          </table:table-cell>
          <table:table-cell table:style-name="ce89" table:formula="of:=+[.F141]+[.R142]" office:value-type="float" office:value="0.025515" calcext:value-type="float">
            <text:p>0.025515</text:p>
          </table:table-cell>
          <table:table-cell table:style-name="ce73" table:formula="of:=+[.D142]+[.K142]" office:value-type="float" office:value="0.082575" calcext:value-type="float">
            <text:p>0.082575</text:p>
          </table:table-cell>
          <table:table-cell table:style-name="ce81" table:formula="of:=+[.E142]-[.J142]" office:value-type="float" office:value="-0.169983" calcext:value-type="float">
            <text:p>-0.169983</text:p>
          </table:table-cell>
          <table:table-cell table:style-name="ce89" table:formula="of:=+[.F142]+[.L142]" office:value-type="float" office:value="-0.000485000000000013" calcext:value-type="float">
            <text:p>-0.000485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W142]" office:value-type="float" office:value="10" calcext:value-type="float">
            <text:p>10.000</text:p>
          </table:table-cell>
          <table:table-cell table:style-name="ce242" table:formula="of:=+[.V142]" office:value-type="float" office:value="0" calcext:value-type="float">
            <text:p>0.000</text:p>
          </table:table-cell>
          <table:table-cell table:style-name="ce308" table:formula="of:=+[.X142]" office:value-type="float" office:value="0" calcext:value-type="float">
            <text:p>0.000</text:p>
          </table:table-cell>
          <table:table-cell table:style-name="ce400" office:value-type="float" office:value="0.13" calcext:value-type="float">
            <text:p>0.1300</text:p>
          </table:table-cell>
          <table:table-cell table:number-columns-repeated="2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FootLeft</text:p>
          </table:table-cell>
          <table:table-cell table:style-name="ce153" office:value-type="string" calcext:value-type="string">
            <text:p>mAnkl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1]+[.N143]" office:value-type="float" office:value="0.082575" calcext:value-type="float">
            <text:p>0.082575</text:p>
          </table:table-cell>
          <table:table-cell table:style-name="ce80" table:formula="of:=+[.E141]-[.M143]" office:value-type="float" office:value="-0.115939" calcext:value-type="float">
            <text:p>-0.115939</text:p>
          </table:table-cell>
          <table:table-cell table:style-name="ce88" table:formula="of:=+[.F141]+[.O143]" office:value-type="float" office:value="0.00589499999999998" calcext:value-type="float">
            <text:p>0.005895</text:p>
          </table:table-cell>
          <table:table-cell table:style-name="ce72" table:formula="of:=+[.D143]+[.K143]" office:value-type="float" office:value="0.090575" calcext:value-type="float">
            <text:p>0.090575</text:p>
          </table:table-cell>
          <table:table-cell table:style-name="ce80" table:formula="of:=+[.E143]-[.J143]" office:value-type="float" office:value="-0.220939" calcext:value-type="float">
            <text:p>-0.220939</text:p>
          </table:table-cell>
          <table:table-cell table:style-name="ce88" table:formula="of:=+[.F143]+[.L143]" office:value-type="float" office:value="0.00689499999999998" calcext:value-type="float">
            <text:p>0.006895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.001" calcext:value-type="float">
            <text:p>0.001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417" office:value-type="float" office:value="-0.06062" calcext:value-type="float">
            <text:p>-0.06062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441" table:formula="of:=+[.Q143]-[.N143]" office:value-type="float" office:value="0" calcext:value-type="float">
            <text:p>0.000000</text:p>
          </table:table-cell>
          <table:table-cell table:style-name="ce454" table:formula="of:=+[.R143]-[.O143]" office:value-type="float" office:value="-0.000379999999999991" calcext:value-type="float">
            <text:p>-0.00038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3]" office:value-type="float" office:value="0" calcext:value-type="float">
            <text:p>0.000</text:p>
          </table:table-cell>
          <table:table-cell table:style-name="ce246" table:formula="of:=+[.V143]" office:value-type="float" office:value="0" calcext:value-type="float">
            <text:p>0.000</text:p>
          </table:table-cell>
          <table:table-cell table:style-name="ce333" table:formula="of:=+[.X14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oeLeft</text:p>
          </table:table-cell>
          <table:table-cell table:style-name="ce153" office:value-type="string" calcext:value-type="string">
            <text:p>mFoo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143]+[.N144]" office:value-type="float" office:value="0.090845" calcext:value-type="float">
            <text:p>0.090845</text:p>
          </table:table-cell>
          <table:table-cell table:style-name="ce80" table:formula="of:=+[.E143]-[.M144]" office:value-type="float" office:value="-0.221326" calcext:value-type="float">
            <text:p>-0.221326</text:p>
          </table:table-cell>
          <table:table-cell table:style-name="ce88" table:formula="of:=+[.F143]+[.O144]" office:value-type="float" office:value="0.00676599999999998" calcext:value-type="float">
            <text:p>0.006766</text:p>
          </table:table-cell>
          <table:table-cell table:style-name="ce72" table:formula="of:=+[.D144]+[.K144]" office:value-type="float" office:value="0.090845" calcext:value-type="float">
            <text:p>0.090845</text:p>
          </table:table-cell>
          <table:table-cell table:style-name="ce80" table:formula="of:=+[.E144]-[.J144]" office:value-type="float" office:value="-0.241326" calcext:value-type="float">
            <text:p>-0.241326</text:p>
          </table:table-cell>
          <table:table-cell table:style-name="ce88" table:formula="of:=+[.F144]+[.L144]" office:value-type="float" office:value="0.00676599999999998" calcext:value-type="float">
            <text:p>0.006766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87" calcext:value-type="float">
            <text:p>0.105387</text:p>
          </table:table-cell>
          <table:table-cell table:style-name="ce408" office:value-type="float" office:value="0.00827" calcext:value-type="float">
            <text:p>0.008270</text:p>
          </table:table-cell>
          <table:table-cell table:style-name="ce408" office:value-type="float" office:value="0.000871" calcext:value-type="float">
            <text:p>0.000871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446" table:formula="of:=+[.P144]-[.M144]" office:value-type="float" office:value="0.003613" calcext:value-type="float">
            <text:p>0.003613</text:p>
          </table:table-cell>
          <table:table-cell table:style-name="ce446" table:formula="of:=+[.Q144]-[.N144]" office:value-type="float" office:value="-0.00827" calcext:value-type="float">
            <text:p>-0.008270</text:p>
          </table:table-cell>
          <table:table-cell table:style-name="ce446" table:formula="of:=+[.R144]-[.O144]" office:value-type="float" office:value="-0.000871" calcext:value-type="float">
            <text:p>-0.00087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4]" office:value-type="float" office:value="0" calcext:value-type="float">
            <text:p>0.000</text:p>
          </table:table-cell>
          <table:table-cell table:style-name="ce246" table:formula="of:=+[.V144]" office:value-type="float" office:value="0" calcext:value-type="float">
            <text:p>0.000</text:p>
          </table:table-cell>
          <table:table-cell table:style-name="ce333" table:formula="of:=+[.X14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1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45]" office:value-type="float" office:value="0" calcext:value-type="float">
            <text:p>0.000000</text:p>
          </table:table-cell>
          <table:table-cell table:style-name="ce80" table:formula="of:=+[.E$2]-[.M145]" office:value-type="float" office:value="0.116" calcext:value-type="float">
            <text:p>0.116000</text:p>
          </table:table-cell>
          <table:table-cell table:style-name="ce88" table:formula="of:=+[.F$2]+[.O145]" office:value-type="float" office:value="1.114015" calcext:value-type="float">
            <text:p>1.114015</text:p>
          </table:table-cell>
          <table:table-cell table:style-name="ce72" table:formula="of:=+[.D145]+[.K145]" office:value-type="float" office:value="0" calcext:value-type="float">
            <text:p>0.000000</text:p>
          </table:table-cell>
          <table:table-cell table:style-name="ce80" table:formula="of:=+[.E145]-[.J145]" office:value-type="float" office:value="0.313" calcext:value-type="float">
            <text:p>0.313000</text:p>
          </table:table-cell>
          <table:table-cell table:style-name="ce88" table:formula="of:=+[.F145]+[.L145]" office:value-type="float" office:value="1.114015" calcext:value-type="float">
            <text:p>1.114015</text:p>
          </table:table-cell>
          <table:table-cell table:style-name="ce146" office:value-type="float" office:value="-0.197" calcext:value-type="float">
            <text:p>-0.19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6" calcext:value-type="float">
            <text:p>-0.116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7" calcext:value-type="float">
            <text:p>0.047000</text:p>
          </table:table-cell>
          <table:table-cell table:style-name="ce237" office:value-type="float" office:value="-0.116" calcext:value-type="float">
            <text:p>-0.116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7" calcext:value-type="float">
            <text:p>0.047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441" table:formula="of:=+[.Q145]-[.N145]" office:value-type="float" office:value="0" calcext:value-type="float">
            <text:p>0.000000</text:p>
          </table:table-cell>
          <table:table-cell table:style-name="ce441" table:formula="of:=+[.R145]-[.O14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5]" office:value-type="float" office:value="0" calcext:value-type="float">
            <text:p>0.000</text:p>
          </table:table-cell>
          <table:table-cell table:style-name="ce246" table:formula="of:=+[.V145]" office:value-type="float" office:value="0" calcext:value-type="float">
            <text:p>0.000</text:p>
          </table:table-cell>
          <table:table-cell table:style-name="ce333" table:formula="of:=+[.X14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2</text:p>
          </table:table-cell>
          <table:table-cell table:style-name="ce153" office:value-type="string" calcext:value-type="string">
            <text:p>mTail1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5]+[.N146]" office:value-type="float" office:value="0" calcext:value-type="float">
            <text:p>0.000000</text:p>
          </table:table-cell>
          <table:table-cell table:style-name="ce80" table:formula="of:=+[.E145]-[.M146]" office:value-type="float" office:value="0.313" calcext:value-type="float">
            <text:p>0.313000</text:p>
          </table:table-cell>
          <table:table-cell table:style-name="ce88" table:formula="of:=+[.F145]+[.O146]" office:value-type="float" office:value="1.114015" calcext:value-type="float">
            <text:p>1.114015</text:p>
          </table:table-cell>
          <table:table-cell table:style-name="ce72" table:formula="of:=+[.D146]+[.K146]" office:value-type="float" office:value="0" calcext:value-type="float">
            <text:p>0.000000</text:p>
          </table:table-cell>
          <table:table-cell table:style-name="ce80" table:formula="of:=+[.E146]-[.J146]" office:value-type="float" office:value="0.481" calcext:value-type="float">
            <text:p>0.481000</text:p>
          </table:table-cell>
          <table:table-cell table:style-name="ce88" table:formula="of:=+[.F146]+[.L146]" office:value-type="float" office:value="1.114015" calcext:value-type="float">
            <text:p>1.114015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97" calcext:value-type="float">
            <text:p>-0.197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97" calcext:value-type="float">
            <text:p>-0.197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441" table:formula="of:=+[.Q146]-[.N146]" office:value-type="float" office:value="0" calcext:value-type="float">
            <text:p>0.000000</text:p>
          </table:table-cell>
          <table:table-cell table:style-name="ce441" table:formula="of:=+[.R146]-[.O14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6]" office:value-type="float" office:value="0" calcext:value-type="float">
            <text:p>0.000</text:p>
          </table:table-cell>
          <table:table-cell table:style-name="ce246" table:formula="of:=+[.V146]" office:value-type="float" office:value="0" calcext:value-type="float">
            <text:p>0.000</text:p>
          </table:table-cell>
          <table:table-cell table:style-name="ce333" table:formula="of:=+[.X14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3</text:p>
          </table:table-cell>
          <table:table-cell table:style-name="ce153" office:value-type="string" calcext:value-type="string">
            <text:p>mTail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6]+[.N147]" office:value-type="float" office:value="0" calcext:value-type="float">
            <text:p>0.000000</text:p>
          </table:table-cell>
          <table:table-cell table:style-name="ce80" table:formula="of:=+[.E146]-[.M147]" office:value-type="float" office:value="0.481" calcext:value-type="float">
            <text:p>0.481000</text:p>
          </table:table-cell>
          <table:table-cell table:style-name="ce88" table:formula="of:=+[.F146]+[.O147]" office:value-type="float" office:value="1.114015" calcext:value-type="float">
            <text:p>1.114015</text:p>
          </table:table-cell>
          <table:table-cell table:style-name="ce72" table:formula="of:=+[.D147]+[.K147]" office:value-type="float" office:value="0" calcext:value-type="float">
            <text:p>0.000000</text:p>
          </table:table-cell>
          <table:table-cell table:style-name="ce80" table:formula="of:=+[.E147]-[.J147]" office:value-type="float" office:value="0.623" calcext:value-type="float">
            <text:p>0.623000</text:p>
          </table:table-cell>
          <table:table-cell table:style-name="ce88" table:formula="of:=+[.F147]+[.L147]" office:value-type="float" office:value="1.114015" calcext:value-type="float">
            <text:p>1.114015</text:p>
          </table:table-cell>
          <table:table-cell table:style-name="ce146" office:value-type="float" office:value="-0.142" calcext:value-type="float">
            <text:p>-0.14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441" table:formula="of:=+[.Q147]-[.N147]" office:value-type="float" office:value="0" calcext:value-type="float">
            <text:p>0.000000</text:p>
          </table:table-cell>
          <table:table-cell table:style-name="ce441" table:formula="of:=+[.R147]-[.O14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7]" office:value-type="float" office:value="0" calcext:value-type="float">
            <text:p>0.000</text:p>
          </table:table-cell>
          <table:table-cell table:style-name="ce246" table:formula="of:=+[.V147]" office:value-type="float" office:value="0" calcext:value-type="float">
            <text:p>0.000</text:p>
          </table:table-cell>
          <table:table-cell table:style-name="ce333" table:formula="of:=+[.X14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4</text:p>
          </table:table-cell>
          <table:table-cell table:style-name="ce153" office:value-type="string" calcext:value-type="string">
            <text:p>mTail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7]+[.N148]" office:value-type="float" office:value="0" calcext:value-type="float">
            <text:p>0.000000</text:p>
          </table:table-cell>
          <table:table-cell table:style-name="ce80" table:formula="of:=+[.E147]-[.M148]" office:value-type="float" office:value="0.623" calcext:value-type="float">
            <text:p>0.623000</text:p>
          </table:table-cell>
          <table:table-cell table:style-name="ce88" table:formula="of:=+[.F147]+[.O148]" office:value-type="float" office:value="1.114015" calcext:value-type="float">
            <text:p>1.114015</text:p>
          </table:table-cell>
          <table:table-cell table:style-name="ce72" table:formula="of:=+[.D148]+[.K148]" office:value-type="float" office:value="0" calcext:value-type="float">
            <text:p>0.000000</text:p>
          </table:table-cell>
          <table:table-cell table:style-name="ce80" table:formula="of:=+[.E148]-[.J148]" office:value-type="float" office:value="0.735" calcext:value-type="float">
            <text:p>0.735000</text:p>
          </table:table-cell>
          <table:table-cell table:style-name="ce88" table:formula="of:=+[.F148]+[.L148]" office:value-type="float" office:value="1.114015" calcext:value-type="float">
            <text:p>1.114015</text:p>
          </table:table-cell>
          <table:table-cell table:style-name="ce146" office:value-type="float" office:value="-0.112" calcext:value-type="float">
            <text:p>-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42" calcext:value-type="float">
            <text:p>-0.14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42" calcext:value-type="float">
            <text:p>-0.14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441" table:formula="of:=+[.Q148]-[.N148]" office:value-type="float" office:value="0" calcext:value-type="float">
            <text:p>0.000000</text:p>
          </table:table-cell>
          <table:table-cell table:style-name="ce441" table:formula="of:=+[.R148]-[.O14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8]" office:value-type="float" office:value="0" calcext:value-type="float">
            <text:p>0.000</text:p>
          </table:table-cell>
          <table:table-cell table:style-name="ce246" table:formula="of:=+[.V148]" office:value-type="float" office:value="0" calcext:value-type="float">
            <text:p>0.000</text:p>
          </table:table-cell>
          <table:table-cell table:style-name="ce333" table:formula="of:=+[.X14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5</text:p>
          </table:table-cell>
          <table:table-cell table:style-name="ce153" office:value-type="string" calcext:value-type="string">
            <text:p>mTail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8]+[.N149]" office:value-type="float" office:value="0" calcext:value-type="float">
            <text:p>0.000000</text:p>
          </table:table-cell>
          <table:table-cell table:style-name="ce80" table:formula="of:=+[.E148]-[.M149]" office:value-type="float" office:value="0.735" calcext:value-type="float">
            <text:p>0.735000</text:p>
          </table:table-cell>
          <table:table-cell table:style-name="ce88" table:formula="of:=+[.F148]+[.O149]" office:value-type="float" office:value="1.114015" calcext:value-type="float">
            <text:p>1.114015</text:p>
          </table:table-cell>
          <table:table-cell table:style-name="ce72" table:formula="of:=+[.D149]+[.K149]" office:value-type="float" office:value="0" calcext:value-type="float">
            <text:p>0.000000</text:p>
          </table:table-cell>
          <table:table-cell table:style-name="ce80" table:formula="of:=+[.E149]-[.J149]" office:value-type="float" office:value="0.829" calcext:value-type="float">
            <text:p>0.829000</text:p>
          </table:table-cell>
          <table:table-cell table:style-name="ce88" table:formula="of:=+[.F149]+[.L149]" office:value-type="float" office:value="1.114015" calcext:value-type="float">
            <text:p>1.114015</text:p>
          </table:table-cell>
          <table:table-cell table:style-name="ce146" office:value-type="float" office:value="-0.094" calcext:value-type="float">
            <text:p>-0.09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2" calcext:value-type="float">
            <text:p>-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12" calcext:value-type="float">
            <text:p>-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441" table:formula="of:=+[.Q149]-[.N149]" office:value-type="float" office:value="0" calcext:value-type="float">
            <text:p>0.000000</text:p>
          </table:table-cell>
          <table:table-cell table:style-name="ce441" table:formula="of:=+[.R149]-[.O14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9]" office:value-type="float" office:value="0" calcext:value-type="float">
            <text:p>0.000</text:p>
          </table:table-cell>
          <table:table-cell table:style-name="ce246" table:formula="of:=+[.V149]" office:value-type="float" office:value="0" calcext:value-type="float">
            <text:p>0.000</text:p>
          </table:table-cell>
          <table:table-cell table:style-name="ce333" table:formula="of:=+[.X14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6</text:p>
          </table:table-cell>
          <table:table-cell table:style-name="ce153" office:value-type="string" calcext:value-type="string">
            <text:p>mTail5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9]+[.N150]" office:value-type="float" office:value="0" calcext:value-type="float">
            <text:p>0.000000</text:p>
          </table:table-cell>
          <table:table-cell table:style-name="ce80" table:formula="of:=+[.E149]-[.M150]" office:value-type="float" office:value="0.829" calcext:value-type="float">
            <text:p>0.829000</text:p>
          </table:table-cell>
          <table:table-cell table:style-name="ce88" table:formula="of:=+[.F149]+[.O150]" office:value-type="float" office:value="1.114015" calcext:value-type="float">
            <text:p>1.114015</text:p>
          </table:table-cell>
          <table:table-cell table:style-name="ce72" table:formula="of:=+[.D150]+[.K150]" office:value-type="float" office:value="0" calcext:value-type="float">
            <text:p>0.000000</text:p>
          </table:table-cell>
          <table:table-cell table:style-name="ce80" table:formula="of:=+[.E150]-[.J150]" office:value-type="float" office:value="0.918" calcext:value-type="float">
            <text:p>0.918000</text:p>
          </table:table-cell>
          <table:table-cell table:style-name="ce88" table:formula="of:=+[.F150]+[.L150]" office:value-type="float" office:value="1.114015" calcext:value-type="float">
            <text:p>1.114015</text:p>
          </table:table-cell>
          <table:table-cell table:style-name="ce146" office:value-type="float" office:value="-0.089" calcext:value-type="float">
            <text:p>-0.08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94" calcext:value-type="float">
            <text:p>-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94" calcext:value-type="float">
            <text:p>-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441" table:formula="of:=+[.Q150]-[.N150]" office:value-type="float" office:value="0" calcext:value-type="float">
            <text:p>0.000000</text:p>
          </table:table-cell>
          <table:table-cell table:style-name="ce441" table:formula="of:=+[.R150]-[.O15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0]" office:value-type="float" office:value="0" calcext:value-type="float">
            <text:p>0.000</text:p>
          </table:table-cell>
          <table:table-cell table:style-name="ce246" table:formula="of:=+[.V150]" office:value-type="float" office:value="0" calcext:value-type="float">
            <text:p>0.000</text:p>
          </table:table-cell>
          <table:table-cell table:style-name="ce333" table:formula="of:=+[.X15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Groin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51]" office:value-type="float" office:value="0" calcext:value-type="float">
            <text:p>0.000000</text:p>
          </table:table-cell>
          <table:table-cell table:style-name="ce80" table:formula="of:=+[.E$2]-[.M151]" office:value-type="float" office:value="-0.064" calcext:value-type="float">
            <text:p>-0.064000</text:p>
          </table:table-cell>
          <table:table-cell table:style-name="ce88" table:formula="of:=+[.F$2]+[.O151]" office:value-type="float" office:value="0.970015" calcext:value-type="float">
            <text:p>0.970015</text:p>
          </table:table-cell>
          <table:table-cell table:style-name="ce72" table:formula="of:=+[.D151]+[.K151]" office:value-type="float" office:value="0" calcext:value-type="float">
            <text:p>0.000000</text:p>
          </table:table-cell>
          <table:table-cell table:style-name="ce80" table:formula="of:=+[.E151]-[.J151]" office:value-type="float" office:value="-0.068" calcext:value-type="float">
            <text:p>-0.068000</text:p>
          </table:table-cell>
          <table:table-cell table:style-name="ce88" table:formula="of:=+[.F151]+[.L151]" office:value-type="float" office:value="0.904015" calcext:value-type="float">
            <text:p>0.904015</text:p>
          </table:table-cell>
          <table:table-cell table:style-name="ce146" office:value-type="float" office:value="0.004" calcext:value-type="float">
            <text:p>0.0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6" calcext:value-type="float">
            <text:p>-0.066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97" calcext:value-type="float">
            <text:p>-0.097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97" calcext:value-type="float">
            <text:p>-0.097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441" table:formula="of:=+[.Q151]-[.N151]" office:value-type="float" office:value="0" calcext:value-type="float">
            <text:p>0.000000</text:p>
          </table:table-cell>
          <table:table-cell table:style-name="ce441" table:formula="of:=+[.R151]-[.O15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1]" office:value-type="float" office:value="0" calcext:value-type="float">
            <text:p>0.000</text:p>
          </table:table-cell>
          <table:table-cell table:style-name="ce246" table:formula="of:=+[.V151]" office:value-type="float" office:value="0" calcext:value-type="float">
            <text:p>0.000</text:p>
          </table:table-cell>
          <table:table-cell table:style-name="ce333" table:formula="of:=+[.X15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Roo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52]" office:value-type="float" office:value="0" calcext:value-type="float">
            <text:p>0.000000</text:p>
          </table:table-cell>
          <table:table-cell table:style-name="ce80" table:formula="of:=+[.E$2]-[.M152]" office:value-type="float" office:value="0.2" calcext:value-type="float">
            <text:p>0.200000</text:p>
          </table:table-cell>
          <table:table-cell table:style-name="ce88" table:formula="of:=+[.F$2]+[.O152]" office:value-type="float" office:value="1.151015" calcext:value-type="float">
            <text:p>1.151015</text:p>
          </table:table-cell>
          <table:table-cell table:style-name="ce72" table:formula="of:=+[.D152]+[.K152]" office:value-type="float" office:value="0" calcext:value-type="float">
            <text:p>0.000000</text:p>
          </table:table-cell>
          <table:table-cell table:style-name="ce80" table:formula="of:=+[.E152]-[.J152]" office:value-type="float" office:value="0.404" calcext:value-type="float">
            <text:p>0.404000</text:p>
          </table:table-cell>
          <table:table-cell table:style-name="ce88" table:formula="of:=+[.F152]+[.L152]" office:value-type="float" office:value="1.151015" calcext:value-type="float">
            <text:p>1.151015</text:p>
          </table:table-cell>
          <table:table-cell table:style-name="ce146" office:value-type="float" office:value="-0.204" calcext:value-type="float">
            <text:p>-0.2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2" calcext:value-type="float">
            <text:p>-0.2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" calcext:value-type="float">
            <text:p>0.084000</text:p>
          </table:table-cell>
          <table:table-cell table:style-name="ce237" office:value-type="float" office:value="-0.2" calcext:value-type="float">
            <text:p>-0.2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441" table:formula="of:=+[.Q152]-[.N152]" office:value-type="float" office:value="0" calcext:value-type="float">
            <text:p>0.000000</text:p>
          </table:table-cell>
          <table:table-cell table:style-name="ce441" table:formula="of:=+[.R152]-[.O15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2]" office:value-type="float" office:value="0" calcext:value-type="float">
            <text:p>0.000</text:p>
          </table:table-cell>
          <table:table-cell table:style-name="ce246" table:formula="of:=+[.V152]" office:value-type="float" office:value="0" calcext:value-type="float">
            <text:p>0.000</text:p>
          </table:table-cell>
          <table:table-cell table:style-name="ce333" table:formula="of:=+[.X15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1Left</text:p>
          </table:table-cell>
          <table:table-cell table:style-name="ce153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3]" office:value-type="float" office:value="0.129" calcext:value-type="float">
            <text:p>0.129000</text:p>
          </table:table-cell>
          <table:table-cell table:style-name="ce80" table:formula="of:=+[.E$152]-[.M153]" office:value-type="float" office:value="0.404" calcext:value-type="float">
            <text:p>0.404000</text:p>
          </table:table-cell>
          <table:table-cell table:style-name="ce88" table:formula="of:=+[.F$152]+[.O153]" office:value-type="float" office:value="1.026015" calcext:value-type="float">
            <text:p>1.026015</text:p>
          </table:table-cell>
          <table:table-cell table:style-name="ce72" table:formula="of:=+[.D153]+[.K153]" office:value-type="float" office:value="0.083" calcext:value-type="float">
            <text:p>0.083000</text:p>
          </table:table-cell>
          <table:table-cell table:style-name="ce80" table:formula="of:=+[.E153]-[.J153]" office:value-type="float" office:value="0.402" calcext:value-type="float">
            <text:p>0.402000</text:p>
          </table:table-cell>
          <table:table-cell table:style-name="ce88" table:formula="of:=+[.F153]+[.L153]" office:value-type="float" office:value="0.535015" calcext:value-type="float">
            <text:p>0.53501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0.129" calcext:value-type="float">
            <text:p>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0.129" calcext:value-type="float">
            <text:p>0.129</text:p>
          </table:table-cell>
          <table:table-cell table:style-name="ce333" office:value-type="float" office:value="-0.125" calcext:value-type="float">
            <text:p>-0.125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441" table:formula="of:=+[.Q153]-[.N153]" office:value-type="float" office:value="0" calcext:value-type="float">
            <text:p>0.000000</text:p>
          </table:table-cell>
          <table:table-cell table:style-name="ce441" table:formula="of:=+[.R153]-[.O15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3]" office:value-type="float" office:value="0" calcext:value-type="float">
            <text:p>0.000</text:p>
          </table:table-cell>
          <table:table-cell table:style-name="ce246" table:formula="of:=+[.V153]" office:value-type="float" office:value="0" calcext:value-type="float">
            <text:p>0.000</text:p>
          </table:table-cell>
          <table:table-cell table:style-name="ce333" table:formula="of:=+[.X15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2Left</text:p>
          </table:table-cell>
          <table:table-cell table:style-name="ce153" office:value-type="string" calcext:value-type="string">
            <text:p>mHindLi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3]+[.N154]" office:value-type="float" office:value="0.083" calcext:value-type="float">
            <text:p>0.083000</text:p>
          </table:table-cell>
          <table:table-cell table:style-name="ce80" table:formula="of:=+[.E153]-[.M154]" office:value-type="float" office:value="0.402" calcext:value-type="float">
            <text:p>0.402000</text:p>
          </table:table-cell>
          <table:table-cell table:style-name="ce88" table:formula="of:=+[.F153]+[.O154]" office:value-type="float" office:value="0.535015" calcext:value-type="float">
            <text:p>0.535015</text:p>
          </table:table-cell>
          <table:table-cell table:style-name="ce72" table:formula="of:=+[.D154]+[.K154]" office:value-type="float" office:value="0.08" calcext:value-type="float">
            <text:p>0.080000</text:p>
          </table:table-cell>
          <table:table-cell table:style-name="ce80" table:formula="of:=+[.E154]-[.J154]" office:value-type="float" office:value="0.432" calcext:value-type="float">
            <text:p>0.432000</text:p>
          </table:table-cell>
          <table:table-cell table:style-name="ce88" table:formula="of:=+[.F154]+[.L154]" office:value-type="float" office:value="0.0670150000000001" calcext:value-type="float">
            <text:p>0.067015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-0.003" calcext:value-type="float">
            <text:p>-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-0.046" calcext:value-type="float">
            <text:p>-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441" table:formula="of:=+[.Q154]-[.N154]" office:value-type="float" office:value="0" calcext:value-type="float">
            <text:p>0.000000</text:p>
          </table:table-cell>
          <table:table-cell table:style-name="ce441" table:formula="of:=+[.R154]-[.O15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4]" office:value-type="float" office:value="0" calcext:value-type="float">
            <text:p>0.000</text:p>
          </table:table-cell>
          <table:table-cell table:style-name="ce246" table:formula="of:=+[.V154]" office:value-type="float" office:value="0" calcext:value-type="float">
            <text:p>0.000</text:p>
          </table:table-cell>
          <table:table-cell table:style-name="ce333" table:formula="of:=+[.X15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3Left</text:p>
          </table:table-cell>
          <table:table-cell table:style-name="ce153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4]+[.N155]" office:value-type="float" office:value="0.08" calcext:value-type="float">
            <text:p>0.080000</text:p>
          </table:table-cell>
          <table:table-cell table:style-name="ce80" table:formula="of:=+[.E154]-[.M155]" office:value-type="float" office:value="0.432" calcext:value-type="float">
            <text:p>0.432000</text:p>
          </table:table-cell>
          <table:table-cell table:style-name="ce88" table:formula="of:=+[.F154]+[.O155]" office:value-type="float" office:value="0.0670150000000001" calcext:value-type="float">
            <text:p>0.067015</text:p>
          </table:table-cell>
          <table:table-cell table:style-name="ce72" table:formula="of:=+[.D155]+[.K155]" office:value-type="float" office:value="0.08" calcext:value-type="float">
            <text:p>0.080000</text:p>
          </table:table-cell>
          <table:table-cell table:style-name="ce80" table:formula="of:=+[.E155]-[.J155]" office:value-type="float" office:value="0.32" calcext:value-type="float">
            <text:p>0.320000</text:p>
          </table:table-cell>
          <table:table-cell table:style-name="ce88" table:formula="of:=+[.F155]+[.L155]" office:value-type="float" office:value="0.0060150000000001" calcext:value-type="float">
            <text:p>0.006015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-0.003" calcext:value-type="float">
            <text:p>-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-0.003" calcext:value-type="float">
            <text:p>-0.003</text:p>
          </table:table-cell>
          <table:table-cell table:style-name="ce333" office:value-type="float" office:value="-0.468" calcext:value-type="float">
            <text:p>-0.468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441" table:formula="of:=+[.Q155]-[.N155]" office:value-type="float" office:value="0" calcext:value-type="float">
            <text:p>0.000000</text:p>
          </table:table-cell>
          <table:table-cell table:style-name="ce441" table:formula="of:=+[.R155]-[.O15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5]" office:value-type="float" office:value="0" calcext:value-type="float">
            <text:p>0.000</text:p>
          </table:table-cell>
          <table:table-cell table:style-name="ce246" table:formula="of:=+[.V155]" office:value-type="float" office:value="0" calcext:value-type="float">
            <text:p>0.000</text:p>
          </table:table-cell>
          <table:table-cell table:style-name="ce333" table:formula="of:=+[.X15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4Left</text:p>
          </table:table-cell>
          <table:table-cell table:style-name="ce153" office:value-type="string" calcext:value-type="string">
            <text:p>mHindLimb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5]+[.N156]" office:value-type="float" office:value="0.08" calcext:value-type="float">
            <text:p>0.080000</text:p>
          </table:table-cell>
          <table:table-cell table:style-name="ce80" table:formula="of:=+[.E155]-[.M156]" office:value-type="float" office:value="0.32" calcext:value-type="float">
            <text:p>0.320000</text:p>
          </table:table-cell>
          <table:table-cell table:style-name="ce88" table:formula="of:=+[.F155]+[.O156]" office:value-type="float" office:value="0.0060150000000001" calcext:value-type="float">
            <text:p>0.006015</text:p>
          </table:table-cell>
          <table:table-cell table:style-name="ce72" table:formula="of:=+[.D156]+[.K156]" office:value-type="float" office:value="0.088" calcext:value-type="float">
            <text:p>0.088000</text:p>
          </table:table-cell>
          <table:table-cell table:style-name="ce80" table:formula="of:=+[.E156]-[.J156]" office:value-type="float" office:value="0.215" calcext:value-type="float">
            <text:p>0.215000</text:p>
          </table:table-cell>
          <table:table-cell table:style-name="ce88" table:formula="of:=+[.F156]+[.L156]" office:value-type="float" office:value="0.0060150000000001" calcext:value-type="float">
            <text:p>0.006015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441" table:formula="of:=+[.Q156]-[.N156]" office:value-type="float" office:value="0" calcext:value-type="float">
            <text:p>0.000000</text:p>
          </table:table-cell>
          <table:table-cell table:style-name="ce441" table:formula="of:=+[.R156]-[.O15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6]" office:value-type="float" office:value="0" calcext:value-type="float">
            <text:p>0.000</text:p>
          </table:table-cell>
          <table:table-cell table:style-name="ce246" table:formula="of:=+[.V156]" office:value-type="float" office:value="0" calcext:value-type="float">
            <text:p>0.000</text:p>
          </table:table-cell>
          <table:table-cell table:style-name="ce333" table:formula="of:=+[.X15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1Right</text:p>
          </table:table-cell>
          <table:table-cell table:style-name="ce153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7]" office:value-type="float" office:value="-0.129" calcext:value-type="float">
            <text:p>-0.129000</text:p>
          </table:table-cell>
          <table:table-cell table:style-name="ce80" table:formula="of:=+[.E$152]-[.M157]" office:value-type="float" office:value="0.404" calcext:value-type="float">
            <text:p>0.404000</text:p>
          </table:table-cell>
          <table:table-cell table:style-name="ce88" table:formula="of:=+[.F$152]+[.O157]" office:value-type="float" office:value="1.026015" calcext:value-type="float">
            <text:p>1.026015</text:p>
          </table:table-cell>
          <table:table-cell table:style-name="ce72" table:formula="of:=+[.D157]+[.K157]" office:value-type="float" office:value="-0.083" calcext:value-type="float">
            <text:p>-0.083000</text:p>
          </table:table-cell>
          <table:table-cell table:style-name="ce80" table:formula="of:=+[.E157]-[.J157]" office:value-type="float" office:value="0.402" calcext:value-type="float">
            <text:p>0.402000</text:p>
          </table:table-cell>
          <table:table-cell table:style-name="ce88" table:formula="of:=+[.F157]+[.L157]" office:value-type="float" office:value="0.535015" calcext:value-type="float">
            <text:p>0.53501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0.046" calcext:value-type="float">
            <text:p>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-0.129" calcext:value-type="float">
            <text:p>-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-0.129" calcext:value-type="float">
            <text:p>-0.129</text:p>
          </table:table-cell>
          <table:table-cell table:style-name="ce333" office:value-type="float" office:value="-0.125" calcext:value-type="float">
            <text:p>-0.125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441" table:formula="of:=+[.Q157]-[.N157]" office:value-type="float" office:value="0" calcext:value-type="float">
            <text:p>0.000000</text:p>
          </table:table-cell>
          <table:table-cell table:style-name="ce441" table:formula="of:=+[.R157]-[.O15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7]" office:value-type="float" office:value="0" calcext:value-type="float">
            <text:p>0.000</text:p>
          </table:table-cell>
          <table:table-cell table:style-name="ce246" table:formula="of:=+[.V157]" office:value-type="float" office:value="0" calcext:value-type="float">
            <text:p>0.000</text:p>
          </table:table-cell>
          <table:table-cell table:style-name="ce333" table:formula="of:=+[.X15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2Right</text:p>
          </table:table-cell>
          <table:table-cell table:style-name="ce153" office:value-type="string" calcext:value-type="string">
            <text:p>mHindLimb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7]+[.N158]" office:value-type="float" office:value="-0.083" calcext:value-type="float">
            <text:p>-0.083000</text:p>
          </table:table-cell>
          <table:table-cell table:style-name="ce80" table:formula="of:=+[.E157]-[.M158]" office:value-type="float" office:value="0.402" calcext:value-type="float">
            <text:p>0.402000</text:p>
          </table:table-cell>
          <table:table-cell table:style-name="ce88" table:formula="of:=+[.F157]+[.O158]" office:value-type="float" office:value="0.535015" calcext:value-type="float">
            <text:p>0.535015</text:p>
          </table:table-cell>
          <table:table-cell table:style-name="ce72" table:formula="of:=+[.D158]+[.K158]" office:value-type="float" office:value="-0.08" calcext:value-type="float">
            <text:p>-0.080000</text:p>
          </table:table-cell>
          <table:table-cell table:style-name="ce80" table:formula="of:=+[.E158]-[.J158]" office:value-type="float" office:value="0.432" calcext:value-type="float">
            <text:p>0.432000</text:p>
          </table:table-cell>
          <table:table-cell table:style-name="ce88" table:formula="of:=+[.F158]+[.L158]" office:value-type="float" office:value="0.0670150000000001" calcext:value-type="float">
            <text:p>0.067015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0.003" calcext:value-type="float">
            <text:p>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0.046" calcext:value-type="float">
            <text:p>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0.046" calcext:value-type="float">
            <text:p>0.046</text:p>
          </table:table-cell>
          <table:table-cell table:style-name="ce333" office:value-type="float" office:value="-0.491" calcext:value-type="float">
            <text:p>-0.491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441" table:formula="of:=+[.Q158]-[.N158]" office:value-type="float" office:value="0" calcext:value-type="float">
            <text:p>0.000000</text:p>
          </table:table-cell>
          <table:table-cell table:style-name="ce441" table:formula="of:=+[.R158]-[.O15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8]" office:value-type="float" office:value="0" calcext:value-type="float">
            <text:p>0.000</text:p>
          </table:table-cell>
          <table:table-cell table:style-name="ce246" table:formula="of:=+[.V158]" office:value-type="float" office:value="0" calcext:value-type="float">
            <text:p>0.000</text:p>
          </table:table-cell>
          <table:table-cell table:style-name="ce333" table:formula="of:=+[.X15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3Right</text:p>
          </table:table-cell>
          <table:table-cell table:style-name="ce153" office:value-type="string" calcext:value-type="string">
            <text:p>mHindLi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8]+[.N159]" office:value-type="float" office:value="-0.08" calcext:value-type="float">
            <text:p>-0.080000</text:p>
          </table:table-cell>
          <table:table-cell table:style-name="ce80" table:formula="of:=+[.E158]-[.M159]" office:value-type="float" office:value="0.432" calcext:value-type="float">
            <text:p>0.432000</text:p>
          </table:table-cell>
          <table:table-cell table:style-name="ce88" table:formula="of:=+[.F158]+[.O159]" office:value-type="float" office:value="0.0670150000000001" calcext:value-type="float">
            <text:p>0.067015</text:p>
          </table:table-cell>
          <table:table-cell table:style-name="ce72" table:formula="of:=+[.D159]+[.K159]" office:value-type="float" office:value="-0.08" calcext:value-type="float">
            <text:p>-0.080000</text:p>
          </table:table-cell>
          <table:table-cell table:style-name="ce80" table:formula="of:=+[.E159]-[.J159]" office:value-type="float" office:value="0.32" calcext:value-type="float">
            <text:p>0.320000</text:p>
          </table:table-cell>
          <table:table-cell table:style-name="ce88" table:formula="of:=+[.F159]+[.L159]" office:value-type="float" office:value="0.0060150000000001" calcext:value-type="float">
            <text:p>0.006015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0.003" calcext:value-type="float">
            <text:p>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0.003" calcext:value-type="float">
            <text:p>0.003</text:p>
          </table:table-cell>
          <table:table-cell table:style-name="ce333" office:value-type="float" office:value="-0.468" calcext:value-type="float">
            <text:p>-0.468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441" table:formula="of:=+[.Q159]-[.N159]" office:value-type="float" office:value="0" calcext:value-type="float">
            <text:p>0.000000</text:p>
          </table:table-cell>
          <table:table-cell table:style-name="ce441" table:formula="of:=+[.R159]-[.O15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9]" office:value-type="float" office:value="0" calcext:value-type="float">
            <text:p>0.000</text:p>
          </table:table-cell>
          <table:table-cell table:style-name="ce246" table:formula="of:=+[.V159]" office:value-type="float" office:value="0" calcext:value-type="float">
            <text:p>0.000</text:p>
          </table:table-cell>
          <table:table-cell table:style-name="ce333" table:formula="of:=+[.X15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4Right</text:p>
          </table:table-cell>
          <table:table-cell table:style-name="ce153" office:value-type="string" calcext:value-type="string">
            <text:p>mHindLimb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9]+[.N160]" office:value-type="float" office:value="-0.08" calcext:value-type="float">
            <text:p>-0.080000</text:p>
          </table:table-cell>
          <table:table-cell table:style-name="ce80" table:formula="of:=+[.E159]-[.M160]" office:value-type="float" office:value="0.32" calcext:value-type="float">
            <text:p>0.320000</text:p>
          </table:table-cell>
          <table:table-cell table:style-name="ce88" table:formula="of:=+[.F159]+[.O160]" office:value-type="float" office:value="0.0060150000000001" calcext:value-type="float">
            <text:p>0.006015</text:p>
          </table:table-cell>
          <table:table-cell table:style-name="ce72" table:formula="of:=+[.D160]+[.K160]" office:value-type="float" office:value="-0.088" calcext:value-type="float">
            <text:p>-0.088000</text:p>
          </table:table-cell>
          <table:table-cell table:style-name="ce80" table:formula="of:=+[.E160]-[.J160]" office:value-type="float" office:value="0.215" calcext:value-type="float">
            <text:p>0.215000</text:p>
          </table:table-cell>
          <table:table-cell table:style-name="ce88" table:formula="of:=+[.F160]+[.L160]" office:value-type="float" office:value="0.0060150000000001" calcext:value-type="float">
            <text:p>0.006015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08" calcext:value-type="float">
            <text:p>-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441" table:formula="of:=+[.Q160]-[.N160]" office:value-type="float" office:value="0" calcext:value-type="float">
            <text:p>0.000000</text:p>
          </table:table-cell>
          <table:table-cell table:style-name="ce441" table:formula="of:=+[.R160]-[.O16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60]" office:value-type="float" office:value="0" calcext:value-type="float">
            <text:p>0.000</text:p>
          </table:table-cell>
          <table:table-cell table:style-name="ce246" table:formula="of:=+[.V160]" office:value-type="float" office:value="0" calcext:value-type="float">
            <text:p>0.000</text:p>
          </table:table-cell>
          <table:table-cell table:style-name="ce333" table:formula="of:=+[.X16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"/>
          <table:table-cell table:style-name="ce184"/>
          <table:table-cell table:style-name="ce69"/>
          <table:table-cell table:number-columns-repeated="1021"/>
        </table:table-row>
        <table:table-row table:style-name="ro3">
          <table:table-cell table:style-name="ce519"/>
          <table:table-cell/>
          <table:table-cell table:style-name="ce21"/>
          <table:table-cell table:number-columns-repeated="9"/>
          <table:table-cell table:style-name="ce393" office:value-type="string" calcext:value-type="string">
            <text:p>left-right mismatch</text:p>
          </table:table-cell>
          <table:table-cell table:style-name="ce410"/>
          <table:table-cell table:style-name="ce419"/>
          <table:table-cell table:number-columns-repeated="11"/>
          <table:table-cell table:style-name="ce3"/>
          <table:table-cell table:number-columns-repeated="997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9"/>
          <table:table-cell/>
          <table:table-cell table:style-name="ce1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9"/>
          <table:table-cell/>
          <table:table-cell table:style-name="ce1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9"/>
          <table:table-cell/>
          <table:table-cell table:style-name="ce1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/>
          <table:table-cell table:style-name="ce9"/>
          <table:table-cell/>
          <table:table-cell table:style-name="ce1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9"/>
          <table:table-cell/>
          <table:table-cell table:style-name="ce1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9"/>
          <table:table-cell/>
          <table:table-cell table:style-name="ce1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/>
          <table:table-cell table:style-name="ce9"/>
          <table:table-cell/>
          <table:table-cell table:style-name="ce1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9"/>
          <table:table-cell/>
          <table:table-cell table:style-name="ce1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9"/>
          <table:table-cell/>
          <table:table-cell table:style-name="ce1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9"/>
          <table:table-cell/>
          <table:table-cell table:style-name="ce1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table:number-columns-repeated="2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9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9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3" table:number-columns-repeated="2"/>
          <table:table-cell table:style-name="ce9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9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3" table:number-columns-repeated="2"/>
          <table:table-cell table:style-name="ce9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5" office:value-type="string" calcext:value-type="string">
            <text:p>last updated 2020-03-02 Ada Radius</text:p>
          </table:table-cell>
          <table:table-cell table:style-name="ce10" table:number-columns-repeated="3"/>
          <table:table-cell table:style-name="ce17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973"/>
          <table:table-cell table:style-name="ce8"/>
          <table:table-cell table:style-name="ce9" table:number-columns-repeated="27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style-name="ce9"/>
          <table:table-cell/>
          <table:table-cell table:style-name="ce1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 table:number-rows-repeated="4">
          <table:table-cell table:style-name="ce519"/>
          <table:table-cell table:style-name="ce205"/>
          <table:table-cell table:style-name="ce10"/>
          <table:table-cell table:number-columns-repeated="23"/>
          <table:table-cell table:style-name="ce536"/>
          <table:table-cell table:number-columns-repeated="997"/>
        </table:table-row>
        <table:table-row table:style-name="ro3" table:number-rows-repeated="747">
          <table:table-cell table:style-name="ce5"/>
          <table:table-cell table:style-name="ce205"/>
          <table:table-cell table:style-name="ce10"/>
          <table:table-cell table:number-columns-repeated="1021"/>
        </table:table-row>
        <table:table-row table:style-name="ro3" table:number-rows-repeated="1047639">
          <table:table-cell table:number-columns-repeated="1024"/>
        </table:table-row>
        <table:table-row table:style-name="ro3">
          <table:table-cell table:style-name="ce55"/>
          <table:table-cell table:style-name="ce215"/>
          <table:table-cell table:style-name="ce70"/>
          <table:table-cell table:style-name="ce78"/>
          <table:table-cell table:style-name="ce86"/>
          <table:table-cell table:style-name="ce94"/>
          <table:table-cell table:style-name="ce214"/>
          <table:table-cell table:style-name="ce217"/>
          <table:table-cell table:style-name="ce220"/>
          <table:table-cell table:style-name="ce147"/>
          <table:table-cell table:style-name="ce160"/>
          <table:table-cell table:style-name="ce173"/>
          <table:table-cell table:style-name="ce179"/>
          <table:table-cell table:style-name="ce188"/>
          <table:table-cell table:style-name="ce196"/>
          <table:table-cell table:style-name="ce239"/>
          <table:table-cell table:style-name="ce260"/>
          <table:table-cell table:style-name="ce344"/>
          <table:table-cell table:number-columns-repeated="3"/>
          <table:table-cell table:style-name="ce354"/>
          <table:table-cell table:style-name="ce361"/>
          <table:table-cell table:style-name="ce367"/>
          <table:table-cell table:style-name="ce260" table:number-columns-repeated="3"/>
          <table:table-cell table:style-name="ce239"/>
          <table:table-cell table:style-name="ce260"/>
          <table:table-cell table:style-name="ce344"/>
          <table:table-cell table:style-name="ce404" table:number-columns-repeated="3"/>
          <table:table-cell table:number-columns-repeated="991"/>
        </table:table-row>
      </table:table>
      <table:table table:name="Blender values MALE" table:style-name="ta2">
        <office:forms form:automatic-focus="false" form:apply-design-mode="false"/>
        <table:table-column table:style-name="co27" table:default-cell-style-name="ce151"/>
        <table:table-column table:style-name="co18" table:default-cell-style-name="ce199"/>
        <table:table-column table:style-name="co28" table:default-cell-style-name="ce124"/>
        <table:table-column table:style-name="co29" table:number-columns-repeated="3" table:default-cell-style-name="ce174"/>
        <table:table-column table:style-name="co30" table:default-cell-style-name="ce287"/>
        <table:table-column table:style-name="co31" table:default-cell-style-name="ce288"/>
        <table:table-column table:style-name="co30" table:default-cell-style-name="ce288"/>
        <table:table-column table:style-name="co32" table:default-cell-style-name="ce371"/>
        <table:table-column table:style-name="co33" table:default-cell-style-name="ce287"/>
        <table:table-column table:style-name="co34" table:number-columns-repeated="2" table:default-cell-style-name="ce288"/>
        <table:table-column table:style-name="co35" table:default-cell-style-name="ce371"/>
        <table:table-column table:style-name="co36" table:default-cell-style-name="ce287"/>
        <table:table-column table:style-name="co36" table:default-cell-style-name="ce288"/>
        <table:table-column table:style-name="co30" table:default-cell-style-name="ce288"/>
        <table:table-column table:style-name="co35" table:default-cell-style-name="ce371"/>
        <table:table-column table:style-name="co37" table:default-cell-style-name="ce287"/>
        <table:table-column table:style-name="co38" table:default-cell-style-name="ce288"/>
        <table:table-column table:style-name="co39" table:default-cell-style-name="ce288"/>
        <table:table-column table:style-name="co40" table:default-cell-style-name="ce297"/>
        <table:table-column table:style-name="co41" table:default-cell-style-name="ce377"/>
        <table:table-column table:style-name="co42" table:default-cell-style-name="ce151"/>
        <table:table-column table:style-name="co30" table:default-cell-style-name="ce287"/>
        <table:table-column table:style-name="co31" table:default-cell-style-name="ce288"/>
        <table:table-column table:style-name="co30" table:default-cell-style-name="ce288"/>
        <table:table-column table:style-name="co32" table:default-cell-style-name="ce371"/>
        <table:table-column table:style-name="co33" table:default-cell-style-name="ce287"/>
        <table:table-column table:style-name="co34" table:number-columns-repeated="2" table:default-cell-style-name="ce288"/>
        <table:table-column table:style-name="co35" table:default-cell-style-name="ce371"/>
        <table:table-column table:style-name="co36" table:default-cell-style-name="ce287"/>
        <table:table-column table:style-name="co36" table:default-cell-style-name="ce288"/>
        <table:table-column table:style-name="co30" table:default-cell-style-name="ce288"/>
        <table:table-column table:style-name="co35" table:default-cell-style-name="ce371"/>
        <table:table-column table:style-name="co37" table:default-cell-style-name="ce287"/>
        <table:table-column table:style-name="co38" table:default-cell-style-name="ce288"/>
        <table:table-column table:style-name="co39" table:default-cell-style-name="ce288"/>
        <table:table-column table:style-name="co40" table:default-cell-style-name="ce297"/>
        <table:table-column table:style-name="co26" table:default-cell-style-name="ce391"/>
        <table:table-column table:style-name="co26" table:default-cell-style-name="ce247"/>
        <table:table-column table:style-name="co26" table:default-cell-style-name="ce391"/>
        <table:table-column table:style-name="co25" table:default-cell-style-name="ce391"/>
        <table:table-column table:style-name="co25" table:default-cell-style-name="ce247"/>
        <table:table-column table:style-name="co25" table:default-cell-style-name="ce391"/>
        <table:table-column table:style-name="co26" table:default-cell-style-name="ce391"/>
        <table:table-column table:style-name="co26" table:default-cell-style-name="ce247"/>
        <table:table-column table:style-name="co26" table:default-cell-style-name="ce391"/>
        <table:table-column table:style-name="co25" table:default-cell-style-name="ce391"/>
        <table:table-column table:style-name="co25" table:default-cell-style-name="ce247"/>
        <table:table-column table:style-name="co25" table:default-cell-style-name="ce391"/>
        <table:table-column table:style-name="co35" table:number-columns-repeated="908" table:default-cell-style-name="ce324"/>
        <table:table-column table:style-name="co35" table:default-cell-style-name="ce327"/>
        <table:table-column table:style-name="co12" table:number-columns-repeated="33" table:default-cell-style-name="ce327"/>
        <table:table-column table:style-name="co12" table:number-columns-repeated="30" table:default-cell-style-name="Default"/>
        <table:table-row table:style-name="ro5">
          <table:table-cell table:style-name="ce124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153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348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168"/>
          <table:table-cell table:style-name="ce355" office:value-type="string" calcext:value-type="string" table:number-columns-spanned="16" table:number-rows-spanned="1">
            <text:p>male_2016_08_05.dae </text:p>
            <text:p><text:span text:style-name="T6">matrix sid="transform"</text:span></text:p>
            <text:p><text:span text:style-name="T6">  -y                                       x                                   z</text:span></text:p>
          </table:table-cell>
          <table:covered-table-cell table:number-columns-repeated="2" table:style-name="ce286"/>
          <table:covered-table-cell table:style-name="ce369"/>
          <table:covered-table-cell table:number-columns-repeated="3" table:style-name="ce292"/>
          <table:covered-table-cell table:style-name="ce369"/>
          <table:covered-table-cell table:style-name="ce292"/>
          <table:covered-table-cell table:number-columns-repeated="2" table:style-name="ce286"/>
          <table:covered-table-cell table:style-name="ce369"/>
          <table:covered-table-cell table:style-name="ce292"/>
          <table:covered-table-cell table:number-columns-repeated="2" table:style-name="ce286"/>
          <table:covered-table-cell table:style-name="ce171"/>
          <table:table-cell table:style-name="ce375" office:value-type="string" calcext:value-type="string">
            <text:p>male_2016_08_05.dae </text:p>
            <text:p><text:span text:style-name="T6">matrix sid="transform"</text:span></text:p>
            <text:p><text:span text:style-name="T6">convert string to Blender to custom property</text:span></text:p>
            <text:p><text:span text:style-name="T6">rest_mat </text:span></text:p>
          </table:table-cell>
          <table:table-cell table:style-name="ce124" office:value-type="string" calcext:value-type="string">
            <text:p>rest_mat from Blender calculation</text:p>
          </table:table-cell>
          <table:table-cell table:style-name="ce355" office:value-type="string" calcext:value-type="string" table:number-columns-spanned="16" table:number-rows-spanned="1">
            <text:p><text:span text:style-name="T7">male_2016_08_05.dae</text:span></text:p>
            <text:p><text:span text:style-name="T7">skin-bind_poses-array</text:span></text:p>
            <text:p><text:span text:style-name="T7"> -y                                        x                                     z</text:span></text:p>
            <text:p><text:span text:style-name="T7">               </text:span></text:p>
          </table:table-cell>
          <table:covered-table-cell table:number-columns-repeated="2" table:style-name="ce286"/>
          <table:covered-table-cell table:style-name="ce369"/>
          <table:covered-table-cell table:number-columns-repeated="3" table:style-name="ce292"/>
          <table:covered-table-cell table:style-name="ce369"/>
          <table:covered-table-cell table:style-name="ce292"/>
          <table:covered-table-cell table:number-columns-repeated="2" table:style-name="ce286"/>
          <table:covered-table-cell table:style-name="ce369"/>
          <table:covered-table-cell table:style-name="ce292"/>
          <table:covered-table-cell table:number-columns-repeated="2" table:style-name="ce286"/>
          <table:covered-table-cell table:style-name="ce171"/>
          <table:table-cell table:style-name="ce380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Custom Property</text:p>
            <text:p>restpose_rot</text:p>
            <text:p> x          y          z</text:p>
          </table:table-cell>
          <table:covered-table-cell table:number-columns-repeated="2" table:style-name="ce380"/>
          <table:table-cell table:style-name="ce380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380"/>
          <table:table-cell table:style-name="ce380" office:value-type="string" calcext:value-type="string" table:number-columns-spanned="3" table:number-rows-spanned="1">
            <text:p><text:span text:style-name="T4">Skeleton_Male</text:span></text:p>
            <text:p><text:span text:style-name="T4">+y forward</text:span></text:p>
            <text:p>Custom Property</text:p>
            <text:p>restpose_rot</text:p>
            <text:p> x          y          z</text:p>
          </table:table-cell>
          <table:covered-table-cell table:number-columns-repeated="2" table:style-name="ce380"/>
          <table:table-cell table:style-name="ce380" office:value-type="string" calcext:value-type="string" table:number-columns-spanned="3" table:number-rows-spanned="1">
            <text:p><text:span text:style-name="T4">Skeleton_Male</text:span></text:p>
            <text:p><text:span text:style-name="T4">+y forward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380"/>
          <table:table-cell table:style-name="ce124" table:number-columns-repeated="908"/>
          <table:table-cell table:style-name="ce325" table:number-columns-repeated="34"/>
          <table:table-cell table:number-columns-repeated="30"/>
        </table:table-row>
        <table:table-row table:style-name="ro3">
          <table:table-cell table:style-name="ce150" office:value-type="string" calcext:value-type="string">
            <text:p>mPelvis</text:p>
          </table:table-cell>
          <table:table-cell table:style-name="ce153"/>
          <table:table-cell table:style-name="ce171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1.067" calcext:value-type="float">
            <text:p>1.067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]&amp;&quot;, &quot;&amp;[.K2]&amp;&quot;, &quot;&amp;[.O2]&amp;&quot;, &quot;&amp;[.S2]&amp;&quot;, &quot;&amp;[.H2]&amp;&quot;, &quot;&amp;[.L2]&amp;&quot;, &quot;&amp;[.P2]&amp;&quot;, &quot;&amp;[.T2]&amp;&quot;, &quot;&amp;[.I2]&amp;&quot;, &quot;&amp;[.M2]&amp;&quot;, &quot;&amp;[.Q2]&amp;&quot;, &quot;&amp;[.U2]&amp;&quot;, &quot;&amp;[.J2]&amp;&quot;, &quot;&amp;[.N2]&amp;&quot;, &quot;&amp;[.R2]&amp;&quot;, &quot;&amp;[.V2]" office:value-type="string" office:string-value="1, 0, 0, 0, 0, 1, 0, 0, 0, 0, 1, 0, 0, 0, 1.067, 1" calcext:value-type="string">
            <text:p>1, 0, 0, 0, 0, 1, 0, 0, 0, 0, 1, 0, 0, 0, 1.067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11386" calcext:value-type="float">
            <text:p>-1.1138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2]" office:value-type="float" office:value="0" calcext:value-type="float">
            <text:p>0.000</text:p>
          </table:table-cell>
          <table:table-cell table:style-name="ce391" table:formula="of:=+[.AO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2]" office:value-type="float" office:value="1" calcext:value-type="float">
            <text:p>1.000</text:p>
          </table:table-cell>
          <table:table-cell table:style-name="ce391" table:formula="of:=+[.AR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style-name="ce326" table:number-columns-repeated="27"/>
          <table:table-cell table:number-columns-repeated="37"/>
        </table:table-row>
        <table:table-row table:style-name="ro3">
          <table:table-cell table:style-name="ce150" office:value-type="string" calcext:value-type="string">
            <text:p>PELVIS</text:p>
          </table:table-cell>
          <table:table-cell table:style-name="ce154" table:formula="of:=+[$'avatar_skeleton.xml convert'.B3]" office:value-type="string" office:string-value="mPelvis" calcext:value-type="string">
            <text:p>mPelvis</text:p>
          </table:table-cell>
          <table:table-cell table:style-name="ce171" table:formula="of:=+[$'avatar_skeleton.xml convert'.C3]" office:value-type="string" office:string-value="&quot;false&quot;" calcext:value-type="string">
            <text:p>"false"</text:p>
          </table:table-cell>
          <table:table-cell table:formula="of:=-[$'avatar_skeleton.xml convert'.D3]+[$'avatar_skeleton.xml convert'.G3]" office:value-type="float" office:value="0" calcext:value-type="float">
            <text:p>0.0000</text:p>
          </table:table-cell>
          <table:table-cell table:formula="of:=-[$'avatar_skeleton.xml convert'.E3]+[$'avatar_skeleton.xml convert'.H3]" office:value-type="float" office:value="-0.03" calcext:value-type="float">
            <text:p>-0.0300</text:p>
          </table:table-cell>
          <table:table-cell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1999998" calcext:value-type="float">
            <text:p>-0.0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]&amp;&quot;, &quot;&amp;[.K3]&amp;&quot;, &quot;&amp;[.O3]&amp;&quot;, &quot;&amp;[.S3]&amp;&quot;, &quot;&amp;[.H3]&amp;&quot;, &quot;&amp;[.L3]&amp;&quot;, &quot;&amp;[.P3]&amp;&quot;, &quot;&amp;[.T3]&amp;&quot;, &quot;&amp;[.I3]&amp;&quot;, &quot;&amp;[.M3]&amp;&quot;, &quot;&amp;[.Q3]&amp;&quot;, &quot;&amp;[.U3]&amp;&quot;, &quot;&amp;[.J3]&amp;&quot;, &quot;&amp;[.N3]&amp;&quot;, &quot;&amp;[.R3]&amp;&quot;, &quot;&amp;[.V3]" office:value-type="string" office:string-value="1, 0, 0, 0, 0, 1, 0, 0, 0, 0, 1, 0, -0.01, 0, -0.01999998, 1" calcext:value-type="string">
            <text:p>1, 0, 0, 0, 0, 1, 0, 0, 0, 0, 1, 0, -0.01, 0, -0.01999998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5.66551" calcext:value-type="float">
            <text:p>5.666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2" calcext:value-type="float">
            <text:p>0.120</text:p>
          </table:table-cell>
          <table:table-cell table:style-name="ce381" office:value-type="float" office:value="0.16" calcext:value-type="float">
            <text:p>0.160</text:p>
          </table:table-cell>
          <table:table-cell table:style-name="ce381" office:value-type="float" office:value="0.17" calcext:value-type="float">
            <text:p>0.170</text:p>
          </table:table-cell>
          <table:table-cell table:style-name="ce381" table:formula="of:=+[.AP3]" office:value-type="float" office:value="5.66551" calcext:value-type="float">
            <text:p>5.666</text:p>
          </table:table-cell>
          <table:table-cell table:style-name="ce381" table:formula="of:=+[.AO3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3]" office:value-type="float" office:value="0.16" calcext:value-type="float">
            <text:p>0.160</text:p>
          </table:table-cell>
          <table:table-cell table:style-name="ce381" table:formula="of:=+[.AR3]" office:value-type="float" office:value="0.12" calcext:value-type="float">
            <text:p>0.120</text:p>
          </table:table-cell>
          <table:table-cell table:style-name="ce381" office:value-type="float" office:value="0.17" calcext:value-type="float">
            <text:p>0.170</text:p>
          </table:table-cell>
          <table:table-cell table:style-name="ce297" table:number-columns-repeated="908"/>
          <table:table-cell table:style-name="ce326" table:number-columns-repeated="27"/>
          <table:table-cell table:number-columns-repeated="37"/>
        </table:table-row>
        <table:table-row table:style-name="ro3">
          <table:table-cell table:style-name="ce150" office:value-type="string" calcext:value-type="string">
            <text:p>BUTT</text:p>
          </table:table-cell>
          <table:table-cell table:style-name="ce155" table:formula="of:=+[$'avatar_skeleton.xml convert'.B4]" office:value-type="string" office:string-value="mPelvis" calcext:value-type="string">
            <text:p>mPelvis</text:p>
          </table:table-cell>
          <table:table-cell table:style-name="ce171" table:formula="of:=+[$'avatar_skeleton.xml convert'.C4]" office:value-type="string" office:string-value="&quot;false&quot;" calcext:value-type="string">
            <text:p>"false"</text:p>
          </table:table-cell>
          <table:table-cell table:formula="of:=-[$'avatar_skeleton.xml convert'.D4]+[$'avatar_skeleton.xml convert'.G4]" office:value-type="float" office:value="0" calcext:value-type="float">
            <text:p>0.0000</text:p>
          </table:table-cell>
          <table:table-cell table:formula="of:=-[$'avatar_skeleton.xml convert'.E4]+[$'avatar_skeleton.xml convert'.H4]" office:value-type="float" office:value="0.1" calcext:value-type="float">
            <text:p>0.1000</text:p>
          </table:table-cell>
          <table:table-cell table:formula="of:=-[$'avatar_skeleton.xml convert'.F4]+[$'avatar_skeleton.xml convert'.I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6" calcext:value-type="float">
            <text:p>-0.06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1" calcext:value-type="float">
            <text:p>-0.1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]&amp;&quot;, &quot;&amp;[.K4]&amp;&quot;, &quot;&amp;[.O4]&amp;&quot;, &quot;&amp;[.S4]&amp;&quot;, &quot;&amp;[.H4]&amp;&quot;, &quot;&amp;[.L4]&amp;&quot;, &quot;&amp;[.P4]&amp;&quot;, &quot;&amp;[.T4]&amp;&quot;, &quot;&amp;[.I4]&amp;&quot;, &quot;&amp;[.M4]&amp;&quot;, &quot;&amp;[.Q4]&amp;&quot;, &quot;&amp;[.U4]&amp;&quot;, &quot;&amp;[.J4]&amp;&quot;, &quot;&amp;[.N4]&amp;&quot;, &quot;&amp;[.R4]&amp;&quot;, &quot;&amp;[.V4]" office:value-type="string" office:string-value="1, 0, 0, 0, 0, 1, 0, 0, 0, 0, 1, 0, -0.06, 0, -0.1, 1" calcext:value-type="string">
            <text:p>1, 0, 0, 0, 0, 1, 0, 0, 0, 0, 1, 0, -0.06, 0, -0.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1" calcext:value-type="float">
            <text:p>0.100</text:p>
          </table:table-cell>
          <table:table-cell table:style-name="ce381" table:formula="of:=+[.AP4]" office:value-type="float" office:value="0" calcext:value-type="float">
            <text:p>0.000</text:p>
          </table:table-cell>
          <table:table-cell table:style-name="ce381" table:formula="of:=+[.AO4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4]" office:value-type="float" office:value="0.1" calcext:value-type="float">
            <text:p>0.100</text:p>
          </table:table-cell>
          <table:table-cell table:style-name="ce381" table:formula="of:=+[.AR4]" office:value-type="float" office:value="0.1" calcext:value-type="float">
            <text:p>0.100</text:p>
          </table:table-cell>
          <table:table-cell table:style-name="ce381" office:value-type="float" office:value="0.1" calcext:value-type="float">
            <text:p>0.100</text:p>
          </table:table-cell>
          <table:table-cell table:style-name="ce297" table:number-columns-repeated="908"/>
          <table:table-cell table:style-name="ce326" table:number-columns-repeated="27"/>
          <table:table-cell table:number-columns-repeated="37"/>
        </table:table-row>
        <table:table-row table:style-name="ro3">
          <table:table-cell table:style-name="ce150" office:value-type="string" calcext:value-type="string">
            <text:p>mSpine1</text:p>
          </table:table-cell>
          <table:table-cell table:style-name="ce155" table:formula="of:=+[$'avatar_skeleton.xml convert'.B5]" office:value-type="string" office:string-value="mPelvis" calcext:value-type="string">
            <text:p>mPelvis</text:p>
          </table:table-cell>
          <table:table-cell table:style-name="ce171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399999" calcext:value-type="float">
            <text:p>0.08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]&amp;&quot;, &quot;&amp;[.K5]&amp;&quot;, &quot;&amp;[.O5]&amp;&quot;, &quot;&amp;[.S5]&amp;&quot;, &quot;&amp;[.H5]&amp;&quot;, &quot;&amp;[.L5]&amp;&quot;, &quot;&amp;[.P5]&amp;&quot;, &quot;&amp;[.T5]&amp;&quot;, &quot;&amp;[.I5]&amp;&quot;, &quot;&amp;[.M5]&amp;&quot;, &quot;&amp;[.Q5]&amp;&quot;, &quot;&amp;[.U5]&amp;&quot;, &quot;&amp;[.J5]&amp;&quot;, &quot;&amp;[.N5]&amp;&quot;, &quot;&amp;[.R5]&amp;&quot;, &quot;&amp;[.V5]" office:value-type="string" office:string-value="1, 0, 0, 0, 0, 1, 0, 0, 0, 0, 1, 0, 0, 0, 0.08399999, 1" calcext:value-type="string">
            <text:p>1, 0, 0, 0, 0, 1, 0, 0, 0, 0, 1, 0, 0, 0, 0.08399999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5]" office:value-type="float" office:value="0" calcext:value-type="float">
            <text:p>0.000</text:p>
          </table:table-cell>
          <table:table-cell table:style-name="ce391" table:formula="of:=+[.AO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5]" office:value-type="float" office:value="1" calcext:value-type="float">
            <text:p>1.000</text:p>
          </table:table-cell>
          <table:table-cell table:style-name="ce391" table:formula="of:=+[.AR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style-name="ce326" table:number-columns-repeated="27"/>
          <table:table-cell table:number-columns-repeated="37"/>
        </table:table-row>
        <table:table-row table:style-name="ro3">
          <table:table-cell table:style-name="ce150" office:value-type="string" calcext:value-type="string">
            <text:p>mSpine2</text:p>
          </table:table-cell>
          <table:table-cell table:style-name="ce153" table:formula="of:=+[$'avatar_skeleton.xml convert'.B6]" office:value-type="string" office:string-value="mSpine1" calcext:value-type="string">
            <text:p>mSpine1</text:p>
          </table:table-cell>
          <table:table-cell table:style-name="ce171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8399999" calcext:value-type="float">
            <text:p>-0.08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]&amp;&quot;, &quot;&amp;[.K6]&amp;&quot;, &quot;&amp;[.O6]&amp;&quot;, &quot;&amp;[.S6]&amp;&quot;, &quot;&amp;[.H6]&amp;&quot;, &quot;&amp;[.L6]&amp;&quot;, &quot;&amp;[.P6]&amp;&quot;, &quot;&amp;[.T6]&amp;&quot;, &quot;&amp;[.I6]&amp;&quot;, &quot;&amp;[.M6]&amp;&quot;, &quot;&amp;[.Q6]&amp;&quot;, &quot;&amp;[.U6]&amp;&quot;, &quot;&amp;[.J6]&amp;&quot;, &quot;&amp;[.N6]&amp;&quot;, &quot;&amp;[.R6]&amp;&quot;, &quot;&amp;[.V6]" office:value-type="string" office:string-value="1, 0, 0, 0, 0, 1, 0, 0, 0, 0, 1, 0, 0, 0, -0.08399999, 1" calcext:value-type="string">
            <text:p>1, 0, 0, 0, 0, 1, 0, 0, 0, 0, 1, 0, 0, 0, -0.08399999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6]" office:value-type="float" office:value="0" calcext:value-type="float">
            <text:p>0.000</text:p>
          </table:table-cell>
          <table:table-cell table:style-name="ce391" table:formula="of:=+[.AO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6]" office:value-type="float" office:value="1" calcext:value-type="float">
            <text:p>1.000</text:p>
          </table:table-cell>
          <table:table-cell table:style-name="ce391" table:formula="of:=+[.AR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style-name="ce326" table:number-columns-repeated="27"/>
          <table:table-cell table:number-columns-repeated="37"/>
        </table:table-row>
        <table:table-row table:style-name="ro3">
          <table:table-cell table:style-name="ce150" office:value-type="string" calcext:value-type="string">
            <text:p>mTorso</text:p>
          </table:table-cell>
          <table:table-cell table:style-name="ce153" table:formula="of:=+[$'avatar_skeleton.xml convert'.B7]" office:value-type="string" office:string-value="mSpine2" calcext:value-type="string">
            <text:p>mSpine2</text:p>
          </table:table-cell>
          <table:table-cell table:style-name="ce171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400001" calcext:value-type="float">
            <text:p>0.08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]&amp;&quot;, &quot;&amp;[.K7]&amp;&quot;, &quot;&amp;[.O7]&amp;&quot;, &quot;&amp;[.S7]&amp;&quot;, &quot;&amp;[.H7]&amp;&quot;, &quot;&amp;[.L7]&amp;&quot;, &quot;&amp;[.P7]&amp;&quot;, &quot;&amp;[.T7]&amp;&quot;, &quot;&amp;[.I7]&amp;&quot;, &quot;&amp;[.M7]&amp;&quot;, &quot;&amp;[.Q7]&amp;&quot;, &quot;&amp;[.U7]&amp;&quot;, &quot;&amp;[.J7]&amp;&quot;, &quot;&amp;[.N7]&amp;&quot;, &quot;&amp;[.R7]&amp;&quot;, &quot;&amp;[.V7]" office:value-type="string" office:string-value="1, 0, 0, 0, 0, 1, 0, 0, 0, 0, 1, 0, 0, 0, 0.08400001, 1" calcext:value-type="string">
            <text:p>1, 0, 0, 0, 0, 1, 0, 0, 0, 0, 1, 0, 0, 0, 0.08400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office:value-type="float" office:value="-1.14089" calcext:value-type="float">
            <text:p>-1.1408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7]" office:value-type="float" office:value="0" calcext:value-type="float">
            <text:p>0.000</text:p>
          </table:table-cell>
          <table:table-cell table:style-name="ce391" table:formula="of:=+[.AO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7]" office:value-type="float" office:value="1" calcext:value-type="float">
            <text:p>1.000</text:p>
          </table:table-cell>
          <table:table-cell table:style-name="ce391" table:formula="of:=+[.AR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style-name="ce326" table:number-columns-repeated="27"/>
          <table:table-cell table:number-columns-repeated="37"/>
        </table:table-row>
        <table:table-row table:style-name="ro3">
          <table:table-cell table:style-name="ce150" office:value-type="string" calcext:value-type="string">
            <text:p>BELLY</text:p>
          </table:table-cell>
          <table:table-cell table:style-name="ce156" table:formula="of:=+[$'avatar_skeleton.xml convert'.B8]" office:value-type="string" office:string-value="mTorso" calcext:value-type="string">
            <text:p>mTorso</text:p>
          </table:table-cell>
          <table:table-cell table:style-name="ce171" table:formula="of:=+[$'avatar_skeleton.xml convert'.C8]" office:value-type="string" office:string-value="&quot;false&quot;" calcext:value-type="string">
            <text:p>"false"</text:p>
          </table:table-cell>
          <table:table-cell table:formula="of:=-[$'avatar_skeleton.xml convert'.D8]+[$'avatar_skeleton.xml convert'.G8]" office:value-type="float" office:value="0" calcext:value-type="float">
            <text:p>0.0000</text:p>
          </table:table-cell>
          <table:table-cell table:formula="of:=-[$'avatar_skeleton.xml convert'.E8]+[$'avatar_skeleton.xml convert'.H8]" office:value-type="float" office:value="-0.028" calcext:value-type="float">
            <text:p>-0.0280</text:p>
          </table:table-cell>
          <table:table-cell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200006" calcext:value-type="float">
            <text:p>0.0420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]&amp;&quot;, &quot;&amp;[.K8]&amp;&quot;, &quot;&amp;[.O8]&amp;&quot;, &quot;&amp;[.S8]&amp;&quot;, &quot;&amp;[.H8]&amp;&quot;, &quot;&amp;[.L8]&amp;&quot;, &quot;&amp;[.P8]&amp;&quot;, &quot;&amp;[.T8]&amp;&quot;, &quot;&amp;[.I8]&amp;&quot;, &quot;&amp;[.M8]&amp;&quot;, &quot;&amp;[.Q8]&amp;&quot;, &quot;&amp;[.U8]&amp;&quot;, &quot;&amp;[.J8]&amp;&quot;, &quot;&amp;[.N8]&amp;&quot;, &quot;&amp;[.R8]&amp;&quot;, &quot;&amp;[.V8]" office:value-type="string" office:string-value="1, 0, 0, 0, 0, 1, 0, 0, 0, 0, 1, 0, 0.028, 0, 0.04200006, 1" calcext:value-type="string">
            <text:p>1, 0, 0, 0, 0, 1, 0, 0, 0, 0, 1, 0, 0.028, 0, 0.04200006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8" calcext:value-type="float">
            <text:p>8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2" calcext:value-type="float">
            <text:p>0.120</text:p>
          </table:table-cell>
          <table:table-cell table:style-name="ce381" office:value-type="float" office:value="0.16" calcext:value-type="float">
            <text:p>0.16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381" table:formula="of:=+[.AP8]" office:value-type="float" office:value="8" calcext:value-type="float">
            <text:p>8.000</text:p>
          </table:table-cell>
          <table:table-cell table:style-name="ce381" table:formula="of:=+[.AO8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8]" office:value-type="float" office:value="0.16" calcext:value-type="float">
            <text:p>0.160</text:p>
          </table:table-cell>
          <table:table-cell table:style-name="ce381" table:formula="of:=+[.AR8]" office:value-type="float" office:value="0.12" calcext:value-type="float">
            <text:p>0.12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297" table:number-columns-repeated="908"/>
          <table:table-cell table:style-name="ce326" table:number-columns-repeated="27"/>
          <table:table-cell table:number-columns-repeated="37"/>
        </table:table-row>
        <table:table-row table:style-name="ro3">
          <table:table-cell table:style-name="ce126" office:value-type="string" calcext:value-type="string">
            <text:p>LEFT_HANDLE</text:p>
          </table:table-cell>
          <table:table-cell table:style-name="ce156" table:formula="of:=+[$'avatar_skeleton.xml convert'.B9]" office:value-type="string" office:string-value="mTorso" calcext:value-type="string">
            <text:p>mTorso</text:p>
          </table:table-cell>
          <table:table-cell table:formula="of:=+[$'avatar_skeleton.xml convert'.C9]" office:value-type="string" office:string-value="&quot;false&quot;" calcext:value-type="string">
            <text:p>"false"</text:p>
          </table:table-cell>
          <table:table-cell table:formula="of:=-[$'avatar_skeleton.xml convert'.D9]+[$'avatar_skeleton.xml convert'.G9]" office:value-type="float" office:value="0.1" calcext:value-type="float">
            <text:p>0.1000</text:p>
          </table:table-cell>
          <table:table-cell table:formula="of:=-[$'avatar_skeleton.xml convert'.E9]+[$'avatar_skeleton.xml convert'.H9]" office:value-type="float" office:value="0" calcext:value-type="float">
            <text:p>0.0000</text:p>
          </table:table-cell>
          <table:table-cell table:formula="of:=-[$'avatar_skeleton.xml convert'.F9]+[$'avatar_skeleton.xml convert'.I9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" calcext:value-type="float">
            <text:p>0.1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6089997" calcext:value-type="float">
            <text:p>0.0609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]&amp;&quot;, &quot;&amp;[.K9]&amp;&quot;, &quot;&amp;[.O9]&amp;&quot;, &quot;&amp;[.S9]&amp;&quot;, &quot;&amp;[.H9]&amp;&quot;, &quot;&amp;[.L9]&amp;&quot;, &quot;&amp;[.P9]&amp;&quot;, &quot;&amp;[.T9]&amp;&quot;, &quot;&amp;[.I9]&amp;&quot;, &quot;&amp;[.M9]&amp;&quot;, &quot;&amp;[.Q9]&amp;&quot;, &quot;&amp;[.U9]&amp;&quot;, &quot;&amp;[.J9]&amp;&quot;, &quot;&amp;[.N9]&amp;&quot;, &quot;&amp;[.R9]&amp;&quot;, &quot;&amp;[.V9]" office:value-type="string" office:string-value="1, 0, 0, 0, 0, 1, 0, 0, 0, 0, 1, 0, 0, 0.1, 0.06089997, 1" calcext:value-type="string">
            <text:p>1, 0, 0, 0, 0, 1, 0, 0, 0, 0, 1, 0, 0, 0.1, 0.06089997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05" calcext:value-type="float">
            <text:p>0.050</text:p>
          </table:table-cell>
          <table:table-cell table:style-name="ce381" table:formula="of:=+[.AP9]" office:value-type="float" office:value="0" calcext:value-type="float">
            <text:p>0.000</text:p>
          </table:table-cell>
          <table:table-cell table:style-name="ce381" table:formula="of:=+[.AO9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9]" office:value-type="float" office:value="0.05" calcext:value-type="float">
            <text:p>0.050</text:p>
          </table:table-cell>
          <table:table-cell table:style-name="ce381" table:formula="of:=+[.AR9]" office:value-type="float" office:value="0.05" calcext:value-type="float">
            <text:p>0.05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RIGHT_HANDLE</text:p>
          </table:table-cell>
          <table:table-cell table:style-name="ce156" table:formula="of:=+[$'avatar_skeleton.xml convert'.B10]" office:value-type="string" office:string-value="mTorso" calcext:value-type="string">
            <text:p>mTorso</text:p>
          </table:table-cell>
          <table:table-cell table:formula="of:=+[$'avatar_skeleton.xml convert'.C10]" office:value-type="string" office:string-value="&quot;false&quot;" calcext:value-type="string">
            <text:p>"false"</text:p>
          </table:table-cell>
          <table:table-cell table:formula="of:=-[$'avatar_skeleton.xml convert'.D10]+[$'avatar_skeleton.xml convert'.G10]" office:value-type="float" office:value="-0.1" calcext:value-type="float">
            <text:p>-0.1000</text:p>
          </table:table-cell>
          <table:table-cell table:formula="of:=-[$'avatar_skeleton.xml convert'.E10]+[$'avatar_skeleton.xml convert'.H10]" office:value-type="float" office:value="0" calcext:value-type="float">
            <text:p>0.0000</text:p>
          </table:table-cell>
          <table:table-cell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" calcext:value-type="float">
            <text:p>-0.1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6089997" calcext:value-type="float">
            <text:p>0.0609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]&amp;&quot;, &quot;&amp;[.K10]&amp;&quot;, &quot;&amp;[.O10]&amp;&quot;, &quot;&amp;[.S10]&amp;&quot;, &quot;&amp;[.H10]&amp;&quot;, &quot;&amp;[.L10]&amp;&quot;, &quot;&amp;[.P10]&amp;&quot;, &quot;&amp;[.T10]&amp;&quot;, &quot;&amp;[.I10]&amp;&quot;, &quot;&amp;[.M10]&amp;&quot;, &quot;&amp;[.Q10]&amp;&quot;, &quot;&amp;[.U10]&amp;&quot;, &quot;&amp;[.J10]&amp;&quot;, &quot;&amp;[.N10]&amp;&quot;, &quot;&amp;[.R10]&amp;&quot;, &quot;&amp;[.V10]" office:value-type="string" office:string-value="1, 0, 0, 0, 0, 1, 0, 0, 0, 0, 1, 0, 0, -0.1, 0.06089997, 1" calcext:value-type="string">
            <text:p>1, 0, 0, 0, 0, 1, 0, 0, 0, 0, 1, 0, 0, -0.1, 0.06089997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05" calcext:value-type="float">
            <text:p>0.050</text:p>
          </table:table-cell>
          <table:table-cell table:style-name="ce381" table:formula="of:=+[.AP10]" office:value-type="float" office:value="0" calcext:value-type="float">
            <text:p>0.000</text:p>
          </table:table-cell>
          <table:table-cell table:style-name="ce381" table:formula="of:=+[.AO10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10]" office:value-type="float" office:value="0.05" calcext:value-type="float">
            <text:p>0.050</text:p>
          </table:table-cell>
          <table:table-cell table:style-name="ce381" table:formula="of:=+[.AR10]" office:value-type="float" office:value="0.05" calcext:value-type="float">
            <text:p>0.05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LOWER_BACK</text:p>
          </table:table-cell>
          <table:table-cell table:style-name="ce156" table:formula="of:=+[$'avatar_skeleton.xml convert'.B11]" office:value-type="string" office:string-value="mTorso" calcext:value-type="string">
            <text:p>mTorso</text:p>
          </table:table-cell>
          <table:table-cell table:formula="of:=+[$'avatar_skeleton.xml convert'.C11]" office:value-type="string" office:string-value="&quot;false&quot;" calcext:value-type="string">
            <text:p>"false"</text:p>
          </table:table-cell>
          <table:table-cell table:formula="of:=-[$'avatar_skeleton.xml convert'.D11]+[$'avatar_skeleton.xml convert'.G11]" office:value-type="float" office:value="0" calcext:value-type="float">
            <text:p>0.0000</text:p>
          </table:table-cell>
          <table:table-cell table:formula="of:=-[$'avatar_skeleton.xml convert'.E11]+[$'avatar_skeleton.xml convert'.H11]" office:value-type="float" office:value="0.1" calcext:value-type="float">
            <text:p>0.1000</text:p>
          </table:table-cell>
          <table:table-cell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2415001" calcext:value-type="float">
            <text:p>0.0241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]&amp;&quot;, &quot;&amp;[.K11]&amp;&quot;, &quot;&amp;[.O11]&amp;&quot;, &quot;&amp;[.S11]&amp;&quot;, &quot;&amp;[.H11]&amp;&quot;, &quot;&amp;[.L11]&amp;&quot;, &quot;&amp;[.P11]&amp;&quot;, &quot;&amp;[.T11]&amp;&quot;, &quot;&amp;[.I11]&amp;&quot;, &quot;&amp;[.M11]&amp;&quot;, &quot;&amp;[.Q11]&amp;&quot;, &quot;&amp;[.U11]&amp;&quot;, &quot;&amp;[.J11]&amp;&quot;, &quot;&amp;[.N11]&amp;&quot;, &quot;&amp;[.R11]&amp;&quot;, &quot;&amp;[.V11]" office:value-type="string" office:string-value="1, 0, 0, 0, 0, 1, 0, 0, 0, 0, 1, 0, 0, 0, 0.02415001, 1" calcext:value-type="string">
            <text:p>1, 0, 0, 0, 0, 1, 0, 0, 0, 0, 1, 0, 0, 0, 0.0241500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9" calcext:value-type="float">
            <text:p>0.090</text:p>
          </table:table-cell>
          <table:table-cell table:style-name="ce381" office:value-type="float" office:value="0.13" calcext:value-type="float">
            <text:p>0.13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381" table:formula="of:=+[.AP11]" office:value-type="float" office:value="0" calcext:value-type="float">
            <text:p>0.000</text:p>
          </table:table-cell>
          <table:table-cell table:style-name="ce381" table:formula="of:=+[.AO11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11]" office:value-type="float" office:value="0.13" calcext:value-type="float">
            <text:p>0.130</text:p>
          </table:table-cell>
          <table:table-cell table:style-name="ce381" table:formula="of:=+[.AR11]" office:value-type="float" office:value="0.09" calcext:value-type="float">
            <text:p>0.09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Spine3</text:p>
          </table:table-cell>
          <table:table-cell table:style-name="ce156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21525" calcext:value-type="float">
            <text:p>0.2152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]&amp;&quot;, &quot;&amp;[.K12]&amp;&quot;, &quot;&amp;[.O12]&amp;&quot;, &quot;&amp;[.S12]&amp;&quot;, &quot;&amp;[.H12]&amp;&quot;, &quot;&amp;[.L12]&amp;&quot;, &quot;&amp;[.P12]&amp;&quot;, &quot;&amp;[.T12]&amp;&quot;, &quot;&amp;[.I12]&amp;&quot;, &quot;&amp;[.M12]&amp;&quot;, &quot;&amp;[.Q12]&amp;&quot;, &quot;&amp;[.U12]&amp;&quot;, &quot;&amp;[.J12]&amp;&quot;, &quot;&amp;[.N12]&amp;&quot;, &quot;&amp;[.R12]&amp;&quot;, &quot;&amp;[.V12]" office:value-type="string" office:string-value="1, 0, 0, 0, 0, 1, 0, 0, 0, 0, 1, 0, -0.015, 0, 0.21525, 1" calcext:value-type="string">
            <text:p>1, 0, 0, 0, 0, 1, 0, 0, 0, 0, 1, 0, -0.015, 0, 0.2152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2]" office:value-type="float" office:value="0" calcext:value-type="float">
            <text:p>0.000</text:p>
          </table:table-cell>
          <table:table-cell table:style-name="ce391" table:formula="of:=+[.AO1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2]" office:value-type="float" office:value="1" calcext:value-type="float">
            <text:p>1.000</text:p>
          </table:table-cell>
          <table:table-cell table:style-name="ce391" table:formula="of:=+[.AR1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Spine4</text:p>
          </table:table-cell>
          <table:table-cell table:style-name="ce153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1525" calcext:value-type="float">
            <text:p>-0.2152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]&amp;&quot;, &quot;&amp;[.K13]&amp;&quot;, &quot;&amp;[.O13]&amp;&quot;, &quot;&amp;[.S13]&amp;&quot;, &quot;&amp;[.H13]&amp;&quot;, &quot;&amp;[.L13]&amp;&quot;, &quot;&amp;[.P13]&amp;&quot;, &quot;&amp;[.T13]&amp;&quot;, &quot;&amp;[.I13]&amp;&quot;, &quot;&amp;[.M13]&amp;&quot;, &quot;&amp;[.Q13]&amp;&quot;, &quot;&amp;[.U13]&amp;&quot;, &quot;&amp;[.J13]&amp;&quot;, &quot;&amp;[.N13]&amp;&quot;, &quot;&amp;[.R13]&amp;&quot;, &quot;&amp;[.V13]" office:value-type="string" office:string-value="1, 0, 0, 0, 0, 1, 0, 0, 0, 0, 1, 0, 0.015, 0, -0.21525, 1" calcext:value-type="string">
            <text:p>1, 0, 0, 0, 0, 1, 0, 0, 0, 0, 1, 0, 0.015, 0, -0.2152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3]" office:value-type="float" office:value="0" calcext:value-type="float">
            <text:p>0.000</text:p>
          </table:table-cell>
          <table:table-cell table:style-name="ce391" table:formula="of:=+[.AO1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3]" office:value-type="float" office:value="1" calcext:value-type="float">
            <text:p>1.000</text:p>
          </table:table-cell>
          <table:table-cell table:style-name="ce391" table:formula="of:=+[.AR1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Chest</text:p>
          </table:table-cell>
          <table:table-cell table:style-name="ce153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205" calcext:value-type="float">
            <text:p>0.20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]&amp;&quot;, &quot;&amp;[.K14]&amp;&quot;, &quot;&amp;[.O14]&amp;&quot;, &quot;&amp;[.S14]&amp;&quot;, &quot;&amp;[.H14]&amp;&quot;, &quot;&amp;[.L14]&amp;&quot;, &quot;&amp;[.P14]&amp;&quot;, &quot;&amp;[.T14]&amp;&quot;, &quot;&amp;[.I14]&amp;&quot;, &quot;&amp;[.M14]&amp;&quot;, &quot;&amp;[.Q14]&amp;&quot;, &quot;&amp;[.U14]&amp;&quot;, &quot;&amp;[.J14]&amp;&quot;, &quot;&amp;[.N14]&amp;&quot;, &quot;&amp;[.R14]&amp;&quot;, &quot;&amp;[.V14]" office:value-type="string" office:string-value="1, 0, 0, 0, 0, 1, 0, 0, 0, 0, 1, 0, -0.015, 0, 0.205, 1" calcext:value-type="string">
            <text:p>1, 0, 0, 0, 0, 1, 0, 0, 0, 0, 1, 0, -0.015, 0, 0.205, 1</text:p>
          </table:table-cell>
          <table:table-cell table:style-name="ce150"/>
          <table:table-cell office:value-type="float" office:value="0.961538" calcext:value-type="float">
            <text:p>1.0</text:p>
          </table:table-cell>
          <table:table-cell table:number-columns-repeated="2" table:style-name="ce287" office:value-type="float" office:value="-0" calcext:value-type="float">
            <text:p>0.0</text:p>
          </table:table-cell>
          <table:table-cell office:value-type="float" office:value="0.014777" calcext:value-type="float">
            <text:p>0.0147770</text:p>
          </table:table-cell>
          <table:table-cell office:value-type="float" office:value="-0" calcext:value-type="float">
            <text:p>0.0</text:p>
          </table:table-cell>
          <table:table-cell table:style-name="ce287" office:value-type="float" office:value="0.990099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office:value-type="float" office:value="-1.34577" calcext:value-type="float">
            <text:p>-1.34577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4]" office:value-type="float" office:value="0" calcext:value-type="float">
            <text:p>0.000</text:p>
          </table:table-cell>
          <table:table-cell table:style-name="ce391" table:formula="of:=+[.AO1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4]" office:value-type="float" office:value="1" calcext:value-type="float">
            <text:p>1.000</text:p>
          </table:table-cell>
          <table:table-cell table:style-name="ce391" table:formula="of:=+[.AR1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CHEST</text:p>
          </table:table-cell>
          <table:table-cell table:style-name="ce159" table:formula="of:=+[$'avatar_skeleton.xml convert'.B15]" office:value-type="string" office:string-value="mChest" calcext:value-type="string">
            <text:p>mChest</text:p>
          </table:table-cell>
          <table:table-cell table:formula="of:=+[$'avatar_skeleton.xml convert'.C15]" office:value-type="string" office:string-value="&quot;false&quot;" calcext:value-type="string">
            <text:p>"false"</text:p>
          </table:table-cell>
          <table:table-cell table:formula="of:=-[$'avatar_skeleton.xml convert'.D15]+[$'avatar_skeleton.xml convert'.G15]" office:value-type="float" office:value="0" calcext:value-type="float">
            <text:p>0.0000</text:p>
          </table:table-cell>
          <table:table-cell table:formula="of:=-[$'avatar_skeleton.xml convert'.E15]+[$'avatar_skeleton.xml convert'.H15]" office:value-type="float" office:value="0.096" calcext:value-type="float">
            <text:p>0.0960</text:p>
          </table:table-cell>
          <table:table-cell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912001" calcext:value-type="float">
            <text:p>0.02912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350004" calcext:value-type="float">
            <text:p>0.0735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]&amp;&quot;, &quot;&amp;[.K15]&amp;&quot;, &quot;&amp;[.O15]&amp;&quot;, &quot;&amp;[.S15]&amp;&quot;, &quot;&amp;[.H15]&amp;&quot;, &quot;&amp;[.L15]&amp;&quot;, &quot;&amp;[.P15]&amp;&quot;, &quot;&amp;[.T15]&amp;&quot;, &quot;&amp;[.I15]&amp;&quot;, &quot;&amp;[.M15]&amp;&quot;, &quot;&amp;[.Q15]&amp;&quot;, &quot;&amp;[.U15]&amp;&quot;, &quot;&amp;[.J15]&amp;&quot;, &quot;&amp;[.N15]&amp;&quot;, &quot;&amp;[.R15]&amp;&quot;, &quot;&amp;[.V15]" office:value-type="string" office:string-value="1, 0, 0, 0, 0, 1, 0, 0, 0, 0, 1, 0, 0.02912001, 0, 0.07350004, 1" calcext:value-type="string">
            <text:p>1, 0, 0, 0, 0, 1, 0, 0, 0, 0, 1, 0, 0.02912001, 0, 0.07350004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-10" calcext:value-type="float">
            <text:p>-1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4" calcext:value-type="float">
            <text:p>0.140</text:p>
          </table:table-cell>
          <table:table-cell table:style-name="ce381" office:value-type="float" office:value="0.19" calcext:value-type="float">
            <text:p>0.190</text:p>
          </table:table-cell>
          <table:table-cell table:style-name="ce381" office:value-type="float" office:value="0.22" calcext:value-type="float">
            <text:p>0.220</text:p>
          </table:table-cell>
          <table:table-cell table:style-name="ce381" table:formula="of:=+[.AP15]" office:value-type="float" office:value="-10" calcext:value-type="float">
            <text:p>-10.000</text:p>
          </table:table-cell>
          <table:table-cell table:style-name="ce381" table:formula="of:=+[.AO15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15]" office:value-type="float" office:value="0.19" calcext:value-type="float">
            <text:p>0.190</text:p>
          </table:table-cell>
          <table:table-cell table:style-name="ce381" table:formula="of:=+[.AR15]" office:value-type="float" office:value="0.14" calcext:value-type="float">
            <text:p>0.140</text:p>
          </table:table-cell>
          <table:table-cell table:style-name="ce381" office:value-type="float" office:value="0.22" calcext:value-type="float">
            <text:p>0.22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LEFT_PEC</text:p>
          </table:table-cell>
          <table:table-cell table:style-name="ce159" table:formula="of:=+[$'avatar_skeleton.xml convert'.B16]" office:value-type="string" office:string-value="mChest" calcext:value-type="string">
            <text:p>mChest</text:p>
          </table:table-cell>
          <table:table-cell table:formula="of:=+[$'avatar_skeleton.xml convert'.C16]" office:value-type="string" office:string-value="&quot;false&quot;" calcext:value-type="string">
            <text:p>"false"</text:p>
          </table:table-cell>
          <table:table-cell table:formula="of:=-[$'avatar_skeleton.xml convert'.D16]+[$'avatar_skeleton.xml convert'.G16]" office:value-type="float" office:value="0" calcext:value-type="float">
            <text:p>0.0000</text:p>
          </table:table-cell>
          <table:table-cell table:formula="of:=-[$'avatar_skeleton.xml convert'.E16]+[$'avatar_skeleton.xml convert'.H16]" office:value-type="float" office:value="-0.08" calcext:value-type="float">
            <text:p>-0.0800</text:p>
          </table:table-cell>
          <table:table-cell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237601" calcext:value-type="float">
            <text:p>0.12376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8282" calcext:value-type="float">
            <text:p>0.08282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410005" calcext:value-type="float">
            <text:p>0.0441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6]&amp;&quot;, &quot;&amp;[.K16]&amp;&quot;, &quot;&amp;[.O16]&amp;&quot;, &quot;&amp;[.S16]&amp;&quot;, &quot;&amp;[.H16]&amp;&quot;, &quot;&amp;[.L16]&amp;&quot;, &quot;&amp;[.P16]&amp;&quot;, &quot;&amp;[.T16]&amp;&quot;, &quot;&amp;[.I16]&amp;&quot;, &quot;&amp;[.M16]&amp;&quot;, &quot;&amp;[.Q16]&amp;&quot;, &quot;&amp;[.U16]&amp;&quot;, &quot;&amp;[.J16]&amp;&quot;, &quot;&amp;[.N16]&amp;&quot;, &quot;&amp;[.R16]&amp;&quot;, &quot;&amp;[.V16]" office:value-type="string" office:string-value="1, 0, 0, 0, 0, 1, 0, 0, 0, 0, 1, 0, 0.1237601, 0.08282, 0.04410005, 1" calcext:value-type="string">
            <text:p>1, 0, 0, 0, 0, 1, 0, 0, 0, 0, 1, 0, 0.1237601, 0.08282, 0.04410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4.29" calcext:value-type="float">
            <text:p>4.290</text:p>
          </table:table-cell>
          <table:table-cell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05" calcext:value-type="float">
            <text:p>0.050</text:p>
          </table:table-cell>
          <table:table-cell table:style-name="ce381" table:formula="of:=+[.AP16]" office:value-type="float" office:value="4.29" calcext:value-type="float">
            <text:p>4.290</text:p>
          </table:table-cell>
          <table:table-cell table:style-name="ce381" table:formula="of:=+[.AO16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16]" office:value-type="float" office:value="0.05" calcext:value-type="float">
            <text:p>0.050</text:p>
          </table:table-cell>
          <table:table-cell table:style-name="ce381" table:formula="of:=+[.AR16]" office:value-type="float" office:value="0.05" calcext:value-type="float">
            <text:p>0.05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RIGHT_PEC</text:p>
          </table:table-cell>
          <table:table-cell table:style-name="ce159" table:formula="of:=+[$'avatar_skeleton.xml convert'.B17]" office:value-type="string" office:string-value="mChest" calcext:value-type="string">
            <text:p>mChest</text:p>
          </table:table-cell>
          <table:table-cell table:formula="of:=+[$'avatar_skeleton.xml convert'.C17]" office:value-type="string" office:string-value="&quot;false&quot;" calcext:value-type="string">
            <text:p>"false"</text:p>
          </table:table-cell>
          <table:table-cell table:formula="of:=-[$'avatar_skeleton.xml convert'.D17]+[$'avatar_skeleton.xml convert'.G17]" office:value-type="float" office:value="0" calcext:value-type="float">
            <text:p>0.0000</text:p>
          </table:table-cell>
          <table:table-cell table:formula="of:=-[$'avatar_skeleton.xml convert'.E17]+[$'avatar_skeleton.xml convert'.H17]" office:value-type="float" office:value="-0.08" calcext:value-type="float">
            <text:p>-0.0800</text:p>
          </table:table-cell>
          <table:table-cell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237601" calcext:value-type="float">
            <text:p>0.12376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8282" calcext:value-type="float">
            <text:p>-0.08282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410005" calcext:value-type="float">
            <text:p>0.0441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7]&amp;&quot;, &quot;&amp;[.K17]&amp;&quot;, &quot;&amp;[.O17]&amp;&quot;, &quot;&amp;[.S17]&amp;&quot;, &quot;&amp;[.H17]&amp;&quot;, &quot;&amp;[.L17]&amp;&quot;, &quot;&amp;[.P17]&amp;&quot;, &quot;&amp;[.T17]&amp;&quot;, &quot;&amp;[.I17]&amp;&quot;, &quot;&amp;[.M17]&amp;&quot;, &quot;&amp;[.Q17]&amp;&quot;, &quot;&amp;[.U17]&amp;&quot;, &quot;&amp;[.J17]&amp;&quot;, &quot;&amp;[.N17]&amp;&quot;, &quot;&amp;[.R17]&amp;&quot;, &quot;&amp;[.V17]" office:value-type="string" office:string-value="1, 0, 0, 0, 0, 1, 0, 0, 0, 0, 1, 0, 0.1237601, -0.08282, 0.04410005, 1" calcext:value-type="string">
            <text:p>1, 0, 0, 0, 0, 1, 0, 0, 0, 0, 1, 0, 0.1237601, -0.08282, 0.04410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4.29" calcext:value-type="float">
            <text:p>4.290</text:p>
          </table:table-cell>
          <table:table-cell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05" calcext:value-type="float">
            <text:p>0.050</text:p>
          </table:table-cell>
          <table:table-cell table:style-name="ce381" table:formula="of:=+[.AP17]" office:value-type="float" office:value="4.29" calcext:value-type="float">
            <text:p>4.290</text:p>
          </table:table-cell>
          <table:table-cell table:style-name="ce381" table:formula="of:=+[.AO17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17]" office:value-type="float" office:value="0.05" calcext:value-type="float">
            <text:p>0.050</text:p>
          </table:table-cell>
          <table:table-cell table:style-name="ce381" table:formula="of:=+[.AR17]" office:value-type="float" office:value="0.05" calcext:value-type="float">
            <text:p>0.05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UPPER_BACK</text:p>
          </table:table-cell>
          <table:table-cell table:style-name="ce159" table:formula="of:=+[$'avatar_skeleton.xml convert'.B18]" office:value-type="string" office:string-value="mChest" calcext:value-type="string">
            <text:p>mChest</text:p>
          </table:table-cell>
          <table:table-cell table:formula="of:=+[$'avatar_skeleton.xml convert'.C18]" office:value-type="string" office:string-value="&quot;false&quot;" calcext:value-type="string">
            <text:p>"false"</text:p>
          </table:table-cell>
          <table:table-cell table:formula="of:=-[$'avatar_skeleton.xml convert'.D18]+[$'avatar_skeleton.xml convert'.G18]" office:value-type="float" office:value="0" calcext:value-type="float">
            <text:p>0.0000</text:p>
          </table:table-cell>
          <table:table-cell table:formula="of:=-[$'avatar_skeleton.xml convert'.E18]+[$'avatar_skeleton.xml convert'.H18]" office:value-type="float" office:value="0.1" calcext:value-type="float">
            <text:p>0.1000</text:p>
          </table:table-cell>
          <table:table-cell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785004" calcext:value-type="float">
            <text:p>0.0178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8]&amp;&quot;, &quot;&amp;[.K18]&amp;&quot;, &quot;&amp;[.O18]&amp;&quot;, &quot;&amp;[.S18]&amp;&quot;, &quot;&amp;[.H18]&amp;&quot;, &quot;&amp;[.L18]&amp;&quot;, &quot;&amp;[.P18]&amp;&quot;, &quot;&amp;[.T18]&amp;&quot;, &quot;&amp;[.I18]&amp;&quot;, &quot;&amp;[.M18]&amp;&quot;, &quot;&amp;[.Q18]&amp;&quot;, &quot;&amp;[.U18]&amp;&quot;, &quot;&amp;[.J18]&amp;&quot;, &quot;&amp;[.N18]&amp;&quot;, &quot;&amp;[.R18]&amp;&quot;, &quot;&amp;[.V18]" office:value-type="string" office:string-value="1, 0, 0, 0, 0, 1, 0, 0, 0, 0, 1, 0, 0, 0, 0.01785004, 1" calcext:value-type="string">
            <text:p>1, 0, 0, 0, 0, 1, 0, 0, 0, 0, 1, 0, 0, 0, 0.01785004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9" calcext:value-type="float">
            <text:p>0.090</text:p>
          </table:table-cell>
          <table:table-cell table:style-name="ce381" office:value-type="float" office:value="0.13" calcext:value-type="float">
            <text:p>0.13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381" table:formula="of:=+[.AP18]" office:value-type="float" office:value="0" calcext:value-type="float">
            <text:p>0.000</text:p>
          </table:table-cell>
          <table:table-cell table:style-name="ce381" table:formula="of:=+[.AO18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18]" office:value-type="float" office:value="0.13" calcext:value-type="float">
            <text:p>0.130</text:p>
          </table:table-cell>
          <table:table-cell table:style-name="ce381" table:formula="of:=+[.AR18]" office:value-type="float" office:value="0.09" calcext:value-type="float">
            <text:p>0.09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Neck</text:p>
          </table:table-cell>
          <table:table-cell table:style-name="ce159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251" calcext:value-type="float">
            <text:p>0.25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9]&amp;&quot;, &quot;&amp;[.K19]&amp;&quot;, &quot;&amp;[.O19]&amp;&quot;, &quot;&amp;[.S19]&amp;&quot;, &quot;&amp;[.H19]&amp;&quot;, &quot;&amp;[.L19]&amp;&quot;, &quot;&amp;[.P19]&amp;&quot;, &quot;&amp;[.T19]&amp;&quot;, &quot;&amp;[.I19]&amp;&quot;, &quot;&amp;[.M19]&amp;&quot;, &quot;&amp;[.Q19]&amp;&quot;, &quot;&amp;[.U19]&amp;&quot;, &quot;&amp;[.J19]&amp;&quot;, &quot;&amp;[.N19]&amp;&quot;, &quot;&amp;[.R19]&amp;&quot;, &quot;&amp;[.V19]" office:value-type="string" office:string-value="1, 0, 0, 0, 0, 1, 0, 0, 0, 0, 1, 0, -0.01, 0, 0.251, 1" calcext:value-type="string">
            <text:p>1, 0, 0, 0, 0, 1, 0, 0, 0, 0, 1, 0, -0.01, 0, 0.251, 1</text:p>
          </table:table-cell>
          <table:table-cell table:style-name="ce218" office:value-type="string" calcext:value-type="string">
            <text:p>[1.0, 0.0, 0.0, 0.0, 0.0, 1.0, 0.0, 0.0, 0.0, 0.0, 1.0, 0.0, -0.009999999776482582, 0.0, 0.2510000169277191, 1.0]</text:p>
          </table:table-cell>
          <table:table-cell office:value-type="float" office:value="1.18343" calcext:value-type="float">
            <text:p>1.2</text:p>
          </table:table-cell>
          <table:table-cell table:number-columns-repeated="2" table:style-name="ce287" office:value-type="float" office:value="-0" calcext:value-type="float">
            <text:p>0.0</text:p>
          </table:table-cell>
          <table:table-cell office:value-type="float" office:value="0.029888" calcext:value-type="float">
            <text:p>0.0298880</text:p>
          </table:table-cell>
          <table:table-cell office:value-type="float" office:value="-0" calcext:value-type="float">
            <text:p>0.0</text:p>
          </table:table-cell>
          <table:table-cell table:style-name="ce287" office:value-type="float" office:value="1.19761" calcext:value-type="float">
            <text:p>1.2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833333" calcext:value-type="float">
            <text:p>0.8</text:p>
          </table:table-cell>
          <table:table-cell office:value-type="float" office:value="-1.39726" calcext:value-type="float">
            <text:p>-1.3972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9]" office:value-type="float" office:value="0" calcext:value-type="float">
            <text:p>0.000</text:p>
          </table:table-cell>
          <table:table-cell table:style-name="ce391" table:formula="of:=+[.AO1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9]" office:value-type="float" office:value="1" calcext:value-type="float">
            <text:p>1.000</text:p>
          </table:table-cell>
          <table:table-cell table:style-name="ce391" table:formula="of:=+[.AR1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NECK</text:p>
          </table:table-cell>
          <table:table-cell table:style-name="ce153" table:formula="of:=+[$'avatar_skeleton.xml convert'.B20]" office:value-type="string" office:string-value="mNeck" calcext:value-type="string">
            <text:p>mNeck</text:p>
          </table:table-cell>
          <table:table-cell table:formula="of:=+[$'avatar_skeleton.xml convert'.C20]" office:value-type="string" office:string-value="&quot;false&quot;" calcext:value-type="string">
            <text:p>"false"</text:p>
          </table:table-cell>
          <table:table-cell table:formula="of:=-[$'avatar_skeleton.xml convert'.D20]+[$'avatar_skeleton.xml convert'.G20]" office:value-type="float" office:value="0" calcext:value-type="float">
            <text:p>0.0000</text:p>
          </table:table-cell>
          <table:table-cell table:formula="of:=-[$'avatar_skeleton.xml convert'.E20]+[$'avatar_skeleton.xml convert'.H20]" office:value-type="float" office:value="0" calcext:value-type="float">
            <text:p>0.0000</text:p>
          </table:table-cell>
          <table:table-cell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2400005" calcext:value-type="float">
            <text:p>0.0240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0]&amp;&quot;, &quot;&amp;[.K20]&amp;&quot;, &quot;&amp;[.O20]&amp;&quot;, &quot;&amp;[.S20]&amp;&quot;, &quot;&amp;[.H20]&amp;&quot;, &quot;&amp;[.L20]&amp;&quot;, &quot;&amp;[.P20]&amp;&quot;, &quot;&amp;[.T20]&amp;&quot;, &quot;&amp;[.I20]&amp;&quot;, &quot;&amp;[.M20]&amp;&quot;, &quot;&amp;[.Q20]&amp;&quot;, &quot;&amp;[.U20]&amp;&quot;, &quot;&amp;[.J20]&amp;&quot;, &quot;&amp;[.N20]&amp;&quot;, &quot;&amp;[.R20]&amp;&quot;, &quot;&amp;[.V20]" office:value-type="string" office:string-value="1, 0, 0, 0, 0, 1, 0, 0, 0, 0, 1, 0, 0, 0, 0.02400005, 1" calcext:value-type="string">
            <text:p>1, 0, 0, 0, 0, 1, 0, 0, 0, 0, 1, 0, 0, 0, 0.02400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65" calcext:value-type="float">
            <text:p>0.065</text:p>
          </table:table-cell>
          <table:table-cell table:style-name="ce381" office:value-type="float" office:value="0.07" calcext:value-type="float">
            <text:p>0.070</text:p>
          </table:table-cell>
          <table:table-cell table:style-name="ce381" office:value-type="float" office:value="0.08" calcext:value-type="float">
            <text:p>0.080</text:p>
          </table:table-cell>
          <table:table-cell table:style-name="ce381" table:formula="of:=+[.AP20]" office:value-type="float" office:value="0" calcext:value-type="float">
            <text:p>0.000</text:p>
          </table:table-cell>
          <table:table-cell table:style-name="ce381" table:formula="of:=+[.AO20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20]" office:value-type="float" office:value="0.07" calcext:value-type="float">
            <text:p>0.070</text:p>
          </table:table-cell>
          <table:table-cell table:style-name="ce381" table:formula="of:=+[.AR20]" office:value-type="float" office:value="0.065" calcext:value-type="float">
            <text:p>0.065</text:p>
          </table:table-cell>
          <table:table-cell table:style-name="ce381" office:value-type="float" office:value="0.08" calcext:value-type="float">
            <text:p>0.08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ead</text:p>
          </table:table-cell>
          <table:table-cell table:style-name="ce153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600001" calcext:value-type="float">
            <text:p>0.07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1]&amp;&quot;, &quot;&amp;[.K21]&amp;&quot;, &quot;&amp;[.O21]&amp;&quot;, &quot;&amp;[.S21]&amp;&quot;, &quot;&amp;[.H21]&amp;&quot;, &quot;&amp;[.L21]&amp;&quot;, &quot;&amp;[.P21]&amp;&quot;, &quot;&amp;[.T21]&amp;&quot;, &quot;&amp;[.I21]&amp;&quot;, &quot;&amp;[.M21]&amp;&quot;, &quot;&amp;[.Q21]&amp;&quot;, &quot;&amp;[.U21]&amp;&quot;, &quot;&amp;[.J21]&amp;&quot;, &quot;&amp;[.N21]&amp;&quot;, &quot;&amp;[.R21]&amp;&quot;, &quot;&amp;[.V21]" office:value-type="string" office:string-value="1, 0, 0, 0, 0, 1, 0, 0, 0, 0, 1, 0, 0, 0, 0.07600001, 1" calcext:value-type="string">
            <text:p>1, 0, 0, 0, 0, 1, 0, 0, 0, 0, 1, 0, 0, 0, 0.0760000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7303" calcext:value-type="float">
            <text:p>0.02730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078" calcext:value-type="float">
            <text:p>-1.910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21]" office:value-type="float" office:value="0" calcext:value-type="float">
            <text:p>0.000</text:p>
          </table:table-cell>
          <table:table-cell table:style-name="ce391" table:formula="of:=+[.AO2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21]" office:value-type="float" office:value="1" calcext:value-type="float">
            <text:p>1.000</text:p>
          </table:table-cell>
          <table:table-cell table:style-name="ce391" table:formula="of:=+[.AR2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HEAD</text:p>
          </table:table-cell>
          <table:table-cell table:style-name="ce162" table:formula="of:=+[$'avatar_skeleton.xml convert'.B22]" office:value-type="string" office:string-value="mHead" calcext:value-type="string">
            <text:p>mHead</text:p>
          </table:table-cell>
          <table:table-cell table:formula="of:=+[$'avatar_skeleton.xml convert'.C22]" office:value-type="string" office:string-value="&quot;false&quot;" calcext:value-type="string">
            <text:p>"false"</text:p>
          </table:table-cell>
          <table:table-cell table:formula="of:=-[$'avatar_skeleton.xml convert'.D22]+[$'avatar_skeleton.xml convert'.G22]" office:value-type="float" office:value="0" calcext:value-type="float">
            <text:p>0.0000</text:p>
          </table:table-cell>
          <table:table-cell table:formula="of:=-[$'avatar_skeleton.xml convert'.E22]+[$'avatar_skeleton.xml convert'.H22]" office:value-type="float" office:value="0" calcext:value-type="float">
            <text:p>0.0000</text:p>
          </table:table-cell>
          <table:table-cell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850002" calcext:value-type="float">
            <text:p>0.0185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6475008" calcext:value-type="float">
            <text:p>0.06475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2]&amp;&quot;, &quot;&amp;[.K22]&amp;&quot;, &quot;&amp;[.O22]&amp;&quot;, &quot;&amp;[.S22]&amp;&quot;, &quot;&amp;[.H22]&amp;&quot;, &quot;&amp;[.L22]&amp;&quot;, &quot;&amp;[.P22]&amp;&quot;, &quot;&amp;[.T22]&amp;&quot;, &quot;&amp;[.I22]&amp;&quot;, &quot;&amp;[.M22]&amp;&quot;, &quot;&amp;[.Q22]&amp;&quot;, &quot;&amp;[.U22]&amp;&quot;, &quot;&amp;[.J22]&amp;&quot;, &quot;&amp;[.N22]&amp;&quot;, &quot;&amp;[.R22]&amp;&quot;, &quot;&amp;[.V22]" office:value-type="string" office:string-value="1, 0, 0, 0, 0, 1, 0, 0, 0, 0, 1, 0, 0.01850002, 0, 0.06475008, 1" calcext:value-type="string">
            <text:p>1, 0, 0, 0, 0, 1, 0, 0, 0, 0, 1, 0, 0.01850002, 0, 0.06475008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2" office:value-type="float" office:value="0" calcext:value-type="float">
            <text:p>0.000</text:p>
          </table:table-cell>
          <table:table-cell table:style-name="ce382" office:value-type="float" office:value="0.11" calcext:value-type="float">
            <text:p>0.110</text:p>
          </table:table-cell>
          <table:table-cell table:style-name="ce382" office:value-type="float" office:value="0.09" calcext:value-type="float">
            <text:p>0.090</text:p>
          </table:table-cell>
          <table:table-cell table:style-name="ce381" office:value-type="float" office:value="0.13" calcext:value-type="float">
            <text:p>0.130</text:p>
          </table:table-cell>
          <table:table-cell table:style-name="ce382" table:formula="of:=+[.AP22]" office:value-type="float" office:value="0" calcext:value-type="float">
            <text:p>0.000</text:p>
          </table:table-cell>
          <table:table-cell table:style-name="ce382" table:formula="of:=+[.AO22]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382" table:formula="of:=+[.AS22]" office:value-type="float" office:value="0.09" calcext:value-type="float">
            <text:p>0.090</text:p>
          </table:table-cell>
          <table:table-cell table:style-name="ce382" table:formula="of:=+[.AR22]" office:value-type="float" office:value="0.11" calcext:value-type="float">
            <text:p>0.110</text:p>
          </table:table-cell>
          <table:table-cell table:style-name="ce382" office:value-type="float" office:value="0.13" calcext:value-type="float">
            <text:p>0.13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Skull</text:p>
          </table:table-cell>
          <table:table-cell table:style-name="ce162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307506" calcext:value-type="float">
            <text:p>0.073075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3]&amp;&quot;, &quot;&amp;[.K23]&amp;&quot;, &quot;&amp;[.O23]&amp;&quot;, &quot;&amp;[.S23]&amp;&quot;, &quot;&amp;[.H23]&amp;&quot;, &quot;&amp;[.L23]&amp;&quot;, &quot;&amp;[.P23]&amp;&quot;, &quot;&amp;[.T23]&amp;&quot;, &quot;&amp;[.I23]&amp;&quot;, &quot;&amp;[.M23]&amp;&quot;, &quot;&amp;[.Q23]&amp;&quot;, &quot;&amp;[.U23]&amp;&quot;, &quot;&amp;[.J23]&amp;&quot;, &quot;&amp;[.N23]&amp;&quot;, &quot;&amp;[.R23]&amp;&quot;, &quot;&amp;[.V23]" office:value-type="string" office:string-value="1, 0, 0, 0, 0, 1, 0, 0, 0, 0, 1, 0, 0, 0, 0.07307506, 1" calcext:value-type="string">
            <text:p>1, 0, 0, 0, 0, 1, 0, 0, 0, 0, 1, 0, 0, 0, 0.07307506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23]" office:value-type="float" office:value="0" calcext:value-type="float">
            <text:p>0.000</text:p>
          </table:table-cell>
          <table:table-cell table:style-name="ce391" table:formula="of:=+[.AO2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23]" office:value-type="float" office:value="1" calcext:value-type="float">
            <text:p>1.000</text:p>
          </table:table-cell>
          <table:table-cell table:style-name="ce391" table:formula="of:=+[.AR2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EyeRight</text:p>
          </table:table-cell>
          <table:table-cell table:style-name="ce162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98" calcext:value-type="float">
            <text:p>0.09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6" calcext:value-type="float">
            <text:p>-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9" calcext:value-type="float">
            <text:p>0.07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4]&amp;&quot;, &quot;&amp;[.K24]&amp;&quot;, &quot;&amp;[.O24]&amp;&quot;, &quot;&amp;[.S24]&amp;&quot;, &quot;&amp;[.H24]&amp;&quot;, &quot;&amp;[.L24]&amp;&quot;, &quot;&amp;[.P24]&amp;&quot;, &quot;&amp;[.T24]&amp;&quot;, &quot;&amp;[.I24]&amp;&quot;, &quot;&amp;[.M24]&amp;&quot;, &quot;&amp;[.Q24]&amp;&quot;, &quot;&amp;[.U24]&amp;&quot;, &quot;&amp;[.J24]&amp;&quot;, &quot;&amp;[.N24]&amp;&quot;, &quot;&amp;[.R24]&amp;&quot;, &quot;&amp;[.V24]" office:value-type="string" office:string-value="1, 0, 0, 0, 0, 1, 0, 0, 0, 0, 1, 0, 0.098, -0.036, 0.079, 1" calcext:value-type="string">
            <text:p>1, 0, 0, 0, 0, 1, 0, 0, 0, 0, 1, 0, 0.098, -0.036, 0.079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1163" calcext:value-type="float">
            <text:p>-0.07116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9" calcext:value-type="float">
            <text:p>0.03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24]" office:value-type="float" office:value="0" calcext:value-type="float">
            <text:p>0.000</text:p>
          </table:table-cell>
          <table:table-cell table:style-name="ce391" table:formula="of:=+[.AO2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24]" office:value-type="float" office:value="1" calcext:value-type="float">
            <text:p>1.000</text:p>
          </table:table-cell>
          <table:table-cell table:style-name="ce391" table:formula="of:=+[.AR2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EyeLeft</text:p>
          </table:table-cell>
          <table:table-cell table:style-name="ce162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98" calcext:value-type="float">
            <text:p>0.09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6" calcext:value-type="float">
            <text:p>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9" calcext:value-type="float">
            <text:p>0.07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5]&amp;&quot;, &quot;&amp;[.K25]&amp;&quot;, &quot;&amp;[.O25]&amp;&quot;, &quot;&amp;[.S25]&amp;&quot;, &quot;&amp;[.H25]&amp;&quot;, &quot;&amp;[.L25]&amp;&quot;, &quot;&amp;[.P25]&amp;&quot;, &quot;&amp;[.T25]&amp;&quot;, &quot;&amp;[.I25]&amp;&quot;, &quot;&amp;[.M25]&amp;&quot;, &quot;&amp;[.Q25]&amp;&quot;, &quot;&amp;[.U25]&amp;&quot;, &quot;&amp;[.J25]&amp;&quot;, &quot;&amp;[.N25]&amp;&quot;, &quot;&amp;[.R25]&amp;&quot;, &quot;&amp;[.V25]" office:value-type="string" office:string-value="1, 0, 0, 0, 0, 1, 0, 0, 0, 0, 1, 0, 0.098, 0.036, 0.079, 1" calcext:value-type="string">
            <text:p>1, 0, 0, 0, 0, 1, 0, 0, 0, 0, 1, 0, 0.098, 0.036, 0.079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1158" calcext:value-type="float">
            <text:p>-0.07115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9" calcext:value-type="float">
            <text:p>-0.03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25]" office:value-type="float" office:value="0" calcext:value-type="float">
            <text:p>0.000</text:p>
          </table:table-cell>
          <table:table-cell table:style-name="ce391" table:formula="of:=+[.AO2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25]" office:value-type="float" office:value="1" calcext:value-type="float">
            <text:p>1.000</text:p>
          </table:table-cell>
          <table:table-cell table:style-name="ce391" table:formula="of:=+[.AR2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Root</text:p>
          </table:table-cell>
          <table:table-cell table:style-name="ce162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5" calcext:value-type="float">
            <text:p>0.02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6]&amp;&quot;, &quot;&amp;[.K26]&amp;&quot;, &quot;&amp;[.O26]&amp;&quot;, &quot;&amp;[.S26]&amp;&quot;, &quot;&amp;[.H26]&amp;&quot;, &quot;&amp;[.L26]&amp;&quot;, &quot;&amp;[.P26]&amp;&quot;, &quot;&amp;[.T26]&amp;&quot;, &quot;&amp;[.I26]&amp;&quot;, &quot;&amp;[.M26]&amp;&quot;, &quot;&amp;[.Q26]&amp;&quot;, &quot;&amp;[.U26]&amp;&quot;, &quot;&amp;[.J26]&amp;&quot;, &quot;&amp;[.N26]&amp;&quot;, &quot;&amp;[.R26]&amp;&quot;, &quot;&amp;[.V26]" office:value-type="string" office:string-value="1, 0, 0, 0, 0, 1, 0, 0, 0, 0, 1, 0, 0.025, 0, 0.045, 1" calcext:value-type="string">
            <text:p>1, 0, 0, 0, 0, 1, 0, 0, 0, 0, 1, 0, 0.025, 0, 0.045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303" calcext:value-type="float">
            <text:p>0.00230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57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062" calcext:value-type="float">
            <text:p>1.1</text:p>
          </table:table-cell>
          <table:table-cell office:value-type="float" office:value="-2.00275" calcext:value-type="float">
            <text:p>-2.0027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26]" office:value-type="float" office:value="0" calcext:value-type="float">
            <text:p>0.000</text:p>
          </table:table-cell>
          <table:table-cell table:style-name="ce391" table:formula="of:=+[.AO2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26]" office:value-type="float" office:value="1" calcext:value-type="float">
            <text:p>1.000</text:p>
          </table:table-cell>
          <table:table-cell table:style-name="ce391" table:formula="of:=+[.AR2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EyeAltRight</text:p>
          </table:table-cell>
          <table:table-cell table:style-name="ce164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752507" calcext:value-type="float">
            <text:p>0.067525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405608" calcext:value-type="float">
            <text:p>-0.034056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073585" calcext:value-type="float">
            <text:p>0.0307359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7]&amp;&quot;, &quot;&amp;[.K27]&amp;&quot;, &quot;&amp;[.O27]&amp;&quot;, &quot;&amp;[.S27]&amp;&quot;, &quot;&amp;[.H27]&amp;&quot;, &quot;&amp;[.L27]&amp;&quot;, &quot;&amp;[.P27]&amp;&quot;, &quot;&amp;[.T27]&amp;&quot;, &quot;&amp;[.I27]&amp;&quot;, &quot;&amp;[.M27]&amp;&quot;, &quot;&amp;[.Q27]&amp;&quot;, &quot;&amp;[.U27]&amp;&quot;, &quot;&amp;[.J27]&amp;&quot;, &quot;&amp;[.N27]&amp;&quot;, &quot;&amp;[.R27]&amp;&quot;, &quot;&amp;[.V27]" office:value-type="string" office:string-value="1, 0, 0, 0, 0, 1, 0, 0, 0, 0, 1, 0, 0.06752507, -0.03405608, 0.03073585, 1" calcext:value-type="string">
            <text:p>1, 0, 0, 0, 0, 1, 0, 0, 0, 0, 1, 0, 0.06752507, -0.03405608, 0.0307358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27]" office:value-type="float" office:value="0" calcext:value-type="float">
            <text:p>0.000</text:p>
          </table:table-cell>
          <table:table-cell table:style-name="ce391" table:formula="of:=+[.AO2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27]" office:value-type="float" office:value="1" calcext:value-type="float">
            <text:p>1.000</text:p>
          </table:table-cell>
          <table:table-cell table:style-name="ce391" table:formula="of:=+[.AR2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EyeAltLeft</text:p>
          </table:table-cell>
          <table:table-cell table:style-name="ce164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752507" calcext:value-type="float">
            <text:p>0.067525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405608" calcext:value-type="float">
            <text:p>0.034056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073585" calcext:value-type="float">
            <text:p>0.0307359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8]&amp;&quot;, &quot;&amp;[.K28]&amp;&quot;, &quot;&amp;[.O28]&amp;&quot;, &quot;&amp;[.S28]&amp;&quot;, &quot;&amp;[.H28]&amp;&quot;, &quot;&amp;[.L28]&amp;&quot;, &quot;&amp;[.P28]&amp;&quot;, &quot;&amp;[.T28]&amp;&quot;, &quot;&amp;[.I28]&amp;&quot;, &quot;&amp;[.M28]&amp;&quot;, &quot;&amp;[.Q28]&amp;&quot;, &quot;&amp;[.U28]&amp;&quot;, &quot;&amp;[.J28]&amp;&quot;, &quot;&amp;[.N28]&amp;&quot;, &quot;&amp;[.R28]&amp;&quot;, &quot;&amp;[.V28]" office:value-type="string" office:string-value="1, 0, 0, 0, 0, 1, 0, 0, 0, 0, 1, 0, 0.06752507, 0.03405608, 0.03073585, 1" calcext:value-type="string">
            <text:p>1, 0, 0, 0, 0, 1, 0, 0, 0, 0, 1, 0, 0.06752507, 0.03405608, 0.0307358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28]" office:value-type="float" office:value="0" calcext:value-type="float">
            <text:p>0.000</text:p>
          </table:table-cell>
          <table:table-cell table:style-name="ce391" table:formula="of:=+[.AO2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28]" office:value-type="float" office:value="1" calcext:value-type="float">
            <text:p>1.000</text:p>
          </table:table-cell>
          <table:table-cell table:style-name="ce391" table:formula="of:=+[.AR2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ForeheadLeft</text:p>
          </table:table-cell>
          <table:table-cell table:style-name="ce164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1" calcext:value-type="float">
            <text:p>0.06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5" calcext:value-type="float">
            <text:p>0.03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3" calcext:value-type="float">
            <text:p>0.08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9]&amp;&quot;, &quot;&amp;[.K29]&amp;&quot;, &quot;&amp;[.O29]&amp;&quot;, &quot;&amp;[.S29]&amp;&quot;, &quot;&amp;[.H29]&amp;&quot;, &quot;&amp;[.L29]&amp;&quot;, &quot;&amp;[.P29]&amp;&quot;, &quot;&amp;[.T29]&amp;&quot;, &quot;&amp;[.I29]&amp;&quot;, &quot;&amp;[.M29]&amp;&quot;, &quot;&amp;[.Q29]&amp;&quot;, &quot;&amp;[.U29]&amp;&quot;, &quot;&amp;[.J29]&amp;&quot;, &quot;&amp;[.N29]&amp;&quot;, &quot;&amp;[.R29]&amp;&quot;, &quot;&amp;[.V29]" office:value-type="string" office:string-value="1, 0, 0, 0, 0, 1, 0, 0, 0, 0, 1, 0, 0.061, 0.035, 0.083, 1" calcext:value-type="string">
            <text:p>1, 0, 0, 0, 0, 1, 0, 0, 0, 0, 1, 0, 0.061, 0.035, 0.083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5795" calcext:value-type="float">
            <text:p>-0.0357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5607" calcext:value-type="float">
            <text:p>1.2</text:p>
          </table:table-cell>
          <table:table-cell office:value-type="float" office:value="-2.18293" calcext:value-type="float">
            <text:p>-2.182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29]" office:value-type="float" office:value="0" calcext:value-type="float">
            <text:p>0.000</text:p>
          </table:table-cell>
          <table:table-cell table:style-name="ce391" table:formula="of:=+[.AO2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29]" office:value-type="float" office:value="1" calcext:value-type="float">
            <text:p>1.000</text:p>
          </table:table-cell>
          <table:table-cell table:style-name="ce391" table:formula="of:=+[.AR2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ForeheadRight</text:p>
          </table:table-cell>
          <table:table-cell table:style-name="ce164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1" calcext:value-type="float">
            <text:p>0.06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5" calcext:value-type="float">
            <text:p>-0.03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3" calcext:value-type="float">
            <text:p>0.08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0]&amp;&quot;, &quot;&amp;[.K30]&amp;&quot;, &quot;&amp;[.O30]&amp;&quot;, &quot;&amp;[.S30]&amp;&quot;, &quot;&amp;[.H30]&amp;&quot;, &quot;&amp;[.L30]&amp;&quot;, &quot;&amp;[.P30]&amp;&quot;, &quot;&amp;[.T30]&amp;&quot;, &quot;&amp;[.I30]&amp;&quot;, &quot;&amp;[.M30]&amp;&quot;, &quot;&amp;[.Q30]&amp;&quot;, &quot;&amp;[.U30]&amp;&quot;, &quot;&amp;[.J30]&amp;&quot;, &quot;&amp;[.N30]&amp;&quot;, &quot;&amp;[.R30]&amp;&quot;, &quot;&amp;[.V30]" office:value-type="string" office:string-value="1, 0, 0, 0, 0, 1, 0, 0, 0, 0, 1, 0, 0.061, -0.035, 0.083, 1" calcext:value-type="string">
            <text:p>1, 0, 0, 0, 0, 1, 0, 0, 0, 0, 1, 0, 0.061, -0.035, 0.083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5795" calcext:value-type="float">
            <text:p>0.0357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5607" calcext:value-type="float">
            <text:p>1.2</text:p>
          </table:table-cell>
          <table:table-cell office:value-type="float" office:value="-2.18293" calcext:value-type="float">
            <text:p>-2.182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30]" office:value-type="float" office:value="0" calcext:value-type="float">
            <text:p>0.000</text:p>
          </table:table-cell>
          <table:table-cell table:style-name="ce391" table:formula="of:=+[.AO3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30]" office:value-type="float" office:value="1" calcext:value-type="float">
            <text:p>1.000</text:p>
          </table:table-cell>
          <table:table-cell table:style-name="ce391" table:formula="of:=+[.AR3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EyebrowOuterLeft</text:p>
          </table:table-cell>
          <table:table-cell table:style-name="ce164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4" calcext:value-type="float">
            <text:p>0.06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51" calcext:value-type="float">
            <text:p>0.05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8" calcext:value-type="float">
            <text:p>0.04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1]&amp;&quot;, &quot;&amp;[.K31]&amp;&quot;, &quot;&amp;[.O31]&amp;&quot;, &quot;&amp;[.S31]&amp;&quot;, &quot;&amp;[.H31]&amp;&quot;, &quot;&amp;[.L31]&amp;&quot;, &quot;&amp;[.P31]&amp;&quot;, &quot;&amp;[.T31]&amp;&quot;, &quot;&amp;[.I31]&amp;&quot;, &quot;&amp;[.M31]&amp;&quot;, &quot;&amp;[.Q31]&amp;&quot;, &quot;&amp;[.U31]&amp;&quot;, &quot;&amp;[.J31]&amp;&quot;, &quot;&amp;[.N31]&amp;&quot;, &quot;&amp;[.R31]&amp;&quot;, &quot;&amp;[.V31]" office:value-type="string" office:string-value="1, 0, 0, 0, 0, 1, 0, 0, 0, 0, 1, 0, 0.064, 0.051, 0.048, 1" calcext:value-type="string">
            <text:p>1, 0, 0, 0, 0, 1, 0, 0, 0, 0, 1, 0, 0.064, 0.051, 0.048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2635" calcext:value-type="float">
            <text:p>-0.05263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378" calcext:value-type="float">
            <text:p>-2.003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31]" office:value-type="float" office:value="0" calcext:value-type="float">
            <text:p>0.000</text:p>
          </table:table-cell>
          <table:table-cell table:style-name="ce391" table:formula="of:=+[.AO3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31]" office:value-type="float" office:value="1" calcext:value-type="float">
            <text:p>1.000</text:p>
          </table:table-cell>
          <table:table-cell table:style-name="ce391" table:formula="of:=+[.AR3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EyebrowCenterLeft</text:p>
          </table:table-cell>
          <table:table-cell table:style-name="ce164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" calcext:value-type="float">
            <text:p>0.07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3" calcext:value-type="float">
            <text:p>0.04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56" calcext:value-type="float">
            <text:p>0.05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2]&amp;&quot;, &quot;&amp;[.K32]&amp;&quot;, &quot;&amp;[.O32]&amp;&quot;, &quot;&amp;[.S32]&amp;&quot;, &quot;&amp;[.H32]&amp;&quot;, &quot;&amp;[.L32]&amp;&quot;, &quot;&amp;[.P32]&amp;&quot;, &quot;&amp;[.T32]&amp;&quot;, &quot;&amp;[.I32]&amp;&quot;, &quot;&amp;[.M32]&amp;&quot;, &quot;&amp;[.Q32]&amp;&quot;, &quot;&amp;[.U32]&amp;&quot;, &quot;&amp;[.J32]&amp;&quot;, &quot;&amp;[.N32]&amp;&quot;, &quot;&amp;[.R32]&amp;&quot;, &quot;&amp;[.V32]" office:value-type="string" office:string-value="1, 0, 0, 0, 0, 1, 0, 0, 0, 0, 1, 0, 0.07, 0.043, 0.056, 1" calcext:value-type="string">
            <text:p>1, 0, 0, 0, 0, 1, 0, 0, 0, 0, 1, 0, 0.07, 0.043, 0.056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5888" calcext:value-type="float">
            <text:p>-0.04588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1183" calcext:value-type="float">
            <text:p>-2.011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32]" office:value-type="float" office:value="0" calcext:value-type="float">
            <text:p>0.000</text:p>
          </table:table-cell>
          <table:table-cell table:style-name="ce391" table:formula="of:=+[.AO3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32]" office:value-type="float" office:value="1" calcext:value-type="float">
            <text:p>1.000</text:p>
          </table:table-cell>
          <table:table-cell table:style-name="ce391" table:formula="of:=+[.AR3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EyebrowInnerLeft</text:p>
          </table:table-cell>
          <table:table-cell table:style-name="ce164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5" calcext:value-type="float">
            <text:p>0.07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22" calcext:value-type="float">
            <text:p>0.02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51" calcext:value-type="float">
            <text:p>0.05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3]&amp;&quot;, &quot;&amp;[.K33]&amp;&quot;, &quot;&amp;[.O33]&amp;&quot;, &quot;&amp;[.S33]&amp;&quot;, &quot;&amp;[.H33]&amp;&quot;, &quot;&amp;[.L33]&amp;&quot;, &quot;&amp;[.P33]&amp;&quot;, &quot;&amp;[.T33]&amp;&quot;, &quot;&amp;[.I33]&amp;&quot;, &quot;&amp;[.M33]&amp;&quot;, &quot;&amp;[.Q33]&amp;&quot;, &quot;&amp;[.U33]&amp;&quot;, &quot;&amp;[.J33]&amp;&quot;, &quot;&amp;[.N33]&amp;&quot;, &quot;&amp;[.R33]&amp;&quot;, &quot;&amp;[.V33]" office:value-type="string" office:string-value="1, 0, 0, 0, 0, 1, 0, 0, 0, 0, 1, 0, 0.075, 0.022, 0.051, 1" calcext:value-type="string">
            <text:p>1, 0, 0, 0, 0, 1, 0, 0, 0, 0, 1, 0, 0.075, 0.022, 0.05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24877" calcext:value-type="float">
            <text:p>-0.02487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683" calcext:value-type="float">
            <text:p>-2.006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33]" office:value-type="float" office:value="0" calcext:value-type="float">
            <text:p>0.000</text:p>
          </table:table-cell>
          <table:table-cell table:style-name="ce391" table:formula="of:=+[.AO3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33]" office:value-type="float" office:value="1" calcext:value-type="float">
            <text:p>1.000</text:p>
          </table:table-cell>
          <table:table-cell table:style-name="ce391" table:formula="of:=+[.AR3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EyebrowOuterRight</text:p>
          </table:table-cell>
          <table:table-cell table:style-name="ce164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4" calcext:value-type="float">
            <text:p>0.06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51" calcext:value-type="float">
            <text:p>-0.05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8" calcext:value-type="float">
            <text:p>0.04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4]&amp;&quot;, &quot;&amp;[.K34]&amp;&quot;, &quot;&amp;[.O34]&amp;&quot;, &quot;&amp;[.S34]&amp;&quot;, &quot;&amp;[.H34]&amp;&quot;, &quot;&amp;[.L34]&amp;&quot;, &quot;&amp;[.P34]&amp;&quot;, &quot;&amp;[.T34]&amp;&quot;, &quot;&amp;[.I34]&amp;&quot;, &quot;&amp;[.M34]&amp;&quot;, &quot;&amp;[.Q34]&amp;&quot;, &quot;&amp;[.U34]&amp;&quot;, &quot;&amp;[.J34]&amp;&quot;, &quot;&amp;[.N34]&amp;&quot;, &quot;&amp;[.R34]&amp;&quot;, &quot;&amp;[.V34]" office:value-type="string" office:string-value="1, 0, 0, 0, 0, 1, 0, 0, 0, 0, 1, 0, 0.064, -0.051, 0.048, 1" calcext:value-type="string">
            <text:p>1, 0, 0, 0, 0, 1, 0, 0, 0, 0, 1, 0, 0.064, -0.051, 0.048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2635" calcext:value-type="float">
            <text:p>0.05263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378" calcext:value-type="float">
            <text:p>-2.003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34]" office:value-type="float" office:value="0" calcext:value-type="float">
            <text:p>0.000</text:p>
          </table:table-cell>
          <table:table-cell table:style-name="ce391" table:formula="of:=+[.AO3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34]" office:value-type="float" office:value="1" calcext:value-type="float">
            <text:p>1.000</text:p>
          </table:table-cell>
          <table:table-cell table:style-name="ce391" table:formula="of:=+[.AR3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EyebrowCenterRight</text:p>
          </table:table-cell>
          <table:table-cell table:style-name="ce164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" calcext:value-type="float">
            <text:p>0.07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3" calcext:value-type="float">
            <text:p>-0.04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56" calcext:value-type="float">
            <text:p>0.05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5]&amp;&quot;, &quot;&amp;[.K35]&amp;&quot;, &quot;&amp;[.O35]&amp;&quot;, &quot;&amp;[.S35]&amp;&quot;, &quot;&amp;[.H35]&amp;&quot;, &quot;&amp;[.L35]&amp;&quot;, &quot;&amp;[.P35]&amp;&quot;, &quot;&amp;[.T35]&amp;&quot;, &quot;&amp;[.I35]&amp;&quot;, &quot;&amp;[.M35]&amp;&quot;, &quot;&amp;[.Q35]&amp;&quot;, &quot;&amp;[.U35]&amp;&quot;, &quot;&amp;[.J35]&amp;&quot;, &quot;&amp;[.N35]&amp;&quot;, &quot;&amp;[.R35]&amp;&quot;, &quot;&amp;[.V35]" office:value-type="string" office:string-value="1, 0, 0, 0, 0, 1, 0, 0, 0, 0, 1, 0, 0.07, -0.043, 0.056, 1" calcext:value-type="string">
            <text:p>1, 0, 0, 0, 0, 1, 0, 0, 0, 0, 1, 0, 0.07, -0.043, 0.056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5888" calcext:value-type="float">
            <text:p>0.04588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1183" calcext:value-type="float">
            <text:p>-2.011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35]" office:value-type="float" office:value="0" calcext:value-type="float">
            <text:p>0.000</text:p>
          </table:table-cell>
          <table:table-cell table:style-name="ce391" table:formula="of:=+[.AO3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35]" office:value-type="float" office:value="1" calcext:value-type="float">
            <text:p>1.000</text:p>
          </table:table-cell>
          <table:table-cell table:style-name="ce391" table:formula="of:=+[.AR3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EyebrowInnerRight</text:p>
          </table:table-cell>
          <table:table-cell table:style-name="ce164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5" calcext:value-type="float">
            <text:p>0.07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22" calcext:value-type="float">
            <text:p>-0.02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51" calcext:value-type="float">
            <text:p>0.05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6]&amp;&quot;, &quot;&amp;[.K36]&amp;&quot;, &quot;&amp;[.O36]&amp;&quot;, &quot;&amp;[.S36]&amp;&quot;, &quot;&amp;[.H36]&amp;&quot;, &quot;&amp;[.L36]&amp;&quot;, &quot;&amp;[.P36]&amp;&quot;, &quot;&amp;[.T36]&amp;&quot;, &quot;&amp;[.I36]&amp;&quot;, &quot;&amp;[.M36]&amp;&quot;, &quot;&amp;[.Q36]&amp;&quot;, &quot;&amp;[.U36]&amp;&quot;, &quot;&amp;[.J36]&amp;&quot;, &quot;&amp;[.N36]&amp;&quot;, &quot;&amp;[.R36]&amp;&quot;, &quot;&amp;[.V36]" office:value-type="string" office:string-value="1, 0, 0, 0, 0, 1, 0, 0, 0, 0, 1, 0, 0.075, -0.022, 0.051, 1" calcext:value-type="string">
            <text:p>1, 0, 0, 0, 0, 1, 0, 0, 0, 0, 1, 0, 0.075, -0.022, 0.05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24877" calcext:value-type="float">
            <text:p>0.02487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683" calcext:value-type="float">
            <text:p>-2.006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36]" office:value-type="float" office:value="0" calcext:value-type="float">
            <text:p>0.000</text:p>
          </table:table-cell>
          <table:table-cell table:style-name="ce391" table:formula="of:=+[.AO3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36]" office:value-type="float" office:value="1" calcext:value-type="float">
            <text:p>1.000</text:p>
          </table:table-cell>
          <table:table-cell table:style-name="ce391" table:formula="of:=+[.AR3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EyeLidUpperLeft</text:p>
          </table:table-cell>
          <table:table-cell table:style-name="ce164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300001" calcext:value-type="float">
            <text:p>0.07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6" calcext:value-type="float">
            <text:p>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7]&amp;&quot;, &quot;&amp;[.K37]&amp;&quot;, &quot;&amp;[.O37]&amp;&quot;, &quot;&amp;[.S37]&amp;&quot;, &quot;&amp;[.H37]&amp;&quot;, &quot;&amp;[.L37]&amp;&quot;, &quot;&amp;[.P37]&amp;&quot;, &quot;&amp;[.T37]&amp;&quot;, &quot;&amp;[.I37]&amp;&quot;, &quot;&amp;[.M37]&amp;&quot;, &quot;&amp;[.Q37]&amp;&quot;, &quot;&amp;[.U37]&amp;&quot;, &quot;&amp;[.J37]&amp;&quot;, &quot;&amp;[.N37]&amp;&quot;, &quot;&amp;[.R37]&amp;&quot;, &quot;&amp;[.V37]" office:value-type="string" office:string-value="1, 0, 0, 0, 0, 1, 0, 0, 0, 0, 1, 0, 0.07300001, 0.036, 0.034, 1" calcext:value-type="string">
            <text:p>1, 0, 0, 0, 0, 1, 0, 0, 0, 0, 1, 0, 0.07300001, 0.036, 0.03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8873" calcext:value-type="float">
            <text:p>-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92" calcext:value-type="float">
            <text:p>-1.9899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37]" office:value-type="float" office:value="0" calcext:value-type="float">
            <text:p>0.000</text:p>
          </table:table-cell>
          <table:table-cell table:style-name="ce391" table:formula="of:=+[.AO3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37]" office:value-type="float" office:value="1" calcext:value-type="float">
            <text:p>1.000</text:p>
          </table:table-cell>
          <table:table-cell table:style-name="ce391" table:formula="of:=+[.AR3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EyeLidLowerLeft</text:p>
          </table:table-cell>
          <table:table-cell table:style-name="ce164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300001" calcext:value-type="float">
            <text:p>0.07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6" calcext:value-type="float">
            <text:p>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8]&amp;&quot;, &quot;&amp;[.K38]&amp;&quot;, &quot;&amp;[.O38]&amp;&quot;, &quot;&amp;[.S38]&amp;&quot;, &quot;&amp;[.H38]&amp;&quot;, &quot;&amp;[.L38]&amp;&quot;, &quot;&amp;[.P38]&amp;&quot;, &quot;&amp;[.T38]&amp;&quot;, &quot;&amp;[.I38]&amp;&quot;, &quot;&amp;[.M38]&amp;&quot;, &quot;&amp;[.Q38]&amp;&quot;, &quot;&amp;[.U38]&amp;&quot;, &quot;&amp;[.J38]&amp;&quot;, &quot;&amp;[.N38]&amp;&quot;, &quot;&amp;[.R38]&amp;&quot;, &quot;&amp;[.V38]" office:value-type="string" office:string-value="1, 0, 0, 0, 0, 1, 0, 0, 0, 0, 1, 0, 0.07300001, 0.036, 0.034, 1" calcext:value-type="string">
            <text:p>1, 0, 0, 0, 0, 1, 0, 0, 0, 0, 1, 0, 0.07300001, 0.036, 0.03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8873" calcext:value-type="float">
            <text:p>-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38]" office:value-type="float" office:value="0" calcext:value-type="float">
            <text:p>0.000</text:p>
          </table:table-cell>
          <table:table-cell table:style-name="ce391" table:formula="of:=+[.AO3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38]" office:value-type="float" office:value="1" calcext:value-type="float">
            <text:p>1.000</text:p>
          </table:table-cell>
          <table:table-cell table:style-name="ce391" table:formula="of:=+[.AR3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EyeLidUpperRight</text:p>
          </table:table-cell>
          <table:table-cell table:style-name="ce164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300001" calcext:value-type="float">
            <text:p>0.07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6" calcext:value-type="float">
            <text:p>-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9]&amp;&quot;, &quot;&amp;[.K39]&amp;&quot;, &quot;&amp;[.O39]&amp;&quot;, &quot;&amp;[.S39]&amp;&quot;, &quot;&amp;[.H39]&amp;&quot;, &quot;&amp;[.L39]&amp;&quot;, &quot;&amp;[.P39]&amp;&quot;, &quot;&amp;[.T39]&amp;&quot;, &quot;&amp;[.I39]&amp;&quot;, &quot;&amp;[.M39]&amp;&quot;, &quot;&amp;[.Q39]&amp;&quot;, &quot;&amp;[.U39]&amp;&quot;, &quot;&amp;[.J39]&amp;&quot;, &quot;&amp;[.N39]&amp;&quot;, &quot;&amp;[.R39]&amp;&quot;, &quot;&amp;[.V39]" office:value-type="string" office:string-value="1, 0, 0, 0, 0, 1, 0, 0, 0, 0, 1, 0, 0.07300001, -0.036, 0.034, 1" calcext:value-type="string">
            <text:p>1, 0, 0, 0, 0, 1, 0, 0, 0, 0, 1, 0, 0.07300001, -0.036, 0.03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8873" calcext:value-type="float">
            <text:p>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92" calcext:value-type="float">
            <text:p>-1.9899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39]" office:value-type="float" office:value="0" calcext:value-type="float">
            <text:p>0.000</text:p>
          </table:table-cell>
          <table:table-cell table:style-name="ce391" table:formula="of:=+[.AO3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39]" office:value-type="float" office:value="1" calcext:value-type="float">
            <text:p>1.000</text:p>
          </table:table-cell>
          <table:table-cell table:style-name="ce391" table:formula="of:=+[.AR3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EyeLidLowerRight</text:p>
          </table:table-cell>
          <table:table-cell table:style-name="ce164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300001" calcext:value-type="float">
            <text:p>0.07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6" calcext:value-type="float">
            <text:p>-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0]&amp;&quot;, &quot;&amp;[.K40]&amp;&quot;, &quot;&amp;[.O40]&amp;&quot;, &quot;&amp;[.S40]&amp;&quot;, &quot;&amp;[.H40]&amp;&quot;, &quot;&amp;[.L40]&amp;&quot;, &quot;&amp;[.P40]&amp;&quot;, &quot;&amp;[.T40]&amp;&quot;, &quot;&amp;[.I40]&amp;&quot;, &quot;&amp;[.M40]&amp;&quot;, &quot;&amp;[.Q40]&amp;&quot;, &quot;&amp;[.U40]&amp;&quot;, &quot;&amp;[.J40]&amp;&quot;, &quot;&amp;[.N40]&amp;&quot;, &quot;&amp;[.R40]&amp;&quot;, &quot;&amp;[.V40]" office:value-type="string" office:string-value="1, 0, 0, 0, 0, 1, 0, 0, 0, 0, 1, 0, 0.07300001, -0.036, 0.034, 1" calcext:value-type="string">
            <text:p>1, 0, 0, 0, 0, 1, 0, 0, 0, 0, 1, 0, 0.07300001, -0.036, 0.03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8873" calcext:value-type="float">
            <text:p>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40]" office:value-type="float" office:value="0" calcext:value-type="float">
            <text:p>0.000</text:p>
          </table:table-cell>
          <table:table-cell table:style-name="ce391" table:formula="of:=+[.AO4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40]" office:value-type="float" office:value="1" calcext:value-type="float">
            <text:p>1.000</text:p>
          </table:table-cell>
          <table:table-cell table:style-name="ce391" table:formula="of:=+[.AR4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Ear1Left</text:p>
          </table:table-cell>
          <table:table-cell table:style-name="ce164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8" calcext:value-type="float">
            <text:p>0.08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2" calcext:value-type="float">
            <text:p>0.002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1]&amp;&quot;, &quot;&amp;[.K41]&amp;&quot;, &quot;&amp;[.O41]&amp;&quot;, &quot;&amp;[.S41]&amp;&quot;, &quot;&amp;[.H41]&amp;&quot;, &quot;&amp;[.L41]&amp;&quot;, &quot;&amp;[.P41]&amp;&quot;, &quot;&amp;[.T41]&amp;&quot;, &quot;&amp;[.I41]&amp;&quot;, &quot;&amp;[.M41]&amp;&quot;, &quot;&amp;[.Q41]&amp;&quot;, &quot;&amp;[.U41]&amp;&quot;, &quot;&amp;[.J41]&amp;&quot;, &quot;&amp;[.N41]&amp;&quot;, &quot;&amp;[.R41]&amp;&quot;, &quot;&amp;[.V41]" office:value-type="string" office:string-value="1, 0, 0, 0, 0, 1, 0, 0, 0, 0, 1, 0, 0, 0.08, 0.002, 1" calcext:value-type="string">
            <text:p>1, 0, 0, 0, 0, 1, 0, 0, 0, 0, 1, 0, 0, 0.08, 0.002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13" calcext:value-type="float">
            <text:p>0.002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7568" calcext:value-type="float">
            <text:p>-0.075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1229" calcext:value-type="float">
            <text:p>-1.812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41]" office:value-type="float" office:value="0" calcext:value-type="float">
            <text:p>0.000</text:p>
          </table:table-cell>
          <table:table-cell table:style-name="ce391" table:formula="of:=+[.AO4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41]" office:value-type="float" office:value="1" calcext:value-type="float">
            <text:p>1.000</text:p>
          </table:table-cell>
          <table:table-cell table:style-name="ce391" table:formula="of:=+[.AR4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Ear2Left</text:p>
          </table:table-cell>
          <table:table-cell table:style-name="ce153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9" calcext:value-type="float">
            <text:p>-0.01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8" calcext:value-type="float">
            <text:p>0.01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25" calcext:value-type="float">
            <text:p>0.02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2]&amp;&quot;, &quot;&amp;[.K42]&amp;&quot;, &quot;&amp;[.O42]&amp;&quot;, &quot;&amp;[.S42]&amp;&quot;, &quot;&amp;[.H42]&amp;&quot;, &quot;&amp;[.L42]&amp;&quot;, &quot;&amp;[.P42]&amp;&quot;, &quot;&amp;[.T42]&amp;&quot;, &quot;&amp;[.I42]&amp;&quot;, &quot;&amp;[.M42]&amp;&quot;, &quot;&amp;[.Q42]&amp;&quot;, &quot;&amp;[.U42]&amp;&quot;, &quot;&amp;[.J42]&amp;&quot;, &quot;&amp;[.N42]&amp;&quot;, &quot;&amp;[.R42]&amp;&quot;, &quot;&amp;[.V42]" office:value-type="string" office:string-value="1, 0, 0, 0, 0, 1, 0, 0, 0, 0, 1, 0, -0.019, 0.018, 0.025, 1" calcext:value-type="string">
            <text:p>1, 0, 0, 0, 0, 1, 0, 0, 0, 0, 1, 0, -0.019, 0.018, 0.02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113" calcext:value-type="float">
            <text:p>0.021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9368" calcext:value-type="float">
            <text:p>-0.093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3729" calcext:value-type="float">
            <text:p>-1.837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42]" office:value-type="float" office:value="0" calcext:value-type="float">
            <text:p>0.000</text:p>
          </table:table-cell>
          <table:table-cell table:style-name="ce391" table:formula="of:=+[.AO4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42]" office:value-type="float" office:value="1" calcext:value-type="float">
            <text:p>1.000</text:p>
          </table:table-cell>
          <table:table-cell table:style-name="ce391" table:formula="of:=+[.AR4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Ear1Right</text:p>
          </table:table-cell>
          <table:table-cell table:style-name="ce164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8" calcext:value-type="float">
            <text:p>-0.08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2" calcext:value-type="float">
            <text:p>0.002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3]&amp;&quot;, &quot;&amp;[.K43]&amp;&quot;, &quot;&amp;[.O43]&amp;&quot;, &quot;&amp;[.S43]&amp;&quot;, &quot;&amp;[.H43]&amp;&quot;, &quot;&amp;[.L43]&amp;&quot;, &quot;&amp;[.P43]&amp;&quot;, &quot;&amp;[.T43]&amp;&quot;, &quot;&amp;[.I43]&amp;&quot;, &quot;&amp;[.M43]&amp;&quot;, &quot;&amp;[.Q43]&amp;&quot;, &quot;&amp;[.U43]&amp;&quot;, &quot;&amp;[.J43]&amp;&quot;, &quot;&amp;[.N43]&amp;&quot;, &quot;&amp;[.R43]&amp;&quot;, &quot;&amp;[.V43]" office:value-type="string" office:string-value="1, 0, 0, 0, 0, 1, 0, 0, 0, 0, 1, 0, 0, -0.08, 0.002, 1" calcext:value-type="string">
            <text:p>1, 0, 0, 0, 0, 1, 0, 0, 0, 0, 1, 0, 0, -0.08, 0.002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13" calcext:value-type="float">
            <text:p>0.002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568" calcext:value-type="float">
            <text:p>0.075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1229" calcext:value-type="float">
            <text:p>-1.812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43]" office:value-type="float" office:value="0" calcext:value-type="float">
            <text:p>0.000</text:p>
          </table:table-cell>
          <table:table-cell table:style-name="ce391" table:formula="of:=+[.AO4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43]" office:value-type="float" office:value="1" calcext:value-type="float">
            <text:p>1.000</text:p>
          </table:table-cell>
          <table:table-cell table:style-name="ce391" table:formula="of:=+[.AR4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Ear2Right</text:p>
          </table:table-cell>
          <table:table-cell table:style-name="ce153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9" calcext:value-type="float">
            <text:p>-0.01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8" calcext:value-type="float">
            <text:p>-0.01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25" calcext:value-type="float">
            <text:p>0.02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4]&amp;&quot;, &quot;&amp;[.K44]&amp;&quot;, &quot;&amp;[.O44]&amp;&quot;, &quot;&amp;[.S44]&amp;&quot;, &quot;&amp;[.H44]&amp;&quot;, &quot;&amp;[.L44]&amp;&quot;, &quot;&amp;[.P44]&amp;&quot;, &quot;&amp;[.T44]&amp;&quot;, &quot;&amp;[.I44]&amp;&quot;, &quot;&amp;[.M44]&amp;&quot;, &quot;&amp;[.Q44]&amp;&quot;, &quot;&amp;[.U44]&amp;&quot;, &quot;&amp;[.J44]&amp;&quot;, &quot;&amp;[.N44]&amp;&quot;, &quot;&amp;[.R44]&amp;&quot;, &quot;&amp;[.V44]" office:value-type="string" office:string-value="1, 0, 0, 0, 0, 1, 0, 0, 0, 0, 1, 0, -0.019, -0.018, 0.025, 1" calcext:value-type="string">
            <text:p>1, 0, 0, 0, 0, 1, 0, 0, 0, 0, 1, 0, -0.019, -0.018, 0.02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113" calcext:value-type="float">
            <text:p>0.021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9368" calcext:value-type="float">
            <text:p>0.093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3729" calcext:value-type="float">
            <text:p>-1.837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44]" office:value-type="float" office:value="0" calcext:value-type="float">
            <text:p>0.000</text:p>
          </table:table-cell>
          <table:table-cell table:style-name="ce391" table:formula="of:=+[.AO4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44]" office:value-type="float" office:value="1" calcext:value-type="float">
            <text:p>1.000</text:p>
          </table:table-cell>
          <table:table-cell table:style-name="ce391" table:formula="of:=+[.AR4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NoseLeft</text:p>
          </table:table-cell>
          <table:table-cell table:style-name="ce164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86" calcext:value-type="float">
            <text:p>0.08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4" calcext:value-type="float">
            <text:p>-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5]&amp;&quot;, &quot;&amp;[.K45]&amp;&quot;, &quot;&amp;[.O45]&amp;&quot;, &quot;&amp;[.S45]&amp;&quot;, &quot;&amp;[.H45]&amp;&quot;, &quot;&amp;[.L45]&amp;&quot;, &quot;&amp;[.P45]&amp;&quot;, &quot;&amp;[.T45]&amp;&quot;, &quot;&amp;[.I45]&amp;&quot;, &quot;&amp;[.M45]&amp;&quot;, &quot;&amp;[.Q45]&amp;&quot;, &quot;&amp;[.U45]&amp;&quot;, &quot;&amp;[.J45]&amp;&quot;, &quot;&amp;[.N45]&amp;&quot;, &quot;&amp;[.R45]&amp;&quot;, &quot;&amp;[.V45]" office:value-type="string" office:string-value="1, 0, 0, 0, 0, 1, 0, 0, 0, 0, 1, 0, 0.086, 0.015, -0.004, 1" calcext:value-type="string">
            <text:p>1, 0, 0, 0, 0, 1, 0, 0, 0, 0, 1, 0, 0.086, 0.015, -0.00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83697" calcext:value-type="float">
            <text:p>-0.083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5341" calcext:value-type="float">
            <text:p>-0.015341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191" calcext:value-type="float">
            <text:p>-1.9519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45]" office:value-type="float" office:value="0" calcext:value-type="float">
            <text:p>0.000</text:p>
          </table:table-cell>
          <table:table-cell table:style-name="ce391" table:formula="of:=+[.AO4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45]" office:value-type="float" office:value="1" calcext:value-type="float">
            <text:p>1.000</text:p>
          </table:table-cell>
          <table:table-cell table:style-name="ce391" table:formula="of:=+[.AR4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NoseCenter</text:p>
          </table:table-cell>
          <table:table-cell table:style-name="ce164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02" calcext:value-type="float">
            <text:p>0.10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6]&amp;&quot;, &quot;&amp;[.K46]&amp;&quot;, &quot;&amp;[.O46]&amp;&quot;, &quot;&amp;[.S46]&amp;&quot;, &quot;&amp;[.H46]&amp;&quot;, &quot;&amp;[.L46]&amp;&quot;, &quot;&amp;[.P46]&amp;&quot;, &quot;&amp;[.T46]&amp;&quot;, &quot;&amp;[.I46]&amp;&quot;, &quot;&amp;[.M46]&amp;&quot;, &quot;&amp;[.Q46]&amp;&quot;, &quot;&amp;[.U46]&amp;&quot;, &quot;&amp;[.J46]&amp;&quot;, &quot;&amp;[.N46]&amp;&quot;, &quot;&amp;[.R46]&amp;&quot;, &quot;&amp;[.V46]" office:value-type="string" office:string-value="1, 0, 0, 0, 0, 1, 0, 0, 0, 0, 1, 0, 0.102, 0, 0, 1" calcext:value-type="string">
            <text:p>1, 0, 0, 0, 0, 1, 0, 0, 0, 0, 1, 0, 0.102, 0, 0, 1</text:p>
          </table:table-cell>
          <table:table-cell table:style-name="ce150"/>
          <table:table-cell office:value-type="float" office:value="1.1329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04476" calcext:value-type="float">
            <text:p>-0.104476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1329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329" calcext:value-type="float">
            <text:p>1.1</text:p>
          </table:table-cell>
          <table:table-cell office:value-type="float" office:value="-2.04956" calcext:value-type="float">
            <text:p>-2.0495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46]" office:value-type="float" office:value="0" calcext:value-type="float">
            <text:p>0.000</text:p>
          </table:table-cell>
          <table:table-cell table:style-name="ce391" table:formula="of:=+[.AO4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46]" office:value-type="float" office:value="1" calcext:value-type="float">
            <text:p>1.000</text:p>
          </table:table-cell>
          <table:table-cell table:style-name="ce391" table:formula="of:=+[.AR4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NoseRight</text:p>
          </table:table-cell>
          <table:table-cell table:style-name="ce164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86" calcext:value-type="float">
            <text:p>0.08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4" calcext:value-type="float">
            <text:p>-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7]&amp;&quot;, &quot;&amp;[.K47]&amp;&quot;, &quot;&amp;[.O47]&amp;&quot;, &quot;&amp;[.S47]&amp;&quot;, &quot;&amp;[.H47]&amp;&quot;, &quot;&amp;[.L47]&amp;&quot;, &quot;&amp;[.P47]&amp;&quot;, &quot;&amp;[.T47]&amp;&quot;, &quot;&amp;[.I47]&amp;&quot;, &quot;&amp;[.M47]&amp;&quot;, &quot;&amp;[.Q47]&amp;&quot;, &quot;&amp;[.U47]&amp;&quot;, &quot;&amp;[.J47]&amp;&quot;, &quot;&amp;[.N47]&amp;&quot;, &quot;&amp;[.R47]&amp;&quot;, &quot;&amp;[.V47]" office:value-type="string" office:string-value="1, 0, 0, 0, 0, 1, 0, 0, 0, 0, 1, 0, 0.086, -0.015, -0.004, 1" calcext:value-type="string">
            <text:p>1, 0, 0, 0, 0, 1, 0, 0, 0, 0, 1, 0, 0.086, -0.015, -0.00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83697" calcext:value-type="float">
            <text:p>-0.083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5341" calcext:value-type="float">
            <text:p>0.015341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191" calcext:value-type="float">
            <text:p>-1.9519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47]" office:value-type="float" office:value="0" calcext:value-type="float">
            <text:p>0.000</text:p>
          </table:table-cell>
          <table:table-cell table:style-name="ce391" table:formula="of:=+[.AO4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47]" office:value-type="float" office:value="1" calcext:value-type="float">
            <text:p>1.000</text:p>
          </table:table-cell>
          <table:table-cell table:style-name="ce391" table:formula="of:=+[.AR4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CheekLowerLeft</text:p>
          </table:table-cell>
          <table:table-cell table:style-name="ce164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5" calcext:value-type="float">
            <text:p>0.05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8]&amp;&quot;, &quot;&amp;[.K48]&amp;&quot;, &quot;&amp;[.O48]&amp;&quot;, &quot;&amp;[.S48]&amp;&quot;, &quot;&amp;[.H48]&amp;&quot;, &quot;&amp;[.L48]&amp;&quot;, &quot;&amp;[.P48]&amp;&quot;, &quot;&amp;[.T48]&amp;&quot;, &quot;&amp;[.I48]&amp;&quot;, &quot;&amp;[.M48]&amp;&quot;, &quot;&amp;[.Q48]&amp;&quot;, &quot;&amp;[.U48]&amp;&quot;, &quot;&amp;[.J48]&amp;&quot;, &quot;&amp;[.N48]&amp;&quot;, &quot;&amp;[.R48]&amp;&quot;, &quot;&amp;[.V48]" office:value-type="string" office:string-value="1, 0, 0, 0, 0, 1, 0, 0, 0, 0, 1, 0, 0.05, 0.034, -0.031, 1" calcext:value-type="string">
            <text:p>1, 0, 0, 0, 0, 1, 0, 0, 0, 0, 1, 0, 0.05, 0.034, -0.03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7697" calcext:value-type="float">
            <text:p>-0.04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772" calcext:value-type="float">
            <text:p>-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2449" calcext:value-type="float">
            <text:p>-1.9244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48]" office:value-type="float" office:value="0" calcext:value-type="float">
            <text:p>0.000</text:p>
          </table:table-cell>
          <table:table-cell table:style-name="ce391" table:formula="of:=+[.AO4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48]" office:value-type="float" office:value="1" calcext:value-type="float">
            <text:p>1.000</text:p>
          </table:table-cell>
          <table:table-cell table:style-name="ce391" table:formula="of:=+[.AR4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CheekUpperLeft</text:p>
          </table:table-cell>
          <table:table-cell table:style-name="ce164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" calcext:value-type="float">
            <text:p>0.07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5" calcext:value-type="float">
            <text:p>-0.00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9]&amp;&quot;, &quot;&amp;[.K49]&amp;&quot;, &quot;&amp;[.O49]&amp;&quot;, &quot;&amp;[.S49]&amp;&quot;, &quot;&amp;[.H49]&amp;&quot;, &quot;&amp;[.L49]&amp;&quot;, &quot;&amp;[.P49]&amp;&quot;, &quot;&amp;[.T49]&amp;&quot;, &quot;&amp;[.I49]&amp;&quot;, &quot;&amp;[.M49]&amp;&quot;, &quot;&amp;[.Q49]&amp;&quot;, &quot;&amp;[.U49]&amp;&quot;, &quot;&amp;[.J49]&amp;&quot;, &quot;&amp;[.N49]&amp;&quot;, &quot;&amp;[.R49]&amp;&quot;, &quot;&amp;[.V49]" office:value-type="string" office:string-value="1, 0, 0, 0, 0, 1, 0, 0, 0, 0, 1, 0, 0.07, 0.034, -0.005, 1" calcext:value-type="string">
            <text:p>1, 0, 0, 0, 0, 1, 0, 0, 0, 0, 1, 0, 0.07, 0.034, -0.005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772" calcext:value-type="float">
            <text:p>-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093" calcext:value-type="float">
            <text:p>-1.950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49]" office:value-type="float" office:value="0" calcext:value-type="float">
            <text:p>0.000</text:p>
          </table:table-cell>
          <table:table-cell table:style-name="ce391" table:formula="of:=+[.AO4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49]" office:value-type="float" office:value="1" calcext:value-type="float">
            <text:p>1.000</text:p>
          </table:table-cell>
          <table:table-cell table:style-name="ce391" table:formula="of:=+[.AR4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CheekLowerRight</text:p>
          </table:table-cell>
          <table:table-cell table:style-name="ce164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5" calcext:value-type="float">
            <text:p>0.05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4" calcext:value-type="float">
            <text:p>-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0]&amp;&quot;, &quot;&amp;[.K50]&amp;&quot;, &quot;&amp;[.O50]&amp;&quot;, &quot;&amp;[.S50]&amp;&quot;, &quot;&amp;[.H50]&amp;&quot;, &quot;&amp;[.L50]&amp;&quot;, &quot;&amp;[.P50]&amp;&quot;, &quot;&amp;[.T50]&amp;&quot;, &quot;&amp;[.I50]&amp;&quot;, &quot;&amp;[.M50]&amp;&quot;, &quot;&amp;[.Q50]&amp;&quot;, &quot;&amp;[.U50]&amp;&quot;, &quot;&amp;[.J50]&amp;&quot;, &quot;&amp;[.N50]&amp;&quot;, &quot;&amp;[.R50]&amp;&quot;, &quot;&amp;[.V50]" office:value-type="string" office:string-value="1, 0, 0, 0, 0, 1, 0, 0, 0, 0, 1, 0, 0.05, -0.034, -0.031, 1" calcext:value-type="string">
            <text:p>1, 0, 0, 0, 0, 1, 0, 0, 0, 0, 1, 0, 0.05, -0.034, -0.03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7697" calcext:value-type="float">
            <text:p>-0.04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772" calcext:value-type="float">
            <text:p>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2449" calcext:value-type="float">
            <text:p>-1.9244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50]" office:value-type="float" office:value="0" calcext:value-type="float">
            <text:p>0.000</text:p>
          </table:table-cell>
          <table:table-cell table:style-name="ce391" table:formula="of:=+[.AO5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50]" office:value-type="float" office:value="1" calcext:value-type="float">
            <text:p>1.000</text:p>
          </table:table-cell>
          <table:table-cell table:style-name="ce391" table:formula="of:=+[.AR5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CheekUpperRight</text:p>
          </table:table-cell>
          <table:table-cell table:style-name="ce164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" calcext:value-type="float">
            <text:p>0.07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4" calcext:value-type="float">
            <text:p>-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5" calcext:value-type="float">
            <text:p>-0.00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1]&amp;&quot;, &quot;&amp;[.K51]&amp;&quot;, &quot;&amp;[.O51]&amp;&quot;, &quot;&amp;[.S51]&amp;&quot;, &quot;&amp;[.H51]&amp;&quot;, &quot;&amp;[.L51]&amp;&quot;, &quot;&amp;[.P51]&amp;&quot;, &quot;&amp;[.T51]&amp;&quot;, &quot;&amp;[.I51]&amp;&quot;, &quot;&amp;[.M51]&amp;&quot;, &quot;&amp;[.Q51]&amp;&quot;, &quot;&amp;[.U51]&amp;&quot;, &quot;&amp;[.J51]&amp;&quot;, &quot;&amp;[.N51]&amp;&quot;, &quot;&amp;[.R51]&amp;&quot;, &quot;&amp;[.V51]" office:value-type="string" office:string-value="1, 0, 0, 0, 0, 1, 0, 0, 0, 0, 1, 0, 0.07, -0.034, -0.005, 1" calcext:value-type="string">
            <text:p>1, 0, 0, 0, 0, 1, 0, 0, 0, 0, 1, 0, 0.07, -0.034, -0.005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772" calcext:value-type="float">
            <text:p>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093" calcext:value-type="float">
            <text:p>-1.950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51]" office:value-type="float" office:value="0" calcext:value-type="float">
            <text:p>0.000</text:p>
          </table:table-cell>
          <table:table-cell table:style-name="ce391" table:formula="of:=+[.AO5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51]" office:value-type="float" office:value="1" calcext:value-type="float">
            <text:p>1.000</text:p>
          </table:table-cell>
          <table:table-cell table:style-name="ce391" table:formula="of:=+[.AR5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Jaw</text:p>
          </table:table-cell>
          <table:table-cell table:style-name="ce164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0925001" calcext:value-type="float">
            <text:p>-0.000925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1355994" calcext:value-type="float">
            <text:p>-0.0135599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2]&amp;&quot;, &quot;&amp;[.K52]&amp;&quot;, &quot;&amp;[.O52]&amp;&quot;, &quot;&amp;[.S52]&amp;&quot;, &quot;&amp;[.H52]&amp;&quot;, &quot;&amp;[.L52]&amp;&quot;, &quot;&amp;[.P52]&amp;&quot;, &quot;&amp;[.T52]&amp;&quot;, &quot;&amp;[.I52]&amp;&quot;, &quot;&amp;[.M52]&amp;&quot;, &quot;&amp;[.Q52]&amp;&quot;, &quot;&amp;[.U52]&amp;&quot;, &quot;&amp;[.J52]&amp;&quot;, &quot;&amp;[.N52]&amp;&quot;, &quot;&amp;[.R52]&amp;&quot;, &quot;&amp;[.V52]" office:value-type="string" office:string-value="1, 0, 0, 0, 0, 1, 0, 0, 0, 0, 1, 0, -0.000925001, 0, -0.01355994, 1" calcext:value-type="string">
            <text:p>1, 0, 0, 0, 0, 1, 0, 0, 0, 0, 1, 0, -0.000925001, 0, -0.01355994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52]" office:value-type="float" office:value="0" calcext:value-type="float">
            <text:p>0.000</text:p>
          </table:table-cell>
          <table:table-cell table:style-name="ce391" table:formula="of:=+[.AO5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52]" office:value-type="float" office:value="1" calcext:value-type="float">
            <text:p>1.000</text:p>
          </table:table-cell>
          <table:table-cell table:style-name="ce391" table:formula="of:=+[.AR5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Chin</text:p>
          </table:table-cell>
          <table:table-cell table:style-name="ce153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4" calcext:value-type="float">
            <text:p>0.07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54" calcext:value-type="float">
            <text:p>-0.05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3]&amp;&quot;, &quot;&amp;[.K53]&amp;&quot;, &quot;&amp;[.O53]&amp;&quot;, &quot;&amp;[.S53]&amp;&quot;, &quot;&amp;[.H53]&amp;&quot;, &quot;&amp;[.L53]&amp;&quot;, &quot;&amp;[.P53]&amp;&quot;, &quot;&amp;[.T53]&amp;&quot;, &quot;&amp;[.I53]&amp;&quot;, &quot;&amp;[.M53]&amp;&quot;, &quot;&amp;[.Q53]&amp;&quot;, &quot;&amp;[.U53]&amp;&quot;, &quot;&amp;[.J53]&amp;&quot;, &quot;&amp;[.N53]&amp;&quot;, &quot;&amp;[.R53]&amp;&quot;, &quot;&amp;[.V53]" office:value-type="string" office:string-value="1, 0, 0, 0, 0, 1, 0, 0, 0, 0, 1, 0, 0.074, 0, -0.054, 1" calcext:value-type="string">
            <text:p>1, 0, 0, 0, 0, 1, 0, 0, 0, 0, 1, 0, 0.074, 0, -0.05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6197" calcext:value-type="float">
            <text:p>-0.0661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88712" calcext:value-type="float">
            <text:p>-1.8871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53]" office:value-type="float" office:value="0" calcext:value-type="float">
            <text:p>0.000</text:p>
          </table:table-cell>
          <table:table-cell table:style-name="ce391" table:formula="of:=+[.AO5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53]" office:value-type="float" office:value="1" calcext:value-type="float">
            <text:p>1.000</text:p>
          </table:table-cell>
          <table:table-cell table:style-name="ce391" table:formula="of:=+[.AR5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TeethLower</text:p>
          </table:table-cell>
          <table:table-cell table:style-name="ce153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1" calcext:value-type="float">
            <text:p>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39" calcext:value-type="float">
            <text:p>-0.03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4]&amp;&quot;, &quot;&amp;[.K54]&amp;&quot;, &quot;&amp;[.O54]&amp;&quot;, &quot;&amp;[.S54]&amp;&quot;, &quot;&amp;[.H54]&amp;&quot;, &quot;&amp;[.L54]&amp;&quot;, &quot;&amp;[.P54]&amp;&quot;, &quot;&amp;[.T54]&amp;&quot;, &quot;&amp;[.I54]&amp;&quot;, &quot;&amp;[.M54]&amp;&quot;, &quot;&amp;[.Q54]&amp;&quot;, &quot;&amp;[.U54]&amp;&quot;, &quot;&amp;[.J54]&amp;&quot;, &quot;&amp;[.N54]&amp;&quot;, &quot;&amp;[.R54]&amp;&quot;, &quot;&amp;[.V54]" office:value-type="string" office:string-value="1, 0, 0, 0, 0, 1, 0, 0, 0, 0, 1, 0, 0.021, 0, -0.039, 1" calcext:value-type="string">
            <text:p>1, 0, 0, 0, 0, 1, 0, 0, 0, 0, 1, 0, 0.021, 0, -0.039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697" calcext:value-type="float">
            <text:p>-0.01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54]" office:value-type="float" office:value="0" calcext:value-type="float">
            <text:p>0.000</text:p>
          </table:table-cell>
          <table:table-cell table:style-name="ce391" table:formula="of:=+[.AO5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54]" office:value-type="float" office:value="1" calcext:value-type="float">
            <text:p>1.000</text:p>
          </table:table-cell>
          <table:table-cell table:style-name="ce391" table:formula="of:=+[.AR5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LipLowerLeft</text:p>
          </table:table-cell>
          <table:table-cell table:style-name="ce153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5]&amp;&quot;, &quot;&amp;[.K55]&amp;&quot;, &quot;&amp;[.O55]&amp;&quot;, &quot;&amp;[.S55]&amp;&quot;, &quot;&amp;[.H55]&amp;&quot;, &quot;&amp;[.L55]&amp;&quot;, &quot;&amp;[.P55]&amp;&quot;, &quot;&amp;[.T55]&amp;&quot;, &quot;&amp;[.I55]&amp;&quot;, &quot;&amp;[.M55]&amp;&quot;, &quot;&amp;[.Q55]&amp;&quot;, &quot;&amp;[.U55]&amp;&quot;, &quot;&amp;[.J55]&amp;&quot;, &quot;&amp;[.N55]&amp;&quot;, &quot;&amp;[.R55]&amp;&quot;, &quot;&amp;[.V55]" office:value-type="string" office:string-value="1, 0, 0, 0, 0, 1, 0, 0, 0, 0, 1, 0, 0.045, 0, 0, 1" calcext:value-type="string">
            <text:p>1, 0, 0, 0, 0, 1, 0, 0, 0, 0, 1, 0, 0.045, 0, 0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55]" office:value-type="float" office:value="0" calcext:value-type="float">
            <text:p>0.000</text:p>
          </table:table-cell>
          <table:table-cell table:style-name="ce391" table:formula="of:=+[.AO5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55]" office:value-type="float" office:value="1" calcext:value-type="float">
            <text:p>1.000</text:p>
          </table:table-cell>
          <table:table-cell table:style-name="ce391" table:formula="of:=+[.AR5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LipLowerRight</text:p>
          </table:table-cell>
          <table:table-cell table:style-name="ce153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6]&amp;&quot;, &quot;&amp;[.K56]&amp;&quot;, &quot;&amp;[.O56]&amp;&quot;, &quot;&amp;[.S56]&amp;&quot;, &quot;&amp;[.H56]&amp;&quot;, &quot;&amp;[.L56]&amp;&quot;, &quot;&amp;[.P56]&amp;&quot;, &quot;&amp;[.T56]&amp;&quot;, &quot;&amp;[.I56]&amp;&quot;, &quot;&amp;[.M56]&amp;&quot;, &quot;&amp;[.Q56]&amp;&quot;, &quot;&amp;[.U56]&amp;&quot;, &quot;&amp;[.J56]&amp;&quot;, &quot;&amp;[.N56]&amp;&quot;, &quot;&amp;[.R56]&amp;&quot;, &quot;&amp;[.V56]" office:value-type="string" office:string-value="1, 0, 0, 0, 0, 1, 0, 0, 0, 0, 1, 0, 0.045, 0, 0, 1" calcext:value-type="string">
            <text:p>1, 0, 0, 0, 0, 1, 0, 0, 0, 0, 1, 0, 0.045, 0, 0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56]" office:value-type="float" office:value="0" calcext:value-type="float">
            <text:p>0.000</text:p>
          </table:table-cell>
          <table:table-cell table:style-name="ce391" table:formula="of:=+[.AO5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56]" office:value-type="float" office:value="1" calcext:value-type="float">
            <text:p>1.000</text:p>
          </table:table-cell>
          <table:table-cell table:style-name="ce391" table:formula="of:=+[.AR5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LipLowerCenter</text:p>
          </table:table-cell>
          <table:table-cell table:style-name="ce153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7]&amp;&quot;, &quot;&amp;[.K57]&amp;&quot;, &quot;&amp;[.O57]&amp;&quot;, &quot;&amp;[.S57]&amp;&quot;, &quot;&amp;[.H57]&amp;&quot;, &quot;&amp;[.L57]&amp;&quot;, &quot;&amp;[.P57]&amp;&quot;, &quot;&amp;[.T57]&amp;&quot;, &quot;&amp;[.I57]&amp;&quot;, &quot;&amp;[.M57]&amp;&quot;, &quot;&amp;[.Q57]&amp;&quot;, &quot;&amp;[.U57]&amp;&quot;, &quot;&amp;[.J57]&amp;&quot;, &quot;&amp;[.N57]&amp;&quot;, &quot;&amp;[.R57]&amp;&quot;, &quot;&amp;[.V57]" office:value-type="string" office:string-value="1, 0, 0, 0, 0, 1, 0, 0, 0, 0, 1, 0, 0.045, 0, 0, 1" calcext:value-type="string">
            <text:p>1, 0, 0, 0, 0, 1, 0, 0, 0, 0, 1, 0, 0.045, 0, 0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57]" office:value-type="float" office:value="0" calcext:value-type="float">
            <text:p>0.000</text:p>
          </table:table-cell>
          <table:table-cell table:style-name="ce391" table:formula="of:=+[.AO5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57]" office:value-type="float" office:value="1" calcext:value-type="float">
            <text:p>1.000</text:p>
          </table:table-cell>
          <table:table-cell table:style-name="ce391" table:formula="of:=+[.AR5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TongueBase</text:p>
          </table:table-cell>
          <table:table-cell table:style-name="ce153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9" calcext:value-type="float">
            <text:p>0.03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5" calcext:value-type="float">
            <text:p>0.00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8]&amp;&quot;, &quot;&amp;[.K58]&amp;&quot;, &quot;&amp;[.O58]&amp;&quot;, &quot;&amp;[.S58]&amp;&quot;, &quot;&amp;[.H58]&amp;&quot;, &quot;&amp;[.L58]&amp;&quot;, &quot;&amp;[.P58]&amp;&quot;, &quot;&amp;[.T58]&amp;&quot;, &quot;&amp;[.I58]&amp;&quot;, &quot;&amp;[.M58]&amp;&quot;, &quot;&amp;[.Q58]&amp;&quot;, &quot;&amp;[.U58]&amp;&quot;, &quot;&amp;[.J58]&amp;&quot;, &quot;&amp;[.N58]&amp;&quot;, &quot;&amp;[.R58]&amp;&quot;, &quot;&amp;[.V58]" office:value-type="string" office:string-value="1, 0, 0, 0, 0, 1, 0, 0, 0, 0, 1, 0, 0.039, 0, 0.005, 1" calcext:value-type="string">
            <text:p>1, 0, 0, 0, 0, 1, 0, 0, 0, 0, 1, 0, 0.039, 0, 0.005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56697" calcext:value-type="float">
            <text:p>-0.056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679" calcext:value-type="float">
            <text:p>-1.906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58]" office:value-type="float" office:value="0" calcext:value-type="float">
            <text:p>0.000</text:p>
          </table:table-cell>
          <table:table-cell table:style-name="ce391" table:formula="of:=+[.AO5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58]" office:value-type="float" office:value="1" calcext:value-type="float">
            <text:p>1.000</text:p>
          </table:table-cell>
          <table:table-cell table:style-name="ce391" table:formula="of:=+[.AR5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TongueTip</text:p>
          </table:table-cell>
          <table:table-cell table:style-name="ce153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2" calcext:value-type="float">
            <text:p>0.02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7" calcext:value-type="float">
            <text:p>0.007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9]&amp;&quot;, &quot;&amp;[.K59]&amp;&quot;, &quot;&amp;[.O59]&amp;&quot;, &quot;&amp;[.S59]&amp;&quot;, &quot;&amp;[.H59]&amp;&quot;, &quot;&amp;[.L59]&amp;&quot;, &quot;&amp;[.P59]&amp;&quot;, &quot;&amp;[.T59]&amp;&quot;, &quot;&amp;[.I59]&amp;&quot;, &quot;&amp;[.M59]&amp;&quot;, &quot;&amp;[.Q59]&amp;&quot;, &quot;&amp;[.U59]&amp;&quot;, &quot;&amp;[.J59]&amp;&quot;, &quot;&amp;[.N59]&amp;&quot;, &quot;&amp;[.R59]&amp;&quot;, &quot;&amp;[.V59]" office:value-type="string" office:string-value="1, 0, 0, 0, 0, 1, 0, 0, 0, 0, 1, 0, 0.022, 0, 0.007, 1" calcext:value-type="string">
            <text:p>1, 0, 0, 0, 0, 1, 0, 0, 0, 0, 1, 0, 0.022, 0, 0.007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8697" calcext:value-type="float">
            <text:p>-0.078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379" calcext:value-type="float">
            <text:p>-1.913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59]" office:value-type="float" office:value="0" calcext:value-type="float">
            <text:p>0.000</text:p>
          </table:table-cell>
          <table:table-cell table:style-name="ce391" table:formula="of:=+[.AO5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59]" office:value-type="float" office:value="1" calcext:value-type="float">
            <text:p>1.000</text:p>
          </table:table-cell>
          <table:table-cell table:style-name="ce391" table:formula="of:=+[.AR5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JawShaper</text:p>
          </table:table-cell>
          <table:table-cell table:style-name="ce164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0]&amp;&quot;, &quot;&amp;[.K60]&amp;&quot;, &quot;&amp;[.O60]&amp;&quot;, &quot;&amp;[.S60]&amp;&quot;, &quot;&amp;[.H60]&amp;&quot;, &quot;&amp;[.L60]&amp;&quot;, &quot;&amp;[.P60]&amp;&quot;, &quot;&amp;[.T60]&amp;&quot;, &quot;&amp;[.I60]&amp;&quot;, &quot;&amp;[.M60]&amp;&quot;, &quot;&amp;[.Q60]&amp;&quot;, &quot;&amp;[.U60]&amp;&quot;, &quot;&amp;[.J60]&amp;&quot;, &quot;&amp;[.N60]&amp;&quot;, &quot;&amp;[.R60]&amp;&quot;, &quot;&amp;[.V60]" office:value-type="string" office:string-value="1, 0, 0, 0, 0, 1, 0, 0, 0, 0, 1, 0, 0, 0, 0, 1" calcext:value-type="string">
            <text:p>1, 0, 0, 0, 0, 1, 0, 0, 0, 0, 1, 0, 0, 0, 0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-0" calcext:value-type="float">
            <text:p>0.0</text:p>
          </table:table-cell>
          <table:table-cell office:value-type="float" office:value="0.002303" calcext:value-type="float">
            <text:p>0.0023030</text:p>
          </table:table-cell>
          <table:table-cell office:value-type="float" office:value="-0" calcext:value-type="float">
            <text:p>0.0</text:p>
          </table:table-cell>
          <table:table-cell table:style-name="ce287" office:value-type="float" office:value="1.15607" calcext:value-type="float">
            <text:p>1.2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728" calcext:value-type="float">
            <text:p>-1.9572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60]" office:value-type="float" office:value="0" calcext:value-type="float">
            <text:p>0.000</text:p>
          </table:table-cell>
          <table:table-cell table:style-name="ce391" table:formula="of:=+[.AO6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60]" office:value-type="float" office:value="1" calcext:value-type="float">
            <text:p>1.000</text:p>
          </table:table-cell>
          <table:table-cell table:style-name="ce391" table:formula="of:=+[.AR6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ForeheadCenter</text:p>
          </table:table-cell>
          <table:table-cell table:style-name="ce164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900001" calcext:value-type="float">
            <text:p>0.06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6500001" calcext:value-type="float">
            <text:p>0.06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1]&amp;&quot;, &quot;&amp;[.K61]&amp;&quot;, &quot;&amp;[.O61]&amp;&quot;, &quot;&amp;[.S61]&amp;&quot;, &quot;&amp;[.H61]&amp;&quot;, &quot;&amp;[.L61]&amp;&quot;, &quot;&amp;[.P61]&amp;&quot;, &quot;&amp;[.T61]&amp;&quot;, &quot;&amp;[.I61]&amp;&quot;, &quot;&amp;[.M61]&amp;&quot;, &quot;&amp;[.Q61]&amp;&quot;, &quot;&amp;[.U61]&amp;&quot;, &quot;&amp;[.J61]&amp;&quot;, &quot;&amp;[.N61]&amp;&quot;, &quot;&amp;[.R61]&amp;&quot;, &quot;&amp;[.V61]" office:value-type="string" office:string-value="1, 0, 0, 0, 0, 1, 0, 0, 0, 0, 1, 0, 0.06900001, 0, 0.06500001, 1" calcext:value-type="string">
            <text:p>1, 0, 0, 0, 0, 1, 0, 0, 0, 0, 1, 0, 0.06900001, 0, 0.0650000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6997" calcext:value-type="float">
            <text:p>-0.0669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2051" calcext:value-type="float">
            <text:p>-2.0205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61]" office:value-type="float" office:value="0" calcext:value-type="float">
            <text:p>0.000</text:p>
          </table:table-cell>
          <table:table-cell table:style-name="ce391" table:formula="of:=+[.AO6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61]" office:value-type="float" office:value="1" calcext:value-type="float">
            <text:p>1.000</text:p>
          </table:table-cell>
          <table:table-cell table:style-name="ce391" table:formula="of:=+[.AR6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NoseBase</text:p>
          </table:table-cell>
          <table:table-cell table:style-name="ce164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94" calcext:value-type="float">
            <text:p>0.09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16" calcext:value-type="float">
            <text:p>-0.01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2]&amp;&quot;, &quot;&amp;[.K62]&amp;&quot;, &quot;&amp;[.O62]&amp;&quot;, &quot;&amp;[.S62]&amp;&quot;, &quot;&amp;[.H62]&amp;&quot;, &quot;&amp;[.L62]&amp;&quot;, &quot;&amp;[.P62]&amp;&quot;, &quot;&amp;[.T62]&amp;&quot;, &quot;&amp;[.I62]&amp;&quot;, &quot;&amp;[.M62]&amp;&quot;, &quot;&amp;[.Q62]&amp;&quot;, &quot;&amp;[.U62]&amp;&quot;, &quot;&amp;[.J62]&amp;&quot;, &quot;&amp;[.N62]&amp;&quot;, &quot;&amp;[.R62]&amp;&quot;, &quot;&amp;[.V62]" office:value-type="string" office:string-value="1, 0, 0, 0, 0, 1, 0, 0, 0, 0, 1, 0, 0.094, 0, -0.016, 1" calcext:value-type="string">
            <text:p>1, 0, 0, 0, 0, 1, 0, 0, 0, 0, 1, 0, 0.094, 0, -0.016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91697" calcext:value-type="float">
            <text:p>-0.09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3793" calcext:value-type="float">
            <text:p>-1.937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62]" office:value-type="float" office:value="0" calcext:value-type="float">
            <text:p>0.000</text:p>
          </table:table-cell>
          <table:table-cell table:style-name="ce391" table:formula="of:=+[.AO6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62]" office:value-type="float" office:value="1" calcext:value-type="float">
            <text:p>1.000</text:p>
          </table:table-cell>
          <table:table-cell table:style-name="ce391" table:formula="of:=+[.AR6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TeethUpper</text:p>
          </table:table-cell>
          <table:table-cell table:style-name="ce164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3" calcext:value-type="float">
            <text:p>-0.03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3]&amp;&quot;, &quot;&amp;[.K63]&amp;&quot;, &quot;&amp;[.O63]&amp;&quot;, &quot;&amp;[.S63]&amp;&quot;, &quot;&amp;[.H63]&amp;&quot;, &quot;&amp;[.L63]&amp;&quot;, &quot;&amp;[.P63]&amp;&quot;, &quot;&amp;[.T63]&amp;&quot;, &quot;&amp;[.I63]&amp;&quot;, &quot;&amp;[.M63]&amp;&quot;, &quot;&amp;[.Q63]&amp;&quot;, &quot;&amp;[.U63]&amp;&quot;, &quot;&amp;[.J63]&amp;&quot;, &quot;&amp;[.N63]&amp;&quot;, &quot;&amp;[.R63]&amp;&quot;, &quot;&amp;[.V63]" office:value-type="string" office:string-value="1, 0, 0, 0, 0, 1, 0, 0, 0, 0, 1, 0, 0.02, 0, -0.03, 1" calcext:value-type="string">
            <text:p>1, 0, 0, 0, 0, 1, 0, 0, 0, 0, 1, 0, 0.02, 0, -0.03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697" calcext:value-type="float">
            <text:p>-0.01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2576" calcext:value-type="float">
            <text:p>-1.9257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63]" office:value-type="float" office:value="0" calcext:value-type="float">
            <text:p>0.000</text:p>
          </table:table-cell>
          <table:table-cell table:style-name="ce391" table:formula="of:=+[.AO6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63]" office:value-type="float" office:value="1" calcext:value-type="float">
            <text:p>1.000</text:p>
          </table:table-cell>
          <table:table-cell table:style-name="ce391" table:formula="of:=+[.AR6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LipUpperLeft</text:p>
          </table:table-cell>
          <table:table-cell table:style-name="ce153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3" calcext:value-type="float">
            <text:p>-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4]&amp;&quot;, &quot;&amp;[.K64]&amp;&quot;, &quot;&amp;[.O64]&amp;&quot;, &quot;&amp;[.S64]&amp;&quot;, &quot;&amp;[.H64]&amp;&quot;, &quot;&amp;[.L64]&amp;&quot;, &quot;&amp;[.P64]&amp;&quot;, &quot;&amp;[.T64]&amp;&quot;, &quot;&amp;[.I64]&amp;&quot;, &quot;&amp;[.M64]&amp;&quot;, &quot;&amp;[.Q64]&amp;&quot;, &quot;&amp;[.U64]&amp;&quot;, &quot;&amp;[.J64]&amp;&quot;, &quot;&amp;[.N64]&amp;&quot;, &quot;&amp;[.R64]&amp;&quot;, &quot;&amp;[.V64]" office:value-type="string" office:string-value="1, 0, 0, 0, 0, 1, 0, 0, 0, 0, 1, 0, 0.045, 0, -0.003, 1" calcext:value-type="string">
            <text:p>1, 0, 0, 0, 0, 1, 0, 0, 0, 0, 1, 0, 0.045, 0, -0.003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22083" calcext:value-type="float">
            <text:p>1.2</text:p>
          </table:table-cell>
          <table:table-cell office:value-type="float" office:value="-2.17011" calcext:value-type="float">
            <text:p>-2.1701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64]" office:value-type="float" office:value="0" calcext:value-type="float">
            <text:p>0.000</text:p>
          </table:table-cell>
          <table:table-cell table:style-name="ce391" table:formula="of:=+[.AO6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64]" office:value-type="float" office:value="1" calcext:value-type="float">
            <text:p>1.000</text:p>
          </table:table-cell>
          <table:table-cell table:style-name="ce391" table:formula="of:=+[.AR6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LipUpperRight</text:p>
          </table:table-cell>
          <table:table-cell table:style-name="ce153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3" calcext:value-type="float">
            <text:p>-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5]&amp;&quot;, &quot;&amp;[.K65]&amp;&quot;, &quot;&amp;[.O65]&amp;&quot;, &quot;&amp;[.S65]&amp;&quot;, &quot;&amp;[.H65]&amp;&quot;, &quot;&amp;[.L65]&amp;&quot;, &quot;&amp;[.P65]&amp;&quot;, &quot;&amp;[.T65]&amp;&quot;, &quot;&amp;[.I65]&amp;&quot;, &quot;&amp;[.M65]&amp;&quot;, &quot;&amp;[.Q65]&amp;&quot;, &quot;&amp;[.U65]&amp;&quot;, &quot;&amp;[.J65]&amp;&quot;, &quot;&amp;[.N65]&amp;&quot;, &quot;&amp;[.R65]&amp;&quot;, &quot;&amp;[.V65]" office:value-type="string" office:string-value="1, 0, 0, 0, 0, 1, 0, 0, 0, 0, 1, 0, 0.045, 0, -0.003, 1" calcext:value-type="string">
            <text:p>1, 0, 0, 0, 0, 1, 0, 0, 0, 0, 1, 0, 0.045, 0, -0.003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22083" calcext:value-type="float">
            <text:p>1.2</text:p>
          </table:table-cell>
          <table:table-cell office:value-type="float" office:value="-2.17011" calcext:value-type="float">
            <text:p>-2.1701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65]" office:value-type="float" office:value="0" calcext:value-type="float">
            <text:p>0.000</text:p>
          </table:table-cell>
          <table:table-cell table:style-name="ce391" table:formula="of:=+[.AO6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65]" office:value-type="float" office:value="1" calcext:value-type="float">
            <text:p>1.000</text:p>
          </table:table-cell>
          <table:table-cell table:style-name="ce391" table:formula="of:=+[.AR6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LipCornerLeft</text:p>
          </table:table-cell>
          <table:table-cell table:style-name="ce153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9" calcext:value-type="float">
            <text:p>-0.01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6]&amp;&quot;, &quot;&amp;[.K66]&amp;&quot;, &quot;&amp;[.O66]&amp;&quot;, &quot;&amp;[.S66]&amp;&quot;, &quot;&amp;[.H66]&amp;&quot;, &quot;&amp;[.L66]&amp;&quot;, &quot;&amp;[.P66]&amp;&quot;, &quot;&amp;[.T66]&amp;&quot;, &quot;&amp;[.I66]&amp;&quot;, &quot;&amp;[.M66]&amp;&quot;, &quot;&amp;[.Q66]&amp;&quot;, &quot;&amp;[.U66]&amp;&quot;, &quot;&amp;[.J66]&amp;&quot;, &quot;&amp;[.N66]&amp;&quot;, &quot;&amp;[.R66]&amp;&quot;, &quot;&amp;[.V66]" office:value-type="string" office:string-value="1, 0, 0, 0, 0, 1, 0, 0, 0, 0, 1, 0, 0.028, -0.019, -0.01, 1" calcext:value-type="string">
            <text:p>1, 0, 0, 0, 0, 1, 0, 0, 0, 0, 1, 0, 0.028, -0.019, -0.0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5697" calcext:value-type="float">
            <text:p>-0.045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9" calcext:value-type="float">
            <text:p>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576" calcext:value-type="float">
            <text:p>-1.9157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66]" office:value-type="float" office:value="0" calcext:value-type="float">
            <text:p>0.000</text:p>
          </table:table-cell>
          <table:table-cell table:style-name="ce391" table:formula="of:=+[.AO6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66]" office:value-type="float" office:value="1" calcext:value-type="float">
            <text:p>1.000</text:p>
          </table:table-cell>
          <table:table-cell table:style-name="ce391" table:formula="of:=+[.AR6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LipCornerRight</text:p>
          </table:table-cell>
          <table:table-cell table:style-name="ce153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9" calcext:value-type="float">
            <text:p>0.01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7]&amp;&quot;, &quot;&amp;[.K67]&amp;&quot;, &quot;&amp;[.O67]&amp;&quot;, &quot;&amp;[.S67]&amp;&quot;, &quot;&amp;[.H67]&amp;&quot;, &quot;&amp;[.L67]&amp;&quot;, &quot;&amp;[.P67]&amp;&quot;, &quot;&amp;[.T67]&amp;&quot;, &quot;&amp;[.I67]&amp;&quot;, &quot;&amp;[.M67]&amp;&quot;, &quot;&amp;[.Q67]&amp;&quot;, &quot;&amp;[.U67]&amp;&quot;, &quot;&amp;[.J67]&amp;&quot;, &quot;&amp;[.N67]&amp;&quot;, &quot;&amp;[.R67]&amp;&quot;, &quot;&amp;[.V67]" office:value-type="string" office:string-value="1, 0, 0, 0, 0, 1, 0, 0, 0, 0, 1, 0, 0.028, 0.019, -0.01, 1" calcext:value-type="string">
            <text:p>1, 0, 0, 0, 0, 1, 0, 0, 0, 0, 1, 0, 0.028, 0.019, -0.0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5697" calcext:value-type="float">
            <text:p>-0.045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9" calcext:value-type="float">
            <text:p>-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576" calcext:value-type="float">
            <text:p>-1.9157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67]" office:value-type="float" office:value="0" calcext:value-type="float">
            <text:p>0.000</text:p>
          </table:table-cell>
          <table:table-cell table:style-name="ce391" table:formula="of:=+[.AO6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67]" office:value-type="float" office:value="1" calcext:value-type="float">
            <text:p>1.000</text:p>
          </table:table-cell>
          <table:table-cell table:style-name="ce391" table:formula="of:=+[.AR6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LipUpperCenter</text:p>
          </table:table-cell>
          <table:table-cell table:style-name="ce153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3" calcext:value-type="float">
            <text:p>-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8]&amp;&quot;, &quot;&amp;[.K68]&amp;&quot;, &quot;&amp;[.O68]&amp;&quot;, &quot;&amp;[.S68]&amp;&quot;, &quot;&amp;[.H68]&amp;&quot;, &quot;&amp;[.L68]&amp;&quot;, &quot;&amp;[.P68]&amp;&quot;, &quot;&amp;[.T68]&amp;&quot;, &quot;&amp;[.I68]&amp;&quot;, &quot;&amp;[.M68]&amp;&quot;, &quot;&amp;[.Q68]&amp;&quot;, &quot;&amp;[.U68]&amp;&quot;, &quot;&amp;[.J68]&amp;&quot;, &quot;&amp;[.N68]&amp;&quot;, &quot;&amp;[.R68]&amp;&quot;, &quot;&amp;[.V68]" office:value-type="string" office:string-value="1, 0, 0, 0, 0, 1, 0, 0, 0, 0, 1, 0, 0.045, 0, -0.003, 1" calcext:value-type="string">
            <text:p>1, 0, 0, 0, 0, 1, 0, 0, 0, 0, 1, 0, 0.045, 0, -0.003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4135" calcext:value-type="float">
            <text:p>1.0</text:p>
          </table:table-cell>
          <table:table-cell office:value-type="float" office:value="-1.85244" calcext:value-type="float">
            <text:p>-1.85244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68]" office:value-type="float" office:value="0" calcext:value-type="float">
            <text:p>0.000</text:p>
          </table:table-cell>
          <table:table-cell table:style-name="ce391" table:formula="of:=+[.AO6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68]" office:value-type="float" office:value="1" calcext:value-type="float">
            <text:p>1.000</text:p>
          </table:table-cell>
          <table:table-cell table:style-name="ce391" table:formula="of:=+[.AR6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aceEyecornerInnerLeft</text:p>
          </table:table-cell>
          <table:table-cell table:style-name="ce164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5" calcext:value-type="float">
            <text:p>0.07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7" calcext:value-type="float">
            <text:p>0.01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2" calcext:value-type="float">
            <text:p>0.032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9]&amp;&quot;, &quot;&amp;[.K69]&amp;&quot;, &quot;&amp;[.O69]&amp;&quot;, &quot;&amp;[.S69]&amp;&quot;, &quot;&amp;[.H69]&amp;&quot;, &quot;&amp;[.L69]&amp;&quot;, &quot;&amp;[.P69]&amp;&quot;, &quot;&amp;[.T69]&amp;&quot;, &quot;&amp;[.I69]&amp;&quot;, &quot;&amp;[.M69]&amp;&quot;, &quot;&amp;[.Q69]&amp;&quot;, &quot;&amp;[.U69]&amp;&quot;, &quot;&amp;[.J69]&amp;&quot;, &quot;&amp;[.N69]&amp;&quot;, &quot;&amp;[.R69]&amp;&quot;, &quot;&amp;[.V69]" office:value-type="string" office:string-value="1, 0, 0, 0, 0, 1, 0, 0, 0, 0, 1, 0, 0.075, 0.017, 0.032, 1" calcext:value-type="string">
            <text:p>1, 0, 0, 0, 0, 1, 0, 0, 0, 0, 1, 0, 0.075, 0.017, 0.032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9592" calcext:value-type="float">
            <text:p>-0.01959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782" calcext:value-type="float">
            <text:p>-1.9878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69]" office:value-type="float" office:value="0" calcext:value-type="float">
            <text:p>0.000</text:p>
          </table:table-cell>
          <table:table-cell table:style-name="ce391" table:formula="of:=+[.AO6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69]" office:value-type="float" office:value="1" calcext:value-type="float">
            <text:p>1.000</text:p>
          </table:table-cell>
          <table:table-cell table:style-name="ce391" table:formula="of:=+[.AR6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EyecornerInnerRight</text:p>
          </table:table-cell>
          <table:table-cell table:style-name="ce164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5" calcext:value-type="float">
            <text:p>0.07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7" calcext:value-type="float">
            <text:p>-0.01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2" calcext:value-type="float">
            <text:p>0.032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0]&amp;&quot;, &quot;&amp;[.K70]&amp;&quot;, &quot;&amp;[.O70]&amp;&quot;, &quot;&amp;[.S70]&amp;&quot;, &quot;&amp;[.H70]&amp;&quot;, &quot;&amp;[.L70]&amp;&quot;, &quot;&amp;[.P70]&amp;&quot;, &quot;&amp;[.T70]&amp;&quot;, &quot;&amp;[.I70]&amp;&quot;, &quot;&amp;[.M70]&amp;&quot;, &quot;&amp;[.Q70]&amp;&quot;, &quot;&amp;[.U70]&amp;&quot;, &quot;&amp;[.J70]&amp;&quot;, &quot;&amp;[.N70]&amp;&quot;, &quot;&amp;[.R70]&amp;&quot;, &quot;&amp;[.V70]" office:value-type="string" office:string-value="1, 0, 0, 0, 0, 1, 0, 0, 0, 0, 1, 0, 0.075, -0.017, 0.032, 1" calcext:value-type="string">
            <text:p>1, 0, 0, 0, 0, 1, 0, 0, 0, 0, 1, 0, 0.075, -0.017, 0.032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9592" calcext:value-type="float">
            <text:p>0.01959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782" calcext:value-type="float">
            <text:p>-1.9878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70]" office:value-type="float" office:value="0" calcext:value-type="float">
            <text:p>0.000</text:p>
          </table:table-cell>
          <table:table-cell table:style-name="ce391" table:formula="of:=+[.AO7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70]" office:value-type="float" office:value="1" calcext:value-type="float">
            <text:p>1.000</text:p>
          </table:table-cell>
          <table:table-cell table:style-name="ce391" table:formula="of:=+[.AR7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aceNoseBridge</text:p>
          </table:table-cell>
          <table:table-cell table:style-name="ce164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9100001" calcext:value-type="float">
            <text:p>0.09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2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1]&amp;&quot;, &quot;&amp;[.K71]&amp;&quot;, &quot;&amp;[.O71]&amp;&quot;, &quot;&amp;[.S71]&amp;&quot;, &quot;&amp;[.H71]&amp;&quot;, &quot;&amp;[.L71]&amp;&quot;, &quot;&amp;[.P71]&amp;&quot;, &quot;&amp;[.T71]&amp;&quot;, &quot;&amp;[.I71]&amp;&quot;, &quot;&amp;[.M71]&amp;&quot;, &quot;&amp;[.Q71]&amp;&quot;, &quot;&amp;[.U71]&amp;&quot;, &quot;&amp;[.J71]&amp;&quot;, &quot;&amp;[.N71]&amp;&quot;, &quot;&amp;[.R71]&amp;&quot;, &quot;&amp;[.V71]" office:value-type="string" office:string-value="1, 0, 0, 0, 0, 1, 0, 0, 0, 0, 1, 0, 0.09100001, 0, 0.02, 1" calcext:value-type="string">
            <text:p>1, 0, 0, 0, 0, 1, 0, 0, 0, 0, 1, 0, 0.09100001, 0, 0.02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88697" calcext:value-type="float">
            <text:p>-0.088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7683" calcext:value-type="float">
            <text:p>-1.976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71]" office:value-type="float" office:value="0" calcext:value-type="float">
            <text:p>0.000</text:p>
          </table:table-cell>
          <table:table-cell table:style-name="ce391" table:formula="of:=+[.AO7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71]" office:value-type="float" office:value="1" calcext:value-type="float">
            <text:p>1.000</text:p>
          </table:table-cell>
          <table:table-cell table:style-name="ce391" table:formula="of:=+[.AR7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CollarLeft</text:p>
          </table:table-cell>
          <table:table-cell table:style-name="ce159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85" calcext:value-type="float">
            <text:p>0.08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165" calcext:value-type="float">
            <text:p>0.16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2]&amp;&quot;, &quot;&amp;[.K72]&amp;&quot;, &quot;&amp;[.O72]&amp;&quot;, &quot;&amp;[.S72]&amp;&quot;, &quot;&amp;[.H72]&amp;&quot;, &quot;&amp;[.L72]&amp;&quot;, &quot;&amp;[.P72]&amp;&quot;, &quot;&amp;[.T72]&amp;&quot;, &quot;&amp;[.I72]&amp;&quot;, &quot;&amp;[.M72]&amp;&quot;, &quot;&amp;[.Q72]&amp;&quot;, &quot;&amp;[.U72]&amp;&quot;, &quot;&amp;[.J72]&amp;&quot;, &quot;&amp;[.N72]&amp;&quot;, &quot;&amp;[.R72]&amp;&quot;, &quot;&amp;[.V72]" office:value-type="string" office:string-value="1, 0, 0, 0, 0, 1, 0, 0, 0, 0, 1, 0, -0.021, 0.085, 0.165, 1" calcext:value-type="string">
            <text:p>1, 0, 0, 0, 0, 1, 0, 0, 0, 0, 1, 0, -0.021, 0.085, 0.16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14286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3865" calcext:value-type="float">
            <text:p>-0.05386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72]" office:value-type="float" office:value="0" calcext:value-type="float">
            <text:p>0.000</text:p>
          </table:table-cell>
          <table:table-cell table:style-name="ce391" table:formula="of:=+[.AO7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72]" office:value-type="float" office:value="1" calcext:value-type="float">
            <text:p>1.000</text:p>
          </table:table-cell>
          <table:table-cell table:style-name="ce391" table:formula="of:=+[.AR7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L_CLAVICLE</text:p>
          </table:table-cell>
          <table:table-cell table:style-name="ce153" table:formula="of:=+[$'avatar_skeleton.xml convert'.B73]" office:value-type="string" office:string-value="mCollarLeft" calcext:value-type="string">
            <text:p>mCollarLeft</text:p>
          </table:table-cell>
          <table:table-cell table:formula="of:=+[$'avatar_skeleton.xml convert'.C73]" office:value-type="string" office:string-value="&quot;false&quot;" calcext:value-type="string">
            <text:p>"false"</text:p>
          </table:table-cell>
          <table:table-cell table:formula="of:=-[$'avatar_skeleton.xml convert'.D73]+[$'avatar_skeleton.xml convert'.G73]" office:value-type="float" office:value="0.1" calcext:value-type="float">
            <text:p>0.1000</text:p>
          </table:table-cell>
          <table:table-cell table:formula="of:=-[$'avatar_skeleton.xml convert'.E73]+[$'avatar_skeleton.xml convert'.H73]" office:value-type="float" office:value="0" calcext:value-type="float">
            <text:p>0.0000</text:p>
          </table:table-cell>
          <table:table-cell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999998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3]&amp;&quot;, &quot;&amp;[.K73]&amp;&quot;, &quot;&amp;[.O73]&amp;&quot;, &quot;&amp;[.S73]&amp;&quot;, &quot;&amp;[.H73]&amp;&quot;, &quot;&amp;[.L73]&amp;&quot;, &quot;&amp;[.P73]&amp;&quot;, &quot;&amp;[.T73]&amp;&quot;, &quot;&amp;[.I73]&amp;&quot;, &quot;&amp;[.M73]&amp;&quot;, &quot;&amp;[.Q73]&amp;&quot;, &quot;&amp;[.U73]&amp;&quot;, &quot;&amp;[.J73]&amp;&quot;, &quot;&amp;[.N73]&amp;&quot;, &quot;&amp;[.R73]&amp;&quot;, &quot;&amp;[.V73]" office:value-type="string" office:string-value="1, 0, 0, 0, 0, 1, 0, 0, 0, 0, 1, 0, 0.02, 0, 0.01999998, 1" calcext:value-type="string">
            <text:p>1, 0, 0, 0, 0, 1, 0, 0, 0, 0, 1, 0, 0.02, 0, 0.01999998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900000035762787" calcext:value-type="float">
            <text:p>0.090</text:p>
          </table:table-cell>
          <table:table-cell table:style-name="ce381" office:value-type="float" office:value="0.140000000596046" calcext:value-type="float">
            <text:p>0.140</text:p>
          </table:table-cell>
          <table:table-cell table:style-name="ce381" office:value-type="float" office:value="0.0599999986588955" calcext:value-type="float">
            <text:p>0.060</text:p>
          </table:table-cell>
          <table:table-cell table:style-name="ce381" table:formula="of:=+[.AP73]" office:value-type="float" office:value="0" calcext:value-type="float">
            <text:p>0.000</text:p>
          </table:table-cell>
          <table:table-cell table:style-name="ce381" table:formula="of:=+[.AO73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73]" office:value-type="float" office:value="0.140000000596046" calcext:value-type="float">
            <text:p>0.140</text:p>
          </table:table-cell>
          <table:table-cell table:style-name="ce381" table:formula="of:=+[.AR73]" office:value-type="float" office:value="0.0900000035762787" calcext:value-type="float">
            <text:p>0.090</text:p>
          </table:table-cell>
          <table:table-cell table:style-name="ce381" office:value-type="float" office:value="0.0599999986588955" calcext:value-type="float">
            <text:p>0.06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ShoulderLeft</text:p>
          </table:table-cell>
          <table:table-cell table:style-name="ce153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79" calcext:value-type="float">
            <text:p>0.07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4]&amp;&quot;, &quot;&amp;[.K74]&amp;&quot;, &quot;&amp;[.O74]&amp;&quot;, &quot;&amp;[.S74]&amp;&quot;, &quot;&amp;[.H74]&amp;&quot;, &quot;&amp;[.L74]&amp;&quot;, &quot;&amp;[.P74]&amp;&quot;, &quot;&amp;[.T74]&amp;&quot;, &quot;&amp;[.I74]&amp;&quot;, &quot;&amp;[.M74]&amp;&quot;, &quot;&amp;[.Q74]&amp;&quot;, &quot;&amp;[.U74]&amp;&quot;, &quot;&amp;[.J74]&amp;&quot;, &quot;&amp;[.N74]&amp;&quot;, &quot;&amp;[.R74]&amp;&quot;, &quot;&amp;[.V74]" office:value-type="string" office:string-value="1, 0, 0, 0, 0, 1, 0, 0, 0, 0, 1, 0, 0, 0.079, 0, 1" calcext:value-type="string">
            <text:p>1, 0, 0, 0, 0, 1, 0, 0, 0, 0, 1, 0, 0, 0.079, 0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680272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6539" calcext:value-type="float">
            <text:p>-0.12653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74]" office:value-type="float" office:value="0" calcext:value-type="float">
            <text:p>0.000</text:p>
          </table:table-cell>
          <table:table-cell table:style-name="ce391" table:formula="of:=+[.AO7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74]" office:value-type="float" office:value="1" calcext:value-type="float">
            <text:p>1.000</text:p>
          </table:table-cell>
          <table:table-cell table:style-name="ce391" table:formula="of:=+[.AR7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L_UPPER_ARM</text:p>
          </table:table-cell>
          <table:table-cell table:style-name="ce153" table:formula="of:=+[$'avatar_skeleton.xml convert'.B75]" office:value-type="string" office:string-value="mShoulderLeft" calcext:value-type="string">
            <text:p>mShoulderLeft</text:p>
          </table:table-cell>
          <table:table-cell table:formula="of:=+[$'avatar_skeleton.xml convert'.C75]" office:value-type="string" office:string-value="&quot;false&quot;" calcext:value-type="string">
            <text:p>"false"</text:p>
          </table:table-cell>
          <table:table-cell table:formula="of:=-[$'avatar_skeleton.xml convert'.D75]+[$'avatar_skeleton.xml convert'.G75]" office:value-type="float" office:value="0.13" calcext:value-type="float">
            <text:p>0.1300</text:p>
          </table:table-cell>
          <table:table-cell table:formula="of:=-[$'avatar_skeleton.xml convert'.E75]+[$'avatar_skeleton.xml convert'.H75]" office:value-type="float" office:value="0" calcext:value-type="float">
            <text:p>0.0000</text:p>
          </table:table-cell>
          <table:table-cell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764" calcext:value-type="float">
            <text:p>0.1764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999999" calcext:value-type="float">
            <text:p>0.01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5]&amp;&quot;, &quot;&amp;[.K75]&amp;&quot;, &quot;&amp;[.O75]&amp;&quot;, &quot;&amp;[.S75]&amp;&quot;, &quot;&amp;[.H75]&amp;&quot;, &quot;&amp;[.L75]&amp;&quot;, &quot;&amp;[.P75]&amp;&quot;, &quot;&amp;[.T75]&amp;&quot;, &quot;&amp;[.I75]&amp;&quot;, &quot;&amp;[.M75]&amp;&quot;, &quot;&amp;[.Q75]&amp;&quot;, &quot;&amp;[.U75]&amp;&quot;, &quot;&amp;[.J75]&amp;&quot;, &quot;&amp;[.N75]&amp;&quot;, &quot;&amp;[.R75]&amp;&quot;, &quot;&amp;[.V75]" office:value-type="string" office:string-value="1, 0, 0, 0, 0, 1, 0, 0, 0, 0, 1, 0, 0, 0.1764, 0.00999999, 1" calcext:value-type="string">
            <text:p>1, 0, 0, 0, 0, 1, 0, 0, 0, 0, 1, 0, 0, 0.1764, 0.00999999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-5" calcext:value-type="float">
            <text:p>-5.000</text:p>
          </table:table-cell>
          <table:table-cell table:number-columns-repeated="2" table:style-name="ce381" office:value-type="float" office:value="0" calcext:value-type="float">
            <text:p>0.00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81" office:value-type="float" office:value="0.17" calcext:value-type="float">
            <text:p>0.17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81" table:formula="of:=+[.AP75]" office:value-type="float" office:value="0" calcext:value-type="float">
            <text:p>0.000</text:p>
          </table:table-cell>
          <table:table-cell table:style-name="ce381" table:formula="of:=+[.AO75]" office:value-type="float" office:value="-5" calcext:value-type="float">
            <text:p>-5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75]" office:value-type="float" office:value="0.17" calcext:value-type="float">
            <text:p>0.170</text:p>
          </table:table-cell>
          <table:table-cell table:style-name="ce381" table:formula="of:=+[.AR75]" office:value-type="float" office:value="0.06" calcext:value-type="float">
            <text:p>0.06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ElbowLeft</text:p>
          </table:table-cell>
          <table:table-cell table:style-name="ce153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248" calcext:value-type="float">
            <text:p>0.24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6]&amp;&quot;, &quot;&amp;[.K76]&amp;&quot;, &quot;&amp;[.O76]&amp;&quot;, &quot;&amp;[.S76]&amp;&quot;, &quot;&amp;[.H76]&amp;&quot;, &quot;&amp;[.L76]&amp;&quot;, &quot;&amp;[.P76]&amp;&quot;, &quot;&amp;[.T76]&amp;&quot;, &quot;&amp;[.I76]&amp;&quot;, &quot;&amp;[.M76]&amp;&quot;, &quot;&amp;[.Q76]&amp;&quot;, &quot;&amp;[.U76]&amp;&quot;, &quot;&amp;[.J76]&amp;&quot;, &quot;&amp;[.N76]&amp;&quot;, &quot;&amp;[.R76]&amp;&quot;, &quot;&amp;[.V76]" office:value-type="string" office:string-value="1, 0, 0, 0, 0, 1, 0, 0, 0, 0, 1, 0, 0, 0.248, 0, 1" calcext:value-type="string">
            <text:p>1, 0, 0, 0, 0, 1, 0, 0, 0, 0, 1, 0, 0, 0.248, 0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8125" calcext:value-type="float">
            <text:p>0.8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430134" calcext:value-type="float">
            <text:p>-0.430134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76]" office:value-type="float" office:value="0" calcext:value-type="float">
            <text:p>0.000</text:p>
          </table:table-cell>
          <table:table-cell table:style-name="ce391" table:formula="of:=+[.AO7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76]" office:value-type="float" office:value="1" calcext:value-type="float">
            <text:p>1.000</text:p>
          </table:table-cell>
          <table:table-cell table:style-name="ce391" table:formula="of:=+[.AR7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L_LOWER_ARM</text:p>
          </table:table-cell>
          <table:table-cell table:style-name="ce153" table:formula="of:=+[$'avatar_skeleton.xml convert'.B77]" office:value-type="string" office:string-value="mElbowLeft" calcext:value-type="string">
            <text:p>mElbowLeft</text:p>
          </table:table-cell>
          <table:table-cell table:formula="of:=+[$'avatar_skeleton.xml convert'.C77]" office:value-type="string" office:string-value="&quot;false&quot;" calcext:value-type="string">
            <text:p>"false"</text:p>
          </table:table-cell>
          <table:table-cell table:formula="of:=-[$'avatar_skeleton.xml convert'.D77]+[$'avatar_skeleton.xml convert'.G77]" office:value-type="float" office:value="0.1" calcext:value-type="float">
            <text:p>0.1000</text:p>
          </table:table-cell>
          <table:table-cell table:formula="of:=-[$'avatar_skeleton.xml convert'.E77]+[$'avatar_skeleton.xml convert'.H77]" office:value-type="float" office:value="0" calcext:value-type="float">
            <text:p>0.0000</text:p>
          </table:table-cell>
          <table:table-cell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28" calcext:value-type="float">
            <text:p>0.1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7]&amp;&quot;, &quot;&amp;[.K77]&amp;&quot;, &quot;&amp;[.O77]&amp;&quot;, &quot;&amp;[.S77]&amp;&quot;, &quot;&amp;[.H77]&amp;&quot;, &quot;&amp;[.L77]&amp;&quot;, &quot;&amp;[.P77]&amp;&quot;, &quot;&amp;[.T77]&amp;&quot;, &quot;&amp;[.I77]&amp;&quot;, &quot;&amp;[.M77]&amp;&quot;, &quot;&amp;[.Q77]&amp;&quot;, &quot;&amp;[.U77]&amp;&quot;, &quot;&amp;[.J77]&amp;&quot;, &quot;&amp;[.N77]&amp;&quot;, &quot;&amp;[.R77]&amp;&quot;, &quot;&amp;[.V77]" office:value-type="string" office:string-value="1, 0, 0, 0, 0, 1, 0, 0, 0, 0, 1, 0, 0, 0.128, 0, 1" calcext:value-type="string">
            <text:p>1, 0, 0, 0, 0, 1, 0, 0, 0, 0, 1, 0, 0, 0.128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-3" calcext:value-type="float">
            <text:p>-3.000</text:p>
          </table:table-cell>
          <table:table-cell table:number-columns-repeated="2" table:style-name="ce381" office:value-type="float" office:value="0" calcext:value-type="float">
            <text:p>0.000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381" office:value-type="float" office:value="0.14" calcext:value-type="float">
            <text:p>0.140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381" table:formula="of:=+[.AP77]" office:value-type="float" office:value="0" calcext:value-type="float">
            <text:p>0.000</text:p>
          </table:table-cell>
          <table:table-cell table:style-name="ce381" table:formula="of:=+[.AO77]" office:value-type="float" office:value="-3" calcext:value-type="float">
            <text:p>-3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77]" office:value-type="float" office:value="0.14" calcext:value-type="float">
            <text:p>0.140</text:p>
          </table:table-cell>
          <table:table-cell table:style-name="ce381" table:formula="of:=+[.AR77]" office:value-type="float" office:value="0.045" calcext:value-type="float">
            <text:p>0.045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WristLeft</text:p>
          </table:table-cell>
          <table:table-cell table:style-name="ce153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205" calcext:value-type="float">
            <text:p>0.20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8]&amp;&quot;, &quot;&amp;[.K78]&amp;&quot;, &quot;&amp;[.O78]&amp;&quot;, &quot;&amp;[.S78]&amp;&quot;, &quot;&amp;[.H78]&amp;&quot;, &quot;&amp;[.L78]&amp;&quot;, &quot;&amp;[.P78]&amp;&quot;, &quot;&amp;[.T78]&amp;&quot;, &quot;&amp;[.I78]&amp;&quot;, &quot;&amp;[.M78]&amp;&quot;, &quot;&amp;[.Q78]&amp;&quot;, &quot;&amp;[.U78]&amp;&quot;, &quot;&amp;[.J78]&amp;&quot;, &quot;&amp;[.N78]&amp;&quot;, &quot;&amp;[.R78]&amp;&quot;, &quot;&amp;[.V78]" office:value-type="string" office:string-value="1, 0, 0, 0, 0, 1, 0, 0, 0, 0, 1, 0, 0, 0.205, 0, 1" calcext:value-type="string">
            <text:p>1, 0, 0, 0, 0, 1, 0, 0, 0, 0, 1, 0, 0, 0.205, 0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812775" calcext:value-type="float">
            <text:p>-0.812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78]" office:value-type="float" office:value="0" calcext:value-type="float">
            <text:p>0.000</text:p>
          </table:table-cell>
          <table:table-cell table:style-name="ce391" table:formula="of:=+[.AO7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78]" office:value-type="float" office:value="1" calcext:value-type="float">
            <text:p>1.000</text:p>
          </table:table-cell>
          <table:table-cell table:style-name="ce391" table:formula="of:=+[.AR7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L_HAND</text:p>
          </table:table-cell>
          <table:table-cell table:style-name="ce148" table:formula="of:=+[$'avatar_skeleton.xml convert'.B79]" office:value-type="string" office:string-value="mWristLeft" calcext:value-type="string">
            <text:p>mWristLeft</text:p>
          </table:table-cell>
          <table:table-cell table:formula="of:=+[$'avatar_skeleton.xml convert'.C79]" office:value-type="string" office:string-value="&quot;false&quot;" calcext:value-type="string">
            <text:p>"false"</text:p>
          </table:table-cell>
          <table:table-cell table:formula="of:=-[$'avatar_skeleton.xml convert'.D79]+[$'avatar_skeleton.xml convert'.G79]" office:value-type="float" office:value="0.049" calcext:value-type="float">
            <text:p>0.0490</text:p>
          </table:table-cell>
          <table:table-cell table:formula="of:=-[$'avatar_skeleton.xml convert'.E79]+[$'avatar_skeleton.xml convert'.H79]" office:value-type="float" office:value="-0.005" calcext:value-type="float">
            <text:p>-0.0050</text:p>
          </table:table-cell>
          <table:table-cell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" calcext:value-type="float">
            <text:p>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5000001" calcext:value-type="float">
            <text:p>0.05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9]&amp;&quot;, &quot;&amp;[.K79]&amp;&quot;, &quot;&amp;[.O79]&amp;&quot;, &quot;&amp;[.S79]&amp;&quot;, &quot;&amp;[.H79]&amp;&quot;, &quot;&amp;[.L79]&amp;&quot;, &quot;&amp;[.P79]&amp;&quot;, &quot;&amp;[.T79]&amp;&quot;, &quot;&amp;[.I79]&amp;&quot;, &quot;&amp;[.M79]&amp;&quot;, &quot;&amp;[.Q79]&amp;&quot;, &quot;&amp;[.U79]&amp;&quot;, &quot;&amp;[.J79]&amp;&quot;, &quot;&amp;[.N79]&amp;&quot;, &quot;&amp;[.R79]&amp;&quot;, &quot;&amp;[.V79]" office:value-type="string" office:string-value="1, 0, 0, 0, 0, 1, 0, 0, 0, 0, 1, 0, 0.01, 0.05000001, 0, 1" calcext:value-type="string">
            <text:p>1, 0, 0, 0, 0, 1, 0, 0, 0, 0, 1, 0, 0.01, 0.05000001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-3" calcext:value-type="float">
            <text:p>-3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-10" calcext:value-type="float">
            <text:p>-10.00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381" office:value-type="float" office:value="0.08" calcext:value-type="float">
            <text:p>0.080</text:p>
          </table:table-cell>
          <table:table-cell table:style-name="ce381" office:value-type="float" office:value="0.03" calcext:value-type="float">
            <text:p>0.030</text:p>
          </table:table-cell>
          <table:table-cell table:style-name="ce381" table:formula="of:=+[.AP79]" office:value-type="float" office:value="0" calcext:value-type="float">
            <text:p>0.000</text:p>
          </table:table-cell>
          <table:table-cell table:style-name="ce381" table:formula="of:=+[.AO79]" office:value-type="float" office:value="-3" calcext:value-type="float">
            <text:p>-3.000</text:p>
          </table:table-cell>
          <table:table-cell table:style-name="ce381" office:value-type="float" office:value="-10" calcext:value-type="float">
            <text:p>-10.000</text:p>
          </table:table-cell>
          <table:table-cell table:style-name="ce381" table:formula="of:=+[.AS79]" office:value-type="float" office:value="0.08" calcext:value-type="float">
            <text:p>0.080</text:p>
          </table:table-cell>
          <table:table-cell table:style-name="ce381" table:formula="of:=+[.AR79]" office:value-type="float" office:value="0.05" calcext:value-type="float">
            <text:p>0.050</text:p>
          </table:table-cell>
          <table:table-cell table:style-name="ce381" office:value-type="float" office:value="0.03" calcext:value-type="float">
            <text:p>0.03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Middle1Left</text:p>
          </table:table-cell>
          <table:table-cell table:style-name="ce148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3" calcext:value-type="float">
            <text:p>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01" calcext:value-type="float">
            <text:p>0.1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0]&amp;&quot;, &quot;&amp;[.K80]&amp;&quot;, &quot;&amp;[.O80]&amp;&quot;, &quot;&amp;[.S80]&amp;&quot;, &quot;&amp;[.H80]&amp;&quot;, &quot;&amp;[.L80]&amp;&quot;, &quot;&amp;[.P80]&amp;&quot;, &quot;&amp;[.T80]&amp;&quot;, &quot;&amp;[.I80]&amp;&quot;, &quot;&amp;[.M80]&amp;&quot;, &quot;&amp;[.Q80]&amp;&quot;, &quot;&amp;[.U80]&amp;&quot;, &quot;&amp;[.J80]&amp;&quot;, &quot;&amp;[.N80]&amp;&quot;, &quot;&amp;[.R80]&amp;&quot;, &quot;&amp;[.V80]" office:value-type="string" office:string-value="1, 0, 0, 0, 0, 1, 0, 0, 0, 0, 1, 0, 0.013, 0.101, 0.015, 1" calcext:value-type="string">
            <text:p>1, 0, 0, 0, 0, 1, 0, 0, 0, 0, 1, 0, 0.013, 0.101, 0.01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4132" calcext:value-type="float">
            <text:p>0.024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13775" calcext:value-type="float">
            <text:p>-0.913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80]" office:value-type="float" office:value="0" calcext:value-type="float">
            <text:p>0.000</text:p>
          </table:table-cell>
          <table:table-cell table:style-name="ce391" table:formula="of:=+[.AO8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80]" office:value-type="float" office:value="1" calcext:value-type="float">
            <text:p>1.000</text:p>
          </table:table-cell>
          <table:table-cell table:style-name="ce391" table:formula="of:=+[.AR8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Middle2Left</text:p>
          </table:table-cell>
          <table:table-cell table:style-name="ce153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" calcext:value-type="float">
            <text:p>0.04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1]&amp;&quot;, &quot;&amp;[.K81]&amp;&quot;, &quot;&amp;[.O81]&amp;&quot;, &quot;&amp;[.S81]&amp;&quot;, &quot;&amp;[.H81]&amp;&quot;, &quot;&amp;[.L81]&amp;&quot;, &quot;&amp;[.P81]&amp;&quot;, &quot;&amp;[.T81]&amp;&quot;, &quot;&amp;[.I81]&amp;&quot;, &quot;&amp;[.M81]&amp;&quot;, &quot;&amp;[.Q81]&amp;&quot;, &quot;&amp;[.U81]&amp;&quot;, &quot;&amp;[.J81]&amp;&quot;, &quot;&amp;[.N81]&amp;&quot;, &quot;&amp;[.R81]&amp;&quot;, &quot;&amp;[.V81]" office:value-type="string" office:string-value="1, 0, 0, 0, 0, 1, 0, 0, 0, 0, 1, 0, -0.001, 0.04, -0.006, 1" calcext:value-type="string">
            <text:p>1, 0, 0, 0, 0, 1, 0, 0, 0, 0, 1, 0, -0.001, 0.04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5132" calcext:value-type="float">
            <text:p>0.025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53775" calcext:value-type="float">
            <text:p>-0.953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81]" office:value-type="float" office:value="0" calcext:value-type="float">
            <text:p>0.000</text:p>
          </table:table-cell>
          <table:table-cell table:style-name="ce391" table:formula="of:=+[.AO8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81]" office:value-type="float" office:value="1" calcext:value-type="float">
            <text:p>1.000</text:p>
          </table:table-cell>
          <table:table-cell table:style-name="ce391" table:formula="of:=+[.AR8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Middle3Left</text:p>
          </table:table-cell>
          <table:table-cell table:style-name="ce153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9" calcext:value-type="float">
            <text:p>0.04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8" calcext:value-type="float">
            <text:p>-0.00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2]&amp;&quot;, &quot;&amp;[.K82]&amp;&quot;, &quot;&amp;[.O82]&amp;&quot;, &quot;&amp;[.S82]&amp;&quot;, &quot;&amp;[.H82]&amp;&quot;, &quot;&amp;[.L82]&amp;&quot;, &quot;&amp;[.P82]&amp;&quot;, &quot;&amp;[.T82]&amp;&quot;, &quot;&amp;[.I82]&amp;&quot;, &quot;&amp;[.M82]&amp;&quot;, &quot;&amp;[.Q82]&amp;&quot;, &quot;&amp;[.U82]&amp;&quot;, &quot;&amp;[.J82]&amp;&quot;, &quot;&amp;[.N82]&amp;&quot;, &quot;&amp;[.R82]&amp;&quot;, &quot;&amp;[.V82]" office:value-type="string" office:string-value="1, 0, 0, 0, 0, 1, 0, 0, 0, 0, 1, 0, -0.001, 0.049, -0.008, 1" calcext:value-type="string">
            <text:p>1, 0, 0, 0, 0, 1, 0, 0, 0, 0, 1, 0, -0.001, 0.049, -0.008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6132" calcext:value-type="float">
            <text:p>0.02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1.00277" calcext:value-type="float">
            <text:p>-1.00277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82]" office:value-type="float" office:value="0" calcext:value-type="float">
            <text:p>0.000</text:p>
          </table:table-cell>
          <table:table-cell table:style-name="ce391" table:formula="of:=+[.AO8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82]" office:value-type="float" office:value="1" calcext:value-type="float">
            <text:p>1.000</text:p>
          </table:table-cell>
          <table:table-cell table:style-name="ce391" table:formula="of:=+[.AR8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Index1Left</text:p>
          </table:table-cell>
          <table:table-cell table:style-name="ce148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8" calcext:value-type="float">
            <text:p>0.03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97" calcext:value-type="float">
            <text:p>0.09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3]&amp;&quot;, &quot;&amp;[.K83]&amp;&quot;, &quot;&amp;[.O83]&amp;&quot;, &quot;&amp;[.S83]&amp;&quot;, &quot;&amp;[.H83]&amp;&quot;, &quot;&amp;[.L83]&amp;&quot;, &quot;&amp;[.P83]&amp;&quot;, &quot;&amp;[.T83]&amp;&quot;, &quot;&amp;[.I83]&amp;&quot;, &quot;&amp;[.M83]&amp;&quot;, &quot;&amp;[.Q83]&amp;&quot;, &quot;&amp;[.U83]&amp;&quot;, &quot;&amp;[.J83]&amp;&quot;, &quot;&amp;[.N83]&amp;&quot;, &quot;&amp;[.R83]&amp;&quot;, &quot;&amp;[.V83]" office:value-type="string" office:string-value="1, 0, 0, 0, 0, 1, 0, 0, 0, 0, 1, 0, 0.038, 0.097, 0.015, 1" calcext:value-type="string">
            <text:p>1, 0, 0, 0, 0, 1, 0, 0, 0, 0, 1, 0, 0.038, 0.097, 0.01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0868" calcext:value-type="float">
            <text:p>-0.000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09775" calcext:value-type="float">
            <text:p>-0.909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83]" office:value-type="float" office:value="0" calcext:value-type="float">
            <text:p>0.000</text:p>
          </table:table-cell>
          <table:table-cell table:style-name="ce391" table:formula="of:=+[.AO8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83]" office:value-type="float" office:value="1" calcext:value-type="float">
            <text:p>1.000</text:p>
          </table:table-cell>
          <table:table-cell table:style-name="ce391" table:formula="of:=+[.AR8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Index2Left</text:p>
          </table:table-cell>
          <table:table-cell table:style-name="ce153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7" calcext:value-type="float">
            <text:p>0.01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6" calcext:value-type="float">
            <text:p>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4]&amp;&quot;, &quot;&amp;[.K84]&amp;&quot;, &quot;&amp;[.O84]&amp;&quot;, &quot;&amp;[.S84]&amp;&quot;, &quot;&amp;[.H84]&amp;&quot;, &quot;&amp;[.L84]&amp;&quot;, &quot;&amp;[.P84]&amp;&quot;, &quot;&amp;[.T84]&amp;&quot;, &quot;&amp;[.I84]&amp;&quot;, &quot;&amp;[.M84]&amp;&quot;, &quot;&amp;[.Q84]&amp;&quot;, &quot;&amp;[.U84]&amp;&quot;, &quot;&amp;[.J84]&amp;&quot;, &quot;&amp;[.N84]&amp;&quot;, &quot;&amp;[.R84]&amp;&quot;, &quot;&amp;[.V84]" office:value-type="string" office:string-value="1, 0, 0, 0, 0, 1, 0, 0, 0, 0, 1, 0, 0.017, 0.036, -0.006, 1" calcext:value-type="string">
            <text:p>1, 0, 0, 0, 0, 1, 0, 0, 0, 0, 1, 0, 0.017, 0.036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868" calcext:value-type="float">
            <text:p>-0.017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45775" calcext:value-type="float">
            <text:p>-0.945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84]" office:value-type="float" office:value="0" calcext:value-type="float">
            <text:p>0.000</text:p>
          </table:table-cell>
          <table:table-cell table:style-name="ce391" table:formula="of:=+[.AO8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84]" office:value-type="float" office:value="1" calcext:value-type="float">
            <text:p>1.000</text:p>
          </table:table-cell>
          <table:table-cell table:style-name="ce391" table:formula="of:=+[.AR8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Index3Left</text:p>
          </table:table-cell>
          <table:table-cell table:style-name="ce153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4" calcext:value-type="float">
            <text:p>0.01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2" calcext:value-type="float">
            <text:p>0.03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5]&amp;&quot;, &quot;&amp;[.K85]&amp;&quot;, &quot;&amp;[.O85]&amp;&quot;, &quot;&amp;[.S85]&amp;&quot;, &quot;&amp;[.H85]&amp;&quot;, &quot;&amp;[.L85]&amp;&quot;, &quot;&amp;[.P85]&amp;&quot;, &quot;&amp;[.T85]&amp;&quot;, &quot;&amp;[.I85]&amp;&quot;, &quot;&amp;[.M85]&amp;&quot;, &quot;&amp;[.Q85]&amp;&quot;, &quot;&amp;[.U85]&amp;&quot;, &quot;&amp;[.J85]&amp;&quot;, &quot;&amp;[.N85]&amp;&quot;, &quot;&amp;[.R85]&amp;&quot;, &quot;&amp;[.V85]" office:value-type="string" office:string-value="1, 0, 0, 0, 0, 1, 0, 0, 0, 0, 1, 0, 0.014, 0.032, -0.006, 1" calcext:value-type="string">
            <text:p>1, 0, 0, 0, 0, 1, 0, 0, 0, 0, 1, 0, 0.014, 0.032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868" calcext:value-type="float">
            <text:p>-0.03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77775" calcext:value-type="float">
            <text:p>-0.977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85]" office:value-type="float" office:value="0" calcext:value-type="float">
            <text:p>0.000</text:p>
          </table:table-cell>
          <table:table-cell table:style-name="ce391" table:formula="of:=+[.AO8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85]" office:value-type="float" office:value="1" calcext:value-type="float">
            <text:p>1.000</text:p>
          </table:table-cell>
          <table:table-cell table:style-name="ce391" table:formula="of:=+[.AR8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Ring1Left</text:p>
          </table:table-cell>
          <table:table-cell table:style-name="ce148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9900001" calcext:value-type="float">
            <text:p>0.09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9000001" calcext:value-type="float">
            <text:p>0.00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6]&amp;&quot;, &quot;&amp;[.K86]&amp;&quot;, &quot;&amp;[.O86]&amp;&quot;, &quot;&amp;[.S86]&amp;&quot;, &quot;&amp;[.H86]&amp;&quot;, &quot;&amp;[.L86]&amp;&quot;, &quot;&amp;[.P86]&amp;&quot;, &quot;&amp;[.T86]&amp;&quot;, &quot;&amp;[.I86]&amp;&quot;, &quot;&amp;[.M86]&amp;&quot;, &quot;&amp;[.Q86]&amp;&quot;, &quot;&amp;[.U86]&amp;&quot;, &quot;&amp;[.J86]&amp;&quot;, &quot;&amp;[.N86]&amp;&quot;, &quot;&amp;[.R86]&amp;&quot;, &quot;&amp;[.V86]" office:value-type="string" office:string-value="1, 0, 0, 0, 0, 1, 0, 0, 0, 0, 1, 0, -0.01, 0.09900001, 0.009000001, 1" calcext:value-type="string">
            <text:p>1, 0, 0, 0, 0, 1, 0, 0, 0, 0, 1, 0, -0.01, 0.09900001, 0.009000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7132" calcext:value-type="float">
            <text:p>0.04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11775" calcext:value-type="float">
            <text:p>-0.911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86]" office:value-type="float" office:value="0" calcext:value-type="float">
            <text:p>0.000</text:p>
          </table:table-cell>
          <table:table-cell table:style-name="ce391" table:formula="of:=+[.AO8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86]" office:value-type="float" office:value="1" calcext:value-type="float">
            <text:p>1.000</text:p>
          </table:table-cell>
          <table:table-cell table:style-name="ce391" table:formula="of:=+[.AR8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Ring2Left</text:p>
          </table:table-cell>
          <table:table-cell table:style-name="ce153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3" calcext:value-type="float">
            <text:p>-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8" calcext:value-type="float">
            <text:p>0.03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8" calcext:value-type="float">
            <text:p>-0.00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7]&amp;&quot;, &quot;&amp;[.K87]&amp;&quot;, &quot;&amp;[.O87]&amp;&quot;, &quot;&amp;[.S87]&amp;&quot;, &quot;&amp;[.H87]&amp;&quot;, &quot;&amp;[.L87]&amp;&quot;, &quot;&amp;[.P87]&amp;&quot;, &quot;&amp;[.T87]&amp;&quot;, &quot;&amp;[.I87]&amp;&quot;, &quot;&amp;[.M87]&amp;&quot;, &quot;&amp;[.Q87]&amp;&quot;, &quot;&amp;[.U87]&amp;&quot;, &quot;&amp;[.J87]&amp;&quot;, &quot;&amp;[.N87]&amp;&quot;, &quot;&amp;[.R87]&amp;&quot;, &quot;&amp;[.V87]" office:value-type="string" office:string-value="1, 0, 0, 0, 0, 1, 0, 0, 0, 0, 1, 0, -0.013, 0.038, -0.008, 1" calcext:value-type="string">
            <text:p>1, 0, 0, 0, 0, 1, 0, 0, 0, 0, 1, 0, -0.013, 0.038, -0.008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0132" calcext:value-type="float">
            <text:p>0.060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49775" calcext:value-type="float">
            <text:p>-0.949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87]" office:value-type="float" office:value="0" calcext:value-type="float">
            <text:p>0.000</text:p>
          </table:table-cell>
          <table:table-cell table:style-name="ce391" table:formula="of:=+[.AO8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87]" office:value-type="float" office:value="1" calcext:value-type="float">
            <text:p>1.000</text:p>
          </table:table-cell>
          <table:table-cell table:style-name="ce391" table:formula="of:=+[.AR8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Ring3Left</text:p>
          </table:table-cell>
          <table:table-cell table:style-name="ce153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3" calcext:value-type="float">
            <text:p>-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" calcext:value-type="float">
            <text:p>0.04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9000001" calcext:value-type="float">
            <text:p>-0.00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8]&amp;&quot;, &quot;&amp;[.K88]&amp;&quot;, &quot;&amp;[.O88]&amp;&quot;, &quot;&amp;[.S88]&amp;&quot;, &quot;&amp;[.H88]&amp;&quot;, &quot;&amp;[.L88]&amp;&quot;, &quot;&amp;[.P88]&amp;&quot;, &quot;&amp;[.T88]&amp;&quot;, &quot;&amp;[.I88]&amp;&quot;, &quot;&amp;[.M88]&amp;&quot;, &quot;&amp;[.Q88]&amp;&quot;, &quot;&amp;[.U88]&amp;&quot;, &quot;&amp;[.J88]&amp;&quot;, &quot;&amp;[.N88]&amp;&quot;, &quot;&amp;[.R88]&amp;&quot;, &quot;&amp;[.V88]" office:value-type="string" office:string-value="1, 0, 0, 0, 0, 1, 0, 0, 0, 0, 1, 0, -0.013, 0.04, -0.009000001, 1" calcext:value-type="string">
            <text:p>1, 0, 0, 0, 0, 1, 0, 0, 0, 0, 1, 0, -0.013, 0.04, -0.009000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132" calcext:value-type="float">
            <text:p>0.073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89775" calcext:value-type="float">
            <text:p>-0.989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872" calcext:value-type="float">
            <text:p>-1.57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88]" office:value-type="float" office:value="0" calcext:value-type="float">
            <text:p>0.000</text:p>
          </table:table-cell>
          <table:table-cell table:style-name="ce391" table:formula="of:=+[.AO8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88]" office:value-type="float" office:value="1" calcext:value-type="float">
            <text:p>1.000</text:p>
          </table:table-cell>
          <table:table-cell table:style-name="ce391" table:formula="of:=+[.AR8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Pinky1Left</text:p>
          </table:table-cell>
          <table:table-cell table:style-name="ce148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9500001" calcext:value-type="float">
            <text:p>0.09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3" calcext:value-type="float">
            <text:p>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9]&amp;&quot;, &quot;&amp;[.K89]&amp;&quot;, &quot;&amp;[.O89]&amp;&quot;, &quot;&amp;[.S89]&amp;&quot;, &quot;&amp;[.H89]&amp;&quot;, &quot;&amp;[.L89]&amp;&quot;, &quot;&amp;[.P89]&amp;&quot;, &quot;&amp;[.T89]&amp;&quot;, &quot;&amp;[.I89]&amp;&quot;, &quot;&amp;[.M89]&amp;&quot;, &quot;&amp;[.Q89]&amp;&quot;, &quot;&amp;[.U89]&amp;&quot;, &quot;&amp;[.J89]&amp;&quot;, &quot;&amp;[.N89]&amp;&quot;, &quot;&amp;[.R89]&amp;&quot;, &quot;&amp;[.V89]" office:value-type="string" office:string-value="1, 0, 0, 0, 0, 1, 0, 0, 0, 0, 1, 0, -0.031, 0.09500001, 0.003, 1" calcext:value-type="string">
            <text:p>1, 0, 0, 0, 0, 1, 0, 0, 0, 0, 1, 0, -0.031, 0.09500001, 0.003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8132" calcext:value-type="float">
            <text:p>0.068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07775" calcext:value-type="float">
            <text:p>-0.907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89]" office:value-type="float" office:value="0" calcext:value-type="float">
            <text:p>0.000</text:p>
          </table:table-cell>
          <table:table-cell table:style-name="ce391" table:formula="of:=+[.AO8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89]" office:value-type="float" office:value="1" calcext:value-type="float">
            <text:p>1.000</text:p>
          </table:table-cell>
          <table:table-cell table:style-name="ce391" table:formula="of:=+[.AR8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Pinky2Left</text:p>
          </table:table-cell>
          <table:table-cell table:style-name="ce153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4" calcext:value-type="float">
            <text:p>-0.02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25" calcext:value-type="float">
            <text:p>0.02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0]&amp;&quot;, &quot;&amp;[.K90]&amp;&quot;, &quot;&amp;[.O90]&amp;&quot;, &quot;&amp;[.S90]&amp;&quot;, &quot;&amp;[.H90]&amp;&quot;, &quot;&amp;[.L90]&amp;&quot;, &quot;&amp;[.P90]&amp;&quot;, &quot;&amp;[.T90]&amp;&quot;, &quot;&amp;[.I90]&amp;&quot;, &quot;&amp;[.M90]&amp;&quot;, &quot;&amp;[.Q90]&amp;&quot;, &quot;&amp;[.U90]&amp;&quot;, &quot;&amp;[.J90]&amp;&quot;, &quot;&amp;[.N90]&amp;&quot;, &quot;&amp;[.R90]&amp;&quot;, &quot;&amp;[.V90]" office:value-type="string" office:string-value="1, 0, 0, 0, 0, 1, 0, 0, 0, 0, 1, 0, -0.024, 0.025, -0.006, 1" calcext:value-type="string">
            <text:p>1, 0, 0, 0, 0, 1, 0, 0, 0, 0, 1, 0, -0.024, 0.025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2132" calcext:value-type="float">
            <text:p>0.092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32775" calcext:value-type="float">
            <text:p>-0.932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372" calcext:value-type="float">
            <text:p>-1.583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90]" office:value-type="float" office:value="0" calcext:value-type="float">
            <text:p>0.000</text:p>
          </table:table-cell>
          <table:table-cell table:style-name="ce391" table:formula="of:=+[.AO9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90]" office:value-type="float" office:value="1" calcext:value-type="float">
            <text:p>1.000</text:p>
          </table:table-cell>
          <table:table-cell table:style-name="ce391" table:formula="of:=+[.AR9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Pinky3Left</text:p>
          </table:table-cell>
          <table:table-cell table:style-name="ce153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8" calcext:value-type="float">
            <text:p>0.01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4" calcext:value-type="float">
            <text:p>-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1]&amp;&quot;, &quot;&amp;[.K91]&amp;&quot;, &quot;&amp;[.O91]&amp;&quot;, &quot;&amp;[.S91]&amp;&quot;, &quot;&amp;[.H91]&amp;&quot;, &quot;&amp;[.L91]&amp;&quot;, &quot;&amp;[.P91]&amp;&quot;, &quot;&amp;[.T91]&amp;&quot;, &quot;&amp;[.I91]&amp;&quot;, &quot;&amp;[.M91]&amp;&quot;, &quot;&amp;[.Q91]&amp;&quot;, &quot;&amp;[.U91]&amp;&quot;, &quot;&amp;[.J91]&amp;&quot;, &quot;&amp;[.N91]&amp;&quot;, &quot;&amp;[.R91]&amp;&quot;, &quot;&amp;[.V91]" office:value-type="string" office:string-value="1, 0, 0, 0, 0, 1, 0, 0, 0, 0, 1, 0, -0.015, 0.018, -0.004, 1" calcext:value-type="string">
            <text:p>1, 0, 0, 0, 0, 1, 0, 0, 0, 0, 1, 0, -0.015, 0.018, -0.004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7132" calcext:value-type="float">
            <text:p>0.10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50775" calcext:value-type="float">
            <text:p>-0.950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972" calcext:value-type="float">
            <text:p>-1.57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91]" office:value-type="float" office:value="0" calcext:value-type="float">
            <text:p>0.000</text:p>
          </table:table-cell>
          <table:table-cell table:style-name="ce391" table:formula="of:=+[.AO9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91]" office:value-type="float" office:value="1" calcext:value-type="float">
            <text:p>1.000</text:p>
          </table:table-cell>
          <table:table-cell table:style-name="ce391" table:formula="of:=+[.AR9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Thumb1Left</text:p>
          </table:table-cell>
          <table:table-cell table:style-name="ce148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1" calcext:value-type="float">
            <text:p>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26" calcext:value-type="float">
            <text:p>0.02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4" calcext:value-type="float">
            <text:p>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2]&amp;&quot;, &quot;&amp;[.K92]&amp;&quot;, &quot;&amp;[.O92]&amp;&quot;, &quot;&amp;[.S92]&amp;&quot;, &quot;&amp;[.H92]&amp;&quot;, &quot;&amp;[.L92]&amp;&quot;, &quot;&amp;[.P92]&amp;&quot;, &quot;&amp;[.T92]&amp;&quot;, &quot;&amp;[.I92]&amp;&quot;, &quot;&amp;[.M92]&amp;&quot;, &quot;&amp;[.Q92]&amp;&quot;, &quot;&amp;[.U92]&amp;&quot;, &quot;&amp;[.J92]&amp;&quot;, &quot;&amp;[.N92]&amp;&quot;, &quot;&amp;[.R92]&amp;&quot;, &quot;&amp;[.V92]" office:value-type="string" office:string-value="1, 0, 0, 0, 0, 1, 0, 0, 0, 0, 1, 0, 0.031, 0.026, 0.004, 1" calcext:value-type="string">
            <text:p>1, 0, 0, 0, 0, 1, 0, 0, 0, 0, 1, 0, 0.031, 0.026, 0.004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6132" calcext:value-type="float">
            <text:p>0.00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838775" calcext:value-type="float">
            <text:p>-0.838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072" calcext:value-type="float">
            <text:p>-1.590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92]" office:value-type="float" office:value="0" calcext:value-type="float">
            <text:p>0.000</text:p>
          </table:table-cell>
          <table:table-cell table:style-name="ce391" table:formula="of:=+[.AO9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92]" office:value-type="float" office:value="1" calcext:value-type="float">
            <text:p>1.000</text:p>
          </table:table-cell>
          <table:table-cell table:style-name="ce391" table:formula="of:=+[.AR9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Thumb2Left</text:p>
          </table:table-cell>
          <table:table-cell table:style-name="ce153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2" calcext:value-type="float">
            <text:p>0.03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3]&amp;&quot;, &quot;&amp;[.K93]&amp;&quot;, &quot;&amp;[.O93]&amp;&quot;, &quot;&amp;[.S93]&amp;&quot;, &quot;&amp;[.H93]&amp;&quot;, &quot;&amp;[.L93]&amp;&quot;, &quot;&amp;[.P93]&amp;&quot;, &quot;&amp;[.T93]&amp;&quot;, &quot;&amp;[.I93]&amp;&quot;, &quot;&amp;[.M93]&amp;&quot;, &quot;&amp;[.Q93]&amp;&quot;, &quot;&amp;[.U93]&amp;&quot;, &quot;&amp;[.J93]&amp;&quot;, &quot;&amp;[.N93]&amp;&quot;, &quot;&amp;[.R93]&amp;&quot;, &quot;&amp;[.V93]" office:value-type="string" office:string-value="1, 0, 0, 0, 0, 1, 0, 0, 0, 0, 1, 0, 0.028, 0.032, -0.001, 1" calcext:value-type="string">
            <text:p>1, 0, 0, 0, 0, 1, 0, 0, 0, 0, 1, 0, 0.028, 0.032, -0.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868" calcext:value-type="float">
            <text:p>-0.02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870775" calcext:value-type="float">
            <text:p>-0.870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93]" office:value-type="float" office:value="0" calcext:value-type="float">
            <text:p>0.000</text:p>
          </table:table-cell>
          <table:table-cell table:style-name="ce391" table:formula="of:=+[.AO9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93]" office:value-type="float" office:value="1" calcext:value-type="float">
            <text:p>1.000</text:p>
          </table:table-cell>
          <table:table-cell table:style-name="ce391" table:formula="of:=+[.AR9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andThumb3Left</text:p>
          </table:table-cell>
          <table:table-cell table:style-name="ce153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3" calcext:value-type="float">
            <text:p>0.02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1" calcext:value-type="float">
            <text:p>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4]&amp;&quot;, &quot;&amp;[.K94]&amp;&quot;, &quot;&amp;[.O94]&amp;&quot;, &quot;&amp;[.S94]&amp;&quot;, &quot;&amp;[.H94]&amp;&quot;, &quot;&amp;[.L94]&amp;&quot;, &quot;&amp;[.P94]&amp;&quot;, &quot;&amp;[.T94]&amp;&quot;, &quot;&amp;[.I94]&amp;&quot;, &quot;&amp;[.M94]&amp;&quot;, &quot;&amp;[.Q94]&amp;&quot;, &quot;&amp;[.U94]&amp;&quot;, &quot;&amp;[.J94]&amp;&quot;, &quot;&amp;[.N94]&amp;&quot;, &quot;&amp;[.R94]&amp;&quot;, &quot;&amp;[.V94]" office:value-type="string" office:string-value="1, 0, 0, 0, 0, 1, 0, 0, 0, 0, 1, 0, 0.023, 0.031, -0.001, 1" calcext:value-type="string">
            <text:p>1, 0, 0, 0, 0, 1, 0, 0, 0, 0, 1, 0, 0.023, 0.031, -0.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4868" calcext:value-type="float">
            <text:p>-0.044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01775" calcext:value-type="float">
            <text:p>-0.901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872" calcext:value-type="float">
            <text:p>-1.58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94]" office:value-type="float" office:value="0" calcext:value-type="float">
            <text:p>0.000</text:p>
          </table:table-cell>
          <table:table-cell table:style-name="ce391" table:formula="of:=+[.AO9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94]" office:value-type="float" office:value="1" calcext:value-type="float">
            <text:p>1.000</text:p>
          </table:table-cell>
          <table:table-cell table:style-name="ce391" table:formula="of:=+[.AR9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CollarRight</text:p>
          </table:table-cell>
          <table:table-cell table:style-name="ce159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85" calcext:value-type="float">
            <text:p>-0.08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165" calcext:value-type="float">
            <text:p>0.16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5]&amp;&quot;, &quot;&amp;[.K95]&amp;&quot;, &quot;&amp;[.O95]&amp;&quot;, &quot;&amp;[.S95]&amp;&quot;, &quot;&amp;[.H95]&amp;&quot;, &quot;&amp;[.L95]&amp;&quot;, &quot;&amp;[.P95]&amp;&quot;, &quot;&amp;[.T95]&amp;&quot;, &quot;&amp;[.I95]&amp;&quot;, &quot;&amp;[.M95]&amp;&quot;, &quot;&amp;[.Q95]&amp;&quot;, &quot;&amp;[.U95]&amp;&quot;, &quot;&amp;[.J95]&amp;&quot;, &quot;&amp;[.N95]&amp;&quot;, &quot;&amp;[.R95]&amp;&quot;, &quot;&amp;[.V95]" office:value-type="string" office:string-value="1, 0, 0, 0, 0, 1, 0, 0, 0, 0, 1, 0, -0.021, -0.085, 0.165, 1" calcext:value-type="string">
            <text:p>1, 0, 0, 0, 0, 1, 0, 0, 0, 0, 1, 0, -0.021, -0.085, 0.16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14286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4107" calcext:value-type="float">
            <text:p>0.05410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95]" office:value-type="float" office:value="0" calcext:value-type="float">
            <text:p>0.000</text:p>
          </table:table-cell>
          <table:table-cell table:style-name="ce391" table:formula="of:=+[.AO9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95]" office:value-type="float" office:value="1" calcext:value-type="float">
            <text:p>1.000</text:p>
          </table:table-cell>
          <table:table-cell table:style-name="ce391" table:formula="of:=+[.AR9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R_CLAVICLE</text:p>
          </table:table-cell>
          <table:table-cell table:style-name="ce153" table:formula="of:=+[$'avatar_skeleton.xml convert'.B96]" office:value-type="string" office:string-value="mCollarRight" calcext:value-type="string">
            <text:p>mCollarRight</text:p>
          </table:table-cell>
          <table:table-cell table:formula="of:=+[$'avatar_skeleton.xml convert'.C96]" office:value-type="string" office:string-value="&quot;false&quot;" calcext:value-type="string">
            <text:p>"false"</text:p>
          </table:table-cell>
          <table:table-cell table:formula="of:=-[$'avatar_skeleton.xml convert'.D96]+[$'avatar_skeleton.xml convert'.G96]" office:value-type="float" office:value="-0.1" calcext:value-type="float">
            <text:p>-0.1000</text:p>
          </table:table-cell>
          <table:table-cell table:formula="of:=-[$'avatar_skeleton.xml convert'.E96]+[$'avatar_skeleton.xml convert'.H96]" office:value-type="float" office:value="0" calcext:value-type="float">
            <text:p>0.0000</text:p>
          </table:table-cell>
          <table:table-cell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999998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6]&amp;&quot;, &quot;&amp;[.K96]&amp;&quot;, &quot;&amp;[.O96]&amp;&quot;, &quot;&amp;[.S96]&amp;&quot;, &quot;&amp;[.H96]&amp;&quot;, &quot;&amp;[.L96]&amp;&quot;, &quot;&amp;[.P96]&amp;&quot;, &quot;&amp;[.T96]&amp;&quot;, &quot;&amp;[.I96]&amp;&quot;, &quot;&amp;[.M96]&amp;&quot;, &quot;&amp;[.Q96]&amp;&quot;, &quot;&amp;[.U96]&amp;&quot;, &quot;&amp;[.J96]&amp;&quot;, &quot;&amp;[.N96]&amp;&quot;, &quot;&amp;[.R96]&amp;&quot;, &quot;&amp;[.V96]" office:value-type="string" office:string-value="1, 0, 0, 0, 0, 1, 0, 0, 0, 0, 1, 0, 0.02, 0, 0.01999998, 1" calcext:value-type="string">
            <text:p>1, 0, 0, 0, 0, 1, 0, 0, 0, 0, 1, 0, 0.02, 0, 0.01999998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9" calcext:value-type="float">
            <text:p>0.090</text:p>
          </table:table-cell>
          <table:table-cell table:style-name="ce381" office:value-type="float" office:value="0.14" calcext:value-type="float">
            <text:p>0.14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81" table:formula="of:=+[.AP96]" office:value-type="float" office:value="0" calcext:value-type="float">
            <text:p>0.000</text:p>
          </table:table-cell>
          <table:table-cell table:style-name="ce381" table:formula="of:=+[.AO96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96]" office:value-type="float" office:value="0.14" calcext:value-type="float">
            <text:p>0.140</text:p>
          </table:table-cell>
          <table:table-cell table:style-name="ce381" table:formula="of:=+[.AR96]" office:value-type="float" office:value="0.09" calcext:value-type="float">
            <text:p>0.09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ShoulderRight</text:p>
          </table:table-cell>
          <table:table-cell table:style-name="ce153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79" calcext:value-type="float">
            <text:p>-0.07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7]&amp;&quot;, &quot;&amp;[.K97]&amp;&quot;, &quot;&amp;[.O97]&amp;&quot;, &quot;&amp;[.S97]&amp;&quot;, &quot;&amp;[.H97]&amp;&quot;, &quot;&amp;[.L97]&amp;&quot;, &quot;&amp;[.P97]&amp;&quot;, &quot;&amp;[.T97]&amp;&quot;, &quot;&amp;[.I97]&amp;&quot;, &quot;&amp;[.M97]&amp;&quot;, &quot;&amp;[.Q97]&amp;&quot;, &quot;&amp;[.U97]&amp;&quot;, &quot;&amp;[.J97]&amp;&quot;, &quot;&amp;[.N97]&amp;&quot;, &quot;&amp;[.R97]&amp;&quot;, &quot;&amp;[.V97]" office:value-type="string" office:string-value="1, 0, 0, 0, 0, 1, 0, 0, 0, 0, 1, 0, 0, -0.079, 0, 1" calcext:value-type="string">
            <text:p>1, 0, 0, 0, 0, 1, 0, 0, 0, 0, 1, 0, 0, -0.079, 0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680272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7167" calcext:value-type="float">
            <text:p>0.12716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97]" office:value-type="float" office:value="0" calcext:value-type="float">
            <text:p>0.000</text:p>
          </table:table-cell>
          <table:table-cell table:style-name="ce391" table:formula="of:=+[.AO9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97]" office:value-type="float" office:value="1" calcext:value-type="float">
            <text:p>1.000</text:p>
          </table:table-cell>
          <table:table-cell table:style-name="ce391" table:formula="of:=+[.AR9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R_UPPER_ARM</text:p>
          </table:table-cell>
          <table:table-cell table:style-name="ce153" table:formula="of:=+[$'avatar_skeleton.xml convert'.B98]" office:value-type="string" office:string-value="mShoulderRight" calcext:value-type="string">
            <text:p>mShoulderRight</text:p>
          </table:table-cell>
          <table:table-cell table:formula="of:=+[$'avatar_skeleton.xml convert'.C98]" office:value-type="string" office:string-value="&quot;false&quot;" calcext:value-type="string">
            <text:p>"false"</text:p>
          </table:table-cell>
          <table:table-cell table:formula="of:=-[$'avatar_skeleton.xml convert'.D98]+[$'avatar_skeleton.xml convert'.G98]" office:value-type="float" office:value="-0.13" calcext:value-type="float">
            <text:p>-0.1300</text:p>
          </table:table-cell>
          <table:table-cell table:formula="of:=-[$'avatar_skeleton.xml convert'.E98]+[$'avatar_skeleton.xml convert'.H98]" office:value-type="float" office:value="0" calcext:value-type="float">
            <text:p>0.0000</text:p>
          </table:table-cell>
          <table:table-cell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764" calcext:value-type="float">
            <text:p>-0.1764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999999" calcext:value-type="float">
            <text:p>0.01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8]&amp;&quot;, &quot;&amp;[.K98]&amp;&quot;, &quot;&amp;[.O98]&amp;&quot;, &quot;&amp;[.S98]&amp;&quot;, &quot;&amp;[.H98]&amp;&quot;, &quot;&amp;[.L98]&amp;&quot;, &quot;&amp;[.P98]&amp;&quot;, &quot;&amp;[.T98]&amp;&quot;, &quot;&amp;[.I98]&amp;&quot;, &quot;&amp;[.M98]&amp;&quot;, &quot;&amp;[.Q98]&amp;&quot;, &quot;&amp;[.U98]&amp;&quot;, &quot;&amp;[.J98]&amp;&quot;, &quot;&amp;[.N98]&amp;&quot;, &quot;&amp;[.R98]&amp;&quot;, &quot;&amp;[.V98]" office:value-type="string" office:string-value="1, 0, 0, 0, 0, 1, 0, 0, 0, 0, 1, 0, 0, -0.1764, 0.00999999, 1" calcext:value-type="string">
            <text:p>1, 0, 0, 0, 0, 1, 0, 0, 0, 0, 1, 0, 0, -0.1764, 0.00999999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5" calcext:value-type="float">
            <text:p>5.000</text:p>
          </table:table-cell>
          <table:table-cell table:number-columns-repeated="2" table:style-name="ce381" office:value-type="float" office:value="0" calcext:value-type="float">
            <text:p>0.00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81" office:value-type="float" office:value="0.17" calcext:value-type="float">
            <text:p>0.17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81" table:formula="of:=+[.AP98]" office:value-type="float" office:value="0" calcext:value-type="float">
            <text:p>0.000</text:p>
          </table:table-cell>
          <table:table-cell table:style-name="ce381" table:formula="of:=+[.AO98]" office:value-type="float" office:value="5" calcext:value-type="float">
            <text:p>5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98]" office:value-type="float" office:value="0.17" calcext:value-type="float">
            <text:p>0.170</text:p>
          </table:table-cell>
          <table:table-cell table:style-name="ce381" table:formula="of:=+[.AR98]" office:value-type="float" office:value="0.06" calcext:value-type="float">
            <text:p>0.06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ElbowRight</text:p>
          </table:table-cell>
          <table:table-cell table:style-name="ce153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248" calcext:value-type="float">
            <text:p>-0.24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9]&amp;&quot;, &quot;&amp;[.K99]&amp;&quot;, &quot;&amp;[.O99]&amp;&quot;, &quot;&amp;[.S99]&amp;&quot;, &quot;&amp;[.H99]&amp;&quot;, &quot;&amp;[.L99]&amp;&quot;, &quot;&amp;[.P99]&amp;&quot;, &quot;&amp;[.T99]&amp;&quot;, &quot;&amp;[.I99]&amp;&quot;, &quot;&amp;[.M99]&amp;&quot;, &quot;&amp;[.Q99]&amp;&quot;, &quot;&amp;[.U99]&amp;&quot;, &quot;&amp;[.J99]&amp;&quot;, &quot;&amp;[.N99]&amp;&quot;, &quot;&amp;[.R99]&amp;&quot;, &quot;&amp;[.V99]" office:value-type="string" office:string-value="1, 0, 0, 0, 0, 1, 0, 0, 0, 0, 1, 0, 0, -0.248, 0, 1" calcext:value-type="string">
            <text:p>1, 0, 0, 0, 0, 1, 0, 0, 0, 0, 1, 0, 0, -0.248, 0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8125" calcext:value-type="float">
            <text:p>0.8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430856" calcext:value-type="float">
            <text:p>0.430856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99]" office:value-type="float" office:value="0" calcext:value-type="float">
            <text:p>0.000</text:p>
          </table:table-cell>
          <table:table-cell table:style-name="ce391" table:formula="of:=+[.AO9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99]" office:value-type="float" office:value="1" calcext:value-type="float">
            <text:p>1.000</text:p>
          </table:table-cell>
          <table:table-cell table:style-name="ce391" table:formula="of:=+[.AR9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R_LOWER_ARM</text:p>
          </table:table-cell>
          <table:table-cell table:style-name="ce153" table:formula="of:=+[$'avatar_skeleton.xml convert'.B100]" office:value-type="string" office:string-value="mElbowRight" calcext:value-type="string">
            <text:p>mElbowRight</text:p>
          </table:table-cell>
          <table:table-cell table:formula="of:=+[$'avatar_skeleton.xml convert'.C100]" office:value-type="string" office:string-value="&quot;false&quot;" calcext:value-type="string">
            <text:p>"false"</text:p>
          </table:table-cell>
          <table:table-cell table:formula="of:=-[$'avatar_skeleton.xml convert'.D100]+[$'avatar_skeleton.xml convert'.G100]" office:value-type="float" office:value="-0.1" calcext:value-type="float">
            <text:p>-0.1000</text:p>
          </table:table-cell>
          <table:table-cell table:formula="of:=-[$'avatar_skeleton.xml convert'.E100]+[$'avatar_skeleton.xml convert'.H100]" office:value-type="float" office:value="0" calcext:value-type="float">
            <text:p>0.0000</text:p>
          </table:table-cell>
          <table:table-cell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28" calcext:value-type="float">
            <text:p>-0.1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0]&amp;&quot;, &quot;&amp;[.K100]&amp;&quot;, &quot;&amp;[.O100]&amp;&quot;, &quot;&amp;[.S100]&amp;&quot;, &quot;&amp;[.H100]&amp;&quot;, &quot;&amp;[.L100]&amp;&quot;, &quot;&amp;[.P100]&amp;&quot;, &quot;&amp;[.T100]&amp;&quot;, &quot;&amp;[.I100]&amp;&quot;, &quot;&amp;[.M100]&amp;&quot;, &quot;&amp;[.Q100]&amp;&quot;, &quot;&amp;[.U100]&amp;&quot;, &quot;&amp;[.J100]&amp;&quot;, &quot;&amp;[.N100]&amp;&quot;, &quot;&amp;[.R100]&amp;&quot;, &quot;&amp;[.V100]" office:value-type="string" office:string-value="1, 0, 0, 0, 0, 1, 0, 0, 0, 0, 1, 0, 0, -0.128, 0, 1" calcext:value-type="string">
            <text:p>1, 0, 0, 0, 0, 1, 0, 0, 0, 0, 1, 0, 0, -0.128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3" calcext:value-type="float">
            <text:p>3.000</text:p>
          </table:table-cell>
          <table:table-cell table:number-columns-repeated="2" table:style-name="ce381" office:value-type="float" office:value="0" calcext:value-type="float">
            <text:p>0.000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381" office:value-type="float" office:value="0.14" calcext:value-type="float">
            <text:p>0.140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381" table:formula="of:=+[.AP100]" office:value-type="float" office:value="0" calcext:value-type="float">
            <text:p>0.000</text:p>
          </table:table-cell>
          <table:table-cell table:style-name="ce381" table:formula="of:=+[.AO100]" office:value-type="float" office:value="3" calcext:value-type="float">
            <text:p>3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100]" office:value-type="float" office:value="0.14" calcext:value-type="float">
            <text:p>0.140</text:p>
          </table:table-cell>
          <table:table-cell table:style-name="ce381" table:formula="of:=+[.AR100]" office:value-type="float" office:value="0.045" calcext:value-type="float">
            <text:p>0.045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WristRight</text:p>
          </table:table-cell>
          <table:table-cell table:style-name="ce153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205" calcext:value-type="float">
            <text:p>-0.20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1]&amp;&quot;, &quot;&amp;[.K101]&amp;&quot;, &quot;&amp;[.O101]&amp;&quot;, &quot;&amp;[.S101]&amp;&quot;, &quot;&amp;[.H101]&amp;&quot;, &quot;&amp;[.L101]&amp;&quot;, &quot;&amp;[.P101]&amp;&quot;, &quot;&amp;[.T101]&amp;&quot;, &quot;&amp;[.I101]&amp;&quot;, &quot;&amp;[.M101]&amp;&quot;, &quot;&amp;[.Q101]&amp;&quot;, &quot;&amp;[.U101]&amp;&quot;, &quot;&amp;[.J101]&amp;&quot;, &quot;&amp;[.N101]&amp;&quot;, &quot;&amp;[.R101]&amp;&quot;, &quot;&amp;[.V101]" office:value-type="string" office:string-value="1, 0, 0, 0, 0, 1, 0, 0, 0, 0, 1, 0, 0, -0.205, 0, 1" calcext:value-type="string">
            <text:p>1, 0, 0, 0, 0, 1, 0, 0, 0, 0, 1, 0, 0, -0.205, 0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813895" calcext:value-type="float">
            <text:p>0.813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01]" office:value-type="float" office:value="0" calcext:value-type="float">
            <text:p>0.000</text:p>
          </table:table-cell>
          <table:table-cell table:style-name="ce391" table:formula="of:=+[.AO10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01]" office:value-type="float" office:value="1" calcext:value-type="float">
            <text:p>1.000</text:p>
          </table:table-cell>
          <table:table-cell table:style-name="ce391" table:formula="of:=+[.AR10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R_HAND</text:p>
          </table:table-cell>
          <table:table-cell table:style-name="ce148" table:formula="of:=+[$'avatar_skeleton.xml convert'.B102]" office:value-type="string" office:string-value="mWristRight" calcext:value-type="string">
            <text:p>mWristRight</text:p>
          </table:table-cell>
          <table:table-cell table:formula="of:=+[$'avatar_skeleton.xml convert'.C102]" office:value-type="string" office:string-value="&quot;false&quot;" calcext:value-type="string">
            <text:p>"false"</text:p>
          </table:table-cell>
          <table:table-cell table:formula="of:=-[$'avatar_skeleton.xml convert'.D102]+[$'avatar_skeleton.xml convert'.G102]" office:value-type="float" office:value="-0.049" calcext:value-type="float">
            <text:p>-0.0490</text:p>
          </table:table-cell>
          <table:table-cell table:formula="of:=-[$'avatar_skeleton.xml convert'.E102]+[$'avatar_skeleton.xml convert'.H102]" office:value-type="float" office:value="-0.005" calcext:value-type="float">
            <text:p>-0.0050</text:p>
          </table:table-cell>
          <table:table-cell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" calcext:value-type="float">
            <text:p>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5000001" calcext:value-type="float">
            <text:p>-0.05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2]&amp;&quot;, &quot;&amp;[.K102]&amp;&quot;, &quot;&amp;[.O102]&amp;&quot;, &quot;&amp;[.S102]&amp;&quot;, &quot;&amp;[.H102]&amp;&quot;, &quot;&amp;[.L102]&amp;&quot;, &quot;&amp;[.P102]&amp;&quot;, &quot;&amp;[.T102]&amp;&quot;, &quot;&amp;[.I102]&amp;&quot;, &quot;&amp;[.M102]&amp;&quot;, &quot;&amp;[.Q102]&amp;&quot;, &quot;&amp;[.U102]&amp;&quot;, &quot;&amp;[.J102]&amp;&quot;, &quot;&amp;[.N102]&amp;&quot;, &quot;&amp;[.R102]&amp;&quot;, &quot;&amp;[.V102]" office:value-type="string" office:string-value="1, 0, 0, 0, 0, 1, 0, 0, 0, 0, 1, 0, 0.01, -0.05000001, 0, 1" calcext:value-type="string">
            <text:p>1, 0, 0, 0, 0, 1, 0, 0, 0, 0, 1, 0, 0.01, -0.05000001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3" calcext:value-type="float">
            <text:p>3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10" calcext:value-type="float">
            <text:p>10.00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381" office:value-type="float" office:value="0.08" calcext:value-type="float">
            <text:p>0.080</text:p>
          </table:table-cell>
          <table:table-cell table:style-name="ce381" office:value-type="float" office:value="0.03" calcext:value-type="float">
            <text:p>0.030</text:p>
          </table:table-cell>
          <table:table-cell table:style-name="ce381" table:formula="of:=+[.AP102]" office:value-type="float" office:value="0" calcext:value-type="float">
            <text:p>0.000</text:p>
          </table:table-cell>
          <table:table-cell table:style-name="ce381" table:formula="of:=+[.AO102]" office:value-type="float" office:value="3" calcext:value-type="float">
            <text:p>3.000</text:p>
          </table:table-cell>
          <table:table-cell table:style-name="ce381" office:value-type="float" office:value="10" calcext:value-type="float">
            <text:p>10.000</text:p>
          </table:table-cell>
          <table:table-cell table:style-name="ce381" table:formula="of:=+[.AS102]" office:value-type="float" office:value="0.08" calcext:value-type="float">
            <text:p>0.080</text:p>
          </table:table-cell>
          <table:table-cell table:style-name="ce381" table:formula="of:=+[.AR102]" office:value-type="float" office:value="0.05" calcext:value-type="float">
            <text:p>0.050</text:p>
          </table:table-cell>
          <table:table-cell table:style-name="ce381" office:value-type="float" office:value="0.03" calcext:value-type="float">
            <text:p>0.03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Middle1Right</text:p>
          </table:table-cell>
          <table:table-cell table:style-name="ce148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3" calcext:value-type="float">
            <text:p>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01" calcext:value-type="float">
            <text:p>-0.1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3]&amp;&quot;, &quot;&amp;[.K103]&amp;&quot;, &quot;&amp;[.O103]&amp;&quot;, &quot;&amp;[.S103]&amp;&quot;, &quot;&amp;[.H103]&amp;&quot;, &quot;&amp;[.L103]&amp;&quot;, &quot;&amp;[.P103]&amp;&quot;, &quot;&amp;[.T103]&amp;&quot;, &quot;&amp;[.I103]&amp;&quot;, &quot;&amp;[.M103]&amp;&quot;, &quot;&amp;[.Q103]&amp;&quot;, &quot;&amp;[.U103]&amp;&quot;, &quot;&amp;[.J103]&amp;&quot;, &quot;&amp;[.N103]&amp;&quot;, &quot;&amp;[.R103]&amp;&quot;, &quot;&amp;[.V103]" office:value-type="string" office:string-value="1, 0, 0, 0, 0, 1, 0, 0, 0, 0, 1, 0, 0.013, -0.101, 0.015, 1" calcext:value-type="string">
            <text:p>1, 0, 0, 0, 0, 1, 0, 0, 0, 0, 1, 0, 0.013, -0.101, 0.01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4132" calcext:value-type="float">
            <text:p>0.024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14895" calcext:value-type="float">
            <text:p>0.914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03]" office:value-type="float" office:value="0" calcext:value-type="float">
            <text:p>0.000</text:p>
          </table:table-cell>
          <table:table-cell table:style-name="ce391" table:formula="of:=+[.AO10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03]" office:value-type="float" office:value="1" calcext:value-type="float">
            <text:p>1.000</text:p>
          </table:table-cell>
          <table:table-cell table:style-name="ce391" table:formula="of:=+[.AR10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Middle2Right</text:p>
          </table:table-cell>
          <table:table-cell table:style-name="ce153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" calcext:value-type="float">
            <text:p>-0.04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4]&amp;&quot;, &quot;&amp;[.K104]&amp;&quot;, &quot;&amp;[.O104]&amp;&quot;, &quot;&amp;[.S104]&amp;&quot;, &quot;&amp;[.H104]&amp;&quot;, &quot;&amp;[.L104]&amp;&quot;, &quot;&amp;[.P104]&amp;&quot;, &quot;&amp;[.T104]&amp;&quot;, &quot;&amp;[.I104]&amp;&quot;, &quot;&amp;[.M104]&amp;&quot;, &quot;&amp;[.Q104]&amp;&quot;, &quot;&amp;[.U104]&amp;&quot;, &quot;&amp;[.J104]&amp;&quot;, &quot;&amp;[.N104]&amp;&quot;, &quot;&amp;[.R104]&amp;&quot;, &quot;&amp;[.V104]" office:value-type="string" office:string-value="1, 0, 0, 0, 0, 1, 0, 0, 0, 0, 1, 0, -0.001, -0.04, -0.006, 1" calcext:value-type="string">
            <text:p>1, 0, 0, 0, 0, 1, 0, 0, 0, 0, 1, 0, -0.001, -0.04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5132" calcext:value-type="float">
            <text:p>0.025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54895" calcext:value-type="float">
            <text:p>0.954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04]" office:value-type="float" office:value="0" calcext:value-type="float">
            <text:p>0.000</text:p>
          </table:table-cell>
          <table:table-cell table:style-name="ce391" table:formula="of:=+[.AO10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04]" office:value-type="float" office:value="1" calcext:value-type="float">
            <text:p>1.000</text:p>
          </table:table-cell>
          <table:table-cell table:style-name="ce391" table:formula="of:=+[.AR10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Middle3Right</text:p>
          </table:table-cell>
          <table:table-cell table:style-name="ce153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9" calcext:value-type="float">
            <text:p>-0.04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8" calcext:value-type="float">
            <text:p>-0.00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5]&amp;&quot;, &quot;&amp;[.K105]&amp;&quot;, &quot;&amp;[.O105]&amp;&quot;, &quot;&amp;[.S105]&amp;&quot;, &quot;&amp;[.H105]&amp;&quot;, &quot;&amp;[.L105]&amp;&quot;, &quot;&amp;[.P105]&amp;&quot;, &quot;&amp;[.T105]&amp;&quot;, &quot;&amp;[.I105]&amp;&quot;, &quot;&amp;[.M105]&amp;&quot;, &quot;&amp;[.Q105]&amp;&quot;, &quot;&amp;[.U105]&amp;&quot;, &quot;&amp;[.J105]&amp;&quot;, &quot;&amp;[.N105]&amp;&quot;, &quot;&amp;[.R105]&amp;&quot;, &quot;&amp;[.V105]" office:value-type="string" office:string-value="1, 0, 0, 0, 0, 1, 0, 0, 0, 0, 1, 0, -0.001, -0.049, -0.008, 1" calcext:value-type="string">
            <text:p>1, 0, 0, 0, 0, 1, 0, 0, 0, 0, 1, 0, -0.001, -0.049, -0.008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6132" calcext:value-type="float">
            <text:p>0.02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1.00389" calcext:value-type="float">
            <text:p>1.00389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05]" office:value-type="float" office:value="0" calcext:value-type="float">
            <text:p>0.000</text:p>
          </table:table-cell>
          <table:table-cell table:style-name="ce391" table:formula="of:=+[.AO10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05]" office:value-type="float" office:value="1" calcext:value-type="float">
            <text:p>1.000</text:p>
          </table:table-cell>
          <table:table-cell table:style-name="ce391" table:formula="of:=+[.AR10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Index1Right</text:p>
          </table:table-cell>
          <table:table-cell table:style-name="ce148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8" calcext:value-type="float">
            <text:p>0.03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97" calcext:value-type="float">
            <text:p>-0.09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6]&amp;&quot;, &quot;&amp;[.K106]&amp;&quot;, &quot;&amp;[.O106]&amp;&quot;, &quot;&amp;[.S106]&amp;&quot;, &quot;&amp;[.H106]&amp;&quot;, &quot;&amp;[.L106]&amp;&quot;, &quot;&amp;[.P106]&amp;&quot;, &quot;&amp;[.T106]&amp;&quot;, &quot;&amp;[.I106]&amp;&quot;, &quot;&amp;[.M106]&amp;&quot;, &quot;&amp;[.Q106]&amp;&quot;, &quot;&amp;[.U106]&amp;&quot;, &quot;&amp;[.J106]&amp;&quot;, &quot;&amp;[.N106]&amp;&quot;, &quot;&amp;[.R106]&amp;&quot;, &quot;&amp;[.V106]" office:value-type="string" office:string-value="1, 0, 0, 0, 0, 1, 0, 0, 0, 0, 1, 0, 0.038, -0.097, 0.015, 1" calcext:value-type="string">
            <text:p>1, 0, 0, 0, 0, 1, 0, 0, 0, 0, 1, 0, 0.038, -0.097, 0.01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0868" calcext:value-type="float">
            <text:p>-0.000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10895" calcext:value-type="float">
            <text:p>0.910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06]" office:value-type="float" office:value="0" calcext:value-type="float">
            <text:p>0.000</text:p>
          </table:table-cell>
          <table:table-cell table:style-name="ce391" table:formula="of:=+[.AO10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06]" office:value-type="float" office:value="1" calcext:value-type="float">
            <text:p>1.000</text:p>
          </table:table-cell>
          <table:table-cell table:style-name="ce391" table:formula="of:=+[.AR10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Index2Right</text:p>
          </table:table-cell>
          <table:table-cell table:style-name="ce153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7" calcext:value-type="float">
            <text:p>0.01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6" calcext:value-type="float">
            <text:p>-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7]&amp;&quot;, &quot;&amp;[.K107]&amp;&quot;, &quot;&amp;[.O107]&amp;&quot;, &quot;&amp;[.S107]&amp;&quot;, &quot;&amp;[.H107]&amp;&quot;, &quot;&amp;[.L107]&amp;&quot;, &quot;&amp;[.P107]&amp;&quot;, &quot;&amp;[.T107]&amp;&quot;, &quot;&amp;[.I107]&amp;&quot;, &quot;&amp;[.M107]&amp;&quot;, &quot;&amp;[.Q107]&amp;&quot;, &quot;&amp;[.U107]&amp;&quot;, &quot;&amp;[.J107]&amp;&quot;, &quot;&amp;[.N107]&amp;&quot;, &quot;&amp;[.R107]&amp;&quot;, &quot;&amp;[.V107]" office:value-type="string" office:string-value="1, 0, 0, 0, 0, 1, 0, 0, 0, 0, 1, 0, 0.017, -0.036, -0.006, 1" calcext:value-type="string">
            <text:p>1, 0, 0, 0, 0, 1, 0, 0, 0, 0, 1, 0, 0.017, -0.036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868" calcext:value-type="float">
            <text:p>-0.017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46895" calcext:value-type="float">
            <text:p>0.946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07]" office:value-type="float" office:value="0" calcext:value-type="float">
            <text:p>0.000</text:p>
          </table:table-cell>
          <table:table-cell table:style-name="ce391" table:formula="of:=+[.AO10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07]" office:value-type="float" office:value="1" calcext:value-type="float">
            <text:p>1.000</text:p>
          </table:table-cell>
          <table:table-cell table:style-name="ce391" table:formula="of:=+[.AR10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Index3Right</text:p>
          </table:table-cell>
          <table:table-cell table:style-name="ce153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4" calcext:value-type="float">
            <text:p>0.01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2" calcext:value-type="float">
            <text:p>-0.03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8]&amp;&quot;, &quot;&amp;[.K108]&amp;&quot;, &quot;&amp;[.O108]&amp;&quot;, &quot;&amp;[.S108]&amp;&quot;, &quot;&amp;[.H108]&amp;&quot;, &quot;&amp;[.L108]&amp;&quot;, &quot;&amp;[.P108]&amp;&quot;, &quot;&amp;[.T108]&amp;&quot;, &quot;&amp;[.I108]&amp;&quot;, &quot;&amp;[.M108]&amp;&quot;, &quot;&amp;[.Q108]&amp;&quot;, &quot;&amp;[.U108]&amp;&quot;, &quot;&amp;[.J108]&amp;&quot;, &quot;&amp;[.N108]&amp;&quot;, &quot;&amp;[.R108]&amp;&quot;, &quot;&amp;[.V108]" office:value-type="string" office:string-value="1, 0, 0, 0, 0, 1, 0, 0, 0, 0, 1, 0, 0.014, -0.032, -0.006, 1" calcext:value-type="string">
            <text:p>1, 0, 0, 0, 0, 1, 0, 0, 0, 0, 1, 0, 0.014, -0.032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868" calcext:value-type="float">
            <text:p>-0.03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78895" calcext:value-type="float">
            <text:p>0.978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08]" office:value-type="float" office:value="0" calcext:value-type="float">
            <text:p>0.000</text:p>
          </table:table-cell>
          <table:table-cell table:style-name="ce391" table:formula="of:=+[.AO10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08]" office:value-type="float" office:value="1" calcext:value-type="float">
            <text:p>1.000</text:p>
          </table:table-cell>
          <table:table-cell table:style-name="ce391" table:formula="of:=+[.AR10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Ring1Right</text:p>
          </table:table-cell>
          <table:table-cell table:style-name="ce148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9900001" calcext:value-type="float">
            <text:p>-0.09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9000001" calcext:value-type="float">
            <text:p>0.00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9]&amp;&quot;, &quot;&amp;[.K109]&amp;&quot;, &quot;&amp;[.O109]&amp;&quot;, &quot;&amp;[.S109]&amp;&quot;, &quot;&amp;[.H109]&amp;&quot;, &quot;&amp;[.L109]&amp;&quot;, &quot;&amp;[.P109]&amp;&quot;, &quot;&amp;[.T109]&amp;&quot;, &quot;&amp;[.I109]&amp;&quot;, &quot;&amp;[.M109]&amp;&quot;, &quot;&amp;[.Q109]&amp;&quot;, &quot;&amp;[.U109]&amp;&quot;, &quot;&amp;[.J109]&amp;&quot;, &quot;&amp;[.N109]&amp;&quot;, &quot;&amp;[.R109]&amp;&quot;, &quot;&amp;[.V109]" office:value-type="string" office:string-value="1, 0, 0, 0, 0, 1, 0, 0, 0, 0, 1, 0, -0.01, -0.09900001, 0.009000001, 1" calcext:value-type="string">
            <text:p>1, 0, 0, 0, 0, 1, 0, 0, 0, 0, 1, 0, -0.01, -0.09900001, 0.009000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7132" calcext:value-type="float">
            <text:p>0.04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12895" calcext:value-type="float">
            <text:p>0.912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09]" office:value-type="float" office:value="0" calcext:value-type="float">
            <text:p>0.000</text:p>
          </table:table-cell>
          <table:table-cell table:style-name="ce391" table:formula="of:=+[.AO10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09]" office:value-type="float" office:value="1" calcext:value-type="float">
            <text:p>1.000</text:p>
          </table:table-cell>
          <table:table-cell table:style-name="ce391" table:formula="of:=+[.AR10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Ring2Right</text:p>
          </table:table-cell>
          <table:table-cell table:style-name="ce153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3" calcext:value-type="float">
            <text:p>-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8" calcext:value-type="float">
            <text:p>-0.03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8" calcext:value-type="float">
            <text:p>-0.00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0]&amp;&quot;, &quot;&amp;[.K110]&amp;&quot;, &quot;&amp;[.O110]&amp;&quot;, &quot;&amp;[.S110]&amp;&quot;, &quot;&amp;[.H110]&amp;&quot;, &quot;&amp;[.L110]&amp;&quot;, &quot;&amp;[.P110]&amp;&quot;, &quot;&amp;[.T110]&amp;&quot;, &quot;&amp;[.I110]&amp;&quot;, &quot;&amp;[.M110]&amp;&quot;, &quot;&amp;[.Q110]&amp;&quot;, &quot;&amp;[.U110]&amp;&quot;, &quot;&amp;[.J110]&amp;&quot;, &quot;&amp;[.N110]&amp;&quot;, &quot;&amp;[.R110]&amp;&quot;, &quot;&amp;[.V110]" office:value-type="string" office:string-value="1, 0, 0, 0, 0, 1, 0, 0, 0, 0, 1, 0, -0.013, -0.038, -0.008, 1" calcext:value-type="string">
            <text:p>1, 0, 0, 0, 0, 1, 0, 0, 0, 0, 1, 0, -0.013, -0.038, -0.008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0132" calcext:value-type="float">
            <text:p>0.060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50895" calcext:value-type="float">
            <text:p>0.950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10]" office:value-type="float" office:value="0" calcext:value-type="float">
            <text:p>0.000</text:p>
          </table:table-cell>
          <table:table-cell table:style-name="ce391" table:formula="of:=+[.AO11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10]" office:value-type="float" office:value="1" calcext:value-type="float">
            <text:p>1.000</text:p>
          </table:table-cell>
          <table:table-cell table:style-name="ce391" table:formula="of:=+[.AR11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Ring3Right</text:p>
          </table:table-cell>
          <table:table-cell table:style-name="ce153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3" calcext:value-type="float">
            <text:p>-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" calcext:value-type="float">
            <text:p>-0.04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9000001" calcext:value-type="float">
            <text:p>-0.00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1]&amp;&quot;, &quot;&amp;[.K111]&amp;&quot;, &quot;&amp;[.O111]&amp;&quot;, &quot;&amp;[.S111]&amp;&quot;, &quot;&amp;[.H111]&amp;&quot;, &quot;&amp;[.L111]&amp;&quot;, &quot;&amp;[.P111]&amp;&quot;, &quot;&amp;[.T111]&amp;&quot;, &quot;&amp;[.I111]&amp;&quot;, &quot;&amp;[.M111]&amp;&quot;, &quot;&amp;[.Q111]&amp;&quot;, &quot;&amp;[.U111]&amp;&quot;, &quot;&amp;[.J111]&amp;&quot;, &quot;&amp;[.N111]&amp;&quot;, &quot;&amp;[.R111]&amp;&quot;, &quot;&amp;[.V111]" office:value-type="string" office:string-value="1, 0, 0, 0, 0, 1, 0, 0, 0, 0, 1, 0, -0.013, -0.04, -0.009000001, 1" calcext:value-type="string">
            <text:p>1, 0, 0, 0, 0, 1, 0, 0, 0, 0, 1, 0, -0.013, -0.04, -0.009000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132" calcext:value-type="float">
            <text:p>0.073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90895" calcext:value-type="float">
            <text:p>0.990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872" calcext:value-type="float">
            <text:p>-1.57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11]" office:value-type="float" office:value="0" calcext:value-type="float">
            <text:p>0.000</text:p>
          </table:table-cell>
          <table:table-cell table:style-name="ce391" table:formula="of:=+[.AO11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11]" office:value-type="float" office:value="1" calcext:value-type="float">
            <text:p>1.000</text:p>
          </table:table-cell>
          <table:table-cell table:style-name="ce391" table:formula="of:=+[.AR11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Pinky1Right</text:p>
          </table:table-cell>
          <table:table-cell table:style-name="ce148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9500001" calcext:value-type="float">
            <text:p>-0.09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3" calcext:value-type="float">
            <text:p>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2]&amp;&quot;, &quot;&amp;[.K112]&amp;&quot;, &quot;&amp;[.O112]&amp;&quot;, &quot;&amp;[.S112]&amp;&quot;, &quot;&amp;[.H112]&amp;&quot;, &quot;&amp;[.L112]&amp;&quot;, &quot;&amp;[.P112]&amp;&quot;, &quot;&amp;[.T112]&amp;&quot;, &quot;&amp;[.I112]&amp;&quot;, &quot;&amp;[.M112]&amp;&quot;, &quot;&amp;[.Q112]&amp;&quot;, &quot;&amp;[.U112]&amp;&quot;, &quot;&amp;[.J112]&amp;&quot;, &quot;&amp;[.N112]&amp;&quot;, &quot;&amp;[.R112]&amp;&quot;, &quot;&amp;[.V112]" office:value-type="string" office:string-value="1, 0, 0, 0, 0, 1, 0, 0, 0, 0, 1, 0, -0.031, -0.09500001, 0.003, 1" calcext:value-type="string">
            <text:p>1, 0, 0, 0, 0, 1, 0, 0, 0, 0, 1, 0, -0.031, -0.09500001, 0.003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8132" calcext:value-type="float">
            <text:p>0.068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08895" calcext:value-type="float">
            <text:p>0.908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12]" office:value-type="float" office:value="0" calcext:value-type="float">
            <text:p>0.000</text:p>
          </table:table-cell>
          <table:table-cell table:style-name="ce391" table:formula="of:=+[.AO11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12]" office:value-type="float" office:value="1" calcext:value-type="float">
            <text:p>1.000</text:p>
          </table:table-cell>
          <table:table-cell table:style-name="ce391" table:formula="of:=+[.AR11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Pinky2Right</text:p>
          </table:table-cell>
          <table:table-cell table:style-name="ce153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4" calcext:value-type="float">
            <text:p>-0.02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25" calcext:value-type="float">
            <text:p>-0.02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3]&amp;&quot;, &quot;&amp;[.K113]&amp;&quot;, &quot;&amp;[.O113]&amp;&quot;, &quot;&amp;[.S113]&amp;&quot;, &quot;&amp;[.H113]&amp;&quot;, &quot;&amp;[.L113]&amp;&quot;, &quot;&amp;[.P113]&amp;&quot;, &quot;&amp;[.T113]&amp;&quot;, &quot;&amp;[.I113]&amp;&quot;, &quot;&amp;[.M113]&amp;&quot;, &quot;&amp;[.Q113]&amp;&quot;, &quot;&amp;[.U113]&amp;&quot;, &quot;&amp;[.J113]&amp;&quot;, &quot;&amp;[.N113]&amp;&quot;, &quot;&amp;[.R113]&amp;&quot;, &quot;&amp;[.V113]" office:value-type="string" office:string-value="1, 0, 0, 0, 0, 1, 0, 0, 0, 0, 1, 0, -0.024, -0.025, -0.006, 1" calcext:value-type="string">
            <text:p>1, 0, 0, 0, 0, 1, 0, 0, 0, 0, 1, 0, -0.024, -0.025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2132" calcext:value-type="float">
            <text:p>0.092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33895" calcext:value-type="float">
            <text:p>0.933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372" calcext:value-type="float">
            <text:p>-1.583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13]" office:value-type="float" office:value="0" calcext:value-type="float">
            <text:p>0.000</text:p>
          </table:table-cell>
          <table:table-cell table:style-name="ce391" table:formula="of:=+[.AO11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13]" office:value-type="float" office:value="1" calcext:value-type="float">
            <text:p>1.000</text:p>
          </table:table-cell>
          <table:table-cell table:style-name="ce391" table:formula="of:=+[.AR11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Pinky3Right</text:p>
          </table:table-cell>
          <table:table-cell table:style-name="ce153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8" calcext:value-type="float">
            <text:p>-0.01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4" calcext:value-type="float">
            <text:p>-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4]&amp;&quot;, &quot;&amp;[.K114]&amp;&quot;, &quot;&amp;[.O114]&amp;&quot;, &quot;&amp;[.S114]&amp;&quot;, &quot;&amp;[.H114]&amp;&quot;, &quot;&amp;[.L114]&amp;&quot;, &quot;&amp;[.P114]&amp;&quot;, &quot;&amp;[.T114]&amp;&quot;, &quot;&amp;[.I114]&amp;&quot;, &quot;&amp;[.M114]&amp;&quot;, &quot;&amp;[.Q114]&amp;&quot;, &quot;&amp;[.U114]&amp;&quot;, &quot;&amp;[.J114]&amp;&quot;, &quot;&amp;[.N114]&amp;&quot;, &quot;&amp;[.R114]&amp;&quot;, &quot;&amp;[.V114]" office:value-type="string" office:string-value="1, 0, 0, 0, 0, 1, 0, 0, 0, 0, 1, 0, -0.015, -0.018, -0.004, 1" calcext:value-type="string">
            <text:p>1, 0, 0, 0, 0, 1, 0, 0, 0, 0, 1, 0, -0.015, -0.018, -0.004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7132" calcext:value-type="float">
            <text:p>0.10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51895" calcext:value-type="float">
            <text:p>0.951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972" calcext:value-type="float">
            <text:p>-1.57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14]" office:value-type="float" office:value="0" calcext:value-type="float">
            <text:p>0.000</text:p>
          </table:table-cell>
          <table:table-cell table:style-name="ce391" table:formula="of:=+[.AO11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14]" office:value-type="float" office:value="1" calcext:value-type="float">
            <text:p>1.000</text:p>
          </table:table-cell>
          <table:table-cell table:style-name="ce391" table:formula="of:=+[.AR11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Thumb1Right</text:p>
          </table:table-cell>
          <table:table-cell table:style-name="ce148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1" calcext:value-type="float">
            <text:p>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26" calcext:value-type="float">
            <text:p>-0.02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4" calcext:value-type="float">
            <text:p>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5]&amp;&quot;, &quot;&amp;[.K115]&amp;&quot;, &quot;&amp;[.O115]&amp;&quot;, &quot;&amp;[.S115]&amp;&quot;, &quot;&amp;[.H115]&amp;&quot;, &quot;&amp;[.L115]&amp;&quot;, &quot;&amp;[.P115]&amp;&quot;, &quot;&amp;[.T115]&amp;&quot;, &quot;&amp;[.I115]&amp;&quot;, &quot;&amp;[.M115]&amp;&quot;, &quot;&amp;[.Q115]&amp;&quot;, &quot;&amp;[.U115]&amp;&quot;, &quot;&amp;[.J115]&amp;&quot;, &quot;&amp;[.N115]&amp;&quot;, &quot;&amp;[.R115]&amp;&quot;, &quot;&amp;[.V115]" office:value-type="string" office:string-value="1, 0, 0, 0, 0, 1, 0, 0, 0, 0, 1, 0, 0.031, -0.026, 0.004, 1" calcext:value-type="string">
            <text:p>1, 0, 0, 0, 0, 1, 0, 0, 0, 0, 1, 0, 0.031, -0.026, 0.004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6132" calcext:value-type="float">
            <text:p>0.00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839895" calcext:value-type="float">
            <text:p>0.839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072" calcext:value-type="float">
            <text:p>-1.590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15]" office:value-type="float" office:value="0" calcext:value-type="float">
            <text:p>0.000</text:p>
          </table:table-cell>
          <table:table-cell table:style-name="ce391" table:formula="of:=+[.AO11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15]" office:value-type="float" office:value="1" calcext:value-type="float">
            <text:p>1.000</text:p>
          </table:table-cell>
          <table:table-cell table:style-name="ce391" table:formula="of:=+[.AR11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Thumb2Right</text:p>
          </table:table-cell>
          <table:table-cell table:style-name="ce153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2" calcext:value-type="float">
            <text:p>-0.03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6]&amp;&quot;, &quot;&amp;[.K116]&amp;&quot;, &quot;&amp;[.O116]&amp;&quot;, &quot;&amp;[.S116]&amp;&quot;, &quot;&amp;[.H116]&amp;&quot;, &quot;&amp;[.L116]&amp;&quot;, &quot;&amp;[.P116]&amp;&quot;, &quot;&amp;[.T116]&amp;&quot;, &quot;&amp;[.I116]&amp;&quot;, &quot;&amp;[.M116]&amp;&quot;, &quot;&amp;[.Q116]&amp;&quot;, &quot;&amp;[.U116]&amp;&quot;, &quot;&amp;[.J116]&amp;&quot;, &quot;&amp;[.N116]&amp;&quot;, &quot;&amp;[.R116]&amp;&quot;, &quot;&amp;[.V116]" office:value-type="string" office:string-value="1, 0, 0, 0, 0, 1, 0, 0, 0, 0, 1, 0, 0.028, -0.032, -0.001, 1" calcext:value-type="string">
            <text:p>1, 0, 0, 0, 0, 1, 0, 0, 0, 0, 1, 0, 0.028, -0.032, -0.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868" calcext:value-type="float">
            <text:p>-0.02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871895" calcext:value-type="float">
            <text:p>0.871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16]" office:value-type="float" office:value="0" calcext:value-type="float">
            <text:p>0.000</text:p>
          </table:table-cell>
          <table:table-cell table:style-name="ce391" table:formula="of:=+[.AO11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16]" office:value-type="float" office:value="1" calcext:value-type="float">
            <text:p>1.000</text:p>
          </table:table-cell>
          <table:table-cell table:style-name="ce391" table:formula="of:=+[.AR11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andThumb3Right</text:p>
          </table:table-cell>
          <table:table-cell table:style-name="ce153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3" calcext:value-type="float">
            <text:p>0.02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7]&amp;&quot;, &quot;&amp;[.K117]&amp;&quot;, &quot;&amp;[.O117]&amp;&quot;, &quot;&amp;[.S117]&amp;&quot;, &quot;&amp;[.H117]&amp;&quot;, &quot;&amp;[.L117]&amp;&quot;, &quot;&amp;[.P117]&amp;&quot;, &quot;&amp;[.T117]&amp;&quot;, &quot;&amp;[.I117]&amp;&quot;, &quot;&amp;[.M117]&amp;&quot;, &quot;&amp;[.Q117]&amp;&quot;, &quot;&amp;[.U117]&amp;&quot;, &quot;&amp;[.J117]&amp;&quot;, &quot;&amp;[.N117]&amp;&quot;, &quot;&amp;[.R117]&amp;&quot;, &quot;&amp;[.V117]" office:value-type="string" office:string-value="1, 0, 0, 0, 0, 1, 0, 0, 0, 0, 1, 0, 0.023, -0.031, -0.001, 1" calcext:value-type="string">
            <text:p>1, 0, 0, 0, 0, 1, 0, 0, 0, 0, 1, 0, 0.023, -0.031, -0.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4868" calcext:value-type="float">
            <text:p>-0.044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02895" calcext:value-type="float">
            <text:p>0.902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872" calcext:value-type="float">
            <text:p>-1.58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17]" office:value-type="float" office:value="0" calcext:value-type="float">
            <text:p>0.000</text:p>
          </table:table-cell>
          <table:table-cell table:style-name="ce391" table:formula="of:=+[.AO11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17]" office:value-type="float" office:value="1" calcext:value-type="float">
            <text:p>1.000</text:p>
          </table:table-cell>
          <table:table-cell table:style-name="ce391" table:formula="of:=+[.AR11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WingsRoot</text:p>
          </table:table-cell>
          <table:table-cell table:style-name="ce159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456001" calcext:value-type="float">
            <text:p>-0.01456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8]&amp;&quot;, &quot;&amp;[.K118]&amp;&quot;, &quot;&amp;[.O118]&amp;&quot;, &quot;&amp;[.S118]&amp;&quot;, &quot;&amp;[.H118]&amp;&quot;, &quot;&amp;[.L118]&amp;&quot;, &quot;&amp;[.P118]&amp;&quot;, &quot;&amp;[.T118]&amp;&quot;, &quot;&amp;[.I118]&amp;&quot;, &quot;&amp;[.M118]&amp;&quot;, &quot;&amp;[.Q118]&amp;&quot;, &quot;&amp;[.U118]&amp;&quot;, &quot;&amp;[.J118]&amp;&quot;, &quot;&amp;[.N118]&amp;&quot;, &quot;&amp;[.R118]&amp;&quot;, &quot;&amp;[.V118]" office:value-type="string" office:string-value="1, 0, 0, 0, 0, 1, 0, 0, 0, 0, 1, 0, -0.01456001, 0, 0, 1" calcext:value-type="string">
            <text:p>1, 0, 0, 0, 0, 1, 0, 0, 0, 0, 1, 0, -0.01456001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18]" office:value-type="float" office:value="0" calcext:value-type="float">
            <text:p>0.000</text:p>
          </table:table-cell>
          <table:table-cell table:style-name="ce391" table:formula="of:=+[.AO11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18]" office:value-type="float" office:value="1" calcext:value-type="float">
            <text:p>1.000</text:p>
          </table:table-cell>
          <table:table-cell table:style-name="ce391" table:formula="of:=+[.AR11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Wing1Left</text:p>
          </table:table-cell>
          <table:table-cell table:style-name="ce162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0296" calcext:value-type="float">
            <text:p>-0.10296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0605" calcext:value-type="float">
            <text:p>0.10605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19005" calcext:value-type="float">
            <text:p>0.1900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9]&amp;&quot;, &quot;&amp;[.K119]&amp;&quot;, &quot;&amp;[.O119]&amp;&quot;, &quot;&amp;[.S119]&amp;&quot;, &quot;&amp;[.H119]&amp;&quot;, &quot;&amp;[.L119]&amp;&quot;, &quot;&amp;[.P119]&amp;&quot;, &quot;&amp;[.T119]&amp;&quot;, &quot;&amp;[.I119]&amp;&quot;, &quot;&amp;[.M119]&amp;&quot;, &quot;&amp;[.Q119]&amp;&quot;, &quot;&amp;[.U119]&amp;&quot;, &quot;&amp;[.J119]&amp;&quot;, &quot;&amp;[.N119]&amp;&quot;, &quot;&amp;[.R119]&amp;&quot;, &quot;&amp;[.V119]" office:value-type="string" office:string-value="1, 0, 0, 0, 0, 1, 0, 0, 0, 0, 1, 0, -0.10296, 0.10605, 0.19005, 1" calcext:value-type="string">
            <text:p>1, 0, 0, 0, 0, 1, 0, 0, 0, 0, 1, 0, -0.10296, 0.10605, 0.19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19]" office:value-type="float" office:value="0" calcext:value-type="float">
            <text:p>0.000</text:p>
          </table:table-cell>
          <table:table-cell table:style-name="ce391" table:formula="of:=+[.AO11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19]" office:value-type="float" office:value="1" calcext:value-type="float">
            <text:p>1.000</text:p>
          </table:table-cell>
          <table:table-cell table:style-name="ce391" table:formula="of:=+[.AR11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Wing2Left</text:p>
          </table:table-cell>
          <table:table-cell table:style-name="ce153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47201" calcext:value-type="float">
            <text:p>-0.17472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7069" calcext:value-type="float">
            <text:p>0.17069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035005" calcext:value-type="float">
            <text:p>0.07035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0]&amp;&quot;, &quot;&amp;[.K120]&amp;&quot;, &quot;&amp;[.O120]&amp;&quot;, &quot;&amp;[.S120]&amp;&quot;, &quot;&amp;[.H120]&amp;&quot;, &quot;&amp;[.L120]&amp;&quot;, &quot;&amp;[.P120]&amp;&quot;, &quot;&amp;[.T120]&amp;&quot;, &quot;&amp;[.I120]&amp;&quot;, &quot;&amp;[.M120]&amp;&quot;, &quot;&amp;[.Q120]&amp;&quot;, &quot;&amp;[.U120]&amp;&quot;, &quot;&amp;[.J120]&amp;&quot;, &quot;&amp;[.N120]&amp;&quot;, &quot;&amp;[.R120]&amp;&quot;, &quot;&amp;[.V120]" office:value-type="string" office:string-value="1, 0, 0, 0, 0, 1, 0, 0, 0, 0, 1, 0, -0.1747201, 0.17069, 0.07035005, 1" calcext:value-type="string">
            <text:p>1, 0, 0, 0, 0, 1, 0, 0, 0, 0, 1, 0, -0.1747201, 0.17069, 0.07035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20]" office:value-type="float" office:value="0" calcext:value-type="float">
            <text:p>0.000</text:p>
          </table:table-cell>
          <table:table-cell table:style-name="ce391" table:formula="of:=+[.AO12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20]" office:value-type="float" office:value="1" calcext:value-type="float">
            <text:p>1.000</text:p>
          </table:table-cell>
          <table:table-cell table:style-name="ce391" table:formula="of:=+[.AR12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Wing3Left</text:p>
          </table:table-cell>
          <table:table-cell table:style-name="ce153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882401" calcext:value-type="float">
            <text:p>-0.1882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8483" calcext:value-type="float">
            <text:p>0.1848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1]&amp;&quot;, &quot;&amp;[.K121]&amp;&quot;, &quot;&amp;[.O121]&amp;&quot;, &quot;&amp;[.S121]&amp;&quot;, &quot;&amp;[.H121]&amp;&quot;, &quot;&amp;[.L121]&amp;&quot;, &quot;&amp;[.P121]&amp;&quot;, &quot;&amp;[.T121]&amp;&quot;, &quot;&amp;[.I121]&amp;&quot;, &quot;&amp;[.M121]&amp;&quot;, &quot;&amp;[.Q121]&amp;&quot;, &quot;&amp;[.U121]&amp;&quot;, &quot;&amp;[.J121]&amp;&quot;, &quot;&amp;[.N121]&amp;&quot;, &quot;&amp;[.R121]&amp;&quot;, &quot;&amp;[.V121]" office:value-type="string" office:string-value="1, 0, 0, 0, 0, 1, 0, 0, 0, 0, 1, 0, -0.1882401, 0.18483, 0, 1" calcext:value-type="string">
            <text:p>1, 0, 0, 0, 0, 1, 0, 0, 0, 0, 1, 0, -0.1882401, 0.18483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21]" office:value-type="float" office:value="0" calcext:value-type="float">
            <text:p>0.000</text:p>
          </table:table-cell>
          <table:table-cell table:style-name="ce391" table:formula="of:=+[.AO12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21]" office:value-type="float" office:value="1" calcext:value-type="float">
            <text:p>1.000</text:p>
          </table:table-cell>
          <table:table-cell table:style-name="ce391" table:formula="of:=+[.AR12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Wing4Left</text:p>
          </table:table-cell>
          <table:table-cell table:style-name="ce153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78401" calcext:value-type="float">
            <text:p>-0.1778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7473" calcext:value-type="float">
            <text:p>0.1747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2]&amp;&quot;, &quot;&amp;[.K122]&amp;&quot;, &quot;&amp;[.O122]&amp;&quot;, &quot;&amp;[.S122]&amp;&quot;, &quot;&amp;[.H122]&amp;&quot;, &quot;&amp;[.L122]&amp;&quot;, &quot;&amp;[.P122]&amp;&quot;, &quot;&amp;[.T122]&amp;&quot;, &quot;&amp;[.I122]&amp;&quot;, &quot;&amp;[.M122]&amp;&quot;, &quot;&amp;[.Q122]&amp;&quot;, &quot;&amp;[.U122]&amp;&quot;, &quot;&amp;[.J122]&amp;&quot;, &quot;&amp;[.N122]&amp;&quot;, &quot;&amp;[.R122]&amp;&quot;, &quot;&amp;[.V122]" office:value-type="string" office:string-value="1, 0, 0, 0, 0, 1, 0, 0, 0, 0, 1, 0, -0.1778401, 0.17473, 0, 1" calcext:value-type="string">
            <text:p>1, 0, 0, 0, 0, 1, 0, 0, 0, 0, 1, 0, -0.1778401, 0.17473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22]" office:value-type="float" office:value="0" calcext:value-type="float">
            <text:p>0.000</text:p>
          </table:table-cell>
          <table:table-cell table:style-name="ce391" table:formula="of:=+[.AO12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22]" office:value-type="float" office:value="1" calcext:value-type="float">
            <text:p>1.000</text:p>
          </table:table-cell>
          <table:table-cell table:style-name="ce391" table:formula="of:=+[.AR12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Wing4FanLeft</text:p>
          </table:table-cell>
          <table:table-cell table:style-name="ce153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78401" calcext:value-type="float">
            <text:p>-0.1778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7473" calcext:value-type="float">
            <text:p>0.1747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3]&amp;&quot;, &quot;&amp;[.K123]&amp;&quot;, &quot;&amp;[.O123]&amp;&quot;, &quot;&amp;[.S123]&amp;&quot;, &quot;&amp;[.H123]&amp;&quot;, &quot;&amp;[.L123]&amp;&quot;, &quot;&amp;[.P123]&amp;&quot;, &quot;&amp;[.T123]&amp;&quot;, &quot;&amp;[.I123]&amp;&quot;, &quot;&amp;[.M123]&amp;&quot;, &quot;&amp;[.Q123]&amp;&quot;, &quot;&amp;[.U123]&amp;&quot;, &quot;&amp;[.J123]&amp;&quot;, &quot;&amp;[.N123]&amp;&quot;, &quot;&amp;[.R123]&amp;&quot;, &quot;&amp;[.V123]" office:value-type="string" office:string-value="1, 0, 0, 0, 0, 1, 0, 0, 0, 0, 1, 0, -0.1778401, 0.17473, 0, 1" calcext:value-type="string">
            <text:p>1, 0, 0, 0, 0, 1, 0, 0, 0, 0, 1, 0, -0.1778401, 0.17473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23]" office:value-type="float" office:value="0" calcext:value-type="float">
            <text:p>0.000</text:p>
          </table:table-cell>
          <table:table-cell table:style-name="ce391" table:formula="of:=+[.AO12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23]" office:value-type="float" office:value="1" calcext:value-type="float">
            <text:p>1.000</text:p>
          </table:table-cell>
          <table:table-cell table:style-name="ce391" table:formula="of:=+[.AR12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Wing1Right</text:p>
          </table:table-cell>
          <table:table-cell table:style-name="ce162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0296" calcext:value-type="float">
            <text:p>-0.10296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0605" calcext:value-type="float">
            <text:p>-0.10605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19005" calcext:value-type="float">
            <text:p>0.1900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4]&amp;&quot;, &quot;&amp;[.K124]&amp;&quot;, &quot;&amp;[.O124]&amp;&quot;, &quot;&amp;[.S124]&amp;&quot;, &quot;&amp;[.H124]&amp;&quot;, &quot;&amp;[.L124]&amp;&quot;, &quot;&amp;[.P124]&amp;&quot;, &quot;&amp;[.T124]&amp;&quot;, &quot;&amp;[.I124]&amp;&quot;, &quot;&amp;[.M124]&amp;&quot;, &quot;&amp;[.Q124]&amp;&quot;, &quot;&amp;[.U124]&amp;&quot;, &quot;&amp;[.J124]&amp;&quot;, &quot;&amp;[.N124]&amp;&quot;, &quot;&amp;[.R124]&amp;&quot;, &quot;&amp;[.V124]" office:value-type="string" office:string-value="1, 0, 0, 0, 0, 1, 0, 0, 0, 0, 1, 0, -0.10296, -0.10605, 0.19005, 1" calcext:value-type="string">
            <text:p>1, 0, 0, 0, 0, 1, 0, 0, 0, 0, 1, 0, -0.10296, -0.10605, 0.19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24]" office:value-type="float" office:value="0" calcext:value-type="float">
            <text:p>0.000</text:p>
          </table:table-cell>
          <table:table-cell table:style-name="ce391" table:formula="of:=+[.AO12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24]" office:value-type="float" office:value="1" calcext:value-type="float">
            <text:p>1.000</text:p>
          </table:table-cell>
          <table:table-cell table:style-name="ce391" table:formula="of:=+[.AR12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Wing2Right</text:p>
          </table:table-cell>
          <table:table-cell table:style-name="ce153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47201" calcext:value-type="float">
            <text:p>-0.17472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7069" calcext:value-type="float">
            <text:p>-0.17069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035005" calcext:value-type="float">
            <text:p>0.07035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5]&amp;&quot;, &quot;&amp;[.K125]&amp;&quot;, &quot;&amp;[.O125]&amp;&quot;, &quot;&amp;[.S125]&amp;&quot;, &quot;&amp;[.H125]&amp;&quot;, &quot;&amp;[.L125]&amp;&quot;, &quot;&amp;[.P125]&amp;&quot;, &quot;&amp;[.T125]&amp;&quot;, &quot;&amp;[.I125]&amp;&quot;, &quot;&amp;[.M125]&amp;&quot;, &quot;&amp;[.Q125]&amp;&quot;, &quot;&amp;[.U125]&amp;&quot;, &quot;&amp;[.J125]&amp;&quot;, &quot;&amp;[.N125]&amp;&quot;, &quot;&amp;[.R125]&amp;&quot;, &quot;&amp;[.V125]" office:value-type="string" office:string-value="1, 0, 0, 0, 0, 1, 0, 0, 0, 0, 1, 0, -0.1747201, -0.17069, 0.07035005, 1" calcext:value-type="string">
            <text:p>1, 0, 0, 0, 0, 1, 0, 0, 0, 0, 1, 0, -0.1747201, -0.17069, 0.07035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25]" office:value-type="float" office:value="0" calcext:value-type="float">
            <text:p>0.000</text:p>
          </table:table-cell>
          <table:table-cell table:style-name="ce391" table:formula="of:=+[.AO12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25]" office:value-type="float" office:value="1" calcext:value-type="float">
            <text:p>1.000</text:p>
          </table:table-cell>
          <table:table-cell table:style-name="ce391" table:formula="of:=+[.AR12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Wing3Right</text:p>
          </table:table-cell>
          <table:table-cell table:style-name="ce153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882401" calcext:value-type="float">
            <text:p>-0.1882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8483" calcext:value-type="float">
            <text:p>-0.1848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6]&amp;&quot;, &quot;&amp;[.K126]&amp;&quot;, &quot;&amp;[.O126]&amp;&quot;, &quot;&amp;[.S126]&amp;&quot;, &quot;&amp;[.H126]&amp;&quot;, &quot;&amp;[.L126]&amp;&quot;, &quot;&amp;[.P126]&amp;&quot;, &quot;&amp;[.T126]&amp;&quot;, &quot;&amp;[.I126]&amp;&quot;, &quot;&amp;[.M126]&amp;&quot;, &quot;&amp;[.Q126]&amp;&quot;, &quot;&amp;[.U126]&amp;&quot;, &quot;&amp;[.J126]&amp;&quot;, &quot;&amp;[.N126]&amp;&quot;, &quot;&amp;[.R126]&amp;&quot;, &quot;&amp;[.V126]" office:value-type="string" office:string-value="1, 0, 0, 0, 0, 1, 0, 0, 0, 0, 1, 0, -0.1882401, -0.18483, 0, 1" calcext:value-type="string">
            <text:p>1, 0, 0, 0, 0, 1, 0, 0, 0, 0, 1, 0, -0.1882401, -0.18483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26]" office:value-type="float" office:value="0" calcext:value-type="float">
            <text:p>0.000</text:p>
          </table:table-cell>
          <table:table-cell table:style-name="ce391" table:formula="of:=+[.AO12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26]" office:value-type="float" office:value="1" calcext:value-type="float">
            <text:p>1.000</text:p>
          </table:table-cell>
          <table:table-cell table:style-name="ce391" table:formula="of:=+[.AR12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Wing4Right</text:p>
          </table:table-cell>
          <table:table-cell table:style-name="ce153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78401" calcext:value-type="float">
            <text:p>-0.1778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7473" calcext:value-type="float">
            <text:p>-0.1747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7]&amp;&quot;, &quot;&amp;[.K127]&amp;&quot;, &quot;&amp;[.O127]&amp;&quot;, &quot;&amp;[.S127]&amp;&quot;, &quot;&amp;[.H127]&amp;&quot;, &quot;&amp;[.L127]&amp;&quot;, &quot;&amp;[.P127]&amp;&quot;, &quot;&amp;[.T127]&amp;&quot;, &quot;&amp;[.I127]&amp;&quot;, &quot;&amp;[.M127]&amp;&quot;, &quot;&amp;[.Q127]&amp;&quot;, &quot;&amp;[.U127]&amp;&quot;, &quot;&amp;[.J127]&amp;&quot;, &quot;&amp;[.N127]&amp;&quot;, &quot;&amp;[.R127]&amp;&quot;, &quot;&amp;[.V127]" office:value-type="string" office:string-value="1, 0, 0, 0, 0, 1, 0, 0, 0, 0, 1, 0, -0.1778401, -0.17473, 0, 1" calcext:value-type="string">
            <text:p>1, 0, 0, 0, 0, 1, 0, 0, 0, 0, 1, 0, -0.1778401, -0.17473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27]" office:value-type="float" office:value="0" calcext:value-type="float">
            <text:p>0.000</text:p>
          </table:table-cell>
          <table:table-cell table:style-name="ce391" table:formula="of:=+[.AO12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27]" office:value-type="float" office:value="1" calcext:value-type="float">
            <text:p>1.000</text:p>
          </table:table-cell>
          <table:table-cell table:style-name="ce391" table:formula="of:=+[.AR12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Wing4FanRight</text:p>
          </table:table-cell>
          <table:table-cell table:style-name="ce153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78401" calcext:value-type="float">
            <text:p>-0.1778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7473" calcext:value-type="float">
            <text:p>-0.1747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8]&amp;&quot;, &quot;&amp;[.K128]&amp;&quot;, &quot;&amp;[.O128]&amp;&quot;, &quot;&amp;[.S128]&amp;&quot;, &quot;&amp;[.H128]&amp;&quot;, &quot;&amp;[.L128]&amp;&quot;, &quot;&amp;[.P128]&amp;&quot;, &quot;&amp;[.T128]&amp;&quot;, &quot;&amp;[.I128]&amp;&quot;, &quot;&amp;[.M128]&amp;&quot;, &quot;&amp;[.Q128]&amp;&quot;, &quot;&amp;[.U128]&amp;&quot;, &quot;&amp;[.J128]&amp;&quot;, &quot;&amp;[.N128]&amp;&quot;, &quot;&amp;[.R128]&amp;&quot;, &quot;&amp;[.V128]" office:value-type="string" office:string-value="1, 0, 0, 0, 0, 1, 0, 0, 0, 0, 1, 0, -0.1778401, -0.17473, 0, 1" calcext:value-type="string">
            <text:p>1, 0, 0, 0, 0, 1, 0, 0, 0, 0, 1, 0, -0.1778401, -0.17473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28]" office:value-type="float" office:value="0" calcext:value-type="float">
            <text:p>0.000</text:p>
          </table:table-cell>
          <table:table-cell table:style-name="ce391" table:formula="of:=+[.AO12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28]" office:value-type="float" office:value="1" calcext:value-type="float">
            <text:p>1.000</text:p>
          </table:table-cell>
          <table:table-cell table:style-name="ce391" table:formula="of:=+[.AR12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ipRight</text:p>
          </table:table-cell>
          <table:table-cell table:style-name="ce155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29" calcext:value-type="float">
            <text:p>-0.1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41" calcext:value-type="float">
            <text:p>-0.04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9]&amp;&quot;, &quot;&amp;[.K129]&amp;&quot;, &quot;&amp;[.O129]&amp;&quot;, &quot;&amp;[.S129]&amp;&quot;, &quot;&amp;[.H129]&amp;&quot;, &quot;&amp;[.L129]&amp;&quot;, &quot;&amp;[.P129]&amp;&quot;, &quot;&amp;[.T129]&amp;&quot;, &quot;&amp;[.I129]&amp;&quot;, &quot;&amp;[.M129]&amp;&quot;, &quot;&amp;[.Q129]&amp;&quot;, &quot;&amp;[.U129]&amp;&quot;, &quot;&amp;[.J129]&amp;&quot;, &quot;&amp;[.N129]&amp;&quot;, &quot;&amp;[.R129]&amp;&quot;, &quot;&amp;[.V129]" office:value-type="string" office:string-value="1, 0, 0, 0, 0, 1, 0, 0, 0, 0, 1, 0, 0.034, -0.129, -0.041, 1" calcext:value-type="string">
            <text:p>1, 0, 0, 0, 0, 1, 0, 0, 0, 0, 1, 0, 0.034, -0.129, -0.041, 1</text:p>
          </table:table-cell>
          <table:table-cell table:style-name="ce150"/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2019" calcext:value-type="float">
            <text:p>-0.03201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2672" calcext:value-type="float">
            <text:p>0.1226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07277" calcext:value-type="float">
            <text:p>-1.07277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29]" office:value-type="float" office:value="0" calcext:value-type="float">
            <text:p>0.000</text:p>
          </table:table-cell>
          <table:table-cell table:style-name="ce391" table:formula="of:=+[.AO12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29]" office:value-type="float" office:value="1" calcext:value-type="float">
            <text:p>1.000</text:p>
          </table:table-cell>
          <table:table-cell table:style-name="ce391" table:formula="of:=+[.AR12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R_UPPER_LEG</text:p>
          </table:table-cell>
          <table:table-cell table:style-name="ce153" table:formula="of:=+[$'avatar_skeleton.xml convert'.B130]" office:value-type="string" office:string-value="mHipRight" calcext:value-type="string">
            <text:p>mHipRight</text:p>
          </table:table-cell>
          <table:table-cell table:formula="of:=+[$'avatar_skeleton.xml convert'.C130]" office:value-type="string" office:string-value="&quot;false&quot;" calcext:value-type="string">
            <text:p>"false"</text:p>
          </table:table-cell>
          <table:table-cell table:formula="of:=-[$'avatar_skeleton.xml convert'.D130]+[$'avatar_skeleton.xml convert'.G130]" office:value-type="float" office:value="0" calcext:value-type="float">
            <text:p>0.0000</text:p>
          </table:table-cell>
          <table:table-cell table:formula="of:=-[$'avatar_skeleton.xml convert'.E130]+[$'avatar_skeleton.xml convert'.H130]" office:value-type="float" office:value="0" calcext:value-type="float">
            <text:p>0.0000</text:p>
          </table:table-cell>
          <table:table-cell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5249999" calcext:value-type="float">
            <text:p>0.0525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2" calcext:value-type="float">
            <text:p>-0.2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0]&amp;&quot;, &quot;&amp;[.K130]&amp;&quot;, &quot;&amp;[.O130]&amp;&quot;, &quot;&amp;[.S130]&amp;&quot;, &quot;&amp;[.H130]&amp;&quot;, &quot;&amp;[.L130]&amp;&quot;, &quot;&amp;[.P130]&amp;&quot;, &quot;&amp;[.T130]&amp;&quot;, &quot;&amp;[.I130]&amp;&quot;, &quot;&amp;[.M130]&amp;&quot;, &quot;&amp;[.Q130]&amp;&quot;, &quot;&amp;[.U130]&amp;&quot;, &quot;&amp;[.J130]&amp;&quot;, &quot;&amp;[.N130]&amp;&quot;, &quot;&amp;[.R130]&amp;&quot;, &quot;&amp;[.V130]" office:value-type="string" office:string-value="1, 0, 0, 0, 0, 1, 0, 0, 0, 0, 1, 0, -0.021, 0.05249999, -0.22, 1" calcext:value-type="string">
            <text:p>1, 0, 0, 0, 0, 1, 0, 0, 0, 0, 1, 0, -0.021, 0.05249999, -0.22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2" table:style-name="ce381" office:value-type="float" office:value="0.09" calcext:value-type="float">
            <text:p>0.090</text:p>
          </table:table-cell>
          <table:table-cell table:style-name="ce381" office:value-type="float" office:value="0.32" calcext:value-type="float">
            <text:p>0.320</text:p>
          </table:table-cell>
          <table:table-cell table:style-name="ce381" table:formula="of:=+[.AP130]" office:value-type="float" office:value="0" calcext:value-type="float">
            <text:p>0.000</text:p>
          </table:table-cell>
          <table:table-cell table:style-name="ce381" table:formula="of:=+[.AO130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130]" office:value-type="float" office:value="0.09" calcext:value-type="float">
            <text:p>0.090</text:p>
          </table:table-cell>
          <table:table-cell table:style-name="ce381" table:formula="of:=+[.AR130]" office:value-type="float" office:value="0.09" calcext:value-type="float">
            <text:p>0.090</text:p>
          </table:table-cell>
          <table:table-cell table:style-name="ce381" office:value-type="float" office:value="0.32" calcext:value-type="float">
            <text:p>0.32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KneeRight</text:p>
          </table:table-cell>
          <table:table-cell table:style-name="ce153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9" calcext:value-type="float">
            <text:p>0.04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91" calcext:value-type="float">
            <text:p>-0.49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1]&amp;&quot;, &quot;&amp;[.K131]&amp;&quot;, &quot;&amp;[.O131]&amp;&quot;, &quot;&amp;[.S131]&amp;&quot;, &quot;&amp;[.H131]&amp;&quot;, &quot;&amp;[.L131]&amp;&quot;, &quot;&amp;[.P131]&amp;&quot;, &quot;&amp;[.T131]&amp;&quot;, &quot;&amp;[.I131]&amp;&quot;, &quot;&amp;[.M131]&amp;&quot;, &quot;&amp;[.Q131]&amp;&quot;, &quot;&amp;[.U131]&amp;&quot;, &quot;&amp;[.J131]&amp;&quot;, &quot;&amp;[.N131]&amp;&quot;, &quot;&amp;[.R131]&amp;&quot;, &quot;&amp;[.V131]" office:value-type="string" office:string-value="1, 0, 0, 0, 0, 1, 0, 0, 0, 0, 1, 0, -0.001, 0.049, -0.491, 1" calcext:value-type="string">
            <text:p>1, 0, 0, 0, 0, 1, 0, 0, 0, 0, 1, 0, -0.001, 0.049, -0.491, 1</text:p>
          </table:table-cell>
          <table:table-cell table:style-name="ce150"/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239" calcext:value-type="float">
            <text:p>-0.03123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4037" calcext:value-type="float">
            <text:p>0.07403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09091" calcext:value-type="float">
            <text:p>0.9</text:p>
          </table:table-cell>
          <table:table-cell office:value-type="float" office:value="-0.528956" calcext:value-type="float">
            <text:p>-0.528956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31]" office:value-type="float" office:value="0" calcext:value-type="float">
            <text:p>0.000</text:p>
          </table:table-cell>
          <table:table-cell table:style-name="ce391" table:formula="of:=+[.AO13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31]" office:value-type="float" office:value="1" calcext:value-type="float">
            <text:p>1.000</text:p>
          </table:table-cell>
          <table:table-cell table:style-name="ce391" table:formula="of:=+[.AR13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R_LOWER_LEG</text:p>
          </table:table-cell>
          <table:table-cell table:style-name="ce153" table:formula="of:=+[$'avatar_skeleton.xml convert'.B132]" office:value-type="string" office:string-value="mKneeRight" calcext:value-type="string">
            <text:p>mKneeRight</text:p>
          </table:table-cell>
          <table:table-cell table:formula="of:=+[$'avatar_skeleton.xml convert'.C132]" office:value-type="string" office:string-value="&quot;false&quot;" calcext:value-type="string">
            <text:p>"false"</text:p>
          </table:table-cell>
          <table:table-cell table:formula="of:=-[$'avatar_skeleton.xml convert'.D132]+[$'avatar_skeleton.xml convert'.G132]" office:value-type="float" office:value="0" calcext:value-type="float">
            <text:p>0.0000</text:p>
          </table:table-cell>
          <table:table-cell table:formula="of:=-[$'avatar_skeleton.xml convert'.E132]+[$'avatar_skeleton.xml convert'.H132]" office:value-type="float" office:value="0.01" calcext:value-type="float">
            <text:p>0.0100</text:p>
          </table:table-cell>
          <table:table-cell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2" calcext:value-type="float">
            <text:p>-0.2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2]&amp;&quot;, &quot;&amp;[.K132]&amp;&quot;, &quot;&amp;[.O132]&amp;&quot;, &quot;&amp;[.S132]&amp;&quot;, &quot;&amp;[.H132]&amp;&quot;, &quot;&amp;[.L132]&amp;&quot;, &quot;&amp;[.P132]&amp;&quot;, &quot;&amp;[.T132]&amp;&quot;, &quot;&amp;[.I132]&amp;&quot;, &quot;&amp;[.M132]&amp;&quot;, &quot;&amp;[.Q132]&amp;&quot;, &quot;&amp;[.U132]&amp;&quot;, &quot;&amp;[.J132]&amp;&quot;, &quot;&amp;[.N132]&amp;&quot;, &quot;&amp;[.R132]&amp;&quot;, &quot;&amp;[.V132]" office:value-type="string" office:string-value="1, 0, 0, 0, 0, 1, 0, 0, 0, 0, 1, 0, -0.021, 0, -0.22, 1" calcext:value-type="string">
            <text:p>1, 0, 0, 0, 0, 1, 0, 0, 0, 0, 1, 0, -0.021, 0, -0.22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2" table:style-name="ce381" office:value-type="float" office:value="0.06" calcext:value-type="float">
            <text:p>0.060</text:p>
          </table:table-cell>
          <table:table-cell table:style-name="ce381" office:value-type="float" office:value="0.25" calcext:value-type="float">
            <text:p>0.250</text:p>
          </table:table-cell>
          <table:table-cell table:style-name="ce381" table:formula="of:=+[.AP132]" office:value-type="float" office:value="0" calcext:value-type="float">
            <text:p>0.000</text:p>
          </table:table-cell>
          <table:table-cell table:style-name="ce381" table:formula="of:=+[.AO132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132]" office:value-type="float" office:value="0.06" calcext:value-type="float">
            <text:p>0.060</text:p>
          </table:table-cell>
          <table:table-cell table:style-name="ce381" table:formula="of:=+[.AR132]" office:value-type="float" office:value="0.06" calcext:value-type="float">
            <text:p>0.060</text:p>
          </table:table-cell>
          <table:table-cell table:style-name="ce381" office:value-type="float" office:value="0.25" calcext:value-type="float">
            <text:p>0.25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AnkleRight</text:p>
          </table:table-cell>
          <table:table-cell table:style-name="ce153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9" calcext:value-type="float">
            <text:p>-0.0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68" calcext:value-type="float">
            <text:p>-0.46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3]&amp;&quot;, &quot;&amp;[.K133]&amp;&quot;, &quot;&amp;[.O133]&amp;&quot;, &quot;&amp;[.S133]&amp;&quot;, &quot;&amp;[.H133]&amp;&quot;, &quot;&amp;[.L133]&amp;&quot;, &quot;&amp;[.P133]&amp;&quot;, &quot;&amp;[.T133]&amp;&quot;, &quot;&amp;[.I133]&amp;&quot;, &quot;&amp;[.M133]&amp;&quot;, &quot;&amp;[.Q133]&amp;&quot;, &quot;&amp;[.U133]&amp;&quot;, &quot;&amp;[.J133]&amp;&quot;, &quot;&amp;[.N133]&amp;&quot;, &quot;&amp;[.R133]&amp;&quot;, &quot;&amp;[.V133]" office:value-type="string" office:string-value="1, 0, 0, 0, 0, 1, 0, 0, 0, 0, 1, 0, -0.029, 0, -0.468, 1" calcext:value-type="string">
            <text:p>1, 0, 0, 0, 0, 1, 0, 0, 0, 0, 1, 0, -0.029, 0, -0.468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2489" calcext:value-type="float">
            <text:p>-0.00248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7739" calcext:value-type="float">
            <text:p>0.07773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6509" calcext:value-type="float">
            <text:p>-0.066509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33]" office:value-type="float" office:value="0" calcext:value-type="float">
            <text:p>0.000</text:p>
          </table:table-cell>
          <table:table-cell table:style-name="ce391" table:formula="of:=+[.AO13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33]" office:value-type="float" office:value="1" calcext:value-type="float">
            <text:p>1.000</text:p>
          </table:table-cell>
          <table:table-cell table:style-name="ce391" table:formula="of:=+[.AR13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R_FOOT</text:p>
          </table:table-cell>
          <table:table-cell table:style-name="ce153" table:formula="of:=+[$'avatar_skeleton.xml convert'.B134]" office:value-type="string" office:string-value="mAnkleRight" calcext:value-type="string">
            <text:p>mAnkleRight</text:p>
          </table:table-cell>
          <table:table-cell table:formula="of:=+[$'avatar_skeleton.xml convert'.C134]" office:value-type="string" office:string-value="&quot;false&quot;" calcext:value-type="string">
            <text:p>"false"</text:p>
          </table:table-cell>
          <table:table-cell table:formula="of:=-[$'avatar_skeleton.xml convert'.D134]+[$'avatar_skeleton.xml convert'.G134]" office:value-type="float" office:value="0" calcext:value-type="float">
            <text:p>0.0000</text:p>
          </table:table-cell>
          <table:table-cell table:formula="of:=-[$'avatar_skeleton.xml convert'.E134]+[$'avatar_skeleton.xml convert'.H134]" office:value-type="float" office:value="-0.089" calcext:value-type="float">
            <text:p>-0.0890</text:p>
          </table:table-cell>
          <table:table-cell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700001" calcext:value-type="float">
            <text:p>0.07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41" calcext:value-type="float">
            <text:p>-0.04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4]&amp;&quot;, &quot;&amp;[.K134]&amp;&quot;, &quot;&amp;[.O134]&amp;&quot;, &quot;&amp;[.S134]&amp;&quot;, &quot;&amp;[.H134]&amp;&quot;, &quot;&amp;[.L134]&amp;&quot;, &quot;&amp;[.P134]&amp;&quot;, &quot;&amp;[.T134]&amp;&quot;, &quot;&amp;[.I134]&amp;&quot;, &quot;&amp;[.M134]&amp;&quot;, &quot;&amp;[.Q134]&amp;&quot;, &quot;&amp;[.U134]&amp;&quot;, &quot;&amp;[.J134]&amp;&quot;, &quot;&amp;[.N134]&amp;&quot;, &quot;&amp;[.R134]&amp;&quot;, &quot;&amp;[.V134]" office:value-type="string" office:string-value="1, 0, 0, 0, 0, 1, 0, 0, 0, 0, 1, 0, 0.07700001, 0, -0.041, 1" calcext:value-type="string">
            <text:p>1, 0, 0, 0, 0, 1, 0, 0, 0, 0, 1, 0, 0.07700001, 0, -0.04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10" calcext:value-type="float">
            <text:p>1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3" calcext:value-type="float">
            <text:p>0.130</text:p>
          </table:table-cell>
          <table:table-cell table:number-columns-repeated="2" table:style-name="ce381" office:value-type="float" office:value="0.05" calcext:value-type="float">
            <text:p>0.050</text:p>
          </table:table-cell>
          <table:table-cell table:style-name="ce381" table:formula="of:=+[.AP134]" office:value-type="float" office:value="10" calcext:value-type="float">
            <text:p>10.000</text:p>
          </table:table-cell>
          <table:table-cell table:style-name="ce381" table:formula="of:=+[.AO134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134]" office:value-type="float" office:value="0.05" calcext:value-type="float">
            <text:p>0.050</text:p>
          </table:table-cell>
          <table:table-cell table:style-name="ce381" table:formula="of:=+[.AR134]" office:value-type="float" office:value="0.13" calcext:value-type="float">
            <text:p>0.13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FootRight</text:p>
          </table:table-cell>
          <table:table-cell table:style-name="ce153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12" calcext:value-type="float">
            <text:p>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61" calcext:value-type="float">
            <text:p>-0.06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5]&amp;&quot;, &quot;&amp;[.K135]&amp;&quot;, &quot;&amp;[.O135]&amp;&quot;, &quot;&amp;[.S135]&amp;&quot;, &quot;&amp;[.H135]&amp;&quot;, &quot;&amp;[.L135]&amp;&quot;, &quot;&amp;[.P135]&amp;&quot;, &quot;&amp;[.T135]&amp;&quot;, &quot;&amp;[.I135]&amp;&quot;, &quot;&amp;[.M135]&amp;&quot;, &quot;&amp;[.Q135]&amp;&quot;, &quot;&amp;[.U135]&amp;&quot;, &quot;&amp;[.J135]&amp;&quot;, &quot;&amp;[.N135]&amp;&quot;, &quot;&amp;[.R135]&amp;&quot;, &quot;&amp;[.V135]" office:value-type="string" office:string-value="1, 0, 0, 0, 0, 1, 0, 0, 0, 0, 1, 0, 0.112, 0, -0.061, 1" calcext:value-type="string">
            <text:p>1, 0, 0, 0, 0, 1, 0, 0, 0, 0, 1, 0, 0.112, 0, -0.06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35]" office:value-type="float" office:value="0" calcext:value-type="float">
            <text:p>0.000</text:p>
          </table:table-cell>
          <table:table-cell table:style-name="ce391" table:formula="of:=+[.AO13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35]" office:value-type="float" office:value="1" calcext:value-type="float">
            <text:p>1.000</text:p>
          </table:table-cell>
          <table:table-cell table:style-name="ce391" table:formula="of:=+[.AR13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ToeRight</text:p>
          </table:table-cell>
          <table:table-cell table:style-name="ce153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09" calcext:value-type="float">
            <text:p>0.10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6]&amp;&quot;, &quot;&amp;[.K136]&amp;&quot;, &quot;&amp;[.O136]&amp;&quot;, &quot;&amp;[.S136]&amp;&quot;, &quot;&amp;[.H136]&amp;&quot;, &quot;&amp;[.L136]&amp;&quot;, &quot;&amp;[.P136]&amp;&quot;, &quot;&amp;[.T136]&amp;&quot;, &quot;&amp;[.I136]&amp;&quot;, &quot;&amp;[.M136]&amp;&quot;, &quot;&amp;[.Q136]&amp;&quot;, &quot;&amp;[.U136]&amp;&quot;, &quot;&amp;[.J136]&amp;&quot;, &quot;&amp;[.N136]&amp;&quot;, &quot;&amp;[.R136]&amp;&quot;, &quot;&amp;[.V136]" office:value-type="string" office:string-value="1, 0, 0, 0, 0, 1, 0, 0, 0, 0, 1, 0, 0.109, 0, 0, 1" calcext:value-type="string">
            <text:p>1, 0, 0, 0, 0, 1, 0, 0, 0, 0, 1, 0, 0.109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36]" office:value-type="float" office:value="0" calcext:value-type="float">
            <text:p>0.000</text:p>
          </table:table-cell>
          <table:table-cell table:style-name="ce391" table:formula="of:=+[.AO13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36]" office:value-type="float" office:value="1" calcext:value-type="float">
            <text:p>1.000</text:p>
          </table:table-cell>
          <table:table-cell table:style-name="ce391" table:formula="of:=+[.AR13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ipLeft</text:p>
          </table:table-cell>
          <table:table-cell table:style-name="ce155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27" calcext:value-type="float">
            <text:p>0.12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41" calcext:value-type="float">
            <text:p>-0.04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7]&amp;&quot;, &quot;&amp;[.K137]&amp;&quot;, &quot;&amp;[.O137]&amp;&quot;, &quot;&amp;[.S137]&amp;&quot;, &quot;&amp;[.H137]&amp;&quot;, &quot;&amp;[.L137]&amp;&quot;, &quot;&amp;[.P137]&amp;&quot;, &quot;&amp;[.T137]&amp;&quot;, &quot;&amp;[.I137]&amp;&quot;, &quot;&amp;[.M137]&amp;&quot;, &quot;&amp;[.Q137]&amp;&quot;, &quot;&amp;[.U137]&amp;&quot;, &quot;&amp;[.J137]&amp;&quot;, &quot;&amp;[.N137]&amp;&quot;, &quot;&amp;[.R137]&amp;&quot;, &quot;&amp;[.V137]" office:value-type="string" office:string-value="1, 0, 0, 0, 0, 1, 0, 0, 0, 0, 1, 0, 0.034, 0.127, -0.041, 1" calcext:value-type="string">
            <text:p>1, 0, 0, 0, 0, 1, 0, 0, 0, 0, 1, 0, 0.034, 0.127, -0.041, 1</text:p>
          </table:table-cell>
          <table:table-cell table:style-name="ce150"/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215" calcext:value-type="float">
            <text:p>-0.03215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0729" calcext:value-type="float">
            <text:p>-0.12072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07286" calcext:value-type="float">
            <text:p>-1.0728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37]" office:value-type="float" office:value="0" calcext:value-type="float">
            <text:p>0.000</text:p>
          </table:table-cell>
          <table:table-cell table:style-name="ce391" table:formula="of:=+[.AO13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37]" office:value-type="float" office:value="1" calcext:value-type="float">
            <text:p>1.000</text:p>
          </table:table-cell>
          <table:table-cell table:style-name="ce391" table:formula="of:=+[.AR13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L_UPPER_LEG</text:p>
          </table:table-cell>
          <table:table-cell table:style-name="ce153" table:formula="of:=+[$'avatar_skeleton.xml convert'.B138]" office:value-type="string" office:string-value="mHipLeft" calcext:value-type="string">
            <text:p>mHipLeft</text:p>
          </table:table-cell>
          <table:table-cell table:formula="of:=+[$'avatar_skeleton.xml convert'.C138]" office:value-type="string" office:string-value="&quot;false&quot;" calcext:value-type="string">
            <text:p>"false"</text:p>
          </table:table-cell>
          <table:table-cell table:formula="of:=-[$'avatar_skeleton.xml convert'.D138]+[$'avatar_skeleton.xml convert'.G138]" office:value-type="float" office:value="0" calcext:value-type="float">
            <text:p>0.0000</text:p>
          </table:table-cell>
          <table:table-cell table:formula="of:=-[$'avatar_skeleton.xml convert'.E138]+[$'avatar_skeleton.xml convert'.H138]" office:value-type="float" office:value="0" calcext:value-type="float">
            <text:p>0.0000</text:p>
          </table:table-cell>
          <table:table-cell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5249999" calcext:value-type="float">
            <text:p>-0.0525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2" calcext:value-type="float">
            <text:p>-0.2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8]&amp;&quot;, &quot;&amp;[.K138]&amp;&quot;, &quot;&amp;[.O138]&amp;&quot;, &quot;&amp;[.S138]&amp;&quot;, &quot;&amp;[.H138]&amp;&quot;, &quot;&amp;[.L138]&amp;&quot;, &quot;&amp;[.P138]&amp;&quot;, &quot;&amp;[.T138]&amp;&quot;, &quot;&amp;[.I138]&amp;&quot;, &quot;&amp;[.M138]&amp;&quot;, &quot;&amp;[.Q138]&amp;&quot;, &quot;&amp;[.U138]&amp;&quot;, &quot;&amp;[.J138]&amp;&quot;, &quot;&amp;[.N138]&amp;&quot;, &quot;&amp;[.R138]&amp;&quot;, &quot;&amp;[.V138]" office:value-type="string" office:string-value="1, 0, 0, 0, 0, 1, 0, 0, 0, 0, 1, 0, -0.021, -0.05249999, -0.22, 1" calcext:value-type="string">
            <text:p>1, 0, 0, 0, 0, 1, 0, 0, 0, 0, 1, 0, -0.021, -0.05249999, -0.22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2" table:style-name="ce381" office:value-type="float" office:value="0.09" calcext:value-type="float">
            <text:p>0.090</text:p>
          </table:table-cell>
          <table:table-cell table:style-name="ce381" office:value-type="float" office:value="0.32" calcext:value-type="float">
            <text:p>0.320</text:p>
          </table:table-cell>
          <table:table-cell table:style-name="ce381" table:formula="of:=+[.AP138]" office:value-type="float" office:value="0" calcext:value-type="float">
            <text:p>0.000</text:p>
          </table:table-cell>
          <table:table-cell table:style-name="ce381" table:formula="of:=+[.AO138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138]" office:value-type="float" office:value="0.09" calcext:value-type="float">
            <text:p>0.090</text:p>
          </table:table-cell>
          <table:table-cell table:style-name="ce381" table:formula="of:=+[.AR138]" office:value-type="float" office:value="0.09" calcext:value-type="float">
            <text:p>0.090</text:p>
          </table:table-cell>
          <table:table-cell table:style-name="ce381" office:value-type="float" office:value="0.32" calcext:value-type="float">
            <text:p>0.32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KneeLeft</text:p>
          </table:table-cell>
          <table:table-cell table:style-name="ce153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6" calcext:value-type="float">
            <text:p>-0.04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91" calcext:value-type="float">
            <text:p>-0.49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9]&amp;&quot;, &quot;&amp;[.K139]&amp;&quot;, &quot;&amp;[.O139]&amp;&quot;, &quot;&amp;[.S139]&amp;&quot;, &quot;&amp;[.H139]&amp;&quot;, &quot;&amp;[.L139]&amp;&quot;, &quot;&amp;[.P139]&amp;&quot;, &quot;&amp;[.T139]&amp;&quot;, &quot;&amp;[.I139]&amp;&quot;, &quot;&amp;[.M139]&amp;&quot;, &quot;&amp;[.Q139]&amp;&quot;, &quot;&amp;[.U139]&amp;&quot;, &quot;&amp;[.J139]&amp;&quot;, &quot;&amp;[.N139]&amp;&quot;, &quot;&amp;[.R139]&amp;&quot;, &quot;&amp;[.V139]" office:value-type="string" office:string-value="1, 0, 0, 0, 0, 1, 0, 0, 0, 0, 1, 0, -0.001, -0.046, -0.491, 1" calcext:value-type="string">
            <text:p>1, 0, 0, 0, 0, 1, 0, 0, 0, 0, 1, 0, -0.001, -0.046, -0.491, 1</text:p>
          </table:table-cell>
          <table:table-cell table:style-name="ce150"/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263" calcext:value-type="float">
            <text:p>-0.03126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75161" calcext:value-type="float">
            <text:p>-0.075161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09091" calcext:value-type="float">
            <text:p>0.9</text:p>
          </table:table-cell>
          <table:table-cell office:value-type="float" office:value="-0.528917" calcext:value-type="float">
            <text:p>-0.528917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39]" office:value-type="float" office:value="0" calcext:value-type="float">
            <text:p>0.000</text:p>
          </table:table-cell>
          <table:table-cell table:style-name="ce391" table:formula="of:=+[.AO13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39]" office:value-type="float" office:value="1" calcext:value-type="float">
            <text:p>1.000</text:p>
          </table:table-cell>
          <table:table-cell table:style-name="ce391" table:formula="of:=+[.AR13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L_LOWER_LEG</text:p>
          </table:table-cell>
          <table:table-cell table:style-name="ce153" table:formula="of:=+[$'avatar_skeleton.xml convert'.B140]" office:value-type="string" office:string-value="mKneeLeft" calcext:value-type="string">
            <text:p>mKneeLeft</text:p>
          </table:table-cell>
          <table:table-cell table:formula="of:=+[$'avatar_skeleton.xml convert'.C140]" office:value-type="string" office:string-value="&quot;false&quot;" calcext:value-type="string">
            <text:p>"false"</text:p>
          </table:table-cell>
          <table:table-cell table:formula="of:=-[$'avatar_skeleton.xml convert'.D140]+[$'avatar_skeleton.xml convert'.G140]" office:value-type="float" office:value="0" calcext:value-type="float">
            <text:p>0.0000</text:p>
          </table:table-cell>
          <table:table-cell table:formula="of:=-[$'avatar_skeleton.xml convert'.E140]+[$'avatar_skeleton.xml convert'.H140]" office:value-type="float" office:value="0.01" calcext:value-type="float">
            <text:p>0.0100</text:p>
          </table:table-cell>
          <table:table-cell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2" calcext:value-type="float">
            <text:p>-0.2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0]&amp;&quot;, &quot;&amp;[.K140]&amp;&quot;, &quot;&amp;[.O140]&amp;&quot;, &quot;&amp;[.S140]&amp;&quot;, &quot;&amp;[.H140]&amp;&quot;, &quot;&amp;[.L140]&amp;&quot;, &quot;&amp;[.P140]&amp;&quot;, &quot;&amp;[.T140]&amp;&quot;, &quot;&amp;[.I140]&amp;&quot;, &quot;&amp;[.M140]&amp;&quot;, &quot;&amp;[.Q140]&amp;&quot;, &quot;&amp;[.U140]&amp;&quot;, &quot;&amp;[.J140]&amp;&quot;, &quot;&amp;[.N140]&amp;&quot;, &quot;&amp;[.R140]&amp;&quot;, &quot;&amp;[.V140]" office:value-type="string" office:string-value="1, 0, 0, 0, 0, 1, 0, 0, 0, 0, 1, 0, -0.021, 0, -0.22, 1" calcext:value-type="string">
            <text:p>1, 0, 0, 0, 0, 1, 0, 0, 0, 0, 1, 0, -0.021, 0, -0.22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2" table:style-name="ce381" office:value-type="float" office:value="0.06" calcext:value-type="float">
            <text:p>0.060</text:p>
          </table:table-cell>
          <table:table-cell table:style-name="ce381" office:value-type="float" office:value="0.25" calcext:value-type="float">
            <text:p>0.250</text:p>
          </table:table-cell>
          <table:table-cell table:style-name="ce381" table:formula="of:=+[.AP140]" office:value-type="float" office:value="0" calcext:value-type="float">
            <text:p>0.000</text:p>
          </table:table-cell>
          <table:table-cell table:style-name="ce381" table:formula="of:=+[.AO140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140]" office:value-type="float" office:value="0.06" calcext:value-type="float">
            <text:p>0.060</text:p>
          </table:table-cell>
          <table:table-cell table:style-name="ce381" table:formula="of:=+[.AR140]" office:value-type="float" office:value="0.06" calcext:value-type="float">
            <text:p>0.060</text:p>
          </table:table-cell>
          <table:table-cell table:style-name="ce381" office:value-type="float" office:value="0.25" calcext:value-type="float">
            <text:p>0.25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AnkleLeft</text:p>
          </table:table-cell>
          <table:table-cell table:style-name="ce153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9" calcext:value-type="float">
            <text:p>-0.0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01" calcext:value-type="float">
            <text:p>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68" calcext:value-type="float">
            <text:p>-0.46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1]&amp;&quot;, &quot;&amp;[.K141]&amp;&quot;, &quot;&amp;[.O141]&amp;&quot;, &quot;&amp;[.S141]&amp;&quot;, &quot;&amp;[.H141]&amp;&quot;, &quot;&amp;[.L141]&amp;&quot;, &quot;&amp;[.P141]&amp;&quot;, &quot;&amp;[.T141]&amp;&quot;, &quot;&amp;[.I141]&amp;&quot;, &quot;&amp;[.M141]&amp;&quot;, &quot;&amp;[.Q141]&amp;&quot;, &quot;&amp;[.U141]&amp;&quot;, &quot;&amp;[.J141]&amp;&quot;, &quot;&amp;[.N141]&amp;&quot;, &quot;&amp;[.R141]&amp;&quot;, &quot;&amp;[.V141]" office:value-type="string" office:string-value="1, 0, 0, 0, 0, 1, 0, 0, 0, 0, 1, 0, -0.029, 0.001, -0.468, 1" calcext:value-type="string">
            <text:p>1, 0, 0, 0, 0, 1, 0, 0, 0, 0, 1, 0, -0.029, 0.001, -0.468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2494" calcext:value-type="float">
            <text:p>-0.002494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80366" calcext:value-type="float">
            <text:p>-0.080366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6515" calcext:value-type="float">
            <text:p>-0.066515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41]" office:value-type="float" office:value="0" calcext:value-type="float">
            <text:p>0.000</text:p>
          </table:table-cell>
          <table:table-cell table:style-name="ce391" table:formula="of:=+[.AO14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41]" office:value-type="float" office:value="1" calcext:value-type="float">
            <text:p>1.000</text:p>
          </table:table-cell>
          <table:table-cell table:style-name="ce391" table:formula="of:=+[.AR14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L_FOOT</text:p>
          </table:table-cell>
          <table:table-cell table:style-name="ce153" table:formula="of:=+[$'avatar_skeleton.xml convert'.B142]" office:value-type="string" office:string-value="mAnkleLeft" calcext:value-type="string">
            <text:p>mAnkleLeft</text:p>
          </table:table-cell>
          <table:table-cell table:formula="of:=+[$'avatar_skeleton.xml convert'.C142]" office:value-type="string" office:string-value="&quot;false&quot;" calcext:value-type="string">
            <text:p>"false"</text:p>
          </table:table-cell>
          <table:table-cell table:formula="of:=-[$'avatar_skeleton.xml convert'.D142]+[$'avatar_skeleton.xml convert'.G142]" office:value-type="float" office:value="0" calcext:value-type="float">
            <text:p>0.0000</text:p>
          </table:table-cell>
          <table:table-cell table:formula="of:=-[$'avatar_skeleton.xml convert'.E142]+[$'avatar_skeleton.xml convert'.H142]" office:value-type="float" office:value="-0.089" calcext:value-type="float">
            <text:p>-0.0890</text:p>
          </table:table-cell>
          <table:table-cell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700001" calcext:value-type="float">
            <text:p>0.07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41" calcext:value-type="float">
            <text:p>-0.04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2]&amp;&quot;, &quot;&amp;[.K142]&amp;&quot;, &quot;&amp;[.O142]&amp;&quot;, &quot;&amp;[.S142]&amp;&quot;, &quot;&amp;[.H142]&amp;&quot;, &quot;&amp;[.L142]&amp;&quot;, &quot;&amp;[.P142]&amp;&quot;, &quot;&amp;[.T142]&amp;&quot;, &quot;&amp;[.I142]&amp;&quot;, &quot;&amp;[.M142]&amp;&quot;, &quot;&amp;[.Q142]&amp;&quot;, &quot;&amp;[.U142]&amp;&quot;, &quot;&amp;[.J142]&amp;&quot;, &quot;&amp;[.N142]&amp;&quot;, &quot;&amp;[.R142]&amp;&quot;, &quot;&amp;[.V142]" office:value-type="string" office:string-value="1, 0, 0, 0, 0, 1, 0, 0, 0, 0, 1, 0, 0.07700001, 0, -0.041, 1" calcext:value-type="string">
            <text:p>1, 0, 0, 0, 0, 1, 0, 0, 0, 0, 1, 0, 0.07700001, 0, -0.04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10" calcext:value-type="float">
            <text:p>1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3" calcext:value-type="float">
            <text:p>0.130</text:p>
          </table:table-cell>
          <table:table-cell table:number-columns-repeated="2" table:style-name="ce381" office:value-type="float" office:value="0.05" calcext:value-type="float">
            <text:p>0.050</text:p>
          </table:table-cell>
          <table:table-cell table:style-name="ce381" table:formula="of:=+[.AP142]" office:value-type="float" office:value="10" calcext:value-type="float">
            <text:p>10.000</text:p>
          </table:table-cell>
          <table:table-cell table:style-name="ce381" table:formula="of:=+[.AO142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S142]" office:value-type="float" office:value="0.05" calcext:value-type="float">
            <text:p>0.050</text:p>
          </table:table-cell>
          <table:table-cell table:style-name="ce381" table:formula="of:=+[.AR142]" office:value-type="float" office:value="0.13" calcext:value-type="float">
            <text:p>0.13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FootLeft</text:p>
          </table:table-cell>
          <table:table-cell table:style-name="ce153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12" calcext:value-type="float">
            <text:p>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61" calcext:value-type="float">
            <text:p>-0.06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3]&amp;&quot;, &quot;&amp;[.K143]&amp;&quot;, &quot;&amp;[.O143]&amp;&quot;, &quot;&amp;[.S143]&amp;&quot;, &quot;&amp;[.H143]&amp;&quot;, &quot;&amp;[.L143]&amp;&quot;, &quot;&amp;[.P143]&amp;&quot;, &quot;&amp;[.T143]&amp;&quot;, &quot;&amp;[.I143]&amp;&quot;, &quot;&amp;[.M143]&amp;&quot;, &quot;&amp;[.Q143]&amp;&quot;, &quot;&amp;[.U143]&amp;&quot;, &quot;&amp;[.J143]&amp;&quot;, &quot;&amp;[.N143]&amp;&quot;, &quot;&amp;[.R143]&amp;&quot;, &quot;&amp;[.V143]" office:value-type="string" office:string-value="1, 0, 0, 0, 0, 1, 0, 0, 0, 0, 1, 0, 0.112, 0, -0.061, 1" calcext:value-type="string">
            <text:p>1, 0, 0, 0, 0, 1, 0, 0, 0, 0, 1, 0, 0.112, 0, -0.06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43]" office:value-type="float" office:value="0" calcext:value-type="float">
            <text:p>0.000</text:p>
          </table:table-cell>
          <table:table-cell table:style-name="ce391" table:formula="of:=+[.AO14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43]" office:value-type="float" office:value="1" calcext:value-type="float">
            <text:p>1.000</text:p>
          </table:table-cell>
          <table:table-cell table:style-name="ce391" table:formula="of:=+[.AR14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ToeLeft</text:p>
          </table:table-cell>
          <table:table-cell table:style-name="ce153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09" calcext:value-type="float">
            <text:p>0.10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4]&amp;&quot;, &quot;&amp;[.K144]&amp;&quot;, &quot;&amp;[.O144]&amp;&quot;, &quot;&amp;[.S144]&amp;&quot;, &quot;&amp;[.H144]&amp;&quot;, &quot;&amp;[.L144]&amp;&quot;, &quot;&amp;[.P144]&amp;&quot;, &quot;&amp;[.T144]&amp;&quot;, &quot;&amp;[.I144]&amp;&quot;, &quot;&amp;[.M144]&amp;&quot;, &quot;&amp;[.Q144]&amp;&quot;, &quot;&amp;[.U144]&amp;&quot;, &quot;&amp;[.J144]&amp;&quot;, &quot;&amp;[.N144]&amp;&quot;, &quot;&amp;[.R144]&amp;&quot;, &quot;&amp;[.V144]" office:value-type="string" office:string-value="1, 0, 0, 0, 0, 1, 0, 0, 0, 0, 1, 0, 0.109, 0, 0, 1" calcext:value-type="string">
            <text:p>1, 0, 0, 0, 0, 1, 0, 0, 0, 0, 1, 0, 0.109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44]" office:value-type="float" office:value="0" calcext:value-type="float">
            <text:p>0.000</text:p>
          </table:table-cell>
          <table:table-cell table:style-name="ce391" table:formula="of:=+[.AO14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44]" office:value-type="float" office:value="1" calcext:value-type="float">
            <text:p>1.000</text:p>
          </table:table-cell>
          <table:table-cell table:style-name="ce391" table:formula="of:=+[.AR14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Tail1</text:p>
          </table:table-cell>
          <table:table-cell table:style-name="ce155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16" calcext:value-type="float">
            <text:p>-0.11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700005" calcext:value-type="float">
            <text:p>0.0470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5]&amp;&quot;, &quot;&amp;[.K145]&amp;&quot;, &quot;&amp;[.O145]&amp;&quot;, &quot;&amp;[.S145]&amp;&quot;, &quot;&amp;[.H145]&amp;&quot;, &quot;&amp;[.L145]&amp;&quot;, &quot;&amp;[.P145]&amp;&quot;, &quot;&amp;[.T145]&amp;&quot;, &quot;&amp;[.I145]&amp;&quot;, &quot;&amp;[.M145]&amp;&quot;, &quot;&amp;[.Q145]&amp;&quot;, &quot;&amp;[.U145]&amp;&quot;, &quot;&amp;[.J145]&amp;&quot;, &quot;&amp;[.N145]&amp;&quot;, &quot;&amp;[.R145]&amp;&quot;, &quot;&amp;[.V145]" office:value-type="string" office:string-value="1, 0, 0, 0, 0, 1, 0, 0, 0, 0, 1, 0, -0.116, 0, 0.04700005, 1" calcext:value-type="string">
            <text:p>1, 0, 0, 0, 0, 1, 0, 0, 0, 0, 1, 0, -0.116, 0, 0.04700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45]" office:value-type="float" office:value="0" calcext:value-type="float">
            <text:p>0.000</text:p>
          </table:table-cell>
          <table:table-cell table:style-name="ce391" table:formula="of:=+[.AO14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45]" office:value-type="float" office:value="1" calcext:value-type="float">
            <text:p>1.000</text:p>
          </table:table-cell>
          <table:table-cell table:style-name="ce391" table:formula="of:=+[.AR14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Tail2</text:p>
          </table:table-cell>
          <table:table-cell table:style-name="ce153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97" calcext:value-type="float">
            <text:p>-0.19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6]&amp;&quot;, &quot;&amp;[.K146]&amp;&quot;, &quot;&amp;[.O146]&amp;&quot;, &quot;&amp;[.S146]&amp;&quot;, &quot;&amp;[.H146]&amp;&quot;, &quot;&amp;[.L146]&amp;&quot;, &quot;&amp;[.P146]&amp;&quot;, &quot;&amp;[.T146]&amp;&quot;, &quot;&amp;[.I146]&amp;&quot;, &quot;&amp;[.M146]&amp;&quot;, &quot;&amp;[.Q146]&amp;&quot;, &quot;&amp;[.U146]&amp;&quot;, &quot;&amp;[.J146]&amp;&quot;, &quot;&amp;[.N146]&amp;&quot;, &quot;&amp;[.R146]&amp;&quot;, &quot;&amp;[.V146]" office:value-type="string" office:string-value="1, 0, 0, 0, 0, 1, 0, 0, 0, 0, 1, 0, -0.197, 0, 0, 1" calcext:value-type="string">
            <text:p>1, 0, 0, 0, 0, 1, 0, 0, 0, 0, 1, 0, -0.197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46]" office:value-type="float" office:value="0" calcext:value-type="float">
            <text:p>0.000</text:p>
          </table:table-cell>
          <table:table-cell table:style-name="ce391" table:formula="of:=+[.AO14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46]" office:value-type="float" office:value="1" calcext:value-type="float">
            <text:p>1.000</text:p>
          </table:table-cell>
          <table:table-cell table:style-name="ce391" table:formula="of:=+[.AR14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Tail3</text:p>
          </table:table-cell>
          <table:table-cell table:style-name="ce153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68" calcext:value-type="float">
            <text:p>-0.16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7]&amp;&quot;, &quot;&amp;[.K147]&amp;&quot;, &quot;&amp;[.O147]&amp;&quot;, &quot;&amp;[.S147]&amp;&quot;, &quot;&amp;[.H147]&amp;&quot;, &quot;&amp;[.L147]&amp;&quot;, &quot;&amp;[.P147]&amp;&quot;, &quot;&amp;[.T147]&amp;&quot;, &quot;&amp;[.I147]&amp;&quot;, &quot;&amp;[.M147]&amp;&quot;, &quot;&amp;[.Q147]&amp;&quot;, &quot;&amp;[.U147]&amp;&quot;, &quot;&amp;[.J147]&amp;&quot;, &quot;&amp;[.N147]&amp;&quot;, &quot;&amp;[.R147]&amp;&quot;, &quot;&amp;[.V147]" office:value-type="string" office:string-value="1, 0, 0, 0, 0, 1, 0, 0, 0, 0, 1, 0, -0.168, 0, 0, 1" calcext:value-type="string">
            <text:p>1, 0, 0, 0, 0, 1, 0, 0, 0, 0, 1, 0, -0.168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47]" office:value-type="float" office:value="0" calcext:value-type="float">
            <text:p>0.000</text:p>
          </table:table-cell>
          <table:table-cell table:style-name="ce391" table:formula="of:=+[.AO14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47]" office:value-type="float" office:value="1" calcext:value-type="float">
            <text:p>1.000</text:p>
          </table:table-cell>
          <table:table-cell table:style-name="ce391" table:formula="of:=+[.AR14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Tail4</text:p>
          </table:table-cell>
          <table:table-cell table:style-name="ce153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42" calcext:value-type="float">
            <text:p>-0.14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8]&amp;&quot;, &quot;&amp;[.K148]&amp;&quot;, &quot;&amp;[.O148]&amp;&quot;, &quot;&amp;[.S148]&amp;&quot;, &quot;&amp;[.H148]&amp;&quot;, &quot;&amp;[.L148]&amp;&quot;, &quot;&amp;[.P148]&amp;&quot;, &quot;&amp;[.T148]&amp;&quot;, &quot;&amp;[.I148]&amp;&quot;, &quot;&amp;[.M148]&amp;&quot;, &quot;&amp;[.Q148]&amp;&quot;, &quot;&amp;[.U148]&amp;&quot;, &quot;&amp;[.J148]&amp;&quot;, &quot;&amp;[.N148]&amp;&quot;, &quot;&amp;[.R148]&amp;&quot;, &quot;&amp;[.V148]" office:value-type="string" office:string-value="1, 0, 0, 0, 0, 1, 0, 0, 0, 0, 1, 0, -0.142, 0, 0, 1" calcext:value-type="string">
            <text:p>1, 0, 0, 0, 0, 1, 0, 0, 0, 0, 1, 0, -0.142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48]" office:value-type="float" office:value="0" calcext:value-type="float">
            <text:p>0.000</text:p>
          </table:table-cell>
          <table:table-cell table:style-name="ce391" table:formula="of:=+[.AO14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48]" office:value-type="float" office:value="1" calcext:value-type="float">
            <text:p>1.000</text:p>
          </table:table-cell>
          <table:table-cell table:style-name="ce391" table:formula="of:=+[.AR14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Tail5</text:p>
          </table:table-cell>
          <table:table-cell table:style-name="ce153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12" calcext:value-type="float">
            <text:p>-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9]&amp;&quot;, &quot;&amp;[.K149]&amp;&quot;, &quot;&amp;[.O149]&amp;&quot;, &quot;&amp;[.S149]&amp;&quot;, &quot;&amp;[.H149]&amp;&quot;, &quot;&amp;[.L149]&amp;&quot;, &quot;&amp;[.P149]&amp;&quot;, &quot;&amp;[.T149]&amp;&quot;, &quot;&amp;[.I149]&amp;&quot;, &quot;&amp;[.M149]&amp;&quot;, &quot;&amp;[.Q149]&amp;&quot;, &quot;&amp;[.U149]&amp;&quot;, &quot;&amp;[.J149]&amp;&quot;, &quot;&amp;[.N149]&amp;&quot;, &quot;&amp;[.R149]&amp;&quot;, &quot;&amp;[.V149]" office:value-type="string" office:string-value="1, 0, 0, 0, 0, 1, 0, 0, 0, 0, 1, 0, -0.112, 0, 0, 1" calcext:value-type="string">
            <text:p>1, 0, 0, 0, 0, 1, 0, 0, 0, 0, 1, 0, -0.112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49]" office:value-type="float" office:value="0" calcext:value-type="float">
            <text:p>0.000</text:p>
          </table:table-cell>
          <table:table-cell table:style-name="ce391" table:formula="of:=+[.AO14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49]" office:value-type="float" office:value="1" calcext:value-type="float">
            <text:p>1.000</text:p>
          </table:table-cell>
          <table:table-cell table:style-name="ce391" table:formula="of:=+[.AR14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Tail6</text:p>
          </table:table-cell>
          <table:table-cell table:style-name="ce153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9399998" calcext:value-type="float">
            <text:p>-0.09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0]&amp;&quot;, &quot;&amp;[.K150]&amp;&quot;, &quot;&amp;[.O150]&amp;&quot;, &quot;&amp;[.S150]&amp;&quot;, &quot;&amp;[.H150]&amp;&quot;, &quot;&amp;[.L150]&amp;&quot;, &quot;&amp;[.P150]&amp;&quot;, &quot;&amp;[.T150]&amp;&quot;, &quot;&amp;[.I150]&amp;&quot;, &quot;&amp;[.M150]&amp;&quot;, &quot;&amp;[.Q150]&amp;&quot;, &quot;&amp;[.U150]&amp;&quot;, &quot;&amp;[.J150]&amp;&quot;, &quot;&amp;[.N150]&amp;&quot;, &quot;&amp;[.R150]&amp;&quot;, &quot;&amp;[.V150]" office:value-type="string" office:string-value="1, 0, 0, 0, 0, 1, 0, 0, 0, 0, 1, 0, -0.09399998, 0, 0, 1" calcext:value-type="string">
            <text:p>1, 0, 0, 0, 0, 1, 0, 0, 0, 0, 1, 0, -0.09399998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50]" office:value-type="float" office:value="0" calcext:value-type="float">
            <text:p>0.000</text:p>
          </table:table-cell>
          <table:table-cell table:style-name="ce391" table:formula="of:=+[.AO15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50]" office:value-type="float" office:value="1" calcext:value-type="float">
            <text:p>1.000</text:p>
          </table:table-cell>
          <table:table-cell table:style-name="ce391" table:formula="of:=+[.AR15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Groin</text:p>
          </table:table-cell>
          <table:table-cell table:style-name="ce155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4" calcext:value-type="float">
            <text:p>0.06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97" calcext:value-type="float">
            <text:p>-0.097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1]&amp;&quot;, &quot;&amp;[.K151]&amp;&quot;, &quot;&amp;[.O151]&amp;&quot;, &quot;&amp;[.S151]&amp;&quot;, &quot;&amp;[.H151]&amp;&quot;, &quot;&amp;[.L151]&amp;&quot;, &quot;&amp;[.P151]&amp;&quot;, &quot;&amp;[.T151]&amp;&quot;, &quot;&amp;[.I151]&amp;&quot;, &quot;&amp;[.M151]&amp;&quot;, &quot;&amp;[.Q151]&amp;&quot;, &quot;&amp;[.U151]&amp;&quot;, &quot;&amp;[.J151]&amp;&quot;, &quot;&amp;[.N151]&amp;&quot;, &quot;&amp;[.R151]&amp;&quot;, &quot;&amp;[.V151]" office:value-type="string" office:string-value="1, 0, 0, 0, 0, 1, 0, 0, 0, 0, 1, 0, 0.064, 0, -0.097, 1" calcext:value-type="string">
            <text:p>1, 0, 0, 0, 0, 1, 0, 0, 0, 0, 1, 0, 0.064, 0, -0.097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51]" office:value-type="float" office:value="0" calcext:value-type="float">
            <text:p>0.000</text:p>
          </table:table-cell>
          <table:table-cell table:style-name="ce391" table:formula="of:=+[.AO15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51]" office:value-type="float" office:value="1" calcext:value-type="float">
            <text:p>1.000</text:p>
          </table:table-cell>
          <table:table-cell table:style-name="ce391" table:formula="of:=+[.AR15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indLimbsRoot</text:p>
          </table:table-cell>
          <table:table-cell table:style-name="ce155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2" calcext:value-type="float">
            <text:p>-0.2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399999" calcext:value-type="float">
            <text:p>0.08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2]&amp;&quot;, &quot;&amp;[.K152]&amp;&quot;, &quot;&amp;[.O152]&amp;&quot;, &quot;&amp;[.S152]&amp;&quot;, &quot;&amp;[.H152]&amp;&quot;, &quot;&amp;[.L152]&amp;&quot;, &quot;&amp;[.P152]&amp;&quot;, &quot;&amp;[.T152]&amp;&quot;, &quot;&amp;[.I152]&amp;&quot;, &quot;&amp;[.M152]&amp;&quot;, &quot;&amp;[.Q152]&amp;&quot;, &quot;&amp;[.U152]&amp;&quot;, &quot;&amp;[.J152]&amp;&quot;, &quot;&amp;[.N152]&amp;&quot;, &quot;&amp;[.R152]&amp;&quot;, &quot;&amp;[.V152]" office:value-type="string" office:string-value="1, 0, 0, 0, 0, 1, 0, 0, 0, 0, 1, 0, -0.2, 0, 0.08399999, 1" calcext:value-type="string">
            <text:p>1, 0, 0, 0, 0, 1, 0, 0, 0, 0, 1, 0, -0.2, 0, 0.08399999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52]" office:value-type="float" office:value="0" calcext:value-type="float">
            <text:p>0.000</text:p>
          </table:table-cell>
          <table:table-cell table:style-name="ce391" table:formula="of:=+[.AO15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52]" office:value-type="float" office:value="1" calcext:value-type="float">
            <text:p>1.000</text:p>
          </table:table-cell>
          <table:table-cell table:style-name="ce391" table:formula="of:=+[.AR15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indLimb1Left</text:p>
          </table:table-cell>
          <table:table-cell table:style-name="ce153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204" calcext:value-type="float">
            <text:p>-0.20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29" calcext:value-type="float">
            <text:p>0.1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125" calcext:value-type="float">
            <text:p>-0.12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3]&amp;&quot;, &quot;&amp;[.K153]&amp;&quot;, &quot;&amp;[.O153]&amp;&quot;, &quot;&amp;[.S153]&amp;&quot;, &quot;&amp;[.H153]&amp;&quot;, &quot;&amp;[.L153]&amp;&quot;, &quot;&amp;[.P153]&amp;&quot;, &quot;&amp;[.T153]&amp;&quot;, &quot;&amp;[.I153]&amp;&quot;, &quot;&amp;[.M153]&amp;&quot;, &quot;&amp;[.Q153]&amp;&quot;, &quot;&amp;[.U153]&amp;&quot;, &quot;&amp;[.J153]&amp;&quot;, &quot;&amp;[.N153]&amp;&quot;, &quot;&amp;[.R153]&amp;&quot;, &quot;&amp;[.V153]" office:value-type="string" office:string-value="1, 0, 0, 0, 0, 1, 0, 0, 0, 0, 1, 0, -0.204, 0.129, -0.125, 1" calcext:value-type="string">
            <text:p>1, 0, 0, 0, 0, 1, 0, 0, 0, 0, 1, 0, -0.204, 0.129, -0.12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53]" office:value-type="float" office:value="0" calcext:value-type="float">
            <text:p>0.000</text:p>
          </table:table-cell>
          <table:table-cell table:style-name="ce391" table:formula="of:=+[.AO15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53]" office:value-type="float" office:value="1" calcext:value-type="float">
            <text:p>1.000</text:p>
          </table:table-cell>
          <table:table-cell table:style-name="ce391" table:formula="of:=+[.AR15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indLimb2Left</text:p>
          </table:table-cell>
          <table:table-cell table:style-name="ce153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02000004" calcext:value-type="float">
            <text:p>0.00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6" calcext:value-type="float">
            <text:p>-0.04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910001" calcext:value-type="float">
            <text:p>-0.4910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4]&amp;&quot;, &quot;&amp;[.K154]&amp;&quot;, &quot;&amp;[.O154]&amp;&quot;, &quot;&amp;[.S154]&amp;&quot;, &quot;&amp;[.H154]&amp;&quot;, &quot;&amp;[.L154]&amp;&quot;, &quot;&amp;[.P154]&amp;&quot;, &quot;&amp;[.T154]&amp;&quot;, &quot;&amp;[.I154]&amp;&quot;, &quot;&amp;[.M154]&amp;&quot;, &quot;&amp;[.Q154]&amp;&quot;, &quot;&amp;[.U154]&amp;&quot;, &quot;&amp;[.J154]&amp;&quot;, &quot;&amp;[.N154]&amp;&quot;, &quot;&amp;[.R154]&amp;&quot;, &quot;&amp;[.V154]" office:value-type="string" office:string-value="1, 0, 0, 0, 0, 1, 0, 0, 0, 0, 1, 0, 0.002000004, -0.046, -0.4910001, 1" calcext:value-type="string">
            <text:p>1, 0, 0, 0, 0, 1, 0, 0, 0, 0, 1, 0, 0.002000004, -0.046, -0.491000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54]" office:value-type="float" office:value="0" calcext:value-type="float">
            <text:p>0.000</text:p>
          </table:table-cell>
          <table:table-cell table:style-name="ce391" table:formula="of:=+[.AO15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54]" office:value-type="float" office:value="1" calcext:value-type="float">
            <text:p>1.000</text:p>
          </table:table-cell>
          <table:table-cell table:style-name="ce391" table:formula="of:=+[.AR15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indLimb3Left</text:p>
          </table:table-cell>
          <table:table-cell table:style-name="ce153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3" calcext:value-type="float">
            <text:p>-0.03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02999999" calcext:value-type="float">
            <text:p>-0.00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68" calcext:value-type="float">
            <text:p>-0.46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5]&amp;&quot;, &quot;&amp;[.K155]&amp;&quot;, &quot;&amp;[.O155]&amp;&quot;, &quot;&amp;[.S155]&amp;&quot;, &quot;&amp;[.H155]&amp;&quot;, &quot;&amp;[.L155]&amp;&quot;, &quot;&amp;[.P155]&amp;&quot;, &quot;&amp;[.T155]&amp;&quot;, &quot;&amp;[.I155]&amp;&quot;, &quot;&amp;[.M155]&amp;&quot;, &quot;&amp;[.Q155]&amp;&quot;, &quot;&amp;[.U155]&amp;&quot;, &quot;&amp;[.J155]&amp;&quot;, &quot;&amp;[.N155]&amp;&quot;, &quot;&amp;[.R155]&amp;&quot;, &quot;&amp;[.V155]" office:value-type="string" office:string-value="1, 0, 0, 0, 0, 1, 0, 0, 0, 0, 1, 0, -0.03, -0.002999999, -0.468, 1" calcext:value-type="string">
            <text:p>1, 0, 0, 0, 0, 1, 0, 0, 0, 0, 1, 0, -0.03, -0.002999999, -0.468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55]" office:value-type="float" office:value="0" calcext:value-type="float">
            <text:p>0.000</text:p>
          </table:table-cell>
          <table:table-cell table:style-name="ce391" table:formula="of:=+[.AO15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55]" office:value-type="float" office:value="1" calcext:value-type="float">
            <text:p>1.000</text:p>
          </table:table-cell>
          <table:table-cell table:style-name="ce391" table:formula="of:=+[.AR15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26" office:value-type="string" calcext:value-type="string">
            <text:p>mHindLimb4Left</text:p>
          </table:table-cell>
          <table:table-cell table:style-name="ce153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12" calcext:value-type="float">
            <text:p>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61" calcext:value-type="float">
            <text:p>-0.06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6]&amp;&quot;, &quot;&amp;[.K156]&amp;&quot;, &quot;&amp;[.O156]&amp;&quot;, &quot;&amp;[.S156]&amp;&quot;, &quot;&amp;[.H156]&amp;&quot;, &quot;&amp;[.L156]&amp;&quot;, &quot;&amp;[.P156]&amp;&quot;, &quot;&amp;[.T156]&amp;&quot;, &quot;&amp;[.I156]&amp;&quot;, &quot;&amp;[.M156]&amp;&quot;, &quot;&amp;[.Q156]&amp;&quot;, &quot;&amp;[.U156]&amp;&quot;, &quot;&amp;[.J156]&amp;&quot;, &quot;&amp;[.N156]&amp;&quot;, &quot;&amp;[.R156]&amp;&quot;, &quot;&amp;[.V156]" office:value-type="string" office:string-value="1, 0, 0, 0, 0, 1, 0, 0, 0, 0, 1, 0, 0.112, 0, -0.061, 1" calcext:value-type="string">
            <text:p>1, 0, 0, 0, 0, 1, 0, 0, 0, 0, 1, 0, 0.112, 0, -0.06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56]" office:value-type="float" office:value="0" calcext:value-type="float">
            <text:p>0.000</text:p>
          </table:table-cell>
          <table:table-cell table:style-name="ce391" table:formula="of:=+[.AO15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56]" office:value-type="float" office:value="1" calcext:value-type="float">
            <text:p>1.000</text:p>
          </table:table-cell>
          <table:table-cell table:style-name="ce391" table:formula="of:=+[.AR15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indLimb1Right</text:p>
          </table:table-cell>
          <table:table-cell table:style-name="ce153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204" calcext:value-type="float">
            <text:p>-0.20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29" calcext:value-type="float">
            <text:p>-0.1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125" calcext:value-type="float">
            <text:p>-0.12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7]&amp;&quot;, &quot;&amp;[.K157]&amp;&quot;, &quot;&amp;[.O157]&amp;&quot;, &quot;&amp;[.S157]&amp;&quot;, &quot;&amp;[.H157]&amp;&quot;, &quot;&amp;[.L157]&amp;&quot;, &quot;&amp;[.P157]&amp;&quot;, &quot;&amp;[.T157]&amp;&quot;, &quot;&amp;[.I157]&amp;&quot;, &quot;&amp;[.M157]&amp;&quot;, &quot;&amp;[.Q157]&amp;&quot;, &quot;&amp;[.U157]&amp;&quot;, &quot;&amp;[.J157]&amp;&quot;, &quot;&amp;[.N157]&amp;&quot;, &quot;&amp;[.R157]&amp;&quot;, &quot;&amp;[.V157]" office:value-type="string" office:string-value="1, 0, 0, 0, 0, 1, 0, 0, 0, 0, 1, 0, -0.204, -0.129, -0.125, 1" calcext:value-type="string">
            <text:p>1, 0, 0, 0, 0, 1, 0, 0, 0, 0, 1, 0, -0.204, -0.129, -0.12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57]" office:value-type="float" office:value="0" calcext:value-type="float">
            <text:p>0.000</text:p>
          </table:table-cell>
          <table:table-cell table:style-name="ce391" table:formula="of:=+[.AO15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57]" office:value-type="float" office:value="1" calcext:value-type="float">
            <text:p>1.000</text:p>
          </table:table-cell>
          <table:table-cell table:style-name="ce391" table:formula="of:=+[.AR15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indLimb2Right</text:p>
          </table:table-cell>
          <table:table-cell table:style-name="ce153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02000004" calcext:value-type="float">
            <text:p>0.00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6" calcext:value-type="float">
            <text:p>0.04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910001" calcext:value-type="float">
            <text:p>-0.4910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8]&amp;&quot;, &quot;&amp;[.K158]&amp;&quot;, &quot;&amp;[.O158]&amp;&quot;, &quot;&amp;[.S158]&amp;&quot;, &quot;&amp;[.H158]&amp;&quot;, &quot;&amp;[.L158]&amp;&quot;, &quot;&amp;[.P158]&amp;&quot;, &quot;&amp;[.T158]&amp;&quot;, &quot;&amp;[.I158]&amp;&quot;, &quot;&amp;[.M158]&amp;&quot;, &quot;&amp;[.Q158]&amp;&quot;, &quot;&amp;[.U158]&amp;&quot;, &quot;&amp;[.J158]&amp;&quot;, &quot;&amp;[.N158]&amp;&quot;, &quot;&amp;[.R158]&amp;&quot;, &quot;&amp;[.V158]" office:value-type="string" office:string-value="1, 0, 0, 0, 0, 1, 0, 0, 0, 0, 1, 0, 0.002000004, 0.046, -0.4910001, 1" calcext:value-type="string">
            <text:p>1, 0, 0, 0, 0, 1, 0, 0, 0, 0, 1, 0, 0.002000004, 0.046, -0.491000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58]" office:value-type="float" office:value="0" calcext:value-type="float">
            <text:p>0.000</text:p>
          </table:table-cell>
          <table:table-cell table:style-name="ce391" table:formula="of:=+[.AO15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58]" office:value-type="float" office:value="1" calcext:value-type="float">
            <text:p>1.000</text:p>
          </table:table-cell>
          <table:table-cell table:style-name="ce391" table:formula="of:=+[.AR15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indLimb3Right</text:p>
          </table:table-cell>
          <table:table-cell table:style-name="ce153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3" calcext:value-type="float">
            <text:p>-0.03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02999999" calcext:value-type="float">
            <text:p>0.00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68" calcext:value-type="float">
            <text:p>-0.46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9]&amp;&quot;, &quot;&amp;[.K159]&amp;&quot;, &quot;&amp;[.O159]&amp;&quot;, &quot;&amp;[.S159]&amp;&quot;, &quot;&amp;[.H159]&amp;&quot;, &quot;&amp;[.L159]&amp;&quot;, &quot;&amp;[.P159]&amp;&quot;, &quot;&amp;[.T159]&amp;&quot;, &quot;&amp;[.I159]&amp;&quot;, &quot;&amp;[.M159]&amp;&quot;, &quot;&amp;[.Q159]&amp;&quot;, &quot;&amp;[.U159]&amp;&quot;, &quot;&amp;[.J159]&amp;&quot;, &quot;&amp;[.N159]&amp;&quot;, &quot;&amp;[.R159]&amp;&quot;, &quot;&amp;[.V159]" office:value-type="string" office:string-value="1, 0, 0, 0, 0, 1, 0, 0, 0, 0, 1, 0, -0.03, 0.002999999, -0.468, 1" calcext:value-type="string">
            <text:p>1, 0, 0, 0, 0, 1, 0, 0, 0, 0, 1, 0, -0.03, 0.002999999, -0.468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59]" office:value-type="float" office:value="0" calcext:value-type="float">
            <text:p>0.000</text:p>
          </table:table-cell>
          <table:table-cell table:style-name="ce391" table:formula="of:=+[.AO15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59]" office:value-type="float" office:value="1" calcext:value-type="float">
            <text:p>1.000</text:p>
          </table:table-cell>
          <table:table-cell table:style-name="ce391" table:formula="of:=+[.AR15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 table:style-name="ce150" office:value-type="string" calcext:value-type="string">
            <text:p>mHindLimb4Right</text:p>
          </table:table-cell>
          <table:table-cell table:style-name="ce153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12" calcext:value-type="float">
            <text:p>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61" calcext:value-type="float">
            <text:p>-0.06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60]&amp;&quot;, &quot;&amp;[.K160]&amp;&quot;, &quot;&amp;[.O160]&amp;&quot;, &quot;&amp;[.S160]&amp;&quot;, &quot;&amp;[.H160]&amp;&quot;, &quot;&amp;[.L160]&amp;&quot;, &quot;&amp;[.P160]&amp;&quot;, &quot;&amp;[.T160]&amp;&quot;, &quot;&amp;[.I160]&amp;&quot;, &quot;&amp;[.M160]&amp;&quot;, &quot;&amp;[.Q160]&amp;&quot;, &quot;&amp;[.U160]&amp;&quot;, &quot;&amp;[.J160]&amp;&quot;, &quot;&amp;[.N160]&amp;&quot;, &quot;&amp;[.R160]&amp;&quot;, &quot;&amp;[.V160]" office:value-type="string" office:string-value="1, 0, 0, 0, 0, 1, 0, 0, 0, 0, 1, 0, 0.112, 0, -0.061, 1" calcext:value-type="string">
            <text:p>1, 0, 0, 0, 0, 1, 0, 0, 0, 0, 1, 0, 0.112, 0, -0.06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P160]" office:value-type="float" office:value="0" calcext:value-type="float">
            <text:p>0.000</text:p>
          </table:table-cell>
          <table:table-cell table:style-name="ce391" table:formula="of:=+[.AO16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S160]" office:value-type="float" office:value="1" calcext:value-type="float">
            <text:p>1.000</text:p>
          </table:table-cell>
          <table:table-cell table:style-name="ce391" table:formula="of:=+[.AR16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4"/>
        </table:table-row>
        <table:table-row table:style-name="ro3">
          <table:table-cell/>
          <table:table-cell table:style-name="ce18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2"/>
          <table:table-cell table:style-name="ce378"/>
          <table:table-cell table:style-name="ce9" table:number-columns-repeated="988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2"/>
          <table:table-cell table:style-name="ce378"/>
          <table:table-cell table:style-name="ce9" table:number-columns-repeated="988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2"/>
          <table:table-cell table:style-name="ce378"/>
          <table:table-cell table:style-name="ce9" table:number-columns-repeated="988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/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2"/>
          <table:table-cell table:style-name="ce378"/>
          <table:table-cell table:style-name="ce9" table:number-columns-repeated="988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2"/>
          <table:table-cell table:style-name="ce378"/>
          <table:table-cell table:style-name="ce9" table:number-columns-repeated="988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2"/>
          <table:table-cell table:style-name="ce378"/>
          <table:table-cell table:style-name="ce9" table:number-columns-repeated="988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/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2"/>
          <table:table-cell table:style-name="ce378"/>
          <table:table-cell table:style-name="ce9" table:number-columns-repeated="988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2"/>
          <table:table-cell table:style-name="ce378"/>
          <table:table-cell table:style-name="ce9" table:number-columns-repeated="988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2"/>
          <table:table-cell table:style-name="ce378"/>
          <table:table-cell table:style-name="ce9" table:number-columns-repeated="988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2"/>
          <table:table-cell table:style-name="ce378"/>
          <table:table-cell table:style-name="ce9" table:number-columns-repeated="988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5"/>
          <table:table-cell table:style-name="ce378"/>
          <table:table-cell table:style-name="ce9" table:number-columns-repeated="985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5"/>
          <table:table-cell table:style-name="ce378"/>
          <table:table-cell table:style-name="ce9" table:number-columns-repeated="985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5"/>
          <table:table-cell table:style-name="ce378"/>
          <table:table-cell table:style-name="ce9" table:number-columns-repeated="985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5"/>
          <table:table-cell table:style-name="ce378"/>
          <table:table-cell table:style-name="ce9" table:number-columns-repeated="985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5"/>
          <table:table-cell table:style-name="ce378"/>
          <table:table-cell table:style-name="ce9" table:number-columns-repeated="985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table:number-columns-repeated="2"/>
          <table:table-cell table:style-name="ce9"/>
          <table:table-cell table:style-name="ce14"/>
          <table:table-cell table:style-name="ce16"/>
          <table:table-cell table:style-name="ce19"/>
          <table:table-cell table:style-name="ce21"/>
          <table:table-cell table:style-name="ce9" table:number-columns-repeated="15"/>
          <table:table-cell table:style-name="ce378"/>
          <table:table-cell table:style-name="ce9" table:number-columns-repeated="985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9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3"/>
          <table:table-cell table:style-name="ce378"/>
          <table:table-cell table:style-name="ce9" table:number-columns-repeated="987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9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3"/>
          <table:table-cell table:style-name="ce378"/>
          <table:table-cell table:style-name="ce9" table:number-columns-repeated="987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3" table:number-columns-repeated="2"/>
          <table:table-cell table:style-name="ce9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3"/>
          <table:table-cell table:style-name="ce378"/>
          <table:table-cell table:style-name="ce9" table:number-columns-repeated="987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9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3"/>
          <table:table-cell table:style-name="ce378"/>
          <table:table-cell table:style-name="ce9" table:number-columns-repeated="987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3" table:number-columns-repeated="2"/>
          <table:table-cell table:style-name="ce9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9" table:number-columns-repeated="13"/>
          <table:table-cell table:style-name="ce378"/>
          <table:table-cell table:style-name="ce9" table:number-columns-repeated="987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5" office:value-type="string" calcext:value-type="string">
            <text:p>last updated 2020-03-02 Ada Radius</text:p>
          </table:table-cell>
          <table:table-cell table:style-name="ce10" table:number-columns-repeated="3"/>
          <table:table-cell table:style-name="ce17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2"/>
          <table:table-cell table:style-name="ce378"/>
          <table:table-cell table:style-name="ce9" table:number-columns-repeated="960"/>
          <table:table-cell table:style-name="ce8"/>
          <table:table-cell table:style-name="ce9" table:number-columns-repeated="27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style-name="ce9"/>
          <table:table-cell table:style-name="ce12" table:number-columns-repeated="2"/>
          <table:table-cell table:style-name="ce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9" table:number-columns-repeated="12"/>
          <table:table-cell table:style-name="ce378"/>
          <table:table-cell table:style-name="ce9" table:number-columns-repeated="988"/>
          <table:table-cell table:style-name="ce21" table:number-columns-repeated="7"/>
          <table:table-cell table:style-name="ce18" table:number-columns-repeated="6"/>
        </table:table-row>
        <table:table-row table:style-name="ro3" table:number-rows-repeated="1043878">
          <table:table-cell table:number-columns-repeated="1024"/>
        </table:table-row>
        <table:table-row table:style-name="ro3">
          <table:table-cell/>
          <table:table-cell table:style-name="ce215"/>
          <table:table-cell table:number-columns-repeated="9"/>
          <table:table-cell table:style-name="ce287" table:number-columns-repeated="2"/>
          <table:table-cell table:number-columns-repeated="16"/>
          <table:table-cell table:style-name="ce287" table:number-columns-repeated="2"/>
          <table:table-cell table:number-columns-repeated="993"/>
        </table:table-row>
        <table:table-row table:style-name="ro3" table:number-rows-repeated="4511">
          <table:table-cell/>
          <table:table-cell table:style-name="ce215"/>
          <table:table-cell table:number-columns-repeated="9"/>
          <table:table-cell table:style-name="ce287" table:number-columns-repeated="2"/>
          <table:table-cell table:number-columns-repeated="16"/>
          <table:table-cell table:style-name="ce287" table:number-columns-repeated="2"/>
          <table:table-cell table:number-columns-repeated="10"/>
          <table:table-cell table:style-name="ce391"/>
          <table:table-cell table:number-columns-repeated="2"/>
          <table:table-cell table:style-name="ce391"/>
          <table:table-cell table:number-columns-repeated="2"/>
          <table:table-cell table:style-name="ce391"/>
          <table:table-cell table:number-columns-repeated="2"/>
          <table:table-cell table:style-name="ce391"/>
          <table:table-cell table:number-columns-repeated="973"/>
        </table:table-row>
        <table:table-row table:style-name="ro3">
          <table:table-cell/>
          <table:table-cell table:style-name="ce215"/>
          <table:table-cell table:number-columns-repeated="9"/>
          <table:table-cell table:style-name="ce287" table:number-columns-repeated="2"/>
          <table:table-cell table:number-columns-repeated="16"/>
          <table:table-cell table:style-name="ce287" table:number-columns-repeated="2"/>
          <table:table-cell table:number-columns-repeated="10"/>
          <table:table-cell table:style-name="ce391"/>
          <table:table-cell table:number-columns-repeated="2"/>
          <table:table-cell table:style-name="ce391"/>
          <table:table-cell table:number-columns-repeated="2"/>
          <table:table-cell table:style-name="ce391"/>
          <table:table-cell table:number-columns-repeated="2"/>
          <table:table-cell table:style-name="ce391"/>
          <table:table-cell table:number-columns-repeated="9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05:20:24.6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3-02T05:47:11.892000000</dc:date>
    <meta:editing-duration>P1DT18H44M53S</meta:editing-duration>
    <meta:editing-cycles>116</meta:editing-cycles>
    <dc:creator>Ada Radius</dc:creator>
    <meta:document-statistic meta:table-count="4" meta:cell-count="12945" meta:object-count="0"/>
  </office:meta>
</office:document-meta>
</file>